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7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7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5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By Insert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number-columns-repeated="4"/>
          <table:table-cell table:formula="of:=MAX([.E6:.E1004])" office:value-type="float" office:value="11.268072" calcext:value-type="float">
            <text:p>11.26807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table:formula="of:=AVERAGE([.E6:.E1004])" office:value-type="float" office:value="0.0995217515151514" calcext:value-type="float">
            <text:p>0.09952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4"/>
          <table:table-cell table:formula="of:=STDEV([.E6:.E104])" office:value-type="float" office:value="0.865148650529891" calcext:value-type="float">
            <text:p>0.865149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74" calcext:value-type="float">
            <text:p>11174</text:p>
          </table:table-cell>
          <table:table-cell office:value-type="float" office:value="20.861779" calcext:value-type="float">
            <text:p>20.861779</text:p>
          </table:table-cell>
          <table:table-cell table:number-columns-repeated="2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74" calcext:value-type="float">
            <text:p>11174</text:p>
          </table:table-cell>
          <table:table-cell office:value-type="float" office:value="21.227894" calcext:value-type="float">
            <text:p>21.227894</text:p>
          </table:table-cell>
          <table:table-cell table:formula="of:=([.D6]-[.D5])" office:value-type="float" office:value="0.366115000000001" calcext:value-type="float">
            <text:p>0.366115</text:p>
          </table:table-cell>
          <table:table-cell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74" calcext:value-type="float">
            <text:p>11174</text:p>
          </table:table-cell>
          <table:table-cell office:value-type="float" office:value="21.244368" calcext:value-type="float">
            <text:p>21.244368</text:p>
          </table:table-cell>
          <table:table-cell table:formula="of:=([.D7]-[.D6])" office:value-type="float" office:value="0.0164740000000023" calcext:value-type="float">
            <text:p>0.016474</text:p>
          </table:table-cell>
          <table:table-cell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174" calcext:value-type="float">
            <text:p>11174</text:p>
          </table:table-cell>
          <table:table-cell office:value-type="float" office:value="21.261209" calcext:value-type="float">
            <text:p>21.261209</text:p>
          </table:table-cell>
          <table:table-cell table:formula="of:=([.D8]-[.D7])" office:value-type="float" office:value="0.0168409999999994" calcext:value-type="float">
            <text:p>0.016841</text:p>
          </table:table-cell>
          <table:table-cell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74" calcext:value-type="float">
            <text:p>11174</text:p>
          </table:table-cell>
          <table:table-cell office:value-type="float" office:value="21.278837" calcext:value-type="float">
            <text:p>21.278837</text:p>
          </table:table-cell>
          <table:table-cell table:formula="of:=([.D9]-[.D8])" office:value-type="float" office:value="0.0176279999999984" calcext:value-type="float">
            <text:p>0.017628</text:p>
          </table:table-cell>
          <table:table-cell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74" calcext:value-type="float">
            <text:p>11174</text:p>
          </table:table-cell>
          <table:table-cell office:value-type="float" office:value="21.294756" calcext:value-type="float">
            <text:p>21.294756</text:p>
          </table:table-cell>
          <table:table-cell table:formula="of:=([.D10]-[.D9])" office:value-type="float" office:value="0.0159190000000002" calcext:value-type="float">
            <text:p>0.015919</text:p>
          </table:table-cell>
          <table:table-cell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1114" calcext:value-type="float">
            <text:p>21.31114</text:p>
          </table:table-cell>
          <table:table-cell table:formula="of:=([.D11]-[.D10])" office:value-type="float" office:value="0.0163840000000022" calcext:value-type="float">
            <text:p>0.016384</text:p>
          </table:table-cell>
          <table:table-cell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27697" calcext:value-type="float">
            <text:p>21.327697</text:p>
          </table:table-cell>
          <table:table-cell table:formula="of:=([.D12]-[.D11])" office:value-type="float" office:value="0.0165569999999988" calcext:value-type="float">
            <text:p>0.016557</text:p>
          </table:table-cell>
          <table:table-cell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44765" calcext:value-type="float">
            <text:p>21.344765</text:p>
          </table:table-cell>
          <table:table-cell table:formula="of:=([.D13]-[.D12])" office:value-type="float" office:value="0.0170679999999983" calcext:value-type="float">
            <text:p>0.017068</text:p>
          </table:table-cell>
          <table:table-cell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60857" calcext:value-type="float">
            <text:p>21.360857</text:p>
          </table:table-cell>
          <table:table-cell table:formula="of:=([.D14]-[.D13])" office:value-type="float" office:value="0.0160920000000004" calcext:value-type="float">
            <text:p>0.016092</text:p>
          </table:table-cell>
          <table:table-cell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77898" calcext:value-type="float">
            <text:p>21.377898</text:p>
          </table:table-cell>
          <table:table-cell table:formula="of:=([.D15]-[.D14])" office:value-type="float" office:value="0.017040999999999" calcext:value-type="float">
            <text:p>0.017041</text:p>
          </table:table-cell>
          <table:table-cell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174" calcext:value-type="float">
            <text:p>11174</text:p>
          </table:table-cell>
          <table:table-cell office:value-type="float" office:value="21.394971" calcext:value-type="float">
            <text:p>21.394971</text:p>
          </table:table-cell>
          <table:table-cell table:formula="of:=([.D16]-[.D15])" office:value-type="float" office:value="0.0170729999999999" calcext:value-type="float">
            <text:p>0.017073</text:p>
          </table:table-cell>
          <table:table-cell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1205" calcext:value-type="float">
            <text:p>21.41205</text:p>
          </table:table-cell>
          <table:table-cell table:formula="of:=([.D17]-[.D16])" office:value-type="float" office:value="0.0170790000000025" calcext:value-type="float">
            <text:p>0.017079</text:p>
          </table:table-cell>
          <table:table-cell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28068" calcext:value-type="float">
            <text:p>21.428068</text:p>
          </table:table-cell>
          <table:table-cell table:formula="of:=([.D18]-[.D17])" office:value-type="float" office:value="0.016017999999999" calcext:value-type="float">
            <text:p>0.016018</text:p>
          </table:table-cell>
          <table:table-cell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44909" calcext:value-type="float">
            <text:p>21.444909</text:p>
          </table:table-cell>
          <table:table-cell table:formula="of:=([.D19]-[.D18])" office:value-type="float" office:value="0.0168409999999994" calcext:value-type="float">
            <text:p>0.016841</text:p>
          </table:table-cell>
          <table:table-cell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61031" calcext:value-type="float">
            <text:p>21.461031</text:p>
          </table:table-cell>
          <table:table-cell table:formula="of:=([.D20]-[.D19])" office:value-type="float" office:value="0.0161219999999993" calcext:value-type="float">
            <text:p>0.016122</text:p>
          </table:table-cell>
          <table:table-cell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7897" calcext:value-type="float">
            <text:p>21.47897</text:p>
          </table:table-cell>
          <table:table-cell table:formula="of:=([.D21]-[.D20])" office:value-type="float" office:value="0.0179390000000019" calcext:value-type="float">
            <text:p>0.017939</text:p>
          </table:table-cell>
          <table:table-cell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174" calcext:value-type="float">
            <text:p>11174</text:p>
          </table:table-cell>
          <table:table-cell office:value-type="float" office:value="21.49756" calcext:value-type="float">
            <text:p>21.49756</text:p>
          </table:table-cell>
          <table:table-cell table:formula="of:=([.D22]-[.D21])" office:value-type="float" office:value="0.0185899999999997" calcext:value-type="float">
            <text:p>0.018590</text:p>
          </table:table-cell>
          <table:table-cell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174" calcext:value-type="float">
            <text:p>11174</text:p>
          </table:table-cell>
          <table:table-cell office:value-type="float" office:value="21.516269" calcext:value-type="float">
            <text:p>21.516269</text:p>
          </table:table-cell>
          <table:table-cell table:formula="of:=([.D23]-[.D22])" office:value-type="float" office:value="0.0187090000000012" calcext:value-type="float">
            <text:p>0.018709</text:p>
          </table:table-cell>
          <table:table-cell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174" calcext:value-type="float">
            <text:p>11174</text:p>
          </table:table-cell>
          <table:table-cell office:value-type="float" office:value="21.534992" calcext:value-type="float">
            <text:p>21.534992</text:p>
          </table:table-cell>
          <table:table-cell table:formula="of:=([.D24]-[.D23])" office:value-type="float" office:value="0.0187229999999978" calcext:value-type="float">
            <text:p>0.018723</text:p>
          </table:table-cell>
          <table:table-cell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174" calcext:value-type="float">
            <text:p>11174</text:p>
          </table:table-cell>
          <table:table-cell office:value-type="float" office:value="21.554849" calcext:value-type="float">
            <text:p>21.554849</text:p>
          </table:table-cell>
          <table:table-cell table:formula="of:=([.D25]-[.D24])" office:value-type="float" office:value="0.0198570000000018" calcext:value-type="float">
            <text:p>0.019857</text:p>
          </table:table-cell>
          <table:table-cell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174" calcext:value-type="float">
            <text:p>11174</text:p>
          </table:table-cell>
          <table:table-cell office:value-type="float" office:value="21.573073" calcext:value-type="float">
            <text:p>21.573073</text:p>
          </table:table-cell>
          <table:table-cell table:formula="of:=([.D26]-[.D25])" office:value-type="float" office:value="0.018224" calcext:value-type="float">
            <text:p>0.018224</text:p>
          </table:table-cell>
          <table:table-cell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174" calcext:value-type="float">
            <text:p>11174</text:p>
          </table:table-cell>
          <table:table-cell office:value-type="float" office:value="21.591528" calcext:value-type="float">
            <text:p>21.591528</text:p>
          </table:table-cell>
          <table:table-cell table:formula="of:=([.D27]-[.D26])" office:value-type="float" office:value="0.0184549999999994" calcext:value-type="float">
            <text:p>0.018455</text:p>
          </table:table-cell>
          <table:table-cell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174" calcext:value-type="float">
            <text:p>11174</text:p>
          </table:table-cell>
          <table:table-cell office:value-type="float" office:value="21.611581" calcext:value-type="float">
            <text:p>21.611581</text:p>
          </table:table-cell>
          <table:table-cell table:formula="of:=([.D28]-[.D27])" office:value-type="float" office:value="0.0200530000000008" calcext:value-type="float">
            <text:p>0.020053</text:p>
          </table:table-cell>
          <table:table-cell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174" calcext:value-type="float">
            <text:p>11174</text:p>
          </table:table-cell>
          <table:table-cell office:value-type="float" office:value="21.630958" calcext:value-type="float">
            <text:p>21.630958</text:p>
          </table:table-cell>
          <table:table-cell table:formula="of:=([.D29]-[.D28])" office:value-type="float" office:value="0.0193769999999986" calcext:value-type="float">
            <text:p>0.019377</text:p>
          </table:table-cell>
          <table:table-cell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1174" calcext:value-type="float">
            <text:p>11174</text:p>
          </table:table-cell>
          <table:table-cell office:value-type="float" office:value="21.649215" calcext:value-type="float">
            <text:p>21.649215</text:p>
          </table:table-cell>
          <table:table-cell table:formula="of:=([.D30]-[.D29])" office:value-type="float" office:value="0.018257000000002" calcext:value-type="float">
            <text:p>0.018257</text:p>
          </table:table-cell>
          <table:table-cell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174" calcext:value-type="float">
            <text:p>11174</text:p>
          </table:table-cell>
          <table:table-cell office:value-type="float" office:value="21.668517" calcext:value-type="float">
            <text:p>21.668517</text:p>
          </table:table-cell>
          <table:table-cell table:formula="of:=([.D31]-[.D30])" office:value-type="float" office:value="0.0193019999999997" calcext:value-type="float">
            <text:p>0.019302</text:p>
          </table:table-cell>
          <table:table-cell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1174" calcext:value-type="float">
            <text:p>11174</text:p>
          </table:table-cell>
          <table:table-cell office:value-type="float" office:value="21.687831" calcext:value-type="float">
            <text:p>21.687831</text:p>
          </table:table-cell>
          <table:table-cell table:formula="of:=([.D32]-[.D31])" office:value-type="float" office:value="0.0193139999999978" calcext:value-type="float">
            <text:p>0.019314</text:p>
          </table:table-cell>
          <table:table-cell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174" calcext:value-type="float">
            <text:p>11174</text:p>
          </table:table-cell>
          <table:table-cell office:value-type="float" office:value="21.707172" calcext:value-type="float">
            <text:p>21.707172</text:p>
          </table:table-cell>
          <table:table-cell table:formula="of:=([.D33]-[.D32])" office:value-type="float" office:value="0.0193410000000007" calcext:value-type="float">
            <text:p>0.019341</text:p>
          </table:table-cell>
          <table:table-cell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174" calcext:value-type="float">
            <text:p>11174</text:p>
          </table:table-cell>
          <table:table-cell office:value-type="float" office:value="21.725232" calcext:value-type="float">
            <text:p>21.725232</text:p>
          </table:table-cell>
          <table:table-cell table:formula="of:=([.D34]-[.D33])" office:value-type="float" office:value="0.0180599999999984" calcext:value-type="float">
            <text:p>0.018060</text:p>
          </table:table-cell>
          <table:table-cell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1174" calcext:value-type="float">
            <text:p>11174</text:p>
          </table:table-cell>
          <table:table-cell office:value-type="float" office:value="21.744242" calcext:value-type="float">
            <text:p>21.744242</text:p>
          </table:table-cell>
          <table:table-cell table:formula="of:=([.D35]-[.D34])" office:value-type="float" office:value="0.0190100000000015" calcext:value-type="float">
            <text:p>0.019010</text:p>
          </table:table-cell>
          <table:table-cell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174" calcext:value-type="float">
            <text:p>11174</text:p>
          </table:table-cell>
          <table:table-cell office:value-type="float" office:value="21.762791" calcext:value-type="float">
            <text:p>21.762791</text:p>
          </table:table-cell>
          <table:table-cell table:formula="of:=([.D36]-[.D35])" office:value-type="float" office:value="0.0185490000000002" calcext:value-type="float">
            <text:p>0.018549</text:p>
          </table:table-cell>
          <table:table-cell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1174" calcext:value-type="float">
            <text:p>11174</text:p>
          </table:table-cell>
          <table:table-cell office:value-type="float" office:value="21.781696" calcext:value-type="float">
            <text:p>21.781696</text:p>
          </table:table-cell>
          <table:table-cell table:formula="of:=([.D37]-[.D36])" office:value-type="float" office:value="0.0189050000000002" calcext:value-type="float">
            <text:p>0.018905</text:p>
          </table:table-cell>
          <table:table-cell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1174" calcext:value-type="float">
            <text:p>11174</text:p>
          </table:table-cell>
          <table:table-cell office:value-type="float" office:value="21.800542" calcext:value-type="float">
            <text:p>21.800542</text:p>
          </table:table-cell>
          <table:table-cell table:formula="of:=([.D38]-[.D37])" office:value-type="float" office:value="0.0188459999999999" calcext:value-type="float">
            <text:p>0.018846</text:p>
          </table:table-cell>
          <table:table-cell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1174" calcext:value-type="float">
            <text:p>11174</text:p>
          </table:table-cell>
          <table:table-cell office:value-type="float" office:value="21.8193" calcext:value-type="float">
            <text:p>21.8193</text:p>
          </table:table-cell>
          <table:table-cell table:formula="of:=([.D39]-[.D38])" office:value-type="float" office:value="0.0187579999999983" calcext:value-type="float">
            <text:p>0.018758</text:p>
          </table:table-cell>
          <table:table-cell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1174" calcext:value-type="float">
            <text:p>11174</text:p>
          </table:table-cell>
          <table:table-cell office:value-type="float" office:value="21.838515" calcext:value-type="float">
            <text:p>21.838515</text:p>
          </table:table-cell>
          <table:table-cell table:formula="of:=([.D40]-[.D39])" office:value-type="float" office:value="0.0192150000000026" calcext:value-type="float">
            <text:p>0.019215</text:p>
          </table:table-cell>
          <table:table-cell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1174" calcext:value-type="float">
            <text:p>11174</text:p>
          </table:table-cell>
          <table:table-cell office:value-type="float" office:value="21.866374" calcext:value-type="float">
            <text:p>21.866374</text:p>
          </table:table-cell>
          <table:table-cell table:formula="of:=([.D41]-[.D40])" office:value-type="float" office:value="0.0278589999999994" calcext:value-type="float">
            <text:p>0.027859</text:p>
          </table:table-cell>
          <table:table-cell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1174" calcext:value-type="float">
            <text:p>11174</text:p>
          </table:table-cell>
          <table:table-cell office:value-type="float" office:value="21.884453" calcext:value-type="float">
            <text:p>21.884453</text:p>
          </table:table-cell>
          <table:table-cell table:formula="of:=([.D42]-[.D41])" office:value-type="float" office:value="0.0180790000000002" calcext:value-type="float">
            <text:p>0.018079</text:p>
          </table:table-cell>
          <table:table-cell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03088" calcext:value-type="float">
            <text:p>21.903088</text:p>
          </table:table-cell>
          <table:table-cell table:formula="of:=([.D43]-[.D42])" office:value-type="float" office:value="0.0186349999999997" calcext:value-type="float">
            <text:p>0.018635</text:p>
          </table:table-cell>
          <table:table-cell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21943" calcext:value-type="float">
            <text:p>21.921943</text:p>
          </table:table-cell>
          <table:table-cell table:formula="of:=([.D44]-[.D43])" office:value-type="float" office:value="0.0188549999999985" calcext:value-type="float">
            <text:p>0.018855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41304" calcext:value-type="float">
            <text:p>21.941304</text:p>
          </table:table-cell>
          <table:table-cell table:formula="of:=([.D45]-[.D44])" office:value-type="float" office:value="0.019361" calcext:value-type="float">
            <text:p>0.019361</text:p>
          </table:table-cell>
          <table:table-cell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59601" calcext:value-type="float">
            <text:p>21.959601</text:p>
          </table:table-cell>
          <table:table-cell table:formula="of:=([.D46]-[.D45])" office:value-type="float" office:value="0.0182970000000005" calcext:value-type="float">
            <text:p>0.018297</text:p>
          </table:table-cell>
          <table:table-cell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7906" calcext:value-type="float">
            <text:p>21.97906</text:p>
          </table:table-cell>
          <table:table-cell table:formula="of:=([.D47]-[.D46])" office:value-type="float" office:value="0.0194590000000012" calcext:value-type="float">
            <text:p>0.019459</text:p>
          </table:table-cell>
          <table:table-cell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1174" calcext:value-type="float">
            <text:p>11174</text:p>
          </table:table-cell>
          <table:table-cell office:value-type="float" office:value="21.998292" calcext:value-type="float">
            <text:p>21.998292</text:p>
          </table:table-cell>
          <table:table-cell table:formula="of:=([.D48]-[.D47])" office:value-type="float" office:value="0.0192319999999988" calcext:value-type="float">
            <text:p>0.019232</text:p>
          </table:table-cell>
          <table:table-cell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1174" calcext:value-type="float">
            <text:p>11174</text:p>
          </table:table-cell>
          <table:table-cell office:value-type="float" office:value="22.017519" calcext:value-type="float">
            <text:p>22.017519</text:p>
          </table:table-cell>
          <table:table-cell table:formula="of:=([.D49]-[.D48])" office:value-type="float" office:value="0.0192270000000008" calcext:value-type="float">
            <text:p>0.019227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174" calcext:value-type="float">
            <text:p>11174</text:p>
          </table:table-cell>
          <table:table-cell office:value-type="float" office:value="22.03565" calcext:value-type="float">
            <text:p>22.03565</text:p>
          </table:table-cell>
          <table:table-cell table:formula="of:=([.D50]-[.D49])" office:value-type="float" office:value="0.0181310000000003" calcext:value-type="float">
            <text:p>0.018131</text:p>
          </table:table-cell>
          <table:table-cell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1174" calcext:value-type="float">
            <text:p>11174</text:p>
          </table:table-cell>
          <table:table-cell office:value-type="float" office:value="22.054624" calcext:value-type="float">
            <text:p>22.054624</text:p>
          </table:table-cell>
          <table:table-cell table:formula="of:=([.D51]-[.D50])" office:value-type="float" office:value="0.018974" calcext:value-type="float">
            <text:p>0.018974</text:p>
          </table:table-cell>
          <table:table-cell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1174" calcext:value-type="float">
            <text:p>11174</text:p>
          </table:table-cell>
          <table:table-cell office:value-type="float" office:value="22.073124" calcext:value-type="float">
            <text:p>22.073124</text:p>
          </table:table-cell>
          <table:table-cell table:formula="of:=([.D52]-[.D51])" office:value-type="float" office:value="0.0184999999999995" calcext:value-type="float">
            <text:p>0.018500</text:p>
          </table:table-cell>
          <table:table-cell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1174" calcext:value-type="float">
            <text:p>11174</text:p>
          </table:table-cell>
          <table:table-cell office:value-type="float" office:value="22.091887" calcext:value-type="float">
            <text:p>22.091887</text:p>
          </table:table-cell>
          <table:table-cell table:formula="of:=([.D53]-[.D52])" office:value-type="float" office:value="0.0187629999999999" calcext:value-type="float">
            <text:p>0.018763</text:p>
          </table:table-cell>
          <table:table-cell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1174" calcext:value-type="float">
            <text:p>11174</text:p>
          </table:table-cell>
          <table:table-cell office:value-type="float" office:value="22.110653" calcext:value-type="float">
            <text:p>22.110653</text:p>
          </table:table-cell>
          <table:table-cell table:formula="of:=([.D54]-[.D53])" office:value-type="float" office:value="0.0187659999999994" calcext:value-type="float">
            <text:p>0.018766</text:p>
          </table:table-cell>
          <table:table-cell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174" calcext:value-type="float">
            <text:p>11174</text:p>
          </table:table-cell>
          <table:table-cell office:value-type="float" office:value="22.129409" calcext:value-type="float">
            <text:p>22.129409</text:p>
          </table:table-cell>
          <table:table-cell table:formula="of:=([.D55]-[.D54])" office:value-type="float" office:value="0.0187559999999998" calcext:value-type="float">
            <text:p>0.018756</text:p>
          </table:table-cell>
          <table:table-cell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1174" calcext:value-type="float">
            <text:p>11174</text:p>
          </table:table-cell>
          <table:table-cell office:value-type="float" office:value="22.148152" calcext:value-type="float">
            <text:p>22.148152</text:p>
          </table:table-cell>
          <table:table-cell table:formula="of:=([.D56]-[.D55])" office:value-type="float" office:value="0.0187430000000006" calcext:value-type="float">
            <text:p>0.018743</text:p>
          </table:table-cell>
          <table:table-cell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1174" calcext:value-type="float">
            <text:p>11174</text:p>
          </table:table-cell>
          <table:table-cell office:value-type="float" office:value="22.168173" calcext:value-type="float">
            <text:p>22.168173</text:p>
          </table:table-cell>
          <table:table-cell table:formula="of:=([.D57]-[.D56])" office:value-type="float" office:value="0.0200209999999998" calcext:value-type="float">
            <text:p>0.020021</text:p>
          </table:table-cell>
          <table:table-cell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1174" calcext:value-type="float">
            <text:p>11174</text:p>
          </table:table-cell>
          <table:table-cell office:value-type="float" office:value="23.163932" calcext:value-type="float">
            <text:p>23.163932</text:p>
          </table:table-cell>
          <table:table-cell table:formula="of:=([.D58]-[.D57])" office:value-type="float" office:value="0.995759" calcext:value-type="float">
            <text:p>0.995759</text:p>
          </table:table-cell>
          <table:table-cell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1174" calcext:value-type="float">
            <text:p>11174</text:p>
          </table:table-cell>
          <table:table-cell office:value-type="float" office:value="23.18657" calcext:value-type="float">
            <text:p>23.18657</text:p>
          </table:table-cell>
          <table:table-cell table:formula="of:=([.D59]-[.D58])" office:value-type="float" office:value="0.0226380000000006" calcext:value-type="float">
            <text:p>0.022638</text:p>
          </table:table-cell>
          <table:table-cell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03403" calcext:value-type="float">
            <text:p>23.203403</text:p>
          </table:table-cell>
          <table:table-cell table:formula="of:=([.D60]-[.D59])" office:value-type="float" office:value="0.0168330000000019" calcext:value-type="float">
            <text:p>0.016833</text:p>
          </table:table-cell>
          <table:table-cell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20536" calcext:value-type="float">
            <text:p>23.220536</text:p>
          </table:table-cell>
          <table:table-cell table:formula="of:=([.D61]-[.D60])" office:value-type="float" office:value="0.0171329999999976" calcext:value-type="float">
            <text:p>0.017133</text:p>
          </table:table-cell>
          <table:table-cell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36548" calcext:value-type="float">
            <text:p>23.236548</text:p>
          </table:table-cell>
          <table:table-cell table:formula="of:=([.D62]-[.D61])" office:value-type="float" office:value="0.0160119999999999" calcext:value-type="float">
            <text:p>0.016012</text:p>
          </table:table-cell>
          <table:table-cell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54268" calcext:value-type="float">
            <text:p>23.254268</text:p>
          </table:table-cell>
          <table:table-cell table:formula="of:=([.D63]-[.D62])" office:value-type="float" office:value="0.0177200000000006" calcext:value-type="float">
            <text:p>0.017720</text:p>
          </table:table-cell>
          <table:table-cell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71455" calcext:value-type="float">
            <text:p>23.271455</text:p>
          </table:table-cell>
          <table:table-cell table:formula="of:=([.D64]-[.D63])" office:value-type="float" office:value="0.0171869999999998" calcext:value-type="float">
            <text:p>0.017187</text:p>
          </table:table-cell>
          <table:table-cell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1174" calcext:value-type="float">
            <text:p>11174</text:p>
          </table:table-cell>
          <table:table-cell office:value-type="float" office:value="23.288625" calcext:value-type="float">
            <text:p>23.288625</text:p>
          </table:table-cell>
          <table:table-cell table:formula="of:=([.D65]-[.D64])" office:value-type="float" office:value="0.0171700000000001" calcext:value-type="float">
            <text:p>0.017170</text:p>
          </table:table-cell>
          <table:table-cell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1174" calcext:value-type="float">
            <text:p>11174</text:p>
          </table:table-cell>
          <table:table-cell office:value-type="float" office:value="23.304643" calcext:value-type="float">
            <text:p>23.304643</text:p>
          </table:table-cell>
          <table:table-cell table:formula="of:=([.D66]-[.D65])" office:value-type="float" office:value="0.016017999999999" calcext:value-type="float">
            <text:p>0.016018</text:p>
          </table:table-cell>
          <table:table-cell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174" calcext:value-type="float">
            <text:p>11174</text:p>
          </table:table-cell>
          <table:table-cell office:value-type="float" office:value="23.321566" calcext:value-type="float">
            <text:p>23.321566</text:p>
          </table:table-cell>
          <table:table-cell table:formula="of:=([.D67]-[.D66])" office:value-type="float" office:value="0.016923000000002" calcext:value-type="float">
            <text:p>0.016923</text:p>
          </table:table-cell>
          <table:table-cell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174" calcext:value-type="float">
            <text:p>11174</text:p>
          </table:table-cell>
          <table:table-cell office:value-type="float" office:value="23.338086" calcext:value-type="float">
            <text:p>23.338086</text:p>
          </table:table-cell>
          <table:table-cell table:formula="of:=([.D68]-[.D67])" office:value-type="float" office:value="0.0165199999999999" calcext:value-type="float">
            <text:p>0.016520</text:p>
          </table:table-cell>
          <table:table-cell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74" calcext:value-type="float">
            <text:p>11174</text:p>
          </table:table-cell>
          <table:table-cell office:value-type="float" office:value="23.967304" calcext:value-type="float">
            <text:p>23.967304</text:p>
          </table:table-cell>
          <table:table-cell table:formula="of:=([.D69]-[.D68])" office:value-type="float" office:value="0.629217999999998" calcext:value-type="float">
            <text:p>0.629218</text:p>
          </table:table-cell>
          <table:table-cell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174" calcext:value-type="float">
            <text:p>11174</text:p>
          </table:table-cell>
          <table:table-cell office:value-type="float" office:value="24.382486" calcext:value-type="float">
            <text:p>24.382486</text:p>
          </table:table-cell>
          <table:table-cell table:formula="of:=([.D70]-[.D69])" office:value-type="float" office:value="0.415182000000002" calcext:value-type="float">
            <text:p>0.415182</text:p>
          </table:table-cell>
          <table:table-cell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00835" calcext:value-type="float">
            <text:p>24.400835</text:p>
          </table:table-cell>
          <table:table-cell table:formula="of:=([.D71]-[.D70])" office:value-type="float" office:value="0.0183490000000006" calcext:value-type="float">
            <text:p>0.018349</text:p>
          </table:table-cell>
          <table:table-cell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19686" calcext:value-type="float">
            <text:p>24.419686</text:p>
          </table:table-cell>
          <table:table-cell table:formula="of:=([.D72]-[.D71])" office:value-type="float" office:value="0.018850999999998" calcext:value-type="float">
            <text:p>0.018851</text:p>
          </table:table-cell>
          <table:table-cell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39881" calcext:value-type="float">
            <text:p>24.439881</text:p>
          </table:table-cell>
          <table:table-cell table:formula="of:=([.D73]-[.D72])" office:value-type="float" office:value="0.0201950000000011" calcext:value-type="float">
            <text:p>0.020195</text:p>
          </table:table-cell>
          <table:table-cell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57914" calcext:value-type="float">
            <text:p>24.457914</text:p>
          </table:table-cell>
          <table:table-cell table:formula="of:=([.D74]-[.D73])" office:value-type="float" office:value="0.0180329999999991" calcext:value-type="float">
            <text:p>0.018033</text:p>
          </table:table-cell>
          <table:table-cell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76938" calcext:value-type="float">
            <text:p>24.476938</text:p>
          </table:table-cell>
          <table:table-cell table:formula="of:=([.D75]-[.D74])" office:value-type="float" office:value="0.0190240000000017" calcext:value-type="float">
            <text:p>0.019024</text:p>
          </table:table-cell>
          <table:table-cell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1174" calcext:value-type="float">
            <text:p>11174</text:p>
          </table:table-cell>
          <table:table-cell office:value-type="float" office:value="24.497065" calcext:value-type="float">
            <text:p>24.497065</text:p>
          </table:table-cell>
          <table:table-cell table:formula="of:=([.D76]-[.D75])" office:value-type="float" office:value="0.0201269999999987" calcext:value-type="float">
            <text:p>0.020127</text:p>
          </table:table-cell>
          <table:table-cell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1174" calcext:value-type="float">
            <text:p>11174</text:p>
          </table:table-cell>
          <table:table-cell office:value-type="float" office:value="26.413971" calcext:value-type="float">
            <text:p>26.413971</text:p>
          </table:table-cell>
          <table:table-cell table:formula="of:=([.D77]-[.D76])" office:value-type="float" office:value="1.916906" calcext:value-type="float">
            <text:p>1.916906</text:p>
          </table:table-cell>
          <table:table-cell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1174" calcext:value-type="float">
            <text:p>11174</text:p>
          </table:table-cell>
          <table:table-cell office:value-type="float" office:value="26.438226" calcext:value-type="float">
            <text:p>26.438226</text:p>
          </table:table-cell>
          <table:table-cell table:formula="of:=([.D78]-[.D77])" office:value-type="float" office:value="0.0242550000000001" calcext:value-type="float">
            <text:p>0.024255</text:p>
          </table:table-cell>
          <table:table-cell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1174" calcext:value-type="float">
            <text:p>11174</text:p>
          </table:table-cell>
          <table:table-cell office:value-type="float" office:value="26.457271" calcext:value-type="float">
            <text:p>26.457271</text:p>
          </table:table-cell>
          <table:table-cell table:formula="of:=([.D79]-[.D78])" office:value-type="float" office:value="0.0190449999999984" calcext:value-type="float">
            <text:p>0.019045</text:p>
          </table:table-cell>
          <table:table-cell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1174" calcext:value-type="float">
            <text:p>11174</text:p>
          </table:table-cell>
          <table:table-cell office:value-type="float" office:value="26.475814" calcext:value-type="float">
            <text:p>26.475814</text:p>
          </table:table-cell>
          <table:table-cell table:formula="of:=([.D80]-[.D79])" office:value-type="float" office:value="0.0185430000000011" calcext:value-type="float">
            <text:p>0.018543</text:p>
          </table:table-cell>
          <table:table-cell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1174" calcext:value-type="float">
            <text:p>11174</text:p>
          </table:table-cell>
          <table:table-cell office:value-type="float" office:value="26.893677" calcext:value-type="float">
            <text:p>26.893677</text:p>
          </table:table-cell>
          <table:table-cell table:formula="of:=([.D81]-[.D80])" office:value-type="float" office:value="0.417863000000001" calcext:value-type="float">
            <text:p>0.417863</text:p>
          </table:table-cell>
          <table:table-cell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1174" calcext:value-type="float">
            <text:p>11174</text:p>
          </table:table-cell>
          <table:table-cell office:value-type="float" office:value="27.193603" calcext:value-type="float">
            <text:p>27.193603</text:p>
          </table:table-cell>
          <table:table-cell table:formula="of:=([.D82]-[.D81])" office:value-type="float" office:value="0.299925999999999" calcext:value-type="float">
            <text:p>0.299926</text:p>
          </table:table-cell>
          <table:table-cell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1174" calcext:value-type="float">
            <text:p>11174</text:p>
          </table:table-cell>
          <table:table-cell office:value-type="float" office:value="27.22523" calcext:value-type="float">
            <text:p>27.22523</text:p>
          </table:table-cell>
          <table:table-cell table:formula="of:=([.D83]-[.D82])" office:value-type="float" office:value="0.0316270000000003" calcext:value-type="float">
            <text:p>0.031627</text:p>
          </table:table-cell>
          <table:table-cell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1174" calcext:value-type="float">
            <text:p>11174</text:p>
          </table:table-cell>
          <table:table-cell office:value-type="float" office:value="27.29161" calcext:value-type="float">
            <text:p>27.29161</text:p>
          </table:table-cell>
          <table:table-cell table:formula="of:=([.D84]-[.D83])" office:value-type="float" office:value="0.0663799999999988" calcext:value-type="float">
            <text:p>0.066380</text:p>
          </table:table-cell>
          <table:table-cell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174" calcext:value-type="float">
            <text:p>11174</text:p>
          </table:table-cell>
          <table:table-cell office:value-type="float" office:value="27.314012" calcext:value-type="float">
            <text:p>27.314012</text:p>
          </table:table-cell>
          <table:table-cell table:formula="of:=([.D85]-[.D84])" office:value-type="float" office:value="0.0224020000000031" calcext:value-type="float">
            <text:p>0.022402</text:p>
          </table:table-cell>
          <table:table-cell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1174" calcext:value-type="float">
            <text:p>11174</text:p>
          </table:table-cell>
          <table:table-cell office:value-type="float" office:value="27.336713" calcext:value-type="float">
            <text:p>27.336713</text:p>
          </table:table-cell>
          <table:table-cell table:formula="of:=([.D86]-[.D85])" office:value-type="float" office:value="0.0227009999999979" calcext:value-type="float">
            <text:p>0.022701</text:p>
          </table:table-cell>
          <table:table-cell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1174" calcext:value-type="float">
            <text:p>11174</text:p>
          </table:table-cell>
          <table:table-cell office:value-type="float" office:value="27.358366" calcext:value-type="float">
            <text:p>27.358366</text:p>
          </table:table-cell>
          <table:table-cell table:formula="of:=([.D87]-[.D86])" office:value-type="float" office:value="0.0216530000000006" calcext:value-type="float">
            <text:p>0.021653</text:p>
          </table:table-cell>
          <table:table-cell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1174" calcext:value-type="float">
            <text:p>11174</text:p>
          </table:table-cell>
          <table:table-cell office:value-type="float" office:value="27.379381" calcext:value-type="float">
            <text:p>27.379381</text:p>
          </table:table-cell>
          <table:table-cell table:formula="of:=([.D88]-[.D87])" office:value-type="float" office:value="0.0210149999999985" calcext:value-type="float">
            <text:p>0.021015</text:p>
          </table:table-cell>
          <table:table-cell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office:value-type="float" office:value="252" calcext:value-type="float">
            <text:p>252</text:p>
          </table:table-cell>
          <table:table-cell office:value-type="float" office:value="11174" calcext:value-type="float">
            <text:p>11174</text:p>
          </table:table-cell>
          <table:table-cell office:value-type="float" office:value="27.403377" calcext:value-type="float">
            <text:p>27.403377</text:p>
          </table:table-cell>
          <table:table-cell table:formula="of:=([.D89]-[.D88])" office:value-type="float" office:value="0.0239960000000003" calcext:value-type="float">
            <text:p>0.023996</text:p>
          </table:table-cell>
          <table:table-cell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office:value-type="float" office:value="253" calcext:value-type="float">
            <text:p>253</text:p>
          </table:table-cell>
          <table:table-cell office:value-type="float" office:value="11174" calcext:value-type="float">
            <text:p>11174</text:p>
          </table:table-cell>
          <table:table-cell office:value-type="float" office:value="27.424979" calcext:value-type="float">
            <text:p>27.424979</text:p>
          </table:table-cell>
          <table:table-cell table:formula="of:=([.D90]-[.D89])" office:value-type="float" office:value="0.0216020000000015" calcext:value-type="float">
            <text:p>0.021602</text:p>
          </table:table-cell>
          <table:table-cell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office:value-type="float" office:value="254" calcext:value-type="float">
            <text:p>254</text:p>
          </table:table-cell>
          <table:table-cell office:value-type="float" office:value="11174" calcext:value-type="float">
            <text:p>11174</text:p>
          </table:table-cell>
          <table:table-cell office:value-type="float" office:value="27.4464" calcext:value-type="float">
            <text:p>27.4464</text:p>
          </table:table-cell>
          <table:table-cell table:formula="of:=([.D91]-[.D90])" office:value-type="float" office:value="0.0214210000000001" calcext:value-type="float">
            <text:p>0.021421</text:p>
          </table:table-cell>
          <table:table-cell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11174" calcext:value-type="float">
            <text:p>11174</text:p>
          </table:table-cell>
          <table:table-cell office:value-type="float" office:value="27.466573" calcext:value-type="float">
            <text:p>27.466573</text:p>
          </table:table-cell>
          <table:table-cell table:formula="of:=([.D92]-[.D91])" office:value-type="float" office:value="0.0201729999999998" calcext:value-type="float">
            <text:p>0.020173</text:p>
          </table:table-cell>
          <table:table-cell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11174" calcext:value-type="float">
            <text:p>11174</text:p>
          </table:table-cell>
          <table:table-cell office:value-type="float" office:value="27.488365" calcext:value-type="float">
            <text:p>27.488365</text:p>
          </table:table-cell>
          <table:table-cell table:formula="of:=([.D93]-[.D92])" office:value-type="float" office:value="0.0217920000000014" calcext:value-type="float">
            <text:p>0.021792</text:p>
          </table:table-cell>
          <table:table-cell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office:value-type="float" office:value="257" calcext:value-type="float">
            <text:p>257</text:p>
          </table:table-cell>
          <table:table-cell office:value-type="float" office:value="11174" calcext:value-type="float">
            <text:p>11174</text:p>
          </table:table-cell>
          <table:table-cell office:value-type="float" office:value="27.510691" calcext:value-type="float">
            <text:p>27.510691</text:p>
          </table:table-cell>
          <table:table-cell table:formula="of:=([.D94]-[.D93])" office:value-type="float" office:value="0.0223259999999996" calcext:value-type="float">
            <text:p>0.022326</text:p>
          </table:table-cell>
          <table:table-cell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office:value-type="float" office:value="258" calcext:value-type="float">
            <text:p>258</text:p>
          </table:table-cell>
          <table:table-cell office:value-type="float" office:value="11174" calcext:value-type="float">
            <text:p>11174</text:p>
          </table:table-cell>
          <table:table-cell office:value-type="float" office:value="27.533093" calcext:value-type="float">
            <text:p>27.533093</text:p>
          </table:table-cell>
          <table:table-cell table:formula="of:=([.D95]-[.D94])" office:value-type="float" office:value="0.0224019999999996" calcext:value-type="float">
            <text:p>0.022402</text:p>
          </table:table-cell>
          <table:table-cell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office:value-type="float" office:value="259" calcext:value-type="float">
            <text:p>259</text:p>
          </table:table-cell>
          <table:table-cell office:value-type="float" office:value="11174" calcext:value-type="float">
            <text:p>11174</text:p>
          </table:table-cell>
          <table:table-cell office:value-type="float" office:value="27.553957" calcext:value-type="float">
            <text:p>27.553957</text:p>
          </table:table-cell>
          <table:table-cell table:formula="of:=([.D96]-[.D95])" office:value-type="float" office:value="0.0208639999999995" calcext:value-type="float">
            <text:p>0.020864</text:p>
          </table:table-cell>
          <table:table-cell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office:value-type="float" office:value="260" calcext:value-type="float">
            <text:p>260</text:p>
          </table:table-cell>
          <table:table-cell office:value-type="float" office:value="11174" calcext:value-type="float">
            <text:p>11174</text:p>
          </table:table-cell>
          <table:table-cell office:value-type="float" office:value="27.576308" calcext:value-type="float">
            <text:p>27.576308</text:p>
          </table:table-cell>
          <table:table-cell table:formula="of:=([.D97]-[.D96])" office:value-type="float" office:value="0.0223510000000005" calcext:value-type="float">
            <text:p>0.022351</text:p>
          </table:table-cell>
          <table:table-cell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office:value-type="float" office:value="261" calcext:value-type="float">
            <text:p>261</text:p>
          </table:table-cell>
          <table:table-cell office:value-type="float" office:value="11174" calcext:value-type="float">
            <text:p>11174</text:p>
          </table:table-cell>
          <table:table-cell office:value-type="float" office:value="27.59846" calcext:value-type="float">
            <text:p>27.59846</text:p>
          </table:table-cell>
          <table:table-cell table:formula="of:=([.D98]-[.D97])" office:value-type="float" office:value="0.0221519999999984" calcext:value-type="float">
            <text:p>0.022152</text:p>
          </table:table-cell>
          <table:table-cell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office:value-type="float" office:value="262" calcext:value-type="float">
            <text:p>262</text:p>
          </table:table-cell>
          <table:table-cell office:value-type="float" office:value="11174" calcext:value-type="float">
            <text:p>11174</text:p>
          </table:table-cell>
          <table:table-cell office:value-type="float" office:value="27.620475" calcext:value-type="float">
            <text:p>27.620475</text:p>
          </table:table-cell>
          <table:table-cell table:formula="of:=([.D99]-[.D98])" office:value-type="float" office:value="0.0220149999999997" calcext:value-type="float">
            <text:p>0.022015</text:p>
          </table:table-cell>
          <table:table-cell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office:value-type="float" office:value="263" calcext:value-type="float">
            <text:p>263</text:p>
          </table:table-cell>
          <table:table-cell office:value-type="float" office:value="11174" calcext:value-type="float">
            <text:p>11174</text:p>
          </table:table-cell>
          <table:table-cell office:value-type="float" office:value="27.640023" calcext:value-type="float">
            <text:p>27.640023</text:p>
          </table:table-cell>
          <table:table-cell table:formula="of:=([.D100]-[.D99])" office:value-type="float" office:value="0.0195480000000003" calcext:value-type="float">
            <text:p>0.019548</text:p>
          </table:table-cell>
          <table:table-cell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office:value-type="float" office:value="264" calcext:value-type="float">
            <text:p>264</text:p>
          </table:table-cell>
          <table:table-cell office:value-type="float" office:value="11174" calcext:value-type="float">
            <text:p>11174</text:p>
          </table:table-cell>
          <table:table-cell office:value-type="float" office:value="27.662095" calcext:value-type="float">
            <text:p>27.662095</text:p>
          </table:table-cell>
          <table:table-cell table:formula="of:=([.D101]-[.D100])" office:value-type="float" office:value="0.0220720000000014" calcext:value-type="float">
            <text:p>0.022072</text:p>
          </table:table-cell>
          <table:table-cell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office:value-type="float" office:value="265" calcext:value-type="float">
            <text:p>265</text:p>
          </table:table-cell>
          <table:table-cell office:value-type="float" office:value="11174" calcext:value-type="float">
            <text:p>11174</text:p>
          </table:table-cell>
          <table:table-cell office:value-type="float" office:value="27.685151" calcext:value-type="float">
            <text:p>27.685151</text:p>
          </table:table-cell>
          <table:table-cell table:formula="of:=([.D102]-[.D101])" office:value-type="float" office:value="0.0230560000000004" calcext:value-type="float">
            <text:p>0.023056</text:p>
          </table:table-cell>
          <table:table-cell/>
        </table:table-row>
        <table:table-row table:style-name="ro2">
          <table:table-cell table:style-name="ce7" office:value-type="float" office:value="306" calcext:value-type="float">
            <text:p>306</text:p>
          </table:table-cell>
          <table:table-cell office:value-type="float" office:value="266" calcext:value-type="float">
            <text:p>266</text:p>
          </table:table-cell>
          <table:table-cell office:value-type="float" office:value="11174" calcext:value-type="float">
            <text:p>11174</text:p>
          </table:table-cell>
          <table:table-cell office:value-type="float" office:value="27.706871" calcext:value-type="float">
            <text:p>27.706871</text:p>
          </table:table-cell>
          <table:table-cell table:formula="of:=([.D103]-[.D102])" office:value-type="float" office:value="0.0217199999999984" calcext:value-type="float">
            <text:p>0.021720</text:p>
          </table:table-cell>
          <table:table-cell/>
        </table:table-row>
        <table:table-row table:style-name="ro2">
          <table:table-cell table:style-name="ce7"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1174" calcext:value-type="float">
            <text:p>11174</text:p>
          </table:table-cell>
          <table:table-cell office:value-type="float" office:value="36.074511" calcext:value-type="float">
            <text:p>36.074511</text:p>
          </table:table-cell>
          <table:table-cell table:formula="of:=([.D104]-[.D103])" office:value-type="float" office:value="8.36764" calcext:value-type="float">
            <text:p>8.367640</text:p>
          </table:table-cell>
          <table:table-cell/>
        </table:table-row>
        <table:table-row table:style-name="ro2">
          <table:table-cell table:style-name="ce7"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office:value-type="float" office:value="11174" calcext:value-type="float">
            <text:p>11174</text:p>
          </table:table-cell>
          <table:table-cell office:value-type="float" office:value="36.431719" calcext:value-type="float">
            <text:p>36.431719</text:p>
          </table:table-cell>
          <table:table-cell table:formula="of:=([.D105]-[.D104])" office:value-type="float" office:value="0.357208" calcext:value-type="float">
            <text:p>0.357208</text:p>
          </table:table-cell>
          <table:table-cell/>
        </table:table-row>
        <table:table-row table:style-name="ro2">
          <table:table-cell table:style-name="ce7"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11174" calcext:value-type="float">
            <text:p>11174</text:p>
          </table:table-cell>
          <table:table-cell office:value-type="float" office:value="36.453734" calcext:value-type="float">
            <text:p>36.453734</text:p>
          </table:table-cell>
          <table:table-cell table:formula="of:=([.D106]-[.D105])" office:value-type="float" office:value="0.0220149999999961" calcext:value-type="float">
            <text:p>0.022015</text:p>
          </table:table-cell>
          <table:table-cell/>
        </table:table-row>
        <table:table-row table:style-name="ro2">
          <table:table-cell table:style-name="ce7"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11174" calcext:value-type="float">
            <text:p>11174</text:p>
          </table:table-cell>
          <table:table-cell office:value-type="float" office:value="36.472754" calcext:value-type="float">
            <text:p>36.472754</text:p>
          </table:table-cell>
          <table:table-cell table:formula="of:=([.D107]-[.D106])" office:value-type="float" office:value="0.0190200000000047" calcext:value-type="float">
            <text:p>0.019020</text:p>
          </table:table-cell>
          <table:table-cell/>
        </table:table-row>
        <table:table-row table:style-name="ro2">
          <table:table-cell table:style-name="ce7" office:value-type="float" office:value="311" calcext:value-type="float">
            <text:p>311</text:p>
          </table:table-cell>
          <table:table-cell office:value-type="float" office:value="271" calcext:value-type="float">
            <text:p>271</text:p>
          </table:table-cell>
          <table:table-cell office:value-type="float" office:value="11174" calcext:value-type="float">
            <text:p>11174</text:p>
          </table:table-cell>
          <table:table-cell office:value-type="float" office:value="36.494394" calcext:value-type="float">
            <text:p>36.494394</text:p>
          </table:table-cell>
          <table:table-cell table:formula="of:=([.D108]-[.D107])" office:value-type="float" office:value="0.0216399999999979" calcext:value-type="float">
            <text:p>0.021640</text:p>
          </table:table-cell>
          <table:table-cell/>
        </table:table-row>
        <table:table-row table:style-name="ro2">
          <table:table-cell table:style-name="ce7" office:value-type="float" office:value="312" calcext:value-type="float">
            <text:p>312</text:p>
          </table:table-cell>
          <table:table-cell office:value-type="float" office:value="272" calcext:value-type="float">
            <text:p>272</text:p>
          </table:table-cell>
          <table:table-cell office:value-type="float" office:value="11174" calcext:value-type="float">
            <text:p>11174</text:p>
          </table:table-cell>
          <table:table-cell office:value-type="float" office:value="36.515439" calcext:value-type="float">
            <text:p>36.515439</text:p>
          </table:table-cell>
          <table:table-cell table:formula="of:=([.D109]-[.D108])" office:value-type="float" office:value="0.0210450000000009" calcext:value-type="float">
            <text:p>0.021045</text:p>
          </table:table-cell>
          <table:table-cell/>
        </table:table-row>
        <table:table-row table:style-name="ro2">
          <table:table-cell table:style-name="ce7" office:value-type="float" office:value="313" calcext:value-type="float">
            <text:p>313</text:p>
          </table:table-cell>
          <table:table-cell office:value-type="float" office:value="273" calcext:value-type="float">
            <text:p>273</text:p>
          </table:table-cell>
          <table:table-cell office:value-type="float" office:value="11174" calcext:value-type="float">
            <text:p>11174</text:p>
          </table:table-cell>
          <table:table-cell office:value-type="float" office:value="36.537544" calcext:value-type="float">
            <text:p>36.537544</text:p>
          </table:table-cell>
          <table:table-cell table:formula="of:=([.D110]-[.D109])" office:value-type="float" office:value="0.0221049999999963" calcext:value-type="float">
            <text:p>0.022105</text:p>
          </table:table-cell>
          <table:table-cell/>
        </table:table-row>
        <table:table-row table:style-name="ro2">
          <table:table-cell table:style-name="ce7" office:value-type="float" office:value="314" calcext:value-type="float">
            <text:p>314</text:p>
          </table:table-cell>
          <table:table-cell office:value-type="float" office:value="274" calcext:value-type="float">
            <text:p>274</text:p>
          </table:table-cell>
          <table:table-cell office:value-type="float" office:value="11174" calcext:value-type="float">
            <text:p>11174</text:p>
          </table:table-cell>
          <table:table-cell office:value-type="float" office:value="36.557553" calcext:value-type="float">
            <text:p>36.557553</text:p>
          </table:table-cell>
          <table:table-cell table:formula="of:=([.D111]-[.D110])" office:value-type="float" office:value="0.0200090000000017" calcext:value-type="float">
            <text:p>0.020009</text:p>
          </table:table-cell>
          <table:table-cell/>
        </table:table-row>
        <table:table-row table:style-name="ro2">
          <table:table-cell table:style-name="ce7" office:value-type="float" office:value="315" calcext:value-type="float">
            <text:p>315</text:p>
          </table:table-cell>
          <table:table-cell office:value-type="float" office:value="275" calcext:value-type="float">
            <text:p>275</text:p>
          </table:table-cell>
          <table:table-cell office:value-type="float" office:value="11174" calcext:value-type="float">
            <text:p>11174</text:p>
          </table:table-cell>
          <table:table-cell office:value-type="float" office:value="36.57952" calcext:value-type="float">
            <text:p>36.57952</text:p>
          </table:table-cell>
          <table:table-cell table:formula="of:=([.D112]-[.D111])" office:value-type="float" office:value="0.0219670000000036" calcext:value-type="float">
            <text:p>0.021967</text:p>
          </table:table-cell>
          <table:table-cell/>
        </table:table-row>
        <table:table-row table:style-name="ro2">
          <table:table-cell table:style-name="ce7" office:value-type="float" office:value="316" calcext:value-type="float">
            <text:p>316</text:p>
          </table:table-cell>
          <table:table-cell office:value-type="float" office:value="276" calcext:value-type="float">
            <text:p>276</text:p>
          </table:table-cell>
          <table:table-cell office:value-type="float" office:value="11174" calcext:value-type="float">
            <text:p>11174</text:p>
          </table:table-cell>
          <table:table-cell office:value-type="float" office:value="36.600753" calcext:value-type="float">
            <text:p>36.600753</text:p>
          </table:table-cell>
          <table:table-cell table:formula="of:=([.D113]-[.D112])" office:value-type="float" office:value="0.0212329999999952" calcext:value-type="float">
            <text:p>0.021233</text:p>
          </table:table-cell>
          <table:table-cell/>
        </table:table-row>
        <table:table-row table:style-name="ro2">
          <table:table-cell table:style-name="ce7"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11174" calcext:value-type="float">
            <text:p>11174</text:p>
          </table:table-cell>
          <table:table-cell office:value-type="float" office:value="36.622329" calcext:value-type="float">
            <text:p>36.622329</text:p>
          </table:table-cell>
          <table:table-cell table:formula="of:=([.D114]-[.D113])" office:value-type="float" office:value="0.0215760000000031" calcext:value-type="float">
            <text:p>0.021576</text:p>
          </table:table-cell>
          <table:table-cell/>
        </table:table-row>
        <table:table-row table:style-name="ro2">
          <table:table-cell table:style-name="ce7" office:value-type="float" office:value="318" calcext:value-type="float">
            <text:p>318</text:p>
          </table:table-cell>
          <table:table-cell office:value-type="float" office:value="278" calcext:value-type="float">
            <text:p>278</text:p>
          </table:table-cell>
          <table:table-cell office:value-type="float" office:value="11174" calcext:value-type="float">
            <text:p>11174</text:p>
          </table:table-cell>
          <table:table-cell office:value-type="float" office:value="36.641974" calcext:value-type="float">
            <text:p>36.641974</text:p>
          </table:table-cell>
          <table:table-cell table:formula="of:=([.D115]-[.D114])" office:value-type="float" office:value="0.019644999999997" calcext:value-type="float">
            <text:p>0.019645</text:p>
          </table:table-cell>
          <table:table-cell/>
        </table:table-row>
        <table:table-row table:style-name="ro2">
          <table:table-cell table:style-name="ce7" office:value-type="float" office:value="319" calcext:value-type="float">
            <text:p>319</text:p>
          </table:table-cell>
          <table:table-cell office:value-type="float" office:value="279" calcext:value-type="float">
            <text:p>279</text:p>
          </table:table-cell>
          <table:table-cell office:value-type="float" office:value="11174" calcext:value-type="float">
            <text:p>11174</text:p>
          </table:table-cell>
          <table:table-cell office:value-type="float" office:value="36.66307" calcext:value-type="float">
            <text:p>36.66307</text:p>
          </table:table-cell>
          <table:table-cell table:formula="of:=([.D116]-[.D115])" office:value-type="float" office:value="0.021096" calcext:value-type="float">
            <text:p>0.021096</text:p>
          </table:table-cell>
          <table:table-cell/>
        </table:table-row>
        <table:table-row table:style-name="ro2">
          <table:table-cell table:style-name="ce7"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office:value-type="float" office:value="11174" calcext:value-type="float">
            <text:p>11174</text:p>
          </table:table-cell>
          <table:table-cell office:value-type="float" office:value="36.683989" calcext:value-type="float">
            <text:p>36.683989</text:p>
          </table:table-cell>
          <table:table-cell table:formula="of:=([.D117]-[.D116])" office:value-type="float" office:value="0.0209189999999992" calcext:value-type="float">
            <text:p>0.020919</text:p>
          </table:table-cell>
          <table:table-cell/>
        </table:table-row>
        <table:table-row table:style-name="ro2">
          <table:table-cell table:style-name="ce7" office:value-type="float" office:value="321" calcext:value-type="float">
            <text:p>321</text:p>
          </table:table-cell>
          <table:table-cell office:value-type="float" office:value="281" calcext:value-type="float">
            <text:p>281</text:p>
          </table:table-cell>
          <table:table-cell office:value-type="float" office:value="11174" calcext:value-type="float">
            <text:p>11174</text:p>
          </table:table-cell>
          <table:table-cell office:value-type="float" office:value="36.706753" calcext:value-type="float">
            <text:p>36.706753</text:p>
          </table:table-cell>
          <table:table-cell table:formula="of:=([.D118]-[.D117])" office:value-type="float" office:value="0.0227640000000022" calcext:value-type="float">
            <text:p>0.022764</text:p>
          </table:table-cell>
          <table:table-cell/>
        </table:table-row>
        <table:table-row table:style-name="ro2">
          <table:table-cell table:style-name="ce7" office:value-type="float" office:value="322" calcext:value-type="float">
            <text:p>322</text:p>
          </table:table-cell>
          <table:table-cell office:value-type="float" office:value="282" calcext:value-type="float">
            <text:p>282</text:p>
          </table:table-cell>
          <table:table-cell office:value-type="float" office:value="11174" calcext:value-type="float">
            <text:p>11174</text:p>
          </table:table-cell>
          <table:table-cell office:value-type="float" office:value="36.733095" calcext:value-type="float">
            <text:p>36.733095</text:p>
          </table:table-cell>
          <table:table-cell table:formula="of:=([.D119]-[.D118])" office:value-type="float" office:value="0.0263419999999996" calcext:value-type="float">
            <text:p>0.026342</text:p>
          </table:table-cell>
          <table:table-cell/>
        </table:table-row>
        <table:table-row table:style-name="ro2">
          <table:table-cell table:style-name="ce7" office:value-type="float" office:value="323" calcext:value-type="float">
            <text:p>323</text:p>
          </table:table-cell>
          <table:table-cell office:value-type="float" office:value="283" calcext:value-type="float">
            <text:p>283</text:p>
          </table:table-cell>
          <table:table-cell office:value-type="float" office:value="11174" calcext:value-type="float">
            <text:p>11174</text:p>
          </table:table-cell>
          <table:table-cell office:value-type="float" office:value="36.754457" calcext:value-type="float">
            <text:p>36.754457</text:p>
          </table:table-cell>
          <table:table-cell table:formula="of:=([.D120]-[.D119])" office:value-type="float" office:value="0.0213620000000034" calcext:value-type="float">
            <text:p>0.021362</text:p>
          </table:table-cell>
          <table:table-cell/>
        </table:table-row>
        <table:table-row table:style-name="ro2">
          <table:table-cell table:style-name="ce7"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11174" calcext:value-type="float">
            <text:p>11174</text:p>
          </table:table-cell>
          <table:table-cell office:value-type="float" office:value="36.776574" calcext:value-type="float">
            <text:p>36.776574</text:p>
          </table:table-cell>
          <table:table-cell table:formula="of:=([.D121]-[.D120])" office:value-type="float" office:value="0.0221169999999944" calcext:value-type="float">
            <text:p>0.022117</text:p>
          </table:table-cell>
          <table:table-cell/>
        </table:table-row>
        <table:table-row table:style-name="ro2">
          <table:table-cell table:style-name="ce7" office:value-type="float" office:value="329" calcext:value-type="float">
            <text:p>329</text:p>
          </table:table-cell>
          <table:table-cell office:value-type="float" office:value="285" calcext:value-type="float">
            <text:p>285</text:p>
          </table:table-cell>
          <table:table-cell office:value-type="float" office:value="11174" calcext:value-type="float">
            <text:p>11174</text:p>
          </table:table-cell>
          <table:table-cell office:value-type="float" office:value="37.527472" calcext:value-type="float">
            <text:p>37.527472</text:p>
          </table:table-cell>
          <table:table-cell table:formula="of:=([.D122]-[.D121])" office:value-type="float" office:value="0.750898000000007" calcext:value-type="float">
            <text:p>0.750898</text:p>
          </table:table-cell>
          <table:table-cell/>
        </table:table-row>
        <table:table-row table:style-name="ro2">
          <table:table-cell table:style-name="ce7" office:value-type="float" office:value="330" calcext:value-type="float">
            <text:p>330</text:p>
          </table:table-cell>
          <table:table-cell office:value-type="float" office:value="286" calcext:value-type="float">
            <text:p>286</text:p>
          </table:table-cell>
          <table:table-cell office:value-type="float" office:value="11174" calcext:value-type="float">
            <text:p>11174</text:p>
          </table:table-cell>
          <table:table-cell office:value-type="float" office:value="37.547169" calcext:value-type="float">
            <text:p>37.547169</text:p>
          </table:table-cell>
          <table:table-cell table:formula="of:=([.D123]-[.D122])" office:value-type="float" office:value="0.0196969999999936" calcext:value-type="float">
            <text:p>0.019697</text:p>
          </table:table-cell>
          <table:table-cell/>
        </table:table-row>
        <table:table-row table:style-name="ro2">
          <table:table-cell table:style-name="ce7" office:value-type="float" office:value="331" calcext:value-type="float">
            <text:p>331</text:p>
          </table:table-cell>
          <table:table-cell office:value-type="float" office:value="287" calcext:value-type="float">
            <text:p>287</text:p>
          </table:table-cell>
          <table:table-cell office:value-type="float" office:value="11174" calcext:value-type="float">
            <text:p>11174</text:p>
          </table:table-cell>
          <table:table-cell office:value-type="float" office:value="37.568507" calcext:value-type="float">
            <text:p>37.568507</text:p>
          </table:table-cell>
          <table:table-cell table:formula="of:=([.D124]-[.D123])" office:value-type="float" office:value="0.0213380000000001" calcext:value-type="float">
            <text:p>0.021338</text:p>
          </table:table-cell>
          <table:table-cell/>
        </table:table-row>
        <table:table-row table:style-name="ro2">
          <table:table-cell table:style-name="ce7" office:value-type="float" office:value="332" calcext:value-type="float">
            <text:p>332</text:p>
          </table:table-cell>
          <table:table-cell office:value-type="float" office:value="288" calcext:value-type="float">
            <text:p>288</text:p>
          </table:table-cell>
          <table:table-cell office:value-type="float" office:value="11174" calcext:value-type="float">
            <text:p>11174</text:p>
          </table:table-cell>
          <table:table-cell office:value-type="float" office:value="37.596761" calcext:value-type="float">
            <text:p>37.596761</text:p>
          </table:table-cell>
          <table:table-cell table:formula="of:=([.D125]-[.D124])" office:value-type="float" office:value="0.028254000000004" calcext:value-type="float">
            <text:p>0.028254</text:p>
          </table:table-cell>
          <table:table-cell/>
        </table:table-row>
        <table:table-row table:style-name="ro2">
          <table:table-cell table:style-name="ce7" office:value-type="float" office:value="333" calcext:value-type="float">
            <text:p>333</text:p>
          </table:table-cell>
          <table:table-cell office:value-type="float" office:value="289" calcext:value-type="float">
            <text:p>289</text:p>
          </table:table-cell>
          <table:table-cell office:value-type="float" office:value="11174" calcext:value-type="float">
            <text:p>11174</text:p>
          </table:table-cell>
          <table:table-cell office:value-type="float" office:value="37.618815" calcext:value-type="float">
            <text:p>37.618815</text:p>
          </table:table-cell>
          <table:table-cell table:formula="of:=([.D126]-[.D125])" office:value-type="float" office:value="0.0220539999999971" calcext:value-type="float">
            <text:p>0.022054</text:p>
          </table:table-cell>
          <table:table-cell/>
        </table:table-row>
        <table:table-row table:style-name="ro2">
          <table:table-cell table:style-name="ce7" office:value-type="float" office:value="334" calcext:value-type="float">
            <text:p>334</text:p>
          </table:table-cell>
          <table:table-cell office:value-type="float" office:value="290" calcext:value-type="float">
            <text:p>290</text:p>
          </table:table-cell>
          <table:table-cell office:value-type="float" office:value="11174" calcext:value-type="float">
            <text:p>11174</text:p>
          </table:table-cell>
          <table:table-cell office:value-type="float" office:value="37.638693" calcext:value-type="float">
            <text:p>37.638693</text:p>
          </table:table-cell>
          <table:table-cell table:formula="of:=([.D127]-[.D126])" office:value-type="float" office:value="0.0198780000000056" calcext:value-type="float">
            <text:p>0.019878</text:p>
          </table:table-cell>
          <table:table-cell/>
        </table:table-row>
        <table:table-row table:style-name="ro2">
          <table:table-cell table:style-name="ce7"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1174" calcext:value-type="float">
            <text:p>11174</text:p>
          </table:table-cell>
          <table:table-cell office:value-type="float" office:value="37.660091" calcext:value-type="float">
            <text:p>37.660091</text:p>
          </table:table-cell>
          <table:table-cell table:formula="of:=([.D128]-[.D127])" office:value-type="float" office:value="0.0213979999999978" calcext:value-type="float">
            <text:p>0.021398</text:p>
          </table:table-cell>
          <table:table-cell/>
        </table:table-row>
        <table:table-row table:style-name="ro2">
          <table:table-cell table:style-name="ce7"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office:value-type="float" office:value="11174" calcext:value-type="float">
            <text:p>11174</text:p>
          </table:table-cell>
          <table:table-cell office:value-type="float" office:value="37.681401" calcext:value-type="float">
            <text:p>37.681401</text:p>
          </table:table-cell>
          <table:table-cell table:formula="of:=([.D129]-[.D128])" office:value-type="float" office:value="0.0213099999999997" calcext:value-type="float">
            <text:p>0.021310</text:p>
          </table:table-cell>
          <table:table-cell/>
        </table:table-row>
        <table:table-row table:style-name="ro2">
          <table:table-cell table:style-name="ce7" office:value-type="float" office:value="337" calcext:value-type="float">
            <text:p>337</text:p>
          </table:table-cell>
          <table:table-cell office:value-type="float" office:value="293" calcext:value-type="float">
            <text:p>293</text:p>
          </table:table-cell>
          <table:table-cell office:value-type="float" office:value="11174" calcext:value-type="float">
            <text:p>11174</text:p>
          </table:table-cell>
          <table:table-cell office:value-type="float" office:value="37.703739" calcext:value-type="float">
            <text:p>37.703739</text:p>
          </table:table-cell>
          <table:table-cell table:formula="of:=([.D130]-[.D129])" office:value-type="float" office:value="0.0223379999999977" calcext:value-type="float">
            <text:p>0.022338</text:p>
          </table:table-cell>
          <table:table-cell/>
        </table:table-row>
        <table:table-row table:style-name="ro2">
          <table:table-cell table:style-name="ce7"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11174" calcext:value-type="float">
            <text:p>11174</text:p>
          </table:table-cell>
          <table:table-cell office:value-type="float" office:value="37.723658" calcext:value-type="float">
            <text:p>37.723658</text:p>
          </table:table-cell>
          <table:table-cell table:formula="of:=([.D131]-[.D130])" office:value-type="float" office:value="0.0199190000000016" calcext:value-type="float">
            <text:p>0.019919</text:p>
          </table:table-cell>
          <table:table-cell/>
        </table:table-row>
        <table:table-row table:style-name="ro2">
          <table:table-cell table:style-name="ce7" office:value-type="float" office:value="339" calcext:value-type="float">
            <text:p>339</text:p>
          </table:table-cell>
          <table:table-cell office:value-type="float" office:value="295" calcext:value-type="float">
            <text:p>295</text:p>
          </table:table-cell>
          <table:table-cell office:value-type="float" office:value="11174" calcext:value-type="float">
            <text:p>11174</text:p>
          </table:table-cell>
          <table:table-cell office:value-type="float" office:value="37.744633" calcext:value-type="float">
            <text:p>37.744633</text:p>
          </table:table-cell>
          <table:table-cell table:formula="of:=([.D132]-[.D131])" office:value-type="float" office:value="0.020975" calcext:value-type="float">
            <text:p>0.020975</text:p>
          </table:table-cell>
          <table:table-cell/>
        </table:table-row>
        <table:table-row table:style-name="ro2">
          <table:table-cell table:style-name="ce7"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  <table:table-cell office:value-type="float" office:value="11174" calcext:value-type="float">
            <text:p>11174</text:p>
          </table:table-cell>
          <table:table-cell office:value-type="float" office:value="37.765928" calcext:value-type="float">
            <text:p>37.765928</text:p>
          </table:table-cell>
          <table:table-cell table:formula="of:=([.D133]-[.D132])" office:value-type="float" office:value="0.0212950000000021" calcext:value-type="float">
            <text:p>0.021295</text:p>
          </table:table-cell>
          <table:table-cell/>
        </table:table-row>
        <table:table-row table:style-name="ro2">
          <table:table-cell table:style-name="ce7" office:value-type="float" office:value="341" calcext:value-type="float">
            <text:p>341</text:p>
          </table:table-cell>
          <table:table-cell office:value-type="float" office:value="297" calcext:value-type="float">
            <text:p>297</text:p>
          </table:table-cell>
          <table:table-cell office:value-type="float" office:value="11174" calcext:value-type="float">
            <text:p>11174</text:p>
          </table:table-cell>
          <table:table-cell office:value-type="float" office:value="37.793576" calcext:value-type="float">
            <text:p>37.793576</text:p>
          </table:table-cell>
          <table:table-cell table:formula="of:=([.D134]-[.D133])" office:value-type="float" office:value="0.0276479999999992" calcext:value-type="float">
            <text:p>0.027648</text:p>
          </table:table-cell>
          <table:table-cell/>
        </table:table-row>
        <table:table-row table:style-name="ro2">
          <table:table-cell table:style-name="ce7" office:value-type="float" office:value="342" calcext:value-type="float">
            <text:p>342</text:p>
          </table:table-cell>
          <table:table-cell office:value-type="float" office:value="298" calcext:value-type="float">
            <text:p>298</text:p>
          </table:table-cell>
          <table:table-cell office:value-type="float" office:value="11174" calcext:value-type="float">
            <text:p>11174</text:p>
          </table:table-cell>
          <table:table-cell office:value-type="float" office:value="38.125226" calcext:value-type="float">
            <text:p>38.125226</text:p>
          </table:table-cell>
          <table:table-cell table:formula="of:=([.D135]-[.D134])" office:value-type="float" office:value="0.331649999999996" calcext:value-type="float">
            <text:p>0.331650</text:p>
          </table:table-cell>
          <table:table-cell/>
        </table:table-row>
        <table:table-row table:style-name="ro2">
          <table:table-cell table:style-name="ce7" office:value-type="float" office:value="442" calcext:value-type="float">
            <text:p>442</text:p>
          </table:table-cell>
          <table:table-cell office:value-type="float" office:value="299" calcext:value-type="float">
            <text:p>299</text:p>
          </table:table-cell>
          <table:table-cell office:value-type="float" office:value="11174" calcext:value-type="float">
            <text:p>11174</text:p>
          </table:table-cell>
          <table:table-cell office:value-type="float" office:value="38.437612" calcext:value-type="float">
            <text:p>38.437612</text:p>
          </table:table-cell>
          <table:table-cell table:formula="of:=([.D136]-[.D135])" office:value-type="float" office:value="0.312386000000004" calcext:value-type="float">
            <text:p>0.312386</text:p>
          </table:table-cell>
          <table:table-cell/>
        </table:table-row>
        <table:table-row table:style-name="ro2">
          <table:table-cell table:style-name="ce7" office:value-type="float" office:value="443" calcext:value-type="float">
            <text:p>443</text:p>
          </table:table-cell>
          <table:table-cell office:value-type="float" office:value="300" calcext:value-type="float">
            <text:p>300</text:p>
          </table:table-cell>
          <table:table-cell office:value-type="float" office:value="11174" calcext:value-type="float">
            <text:p>11174</text:p>
          </table:table-cell>
          <table:table-cell office:value-type="float" office:value="49.705684" calcext:value-type="float">
            <text:p>49.705684</text:p>
          </table:table-cell>
          <table:table-cell table:formula="of:=([.D137]-[.D136])" office:value-type="float" office:value="11.268072" calcext:value-type="float">
            <text:p>11.268072</text:p>
          </table:table-cell>
          <table:table-cell/>
        </table:table-row>
        <table:table-row table:style-name="ro2">
          <table:table-cell table:style-name="ce7" office:value-type="float" office:value="444" calcext:value-type="float">
            <text:p>444</text:p>
          </table:table-cell>
          <table:table-cell office:value-type="float" office:value="301" calcext:value-type="float">
            <text:p>301</text:p>
          </table:table-cell>
          <table:table-cell office:value-type="float" office:value="11174" calcext:value-type="float">
            <text:p>11174</text:p>
          </table:table-cell>
          <table:table-cell office:value-type="float" office:value="50.046586" calcext:value-type="float">
            <text:p>50.046586</text:p>
          </table:table-cell>
          <table:table-cell table:formula="of:=([.D138]-[.D137])" office:value-type="float" office:value="0.340902" calcext:value-type="float">
            <text:p>0.340902</text:p>
          </table:table-cell>
          <table:table-cell/>
        </table:table-row>
        <table:table-row table:style-name="ro2">
          <table:table-cell table:style-name="ce7" office:value-type="float" office:value="500" calcext:value-type="float">
            <text:p>500</text:p>
          </table:table-cell>
          <table:table-cell office:value-type="float" office:value="302" calcext:value-type="float">
            <text:p>302</text:p>
          </table:table-cell>
          <table:table-cell office:value-type="float" office:value="11174" calcext:value-type="float">
            <text:p>11174</text:p>
          </table:table-cell>
          <table:table-cell office:value-type="float" office:value="50.308221" calcext:value-type="float">
            <text:p>50.308221</text:p>
          </table:table-cell>
          <table:table-cell table:formula="of:=([.D139]-[.D138])" office:value-type="float" office:value="0.261635000000005" calcext:value-type="float">
            <text:p>0.261635</text:p>
          </table:table-cell>
          <table:table-cell/>
        </table:table-row>
        <table:table-row table:style-name="ro2">
          <table:table-cell table:style-name="ce7" office:value-type="float" office:value="501" calcext:value-type="float">
            <text:p>501</text:p>
          </table:table-cell>
          <table:table-cell office:value-type="float" office:value="303" calcext:value-type="float">
            <text:p>303</text:p>
          </table:table-cell>
          <table:table-cell office:value-type="float" office:value="11174" calcext:value-type="float">
            <text:p>11174</text:p>
          </table:table-cell>
          <table:table-cell office:value-type="float" office:value="0.067254" calcext:value-type="float">
            <text:p>0.067254</text:p>
          </table:table-cell>
          <table:table-cell table:number-columns-repeated="2"/>
        </table:table-row>
        <table:table-row table:style-name="ro2">
          <table:table-cell table:style-name="ce7" office:value-type="float" office:value="502" calcext:value-type="float">
            <text:p>502</text:p>
          </table:table-cell>
          <table:table-cell office:value-type="float" office:value="304" calcext:value-type="float">
            <text:p>304</text:p>
          </table:table-cell>
          <table:table-cell office:value-type="float" office:value="11174" calcext:value-type="float">
            <text:p>11174</text:p>
          </table:table-cell>
          <table:table-cell office:value-type="float" office:value="0.089902" calcext:value-type="float">
            <text:p>0.089902</text:p>
          </table:table-cell>
          <table:table-cell table:formula="of:=([.D141]-[.D140])" office:value-type="float" office:value="0.022648" calcext:value-type="float">
            <text:p>0.022648</text:p>
          </table:table-cell>
          <table:table-cell/>
        </table:table-row>
        <table:table-row table:style-name="ro2">
          <table:table-cell table:style-name="ce7" office:value-type="float" office:value="503" calcext:value-type="float">
            <text:p>503</text:p>
          </table:table-cell>
          <table:table-cell office:value-type="float" office:value="305" calcext:value-type="float">
            <text:p>305</text:p>
          </table:table-cell>
          <table:table-cell office:value-type="float" office:value="11174" calcext:value-type="float">
            <text:p>11174</text:p>
          </table:table-cell>
          <table:table-cell office:value-type="float" office:value="0.424639" calcext:value-type="float">
            <text:p>0.424639</text:p>
          </table:table-cell>
          <table:table-cell table:formula="of:=([.D142]-[.D141])" office:value-type="float" office:value="0.334737" calcext:value-type="float">
            <text:p>0.334737</text:p>
          </table:table-cell>
          <table:table-cell/>
        </table:table-row>
        <table:table-row table:style-name="ro2">
          <table:table-cell table:style-name="ce7" office:value-type="float" office:value="504" calcext:value-type="float">
            <text:p>504</text:p>
          </table:table-cell>
          <table:table-cell office:value-type="float" office:value="306" calcext:value-type="float">
            <text:p>306</text:p>
          </table:table-cell>
          <table:table-cell office:value-type="float" office:value="11174" calcext:value-type="float">
            <text:p>11174</text:p>
          </table:table-cell>
          <table:table-cell office:value-type="float" office:value="0.457167" calcext:value-type="float">
            <text:p>0.457167</text:p>
          </table:table-cell>
          <table:table-cell table:formula="of:=([.D143]-[.D142])" office:value-type="float" office:value="0.032528" calcext:value-type="float">
            <text:p>0.032528</text:p>
          </table:table-cell>
          <table:table-cell/>
        </table:table-row>
        <table:table-row table:style-name="ro2">
          <table:table-cell table:style-name="ce7" office:value-type="float" office:value="581" calcext:value-type="float">
            <text:p>581</text:p>
          </table:table-cell>
          <table:table-cell office:value-type="float" office:value="307" calcext:value-type="float">
            <text:p>307</text:p>
          </table:table-cell>
          <table:table-cell office:value-type="float" office:value="11174" calcext:value-type="float">
            <text:p>11174</text:p>
          </table:table-cell>
          <table:table-cell office:value-type="float" office:value="0.479333" calcext:value-type="float">
            <text:p>0.479333</text:p>
          </table:table-cell>
          <table:table-cell table:formula="of:=([.D144]-[.D143])" office:value-type="float" office:value="0.022166" calcext:value-type="float">
            <text:p>0.022166</text:p>
          </table:table-cell>
          <table:table-cell/>
        </table:table-row>
        <table:table-row table:style-name="ro2">
          <table:table-cell table:style-name="ce7" office:value-type="float" office:value="582" calcext:value-type="float">
            <text:p>582</text:p>
          </table:table-cell>
          <table:table-cell office:value-type="float" office:value="308" calcext:value-type="float">
            <text:p>308</text:p>
          </table:table-cell>
          <table:table-cell office:value-type="float" office:value="11174" calcext:value-type="float">
            <text:p>11174</text:p>
          </table:table-cell>
          <table:table-cell office:value-type="float" office:value="2.53644" calcext:value-type="float">
            <text:p>2.53644</text:p>
          </table:table-cell>
          <table:table-cell table:formula="of:=([.D145]-[.D144])" office:value-type="float" office:value="2.057107" calcext:value-type="float">
            <text:p>2.057107</text:p>
          </table:table-cell>
          <table:table-cell/>
        </table:table-row>
        <table:table-row table:style-name="ro2">
          <table:table-cell table:style-name="ce7" office:value-type="float" office:value="583" calcext:value-type="float">
            <text:p>583</text:p>
          </table:table-cell>
          <table:table-cell office:value-type="float" office:value="309" calcext:value-type="float">
            <text:p>309</text:p>
          </table:table-cell>
          <table:table-cell office:value-type="float" office:value="11174" calcext:value-type="float">
            <text:p>11174</text:p>
          </table:table-cell>
          <table:table-cell office:value-type="float" office:value="2.558778" calcext:value-type="float">
            <text:p>2.558778</text:p>
          </table:table-cell>
          <table:table-cell table:formula="of:=([.D146]-[.D145])" office:value-type="float" office:value="0.0223380000000004" calcext:value-type="float">
            <text:p>0.022338</text:p>
          </table:table-cell>
          <table:table-cell/>
        </table:table-row>
        <table:table-row table:style-name="ro2">
          <table:table-cell table:style-name="ce7" office:value-type="float" office:value="584" calcext:value-type="float">
            <text:p>584</text:p>
          </table:table-cell>
          <table:table-cell office:value-type="float" office:value="310" calcext:value-type="float">
            <text:p>310</text:p>
          </table:table-cell>
          <table:table-cell office:value-type="float" office:value="11174" calcext:value-type="float">
            <text:p>11174</text:p>
          </table:table-cell>
          <table:table-cell office:value-type="float" office:value="2.579008" calcext:value-type="float">
            <text:p>2.579008</text:p>
          </table:table-cell>
          <table:table-cell table:formula="of:=([.D147]-[.D146])" office:value-type="float" office:value="0.0202299999999997" calcext:value-type="float">
            <text:p>0.020230</text:p>
          </table:table-cell>
          <table:table-cell/>
        </table:table-row>
        <table:table-row table:style-name="ro2">
          <table:table-cell table:style-name="ce7" office:value-type="float" office:value="585" calcext:value-type="float">
            <text:p>585</text:p>
          </table:table-cell>
          <table:table-cell office:value-type="float" office:value="311" calcext:value-type="float">
            <text:p>311</text:p>
          </table:table-cell>
          <table:table-cell office:value-type="float" office:value="11174" calcext:value-type="float">
            <text:p>11174</text:p>
          </table:table-cell>
          <table:table-cell office:value-type="float" office:value="2.600081" calcext:value-type="float">
            <text:p>2.600081</text:p>
          </table:table-cell>
          <table:table-cell table:formula="of:=([.D148]-[.D147])" office:value-type="float" office:value="0.0210729999999999" calcext:value-type="float">
            <text:p>0.021073</text:p>
          </table:table-cell>
          <table:table-cell/>
        </table:table-row>
        <table:table-row table:style-name="ro2">
          <table:table-cell table:style-name="ce7" office:value-type="float" office:value="586" calcext:value-type="float">
            <text:p>586</text:p>
          </table:table-cell>
          <table:table-cell office:value-type="float" office:value="312" calcext:value-type="float">
            <text:p>312</text:p>
          </table:table-cell>
          <table:table-cell office:value-type="float" office:value="11174" calcext:value-type="float">
            <text:p>11174</text:p>
          </table:table-cell>
          <table:table-cell office:value-type="float" office:value="2.621295" calcext:value-type="float">
            <text:p>2.621295</text:p>
          </table:table-cell>
          <table:table-cell table:formula="of:=([.D149]-[.D148])" office:value-type="float" office:value="0.0212140000000001" calcext:value-type="float">
            <text:p>0.021214</text:p>
          </table:table-cell>
          <table:table-cell/>
        </table:table-row>
        <table:table-row table:style-name="ro2">
          <table:table-cell table:style-name="ce7" office:value-type="float" office:value="587" calcext:value-type="float">
            <text:p>587</text:p>
          </table:table-cell>
          <table:table-cell office:value-type="float" office:value="313" calcext:value-type="float">
            <text:p>313</text:p>
          </table:table-cell>
          <table:table-cell office:value-type="float" office:value="11174" calcext:value-type="float">
            <text:p>11174</text:p>
          </table:table-cell>
          <table:table-cell office:value-type="float" office:value="2.642702" calcext:value-type="float">
            <text:p>2.642702</text:p>
          </table:table-cell>
          <table:table-cell table:formula="of:=([.D150]-[.D149])" office:value-type="float" office:value="0.021407" calcext:value-type="float">
            <text:p>0.021407</text:p>
          </table:table-cell>
          <table:table-cell/>
        </table:table-row>
        <table:table-row table:style-name="ro2">
          <table:table-cell table:style-name="ce7" office:value-type="float" office:value="588" calcext:value-type="float">
            <text:p>588</text:p>
          </table:table-cell>
          <table:table-cell office:value-type="float" office:value="314" calcext:value-type="float">
            <text:p>314</text:p>
          </table:table-cell>
          <table:table-cell office:value-type="float" office:value="11174" calcext:value-type="float">
            <text:p>11174</text:p>
          </table:table-cell>
          <table:table-cell office:value-type="float" office:value="2.664523" calcext:value-type="float">
            <text:p>2.664523</text:p>
          </table:table-cell>
          <table:table-cell table:formula="of:=([.D151]-[.D150])" office:value-type="float" office:value="0.0218210000000001" calcext:value-type="float">
            <text:p>0.021821</text:p>
          </table:table-cell>
          <table:table-cell/>
        </table:table-row>
        <table:table-row table:style-name="ro2">
          <table:table-cell table:style-name="ce7" office:value-type="float" office:value="589" calcext:value-type="float">
            <text:p>589</text:p>
          </table:table-cell>
          <table:table-cell office:value-type="float" office:value="315" calcext:value-type="float">
            <text:p>315</text:p>
          </table:table-cell>
          <table:table-cell office:value-type="float" office:value="11174" calcext:value-type="float">
            <text:p>11174</text:p>
          </table:table-cell>
          <table:table-cell office:value-type="float" office:value="2.686041" calcext:value-type="float">
            <text:p>2.686041</text:p>
          </table:table-cell>
          <table:table-cell table:formula="of:=([.D152]-[.D151])" office:value-type="float" office:value="0.0215179999999999" calcext:value-type="float">
            <text:p>0.021518</text:p>
          </table:table-cell>
          <table:table-cell/>
        </table:table-row>
        <table:table-row table:style-name="ro2">
          <table:table-cell table:style-name="ce7" office:value-type="float" office:value="590" calcext:value-type="float">
            <text:p>590</text:p>
          </table:table-cell>
          <table:table-cell office:value-type="float" office:value="316" calcext:value-type="float">
            <text:p>316</text:p>
          </table:table-cell>
          <table:table-cell office:value-type="float" office:value="11174" calcext:value-type="float">
            <text:p>11174</text:p>
          </table:table-cell>
          <table:table-cell office:value-type="float" office:value="2.70723" calcext:value-type="float">
            <text:p>2.70723</text:p>
          </table:table-cell>
          <table:table-cell table:formula="of:=([.D153]-[.D152])" office:value-type="float" office:value="0.0211890000000001" calcext:value-type="float">
            <text:p>0.021189</text:p>
          </table:table-cell>
          <table:table-cell/>
        </table:table-row>
        <table:table-row table:style-name="ro2">
          <table:table-cell table:style-name="ce7" office:value-type="float" office:value="591" calcext:value-type="float">
            <text:p>591</text:p>
          </table:table-cell>
          <table:table-cell office:value-type="float" office:value="317" calcext:value-type="float">
            <text:p>317</text:p>
          </table:table-cell>
          <table:table-cell office:value-type="float" office:value="11174" calcext:value-type="float">
            <text:p>11174</text:p>
          </table:table-cell>
          <table:table-cell office:value-type="float" office:value="2.733301" calcext:value-type="float">
            <text:p>2.733301</text:p>
          </table:table-cell>
          <table:table-cell table:formula="of:=([.D154]-[.D153])" office:value-type="float" office:value="0.026071" calcext:value-type="float">
            <text:p>0.026071</text:p>
          </table:table-cell>
          <table:table-cell/>
        </table:table-row>
        <table:table-row table:style-name="ro2">
          <table:table-cell table:style-name="ce7" office:value-type="float" office:value="592" calcext:value-type="float">
            <text:p>592</text:p>
          </table:table-cell>
          <table:table-cell office:value-type="float" office:value="318" calcext:value-type="float">
            <text:p>318</text:p>
          </table:table-cell>
          <table:table-cell office:value-type="float" office:value="11174" calcext:value-type="float">
            <text:p>11174</text:p>
          </table:table-cell>
          <table:table-cell office:value-type="float" office:value="2.754753" calcext:value-type="float">
            <text:p>2.754753</text:p>
          </table:table-cell>
          <table:table-cell table:formula="of:=([.D155]-[.D154])" office:value-type="float" office:value="0.021452" calcext:value-type="float">
            <text:p>0.021452</text:p>
          </table:table-cell>
          <table:table-cell/>
        </table:table-row>
        <table:table-row table:style-name="ro2">
          <table:table-cell table:style-name="ce7" office:value-type="float" office:value="593" calcext:value-type="float">
            <text:p>593</text:p>
          </table:table-cell>
          <table:table-cell office:value-type="float" office:value="319" calcext:value-type="float">
            <text:p>319</text:p>
          </table:table-cell>
          <table:table-cell office:value-type="float" office:value="11174" calcext:value-type="float">
            <text:p>11174</text:p>
          </table:table-cell>
          <table:table-cell office:value-type="float" office:value="2.77535" calcext:value-type="float">
            <text:p>2.77535</text:p>
          </table:table-cell>
          <table:table-cell table:formula="of:=([.D156]-[.D155])" office:value-type="float" office:value="0.020597" calcext:value-type="float">
            <text:p>0.020597</text:p>
          </table:table-cell>
          <table:table-cell/>
        </table:table-row>
        <table:table-row table:style-name="ro2">
          <table:table-cell table:style-name="ce7" office:value-type="float" office:value="594" calcext:value-type="float">
            <text:p>594</text:p>
          </table:table-cell>
          <table:table-cell office:value-type="float" office:value="320" calcext:value-type="float">
            <text:p>320</text:p>
          </table:table-cell>
          <table:table-cell office:value-type="float" office:value="11174" calcext:value-type="float">
            <text:p>11174</text:p>
          </table:table-cell>
          <table:table-cell office:value-type="float" office:value="2.796286" calcext:value-type="float">
            <text:p>2.796286</text:p>
          </table:table-cell>
          <table:table-cell table:formula="of:=([.D157]-[.D156])" office:value-type="float" office:value="0.0209359999999998" calcext:value-type="float">
            <text:p>0.020936</text:p>
          </table:table-cell>
          <table:table-cell/>
        </table:table-row>
        <table:table-row table:style-name="ro2">
          <table:table-cell table:style-name="ce7" office:value-type="float" office:value="595" calcext:value-type="float">
            <text:p>595</text:p>
          </table:table-cell>
          <table:table-cell office:value-type="float" office:value="321" calcext:value-type="float">
            <text:p>321</text:p>
          </table:table-cell>
          <table:table-cell office:value-type="float" office:value="11174" calcext:value-type="float">
            <text:p>11174</text:p>
          </table:table-cell>
          <table:table-cell office:value-type="float" office:value="2.818261" calcext:value-type="float">
            <text:p>2.818261</text:p>
          </table:table-cell>
          <table:table-cell table:formula="of:=([.D158]-[.D157])" office:value-type="float" office:value="0.0219750000000003" calcext:value-type="float">
            <text:p>0.021975</text:p>
          </table:table-cell>
          <table:table-cell/>
        </table:table-row>
        <table:table-row table:style-name="ro2">
          <table:table-cell table:style-name="ce7" office:value-type="float" office:value="596" calcext:value-type="float">
            <text:p>596</text:p>
          </table:table-cell>
          <table:table-cell office:value-type="float" office:value="322" calcext:value-type="float">
            <text:p>322</text:p>
          </table:table-cell>
          <table:table-cell office:value-type="float" office:value="11174" calcext:value-type="float">
            <text:p>11174</text:p>
          </table:table-cell>
          <table:table-cell office:value-type="float" office:value="2.840044" calcext:value-type="float">
            <text:p>2.840044</text:p>
          </table:table-cell>
          <table:table-cell table:formula="of:=([.D159]-[.D158])" office:value-type="float" office:value="0.0217829999999997" calcext:value-type="float">
            <text:p>0.021783</text:p>
          </table:table-cell>
          <table:table-cell/>
        </table:table-row>
        <table:table-row table:style-name="ro2">
          <table:table-cell table:style-name="ce7" office:value-type="float" office:value="597" calcext:value-type="float">
            <text:p>597</text:p>
          </table:table-cell>
          <table:table-cell office:value-type="float" office:value="323" calcext:value-type="float">
            <text:p>323</text:p>
          </table:table-cell>
          <table:table-cell office:value-type="float" office:value="11174" calcext:value-type="float">
            <text:p>11174</text:p>
          </table:table-cell>
          <table:table-cell office:value-type="float" office:value="2.860909" calcext:value-type="float">
            <text:p>2.860909</text:p>
          </table:table-cell>
          <table:table-cell table:formula="of:=([.D160]-[.D159])" office:value-type="float" office:value="0.0208650000000001" calcext:value-type="float">
            <text:p>0.020865</text:p>
          </table:table-cell>
          <table:table-cell/>
        </table:table-row>
        <table:table-row table:style-name="ro2">
          <table:table-cell table:style-name="ce7" office:value-type="float" office:value="598" calcext:value-type="float">
            <text:p>598</text:p>
          </table:table-cell>
          <table:table-cell office:value-type="float" office:value="324" calcext:value-type="float">
            <text:p>324</text:p>
          </table:table-cell>
          <table:table-cell office:value-type="float" office:value="11174" calcext:value-type="float">
            <text:p>11174</text:p>
          </table:table-cell>
          <table:table-cell office:value-type="float" office:value="2.882671" calcext:value-type="float">
            <text:p>2.882671</text:p>
          </table:table-cell>
          <table:table-cell table:formula="of:=([.D161]-[.D160])" office:value-type="float" office:value="0.0217620000000003" calcext:value-type="float">
            <text:p>0.021762</text:p>
          </table:table-cell>
          <table:table-cell/>
        </table:table-row>
        <table:table-row table:style-name="ro2">
          <table:table-cell table:style-name="ce7" office:value-type="float" office:value="599" calcext:value-type="float">
            <text:p>599</text:p>
          </table:table-cell>
          <table:table-cell office:value-type="float" office:value="325" calcext:value-type="float">
            <text:p>325</text:p>
          </table:table-cell>
          <table:table-cell office:value-type="float" office:value="11174" calcext:value-type="float">
            <text:p>11174</text:p>
          </table:table-cell>
          <table:table-cell office:value-type="float" office:value="2.90519" calcext:value-type="float">
            <text:p>2.90519</text:p>
          </table:table-cell>
          <table:table-cell table:formula="of:=([.D162]-[.D161])" office:value-type="float" office:value="0.022519" calcext:value-type="float">
            <text:p>0.022519</text:p>
          </table:table-cell>
          <table:table-cell/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office:value-type="float" office:value="326" calcext:value-type="float">
            <text:p>326</text:p>
          </table:table-cell>
          <table:table-cell office:value-type="float" office:value="11174" calcext:value-type="float">
            <text:p>11174</text:p>
          </table:table-cell>
          <table:table-cell office:value-type="float" office:value="2.925758" calcext:value-type="float">
            <text:p>2.925758</text:p>
          </table:table-cell>
          <table:table-cell table:formula="of:=([.D163]-[.D162])" office:value-type="float" office:value="0.0205679999999999" calcext:value-type="float">
            <text:p>0.020568</text:p>
          </table:table-cell>
          <table:table-cell/>
        </table:table-row>
        <table:table-row table:style-name="ro2">
          <table:table-cell table:style-name="ce7" office:value-type="float" office:value="601" calcext:value-type="float">
            <text:p>601</text:p>
          </table:table-cell>
          <table:table-cell office:value-type="float" office:value="327" calcext:value-type="float">
            <text:p>327</text:p>
          </table:table-cell>
          <table:table-cell office:value-type="float" office:value="11174" calcext:value-type="float">
            <text:p>11174</text:p>
          </table:table-cell>
          <table:table-cell office:value-type="float" office:value="3.118481" calcext:value-type="float">
            <text:p>3.118481</text:p>
          </table:table-cell>
          <table:table-cell table:formula="of:=([.D164]-[.D163])" office:value-type="float" office:value="0.192723" calcext:value-type="float">
            <text:p>0.192723</text:p>
          </table:table-cell>
          <table:table-cell/>
        </table:table-row>
        <table:table-row table:style-name="ro2">
          <table:table-cell table:style-name="ce7" office:value-type="float" office:value="602" calcext:value-type="float">
            <text:p>602</text:p>
          </table:table-cell>
          <table:table-cell office:value-type="float" office:value="328" calcext:value-type="float">
            <text:p>328</text:p>
          </table:table-cell>
          <table:table-cell office:value-type="float" office:value="11174" calcext:value-type="float">
            <text:p>11174</text:p>
          </table:table-cell>
          <table:table-cell office:value-type="float" office:value="3.580285" calcext:value-type="float">
            <text:p>3.580285</text:p>
          </table:table-cell>
          <table:table-cell table:formula="of:=([.D165]-[.D164])" office:value-type="float" office:value="0.461804" calcext:value-type="float">
            <text:p>0.461804</text:p>
          </table:table-cell>
          <table:table-cell/>
        </table:table-row>
        <table:table-row table:style-name="ro2">
          <table:table-cell table:style-name="ce7" office:value-type="float" office:value="603" calcext:value-type="float">
            <text:p>603</text:p>
          </table:table-cell>
          <table:table-cell office:value-type="float" office:value="329" calcext:value-type="float">
            <text:p>329</text:p>
          </table:table-cell>
          <table:table-cell office:value-type="float" office:value="11174" calcext:value-type="float">
            <text:p>11174</text:p>
          </table:table-cell>
          <table:table-cell office:value-type="float" office:value="3.61707" calcext:value-type="float">
            <text:p>3.61707</text:p>
          </table:table-cell>
          <table:table-cell table:formula="of:=([.D166]-[.D165])" office:value-type="float" office:value="0.0367850000000001" calcext:value-type="float">
            <text:p>0.036785</text:p>
          </table:table-cell>
          <table:table-cell/>
        </table:table-row>
        <table:table-row table:style-name="ro2">
          <table:table-cell table:style-name="ce7" office:value-type="float" office:value="604" calcext:value-type="float">
            <text:p>604</text:p>
          </table:table-cell>
          <table:table-cell office:value-type="float" office:value="330" calcext:value-type="float">
            <text:p>330</text:p>
          </table:table-cell>
          <table:table-cell office:value-type="float" office:value="11174" calcext:value-type="float">
            <text:p>11174</text:p>
          </table:table-cell>
          <table:table-cell office:value-type="float" office:value="3.638985" calcext:value-type="float">
            <text:p>3.638985</text:p>
          </table:table-cell>
          <table:table-cell table:formula="of:=([.D167]-[.D166])" office:value-type="float" office:value="0.0219149999999999" calcext:value-type="float">
            <text:p>0.021915</text:p>
          </table:table-cell>
          <table:table-cell/>
        </table:table-row>
        <table:table-row table:style-name="ro2">
          <table:table-cell table:style-name="ce7" office:value-type="float" office:value="605" calcext:value-type="float">
            <text:p>605</text:p>
          </table:table-cell>
          <table:table-cell office:value-type="float" office:value="331" calcext:value-type="float">
            <text:p>331</text:p>
          </table:table-cell>
          <table:table-cell office:value-type="float" office:value="11174" calcext:value-type="float">
            <text:p>11174</text:p>
          </table:table-cell>
          <table:table-cell office:value-type="float" office:value="3.660228" calcext:value-type="float">
            <text:p>3.660228</text:p>
          </table:table-cell>
          <table:table-cell table:formula="of:=([.D168]-[.D167])" office:value-type="float" office:value="0.0212430000000001" calcext:value-type="float">
            <text:p>0.021243</text:p>
          </table:table-cell>
          <table:table-cell/>
        </table:table-row>
        <table:table-row table:style-name="ro2">
          <table:table-cell table:style-name="ce7" office:value-type="float" office:value="606" calcext:value-type="float">
            <text:p>606</text:p>
          </table:table-cell>
          <table:table-cell office:value-type="float" office:value="332" calcext:value-type="float">
            <text:p>332</text:p>
          </table:table-cell>
          <table:table-cell office:value-type="float" office:value="11174" calcext:value-type="float">
            <text:p>11174</text:p>
          </table:table-cell>
          <table:table-cell office:value-type="float" office:value="3.681566" calcext:value-type="float">
            <text:p>3.681566</text:p>
          </table:table-cell>
          <table:table-cell table:formula="of:=([.D169]-[.D168])" office:value-type="float" office:value="0.0213380000000001" calcext:value-type="float">
            <text:p>0.021338</text:p>
          </table:table-cell>
          <table:table-cell/>
        </table:table-row>
        <table:table-row table:style-name="ro2">
          <table:table-cell table:style-name="ce7" office:value-type="float" office:value="607" calcext:value-type="float">
            <text:p>607</text:p>
          </table:table-cell>
          <table:table-cell office:value-type="float" office:value="333" calcext:value-type="float">
            <text:p>333</text:p>
          </table:table-cell>
          <table:table-cell office:value-type="float" office:value="11174" calcext:value-type="float">
            <text:p>11174</text:p>
          </table:table-cell>
          <table:table-cell office:value-type="float" office:value="3.702344" calcext:value-type="float">
            <text:p>3.702344</text:p>
          </table:table-cell>
          <table:table-cell table:formula="of:=([.D170]-[.D169])" office:value-type="float" office:value="0.020778" calcext:value-type="float">
            <text:p>0.020778</text:p>
          </table:table-cell>
          <table:table-cell/>
        </table:table-row>
        <table:table-row table:style-name="ro2">
          <table:table-cell table:style-name="ce7" office:value-type="float" office:value="608" calcext:value-type="float">
            <text:p>608</text:p>
          </table:table-cell>
          <table:table-cell office:value-type="float" office:value="334" calcext:value-type="float">
            <text:p>334</text:p>
          </table:table-cell>
          <table:table-cell office:value-type="float" office:value="11174" calcext:value-type="float">
            <text:p>11174</text:p>
          </table:table-cell>
          <table:table-cell office:value-type="float" office:value="3.724429" calcext:value-type="float">
            <text:p>3.724429</text:p>
          </table:table-cell>
          <table:table-cell table:formula="of:=([.D171]-[.D170])" office:value-type="float" office:value="0.0220849999999997" calcext:value-type="float">
            <text:p>0.022085</text:p>
          </table:table-cell>
          <table:table-cell/>
        </table:table-row>
        <table:table-row table:style-name="ro2">
          <table:table-cell table:style-name="ce7" office:value-type="float" office:value="624" calcext:value-type="float">
            <text:p>624</text:p>
          </table:table-cell>
          <table:table-cell office:value-type="float" office:value="335" calcext:value-type="float">
            <text:p>335</text:p>
          </table:table-cell>
          <table:table-cell office:value-type="float" office:value="11174" calcext:value-type="float">
            <text:p>11174</text:p>
          </table:table-cell>
          <table:table-cell office:value-type="float" office:value="3.745953" calcext:value-type="float">
            <text:p>3.745953</text:p>
          </table:table-cell>
          <table:table-cell table:formula="of:=([.D172]-[.D171])" office:value-type="float" office:value="0.0215240000000003" calcext:value-type="float">
            <text:p>0.021524</text:p>
          </table:table-cell>
          <table:table-cell/>
        </table:table-row>
        <table:table-row table:style-name="ro2">
          <table:table-cell table:style-name="ce7" office:value-type="float" office:value="625" calcext:value-type="float">
            <text:p>625</text:p>
          </table:table-cell>
          <table:table-cell office:value-type="float" office:value="756" calcext:value-type="float">
            <text:p>756</text:p>
          </table:table-cell>
          <table:table-cell office:value-type="float" office:value="11174" calcext:value-type="float">
            <text:p>11174</text:p>
          </table:table-cell>
          <table:table-cell office:value-type="float" office:value="4.097745" calcext:value-type="float">
            <text:p>4.097745</text:p>
          </table:table-cell>
          <table:table-cell table:formula="of:=([.D173]-[.D172])" office:value-type="float" office:value="0.351792" calcext:value-type="float">
            <text:p>0.351792</text:p>
          </table:table-cell>
          <table:table-cell/>
        </table:table-row>
        <table:table-row table:style-name="ro2">
          <table:table-cell table:style-name="ce7" office:value-type="float" office:value="626" calcext:value-type="float">
            <text:p>626</text:p>
          </table:table-cell>
          <table:table-cell office:value-type="float" office:value="757" calcext:value-type="float">
            <text:p>757</text:p>
          </table:table-cell>
          <table:table-cell office:value-type="float" office:value="11174" calcext:value-type="float">
            <text:p>11174</text:p>
          </table:table-cell>
          <table:table-cell office:value-type="float" office:value="4.11963" calcext:value-type="float">
            <text:p>4.11963</text:p>
          </table:table-cell>
          <table:table-cell table:formula="of:=([.D174]-[.D173])" office:value-type="float" office:value="0.0218850000000002" calcext:value-type="float">
            <text:p>0.021885</text:p>
          </table:table-cell>
          <table:table-cell/>
        </table:table-row>
        <table:table-row table:style-name="ro2">
          <table:table-cell table:style-name="ce7" office:value-type="float" office:value="627" calcext:value-type="float">
            <text:p>627</text:p>
          </table:table-cell>
          <table:table-cell office:value-type="float" office:value="758" calcext:value-type="float">
            <text:p>758</text:p>
          </table:table-cell>
          <table:table-cell office:value-type="float" office:value="11174" calcext:value-type="float">
            <text:p>11174</text:p>
          </table:table-cell>
          <table:table-cell office:value-type="float" office:value="4.141682" calcext:value-type="float">
            <text:p>4.141682</text:p>
          </table:table-cell>
          <table:table-cell table:formula="of:=([.D175]-[.D174])" office:value-type="float" office:value="0.0220520000000004" calcext:value-type="float">
            <text:p>0.022052</text:p>
          </table:table-cell>
          <table:table-cell/>
        </table:table-row>
        <table:table-row table:style-name="ro2">
          <table:table-cell table:style-name="ce7" office:value-type="float" office:value="628" calcext:value-type="float">
            <text:p>628</text:p>
          </table:table-cell>
          <table:table-cell office:value-type="float" office:value="759" calcext:value-type="float">
            <text:p>759</text:p>
          </table:table-cell>
          <table:table-cell office:value-type="float" office:value="11174" calcext:value-type="float">
            <text:p>11174</text:p>
          </table:table-cell>
          <table:table-cell office:value-type="float" office:value="4.163158" calcext:value-type="float">
            <text:p>4.163158</text:p>
          </table:table-cell>
          <table:table-cell table:formula="of:=([.D176]-[.D175])" office:value-type="float" office:value="0.0214759999999998" calcext:value-type="float">
            <text:p>0.021476</text:p>
          </table:table-cell>
          <table:table-cell/>
        </table:table-row>
        <table:table-row table:style-name="ro2">
          <table:table-cell table:style-name="ce7" office:value-type="float" office:value="629" calcext:value-type="float">
            <text:p>629</text:p>
          </table:table-cell>
          <table:table-cell office:value-type="float" office:value="760" calcext:value-type="float">
            <text:p>760</text:p>
          </table:table-cell>
          <table:table-cell office:value-type="float" office:value="11174" calcext:value-type="float">
            <text:p>11174</text:p>
          </table:table-cell>
          <table:table-cell office:value-type="float" office:value="4.184327" calcext:value-type="float">
            <text:p>4.184327</text:p>
          </table:table-cell>
          <table:table-cell table:formula="of:=([.D177]-[.D176])" office:value-type="float" office:value="0.0211689999999995" calcext:value-type="float">
            <text:p>0.021169</text:p>
          </table:table-cell>
          <table:table-cell/>
        </table:table-row>
        <table:table-row table:style-name="ro2">
          <table:table-cell table:style-name="ce7" office:value-type="float" office:value="635" calcext:value-type="float">
            <text:p>635</text:p>
          </table:table-cell>
          <table:table-cell office:value-type="float" office:value="761" calcext:value-type="float">
            <text:p>761</text:p>
          </table:table-cell>
          <table:table-cell office:value-type="float" office:value="11174" calcext:value-type="float">
            <text:p>11174</text:p>
          </table:table-cell>
          <table:table-cell office:value-type="float" office:value="4.206029" calcext:value-type="float">
            <text:p>4.206029</text:p>
          </table:table-cell>
          <table:table-cell table:formula="of:=([.D178]-[.D177])" office:value-type="float" office:value="0.0217020000000003" calcext:value-type="float">
            <text:p>0.021702</text:p>
          </table:table-cell>
          <table:table-cell/>
        </table:table-row>
        <table:table-row table:style-name="ro2">
          <table:table-cell table:style-name="ce7" office:value-type="float" office:value="636" calcext:value-type="float">
            <text:p>636</text:p>
          </table:table-cell>
          <table:table-cell office:value-type="float" office:value="762" calcext:value-type="float">
            <text:p>762</text:p>
          </table:table-cell>
          <table:table-cell office:value-type="float" office:value="11174" calcext:value-type="float">
            <text:p>11174</text:p>
          </table:table-cell>
          <table:table-cell office:value-type="float" office:value="4.337726" calcext:value-type="float">
            <text:p>4.337726</text:p>
          </table:table-cell>
          <table:table-cell table:formula="of:=([.D179]-[.D178])" office:value-type="float" office:value="0.131697" calcext:value-type="float">
            <text:p>0.131697</text:p>
          </table:table-cell>
          <table:table-cell/>
        </table:table-row>
        <table:table-row table:style-name="ro2">
          <table:table-cell table:style-name="ce7" office:value-type="float" office:value="637" calcext:value-type="float">
            <text:p>637</text:p>
          </table:table-cell>
          <table:table-cell office:value-type="float" office:value="763" calcext:value-type="float">
            <text:p>763</text:p>
          </table:table-cell>
          <table:table-cell office:value-type="float" office:value="11174" calcext:value-type="float">
            <text:p>11174</text:p>
          </table:table-cell>
          <table:table-cell office:value-type="float" office:value="4.359826" calcext:value-type="float">
            <text:p>4.359826</text:p>
          </table:table-cell>
          <table:table-cell table:formula="of:=([.D180]-[.D179])" office:value-type="float" office:value="0.0221" calcext:value-type="float">
            <text:p>0.022100</text:p>
          </table:table-cell>
          <table:table-cell/>
        </table:table-row>
        <table:table-row table:style-name="ro2">
          <table:table-cell table:style-name="ce7" office:value-type="float" office:value="638" calcext:value-type="float">
            <text:p>638</text:p>
          </table:table-cell>
          <table:table-cell office:value-type="float" office:value="764" calcext:value-type="float">
            <text:p>764</text:p>
          </table:table-cell>
          <table:table-cell office:value-type="float" office:value="11174" calcext:value-type="float">
            <text:p>11174</text:p>
          </table:table-cell>
          <table:table-cell office:value-type="float" office:value="4.381765" calcext:value-type="float">
            <text:p>4.381765</text:p>
          </table:table-cell>
          <table:table-cell table:formula="of:=([.D181]-[.D180])" office:value-type="float" office:value="0.0219389999999997" calcext:value-type="float">
            <text:p>0.021939</text:p>
          </table:table-cell>
          <table:table-cell/>
        </table:table-row>
        <table:table-row table:style-name="ro2">
          <table:table-cell table:style-name="ce7" office:value-type="float" office:value="639" calcext:value-type="float">
            <text:p>639</text:p>
          </table:table-cell>
          <table:table-cell office:value-type="float" office:value="765" calcext:value-type="float">
            <text:p>765</text:p>
          </table:table-cell>
          <table:table-cell office:value-type="float" office:value="11174" calcext:value-type="float">
            <text:p>11174</text:p>
          </table:table-cell>
          <table:table-cell office:value-type="float" office:value="4.403529" calcext:value-type="float">
            <text:p>4.403529</text:p>
          </table:table-cell>
          <table:table-cell table:formula="of:=([.D182]-[.D181])" office:value-type="float" office:value="0.0217640000000001" calcext:value-type="float">
            <text:p>0.021764</text:p>
          </table:table-cell>
          <table:table-cell/>
        </table:table-row>
        <table:table-row table:style-name="ro2">
          <table:table-cell table:style-name="ce7" office:value-type="float" office:value="640" calcext:value-type="float">
            <text:p>640</text:p>
          </table:table-cell>
          <table:table-cell office:value-type="float" office:value="766" calcext:value-type="float">
            <text:p>766</text:p>
          </table:table-cell>
          <table:table-cell office:value-type="float" office:value="11174" calcext:value-type="float">
            <text:p>11174</text:p>
          </table:table-cell>
          <table:table-cell office:value-type="float" office:value="4.426243" calcext:value-type="float">
            <text:p>4.426243</text:p>
          </table:table-cell>
          <table:table-cell table:formula="of:=([.D183]-[.D182])" office:value-type="float" office:value="0.0227140000000006" calcext:value-type="float">
            <text:p>0.022714</text:p>
          </table:table-cell>
          <table:table-cell/>
        </table:table-row>
        <table:table-row table:style-name="ro2">
          <table:table-cell table:style-name="ce7" office:value-type="float" office:value="641" calcext:value-type="float">
            <text:p>641</text:p>
          </table:table-cell>
          <table:table-cell office:value-type="float" office:value="767" calcext:value-type="float">
            <text:p>767</text:p>
          </table:table-cell>
          <table:table-cell office:value-type="float" office:value="11174" calcext:value-type="float">
            <text:p>11174</text:p>
          </table:table-cell>
          <table:table-cell office:value-type="float" office:value="4.447983" calcext:value-type="float">
            <text:p>4.447983</text:p>
          </table:table-cell>
          <table:table-cell table:formula="of:=([.D184]-[.D183])" office:value-type="float" office:value="0.0217399999999994" calcext:value-type="float">
            <text:p>0.021740</text:p>
          </table:table-cell>
          <table:table-cell/>
        </table:table-row>
        <table:table-row table:style-name="ro2">
          <table:table-cell table:style-name="ce7" office:value-type="float" office:value="647" calcext:value-type="float">
            <text:p>647</text:p>
          </table:table-cell>
          <table:table-cell office:value-type="float" office:value="768" calcext:value-type="float">
            <text:p>768</text:p>
          </table:table-cell>
          <table:table-cell office:value-type="float" office:value="11174" calcext:value-type="float">
            <text:p>11174</text:p>
          </table:table-cell>
          <table:table-cell office:value-type="float" office:value="4.470153" calcext:value-type="float">
            <text:p>4.470153</text:p>
          </table:table-cell>
          <table:table-cell table:formula="of:=([.D185]-[.D184])" office:value-type="float" office:value="0.02217" calcext:value-type="float">
            <text:p>0.022170</text:p>
          </table:table-cell>
          <table:table-cell/>
        </table:table-row>
        <table:table-row table:style-name="ro2">
          <table:table-cell table:style-name="ce7" office:value-type="float" office:value="648" calcext:value-type="float">
            <text:p>648</text:p>
          </table:table-cell>
          <table:table-cell office:value-type="float" office:value="769" calcext:value-type="float">
            <text:p>769</text:p>
          </table:table-cell>
          <table:table-cell office:value-type="float" office:value="11174" calcext:value-type="float">
            <text:p>11174</text:p>
          </table:table-cell>
          <table:table-cell office:value-type="float" office:value="4.59881" calcext:value-type="float">
            <text:p>4.59881</text:p>
          </table:table-cell>
          <table:table-cell table:formula="of:=([.D186]-[.D185])" office:value-type="float" office:value="0.128657" calcext:value-type="float">
            <text:p>0.128657</text:p>
          </table:table-cell>
          <table:table-cell/>
        </table:table-row>
        <table:table-row table:style-name="ro2">
          <table:table-cell table:style-name="ce7" office:value-type="float" office:value="649" calcext:value-type="float">
            <text:p>649</text:p>
          </table:table-cell>
          <table:table-cell office:value-type="float" office:value="770" calcext:value-type="float">
            <text:p>770</text:p>
          </table:table-cell>
          <table:table-cell office:value-type="float" office:value="11174" calcext:value-type="float">
            <text:p>11174</text:p>
          </table:table-cell>
          <table:table-cell office:value-type="float" office:value="4.621446" calcext:value-type="float">
            <text:p>4.621446</text:p>
          </table:table-cell>
          <table:table-cell table:formula="of:=([.D187]-[.D186])" office:value-type="float" office:value="0.0226359999999994" calcext:value-type="float">
            <text:p>0.022636</text:p>
          </table:table-cell>
          <table:table-cell/>
        </table:table-row>
        <table:table-row table:style-name="ro2">
          <table:table-cell table:style-name="ce7" office:value-type="float" office:value="650" calcext:value-type="float">
            <text:p>650</text:p>
          </table:table-cell>
          <table:table-cell office:value-type="float" office:value="771" calcext:value-type="float">
            <text:p>771</text:p>
          </table:table-cell>
          <table:table-cell office:value-type="float" office:value="11174" calcext:value-type="float">
            <text:p>11174</text:p>
          </table:table-cell>
          <table:table-cell office:value-type="float" office:value="4.644175" calcext:value-type="float">
            <text:p>4.644175</text:p>
          </table:table-cell>
          <table:table-cell table:formula="of:=([.D188]-[.D187])" office:value-type="float" office:value="0.022729" calcext:value-type="float">
            <text:p>0.022729</text:p>
          </table:table-cell>
          <table:table-cell/>
        </table:table-row>
        <table:table-row table:style-name="ro2">
          <table:table-cell table:style-name="ce7" office:value-type="float" office:value="651" calcext:value-type="float">
            <text:p>651</text:p>
          </table:table-cell>
          <table:table-cell office:value-type="float" office:value="772" calcext:value-type="float">
            <text:p>772</text:p>
          </table:table-cell>
          <table:table-cell office:value-type="float" office:value="11174" calcext:value-type="float">
            <text:p>11174</text:p>
          </table:table-cell>
          <table:table-cell office:value-type="float" office:value="4.66411" calcext:value-type="float">
            <text:p>4.66411</text:p>
          </table:table-cell>
          <table:table-cell table:formula="of:=([.D189]-[.D188])" office:value-type="float" office:value="0.0199350000000003" calcext:value-type="float">
            <text:p>0.019935</text:p>
          </table:table-cell>
          <table:table-cell/>
        </table:table-row>
        <table:table-row table:style-name="ro2">
          <table:table-cell table:style-name="ce7" office:value-type="float" office:value="679" calcext:value-type="float">
            <text:p>679</text:p>
          </table:table-cell>
          <table:table-cell office:value-type="float" office:value="773" calcext:value-type="float">
            <text:p>773</text:p>
          </table:table-cell>
          <table:table-cell office:value-type="float" office:value="11174" calcext:value-type="float">
            <text:p>11174</text:p>
          </table:table-cell>
          <table:table-cell office:value-type="float" office:value="4.686031" calcext:value-type="float">
            <text:p>4.686031</text:p>
          </table:table-cell>
          <table:table-cell table:formula="of:=([.D190]-[.D189])" office:value-type="float" office:value="0.0219209999999999" calcext:value-type="float">
            <text:p>0.021921</text:p>
          </table:table-cell>
          <table:table-cell/>
        </table:table-row>
        <table:table-row table:style-name="ro2">
          <table:table-cell table:style-name="ce7" office:value-type="float" office:value="680" calcext:value-type="float">
            <text:p>680</text:p>
          </table:table-cell>
          <table:table-cell office:value-type="float" office:value="774" calcext:value-type="float">
            <text:p>774</text:p>
          </table:table-cell>
          <table:table-cell office:value-type="float" office:value="11174" calcext:value-type="float">
            <text:p>11174</text:p>
          </table:table-cell>
          <table:table-cell office:value-type="float" office:value="5.340531" calcext:value-type="float">
            <text:p>5.340531</text:p>
          </table:table-cell>
          <table:table-cell table:formula="of:=([.D191]-[.D190])" office:value-type="float" office:value="0.654500000000001" calcext:value-type="float">
            <text:p>0.654500</text:p>
          </table:table-cell>
          <table:table-cell/>
        </table:table-row>
        <table:table-row table:style-name="ro2">
          <table:table-cell table:style-name="ce7" office:value-type="float" office:value="681" calcext:value-type="float">
            <text:p>681</text:p>
          </table:table-cell>
          <table:table-cell office:value-type="float" office:value="775" calcext:value-type="float">
            <text:p>775</text:p>
          </table:table-cell>
          <table:table-cell office:value-type="float" office:value="11174" calcext:value-type="float">
            <text:p>11174</text:p>
          </table:table-cell>
          <table:table-cell office:value-type="float" office:value="5.365604" calcext:value-type="float">
            <text:p>5.365604</text:p>
          </table:table-cell>
          <table:table-cell table:formula="of:=([.D192]-[.D191])" office:value-type="float" office:value="0.0250729999999999" calcext:value-type="float">
            <text:p>0.025073</text:p>
          </table:table-cell>
          <table:table-cell/>
        </table:table-row>
        <table:table-row table:style-name="ro2">
          <table:table-cell table:style-name="ce7" office:value-type="float" office:value="682" calcext:value-type="float">
            <text:p>682</text:p>
          </table:table-cell>
          <table:table-cell office:value-type="float" office:value="776" calcext:value-type="float">
            <text:p>776</text:p>
          </table:table-cell>
          <table:table-cell office:value-type="float" office:value="11174" calcext:value-type="float">
            <text:p>11174</text:p>
          </table:table-cell>
          <table:table-cell office:value-type="float" office:value="5.388076" calcext:value-type="float">
            <text:p>5.388076</text:p>
          </table:table-cell>
          <table:table-cell table:formula="of:=([.D193]-[.D192])" office:value-type="float" office:value="0.0224719999999996" calcext:value-type="float">
            <text:p>0.022472</text:p>
          </table:table-cell>
          <table:table-cell/>
        </table:table-row>
        <table:table-row table:style-name="ro2">
          <table:table-cell table:style-name="ce7" office:value-type="float" office:value="683" calcext:value-type="float">
            <text:p>683</text:p>
          </table:table-cell>
          <table:table-cell office:value-type="float" office:value="777" calcext:value-type="float">
            <text:p>777</text:p>
          </table:table-cell>
          <table:table-cell office:value-type="float" office:value="11174" calcext:value-type="float">
            <text:p>11174</text:p>
          </table:table-cell>
          <table:table-cell office:value-type="float" office:value="5.408342" calcext:value-type="float">
            <text:p>5.408342</text:p>
          </table:table-cell>
          <table:table-cell table:formula="of:=([.D194]-[.D193])" office:value-type="float" office:value="0.0202660000000003" calcext:value-type="float">
            <text:p>0.020266</text:p>
          </table:table-cell>
          <table:table-cell/>
        </table:table-row>
        <table:table-row table:style-name="ro2">
          <table:table-cell table:style-name="ce7" office:value-type="float" office:value="684" calcext:value-type="float">
            <text:p>684</text:p>
          </table:table-cell>
          <table:table-cell office:value-type="float" office:value="778" calcext:value-type="float">
            <text:p>778</text:p>
          </table:table-cell>
          <table:table-cell office:value-type="float" office:value="11174" calcext:value-type="float">
            <text:p>11174</text:p>
          </table:table-cell>
          <table:table-cell office:value-type="float" office:value="5.43055" calcext:value-type="float">
            <text:p>5.43055</text:p>
          </table:table-cell>
          <table:table-cell table:formula="of:=([.D195]-[.D194])" office:value-type="float" office:value="0.022208" calcext:value-type="float">
            <text:p>0.022208</text:p>
          </table:table-cell>
          <table:table-cell/>
        </table:table-row>
        <table:table-row table:style-name="ro2">
          <table:table-cell table:style-name="ce7" office:value-type="float" office:value="685" calcext:value-type="float">
            <text:p>685</text:p>
          </table:table-cell>
          <table:table-cell office:value-type="float" office:value="779" calcext:value-type="float">
            <text:p>779</text:p>
          </table:table-cell>
          <table:table-cell office:value-type="float" office:value="11174" calcext:value-type="float">
            <text:p>11174</text:p>
          </table:table-cell>
          <table:table-cell office:value-type="float" office:value="5.452525" calcext:value-type="float">
            <text:p>5.452525</text:p>
          </table:table-cell>
          <table:table-cell table:formula="of:=([.D196]-[.D195])" office:value-type="float" office:value="0.0219749999999994" calcext:value-type="float">
            <text:p>0.021975</text:p>
          </table:table-cell>
          <table:table-cell/>
        </table:table-row>
        <table:table-row table:style-name="ro2">
          <table:table-cell table:style-name="ce7" office:value-type="float" office:value="686" calcext:value-type="float">
            <text:p>686</text:p>
          </table:table-cell>
          <table:table-cell office:value-type="float" office:value="780" calcext:value-type="float">
            <text:p>780</text:p>
          </table:table-cell>
          <table:table-cell office:value-type="float" office:value="11174" calcext:value-type="float">
            <text:p>11174</text:p>
          </table:table-cell>
          <table:table-cell office:value-type="float" office:value="5.475277" calcext:value-type="float">
            <text:p>5.475277</text:p>
          </table:table-cell>
          <table:table-cell table:formula="of:=([.D197]-[.D196])" office:value-type="float" office:value="0.0227520000000005" calcext:value-type="float">
            <text:p>0.022752</text:p>
          </table:table-cell>
          <table:table-cell/>
        </table:table-row>
        <table:table-row table:style-name="ro2">
          <table:table-cell table:style-name="ce7" office:value-type="float" office:value="687" calcext:value-type="float">
            <text:p>687</text:p>
          </table:table-cell>
          <table:table-cell office:value-type="float" office:value="781" calcext:value-type="float">
            <text:p>781</text:p>
          </table:table-cell>
          <table:table-cell office:value-type="float" office:value="11174" calcext:value-type="float">
            <text:p>11174</text:p>
          </table:table-cell>
          <table:table-cell office:value-type="float" office:value="5.496061" calcext:value-type="float">
            <text:p>5.496061</text:p>
          </table:table-cell>
          <table:table-cell table:formula="of:=([.D198]-[.D197])" office:value-type="float" office:value="0.0207839999999999" calcext:value-type="float">
            <text:p>0.020784</text:p>
          </table:table-cell>
          <table:table-cell/>
        </table:table-row>
        <table:table-row table:style-name="ro2">
          <table:table-cell table:style-name="ce7" office:value-type="float" office:value="688" calcext:value-type="float">
            <text:p>688</text:p>
          </table:table-cell>
          <table:table-cell office:value-type="float" office:value="782" calcext:value-type="float">
            <text:p>782</text:p>
          </table:table-cell>
          <table:table-cell office:value-type="float" office:value="11174" calcext:value-type="float">
            <text:p>11174</text:p>
          </table:table-cell>
          <table:table-cell office:value-type="float" office:value="5.518491" calcext:value-type="float">
            <text:p>5.518491</text:p>
          </table:table-cell>
          <table:table-cell table:formula="of:=([.D199]-[.D198])" office:value-type="float" office:value="0.0224299999999999" calcext:value-type="float">
            <text:p>0.022430</text:p>
          </table:table-cell>
          <table:table-cell/>
        </table:table-row>
        <table:table-row table:style-name="ro2">
          <table:table-cell table:style-name="ce7" office:value-type="float" office:value="689" calcext:value-type="float">
            <text:p>689</text:p>
          </table:table-cell>
          <table:table-cell office:value-type="float" office:value="783" calcext:value-type="float">
            <text:p>783</text:p>
          </table:table-cell>
          <table:table-cell office:value-type="float" office:value="11174" calcext:value-type="float">
            <text:p>11174</text:p>
          </table:table-cell>
          <table:table-cell office:value-type="float" office:value="5.540364" calcext:value-type="float">
            <text:p>5.540364</text:p>
          </table:table-cell>
          <table:table-cell table:formula="of:=([.D200]-[.D199])" office:value-type="float" office:value="0.0218730000000003" calcext:value-type="float">
            <text:p>0.021873</text:p>
          </table:table-cell>
          <table:table-cell/>
        </table:table-row>
        <table:table-row table:style-name="ro2">
          <table:table-cell table:style-name="ce7" office:value-type="float" office:value="690" calcext:value-type="float">
            <text:p>690</text:p>
          </table:table-cell>
          <table:table-cell office:value-type="float" office:value="784" calcext:value-type="float">
            <text:p>784</text:p>
          </table:table-cell>
          <table:table-cell office:value-type="float" office:value="11174" calcext:value-type="float">
            <text:p>11174</text:p>
          </table:table-cell>
          <table:table-cell office:value-type="float" office:value="5.562226" calcext:value-type="float">
            <text:p>5.562226</text:p>
          </table:table-cell>
          <table:table-cell table:formula="of:=([.D201]-[.D200])" office:value-type="float" office:value="0.0218619999999996" calcext:value-type="float">
            <text:p>0.021862</text:p>
          </table:table-cell>
          <table:table-cell/>
        </table:table-row>
        <table:table-row table:style-name="ro2">
          <table:table-cell table:style-name="ce7" office:value-type="float" office:value="691" calcext:value-type="float">
            <text:p>691</text:p>
          </table:table-cell>
          <table:table-cell office:value-type="float" office:value="785" calcext:value-type="float">
            <text:p>785</text:p>
          </table:table-cell>
          <table:table-cell office:value-type="float" office:value="11174" calcext:value-type="float">
            <text:p>11174</text:p>
          </table:table-cell>
          <table:table-cell office:value-type="float" office:value="5.582691" calcext:value-type="float">
            <text:p>5.582691</text:p>
          </table:table-cell>
          <table:table-cell table:formula="of:=([.D202]-[.D201])" office:value-type="float" office:value="0.0204649999999997" calcext:value-type="float">
            <text:p>0.020465</text:p>
          </table:table-cell>
          <table:table-cell/>
        </table:table-row>
        <table:table-row table:style-name="ro2">
          <table:table-cell table:style-name="ce7"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1174" calcext:value-type="float">
            <text:p>11174</text:p>
          </table:table-cell>
          <table:table-cell office:value-type="float" office:value="5.604311" calcext:value-type="float">
            <text:p>5.604311</text:p>
          </table:table-cell>
          <table:table-cell table:formula="of:=([.D203]-[.D202])" office:value-type="float" office:value="0.0216200000000004" calcext:value-type="float">
            <text:p>0.021620</text:p>
          </table:table-cell>
          <table:table-cell/>
        </table:table-row>
        <table:table-row table:style-name="ro2">
          <table:table-cell table:style-name="ce7" office:value-type="float" office:value="693" calcext:value-type="float">
            <text:p>693</text:p>
          </table:table-cell>
          <table:table-cell office:value-type="float" office:value="787" calcext:value-type="float">
            <text:p>787</text:p>
          </table:table-cell>
          <table:table-cell office:value-type="float" office:value="11174" calcext:value-type="float">
            <text:p>11174</text:p>
          </table:table-cell>
          <table:table-cell office:value-type="float" office:value="5.63189" calcext:value-type="float">
            <text:p>5.63189</text:p>
          </table:table-cell>
          <table:table-cell table:formula="of:=([.D204]-[.D203])" office:value-type="float" office:value="0.0275790000000002" calcext:value-type="float">
            <text:p>0.027579</text:p>
          </table:table-cell>
          <table:table-cell/>
        </table:table-row>
        <table:table-row table:style-name="ro2">
          <table:table-cell table:style-name="ce7" office:value-type="float" office:value="694" calcext:value-type="float">
            <text:p>694</text:p>
          </table:table-cell>
          <table:table-cell office:value-type="float" office:value="788" calcext:value-type="float">
            <text:p>788</text:p>
          </table:table-cell>
          <table:table-cell office:value-type="float" office:value="11174" calcext:value-type="float">
            <text:p>11174</text:p>
          </table:table-cell>
          <table:table-cell office:value-type="float" office:value="5.655313" calcext:value-type="float">
            <text:p>5.655313</text:p>
          </table:table-cell>
          <table:table-cell table:formula="of:=([.D205]-[.D204])" office:value-type="float" office:value="0.0234229999999993" calcext:value-type="float">
            <text:p>0.023423</text:p>
          </table:table-cell>
          <table:table-cell/>
        </table:table-row>
        <table:table-row table:style-name="ro2">
          <table:table-cell table:style-name="ce7" office:value-type="float" office:value="695" calcext:value-type="float">
            <text:p>695</text:p>
          </table:table-cell>
          <table:table-cell office:value-type="float" office:value="789" calcext:value-type="float">
            <text:p>789</text:p>
          </table:table-cell>
          <table:table-cell office:value-type="float" office:value="11174" calcext:value-type="float">
            <text:p>11174</text:p>
          </table:table-cell>
          <table:table-cell office:value-type="float" office:value="5.675981" calcext:value-type="float">
            <text:p>5.675981</text:p>
          </table:table-cell>
          <table:table-cell table:formula="of:=([.D206]-[.D205])" office:value-type="float" office:value="0.0206680000000006" calcext:value-type="float">
            <text:p>0.020668</text:p>
          </table:table-cell>
          <table:table-cell/>
        </table:table-row>
        <table:table-row table:style-name="ro2">
          <table:table-cell table:style-name="ce7" office:value-type="float" office:value="696" calcext:value-type="float">
            <text:p>696</text:p>
          </table:table-cell>
          <table:table-cell office:value-type="float" office:value="790" calcext:value-type="float">
            <text:p>790</text:p>
          </table:table-cell>
          <table:table-cell office:value-type="float" office:value="11174" calcext:value-type="float">
            <text:p>11174</text:p>
          </table:table-cell>
          <table:table-cell office:value-type="float" office:value="5.697762" calcext:value-type="float">
            <text:p>5.697762</text:p>
          </table:table-cell>
          <table:table-cell table:formula="of:=([.D207]-[.D206])" office:value-type="float" office:value="0.0217809999999998" calcext:value-type="float">
            <text:p>0.021781</text:p>
          </table:table-cell>
          <table:table-cell/>
        </table:table-row>
        <table:table-row table:style-name="ro2">
          <table:table-cell table:style-name="ce7" office:value-type="float" office:value="697" calcext:value-type="float">
            <text:p>697</text:p>
          </table:table-cell>
          <table:table-cell office:value-type="float" office:value="791" calcext:value-type="float">
            <text:p>791</text:p>
          </table:table-cell>
          <table:table-cell office:value-type="float" office:value="11174" calcext:value-type="float">
            <text:p>11174</text:p>
          </table:table-cell>
          <table:table-cell office:value-type="float" office:value="5.720705" calcext:value-type="float">
            <text:p>5.720705</text:p>
          </table:table-cell>
          <table:table-cell table:formula="of:=([.D208]-[.D207])" office:value-type="float" office:value="0.0229429999999997" calcext:value-type="float">
            <text:p>0.022943</text:p>
          </table:table-cell>
          <table:table-cell/>
        </table:table-row>
        <table:table-row table:style-name="ro2">
          <table:table-cell table:style-name="ce7" office:value-type="float" office:value="698" calcext:value-type="float">
            <text:p>698</text:p>
          </table:table-cell>
          <table:table-cell office:value-type="float" office:value="792" calcext:value-type="float">
            <text:p>792</text:p>
          </table:table-cell>
          <table:table-cell office:value-type="float" office:value="11174" calcext:value-type="float">
            <text:p>11174</text:p>
          </table:table-cell>
          <table:table-cell office:value-type="float" office:value="5.743162" calcext:value-type="float">
            <text:p>5.743162</text:p>
          </table:table-cell>
          <table:table-cell table:formula="of:=([.D209]-[.D208])" office:value-type="float" office:value="0.0224570000000002" calcext:value-type="float">
            <text:p>0.022457</text:p>
          </table:table-cell>
          <table:table-cell/>
        </table:table-row>
        <table:table-row table:style-name="ro2">
          <table:table-cell table:style-name="ce7" office:value-type="float" office:value="699" calcext:value-type="float">
            <text:p>699</text:p>
          </table:table-cell>
          <table:table-cell office:value-type="float" office:value="793" calcext:value-type="float">
            <text:p>793</text:p>
          </table:table-cell>
          <table:table-cell office:value-type="float" office:value="11174" calcext:value-type="float">
            <text:p>11174</text:p>
          </table:table-cell>
          <table:table-cell office:value-type="float" office:value="5.763122" calcext:value-type="float">
            <text:p>5.763122</text:p>
          </table:table-cell>
          <table:table-cell table:formula="of:=([.D210]-[.D209])" office:value-type="float" office:value="0.0199600000000002" calcext:value-type="float">
            <text:p>0.019960</text:p>
          </table:table-cell>
          <table:table-cell/>
        </table:table-row>
        <table:table-row table:style-name="ro2">
          <table:table-cell table:style-name="ce7" office:value-type="float" office:value="700" calcext:value-type="float">
            <text:p>700</text:p>
          </table:table-cell>
          <table:table-cell office:value-type="float" office:value="794" calcext:value-type="float">
            <text:p>794</text:p>
          </table:table-cell>
          <table:table-cell office:value-type="float" office:value="11174" calcext:value-type="float">
            <text:p>11174</text:p>
          </table:table-cell>
          <table:table-cell office:value-type="float" office:value="5.785145" calcext:value-type="float">
            <text:p>5.785145</text:p>
          </table:table-cell>
          <table:table-cell table:formula="of:=([.D211]-[.D210])" office:value-type="float" office:value="0.0220229999999999" calcext:value-type="float">
            <text:p>0.022023</text:p>
          </table:table-cell>
          <table:table-cell/>
        </table:table-row>
        <table:table-row table:style-name="ro2">
          <table:table-cell table:style-name="ce7" office:value-type="float" office:value="701" calcext:value-type="float">
            <text:p>701</text:p>
          </table:table-cell>
          <table:table-cell office:value-type="float" office:value="795" calcext:value-type="float">
            <text:p>795</text:p>
          </table:table-cell>
          <table:table-cell office:value-type="float" office:value="11174" calcext:value-type="float">
            <text:p>11174</text:p>
          </table:table-cell>
          <table:table-cell office:value-type="float" office:value="6.139736" calcext:value-type="float">
            <text:p>6.139736</text:p>
          </table:table-cell>
          <table:table-cell table:formula="of:=([.D212]-[.D211])" office:value-type="float" office:value="0.354591" calcext:value-type="float">
            <text:p>0.354591</text:p>
          </table:table-cell>
          <table:table-cell/>
        </table:table-row>
        <table:table-row table:style-name="ro2">
          <table:table-cell table:style-name="ce7" office:value-type="float" office:value="702" calcext:value-type="float">
            <text:p>702</text:p>
          </table:table-cell>
          <table:table-cell office:value-type="float" office:value="796" calcext:value-type="float">
            <text:p>796</text:p>
          </table:table-cell>
          <table:table-cell office:value-type="float" office:value="11174" calcext:value-type="float">
            <text:p>11174</text:p>
          </table:table-cell>
          <table:table-cell office:value-type="float" office:value="6.170579" calcext:value-type="float">
            <text:p>6.170579</text:p>
          </table:table-cell>
          <table:table-cell table:formula="of:=([.D213]-[.D212])" office:value-type="float" office:value="0.030843" calcext:value-type="float">
            <text:p>0.030843</text:p>
          </table:table-cell>
          <table:table-cell/>
        </table:table-row>
        <table:table-row table:style-name="ro2">
          <table:table-cell table:style-name="ce7" office:value-type="float" office:value="703" calcext:value-type="float">
            <text:p>703</text:p>
          </table:table-cell>
          <table:table-cell office:value-type="float" office:value="797" calcext:value-type="float">
            <text:p>797</text:p>
          </table:table-cell>
          <table:table-cell office:value-type="float" office:value="11174" calcext:value-type="float">
            <text:p>11174</text:p>
          </table:table-cell>
          <table:table-cell office:value-type="float" office:value="6.188837" calcext:value-type="float">
            <text:p>6.188837</text:p>
          </table:table-cell>
          <table:table-cell table:formula="of:=([.D214]-[.D213])" office:value-type="float" office:value="0.0182580000000003" calcext:value-type="float">
            <text:p>0.018258</text:p>
          </table:table-cell>
          <table:table-cell/>
        </table:table-row>
        <table:table-row table:style-name="ro2">
          <table:table-cell table:style-name="ce7" office:value-type="float" office:value="704" calcext:value-type="float">
            <text:p>704</text:p>
          </table:table-cell>
          <table:table-cell office:value-type="float" office:value="798" calcext:value-type="float">
            <text:p>798</text:p>
          </table:table-cell>
          <table:table-cell office:value-type="float" office:value="11174" calcext:value-type="float">
            <text:p>11174</text:p>
          </table:table-cell>
          <table:table-cell office:value-type="float" office:value="6.216519" calcext:value-type="float">
            <text:p>6.216519</text:p>
          </table:table-cell>
          <table:table-cell table:formula="of:=([.D215]-[.D214])" office:value-type="float" office:value="0.0276819999999995" calcext:value-type="float">
            <text:p>0.027682</text:p>
          </table:table-cell>
          <table:table-cell/>
        </table:table-row>
        <table:table-row table:style-name="ro2">
          <table:table-cell table:style-name="ce7" office:value-type="float" office:value="705" calcext:value-type="float">
            <text:p>705</text:p>
          </table:table-cell>
          <table:table-cell office:value-type="float" office:value="799" calcext:value-type="float">
            <text:p>799</text:p>
          </table:table-cell>
          <table:table-cell office:value-type="float" office:value="11174" calcext:value-type="float">
            <text:p>11174</text:p>
          </table:table-cell>
          <table:table-cell office:value-type="float" office:value="6.234947" calcext:value-type="float">
            <text:p>6.234947</text:p>
          </table:table-cell>
          <table:table-cell table:formula="of:=([.D216]-[.D215])" office:value-type="float" office:value="0.0184280000000001" calcext:value-type="float">
            <text:p>0.018428</text:p>
          </table:table-cell>
          <table:table-cell/>
        </table:table-row>
        <table:table-row table:style-name="ro2">
          <table:table-cell table:style-name="ce7" office:value-type="float" office:value="706" calcext:value-type="float">
            <text:p>706</text:p>
          </table:table-cell>
          <table:table-cell office:value-type="float" office:value="800" calcext:value-type="float">
            <text:p>800</text:p>
          </table:table-cell>
          <table:table-cell office:value-type="float" office:value="11174" calcext:value-type="float">
            <text:p>11174</text:p>
          </table:table-cell>
          <table:table-cell office:value-type="float" office:value="6.254415" calcext:value-type="float">
            <text:p>6.254415</text:p>
          </table:table-cell>
          <table:table-cell table:formula="of:=([.D217]-[.D216])" office:value-type="float" office:value="0.0194679999999998" calcext:value-type="float">
            <text:p>0.019468</text:p>
          </table:table-cell>
          <table:table-cell/>
        </table:table-row>
        <table:table-row table:style-name="ro2">
          <table:table-cell table:style-name="ce7" office:value-type="float" office:value="707" calcext:value-type="float">
            <text:p>707</text:p>
          </table:table-cell>
          <table:table-cell office:value-type="float" office:value="801" calcext:value-type="float">
            <text:p>801</text:p>
          </table:table-cell>
          <table:table-cell office:value-type="float" office:value="11174" calcext:value-type="float">
            <text:p>11174</text:p>
          </table:table-cell>
          <table:table-cell office:value-type="float" office:value="6.273316" calcext:value-type="float">
            <text:p>6.273316</text:p>
          </table:table-cell>
          <table:table-cell table:formula="of:=([.D218]-[.D217])" office:value-type="float" office:value="0.0189010000000005" calcext:value-type="float">
            <text:p>0.018901</text:p>
          </table:table-cell>
          <table:table-cell/>
        </table:table-row>
        <table:table-row table:style-name="ro2">
          <table:table-cell table:style-name="ce7" office:value-type="float" office:value="708" calcext:value-type="float">
            <text:p>708</text:p>
          </table:table-cell>
          <table:table-cell office:value-type="float" office:value="802" calcext:value-type="float">
            <text:p>802</text:p>
          </table:table-cell>
          <table:table-cell office:value-type="float" office:value="11174" calcext:value-type="float">
            <text:p>11174</text:p>
          </table:table-cell>
          <table:table-cell office:value-type="float" office:value="6.293075" calcext:value-type="float">
            <text:p>6.293075</text:p>
          </table:table-cell>
          <table:table-cell table:formula="of:=([.D219]-[.D218])" office:value-type="float" office:value="0.0197589999999996" calcext:value-type="float">
            <text:p>0.019759</text:p>
          </table:table-cell>
          <table:table-cell/>
        </table:table-row>
        <table:table-row table:style-name="ro2">
          <table:table-cell table:style-name="ce7" office:value-type="float" office:value="709" calcext:value-type="float">
            <text:p>709</text:p>
          </table:table-cell>
          <table:table-cell office:value-type="float" office:value="803" calcext:value-type="float">
            <text:p>803</text:p>
          </table:table-cell>
          <table:table-cell office:value-type="float" office:value="11174" calcext:value-type="float">
            <text:p>11174</text:p>
          </table:table-cell>
          <table:table-cell office:value-type="float" office:value="6.312089" calcext:value-type="float">
            <text:p>6.312089</text:p>
          </table:table-cell>
          <table:table-cell table:formula="of:=([.D220]-[.D219])" office:value-type="float" office:value="0.0190140000000003" calcext:value-type="float">
            <text:p>0.019014</text:p>
          </table:table-cell>
          <table:table-cell/>
        </table:table-row>
        <table:table-row table:style-name="ro2">
          <table:table-cell table:style-name="ce7" office:value-type="float" office:value="710" calcext:value-type="float">
            <text:p>710</text:p>
          </table:table-cell>
          <table:table-cell office:value-type="float" office:value="804" calcext:value-type="float">
            <text:p>804</text:p>
          </table:table-cell>
          <table:table-cell office:value-type="float" office:value="11174" calcext:value-type="float">
            <text:p>11174</text:p>
          </table:table-cell>
          <table:table-cell office:value-type="float" office:value="6.332781" calcext:value-type="float">
            <text:p>6.332781</text:p>
          </table:table-cell>
          <table:table-cell table:formula="of:=([.D221]-[.D220])" office:value-type="float" office:value="0.0206919999999995" calcext:value-type="float">
            <text:p>0.020692</text:p>
          </table:table-cell>
          <table:table-cell/>
        </table:table-row>
        <table:table-row table:style-name="ro2">
          <table:table-cell table:style-name="ce7" office:value-type="float" office:value="711" calcext:value-type="float">
            <text:p>711</text:p>
          </table:table-cell>
          <table:table-cell office:value-type="float" office:value="805" calcext:value-type="float">
            <text:p>805</text:p>
          </table:table-cell>
          <table:table-cell office:value-type="float" office:value="11174" calcext:value-type="float">
            <text:p>11174</text:p>
          </table:table-cell>
          <table:table-cell office:value-type="float" office:value="6.351125" calcext:value-type="float">
            <text:p>6.351125</text:p>
          </table:table-cell>
          <table:table-cell table:formula="of:=([.D222]-[.D221])" office:value-type="float" office:value="0.0183439999999999" calcext:value-type="float">
            <text:p>0.018344</text:p>
          </table:table-cell>
          <table:table-cell/>
        </table:table-row>
        <table:table-row table:style-name="ro2">
          <table:table-cell table:style-name="ce7" office:value-type="float" office:value="712" calcext:value-type="float">
            <text:p>712</text:p>
          </table:table-cell>
          <table:table-cell office:value-type="float" office:value="806" calcext:value-type="float">
            <text:p>806</text:p>
          </table:table-cell>
          <table:table-cell office:value-type="float" office:value="11174" calcext:value-type="float">
            <text:p>11174</text:p>
          </table:table-cell>
          <table:table-cell office:value-type="float" office:value="6.370404" calcext:value-type="float">
            <text:p>6.370404</text:p>
          </table:table-cell>
          <table:table-cell table:formula="of:=([.D223]-[.D222])" office:value-type="float" office:value="0.019279" calcext:value-type="float">
            <text:p>0.019279</text:p>
          </table:table-cell>
          <table:table-cell/>
        </table:table-row>
        <table:table-row table:style-name="ro2">
          <table:table-cell table:style-name="ce7" office:value-type="float" office:value="713" calcext:value-type="float">
            <text:p>713</text:p>
          </table:table-cell>
          <table:table-cell office:value-type="float" office:value="807" calcext:value-type="float">
            <text:p>807</text:p>
          </table:table-cell>
          <table:table-cell office:value-type="float" office:value="11174" calcext:value-type="float">
            <text:p>11174</text:p>
          </table:table-cell>
          <table:table-cell office:value-type="float" office:value="6.389346" calcext:value-type="float">
            <text:p>6.389346</text:p>
          </table:table-cell>
          <table:table-cell table:formula="of:=([.D224]-[.D223])" office:value-type="float" office:value="0.018942" calcext:value-type="float">
            <text:p>0.018942</text:p>
          </table:table-cell>
          <table:table-cell/>
        </table:table-row>
        <table:table-row table:style-name="ro2">
          <table:table-cell table:style-name="ce7" office:value-type="float" office:value="714" calcext:value-type="float">
            <text:p>714</text:p>
          </table:table-cell>
          <table:table-cell office:value-type="float" office:value="808" calcext:value-type="float">
            <text:p>808</text:p>
          </table:table-cell>
          <table:table-cell office:value-type="float" office:value="11174" calcext:value-type="float">
            <text:p>11174</text:p>
          </table:table-cell>
          <table:table-cell office:value-type="float" office:value="6.409453" calcext:value-type="float">
            <text:p>6.409453</text:p>
          </table:table-cell>
          <table:table-cell table:formula="of:=([.D225]-[.D224])" office:value-type="float" office:value="0.0201070000000003" calcext:value-type="float">
            <text:p>0.020107</text:p>
          </table:table-cell>
          <table:table-cell/>
        </table:table-row>
        <table:table-row table:style-name="ro2">
          <table:table-cell table:style-name="ce7" office:value-type="float" office:value="715" calcext:value-type="float">
            <text:p>715</text:p>
          </table:table-cell>
          <table:table-cell office:value-type="float" office:value="809" calcext:value-type="float">
            <text:p>809</text:p>
          </table:table-cell>
          <table:table-cell office:value-type="float" office:value="11174" calcext:value-type="float">
            <text:p>11174</text:p>
          </table:table-cell>
          <table:table-cell office:value-type="float" office:value="6.42781" calcext:value-type="float">
            <text:p>6.42781</text:p>
          </table:table-cell>
          <table:table-cell table:formula="of:=([.D226]-[.D225])" office:value-type="float" office:value="0.018357" calcext:value-type="float">
            <text:p>0.018357</text:p>
          </table:table-cell>
          <table:table-cell/>
        </table:table-row>
        <table:table-row table:style-name="ro2">
          <table:table-cell table:style-name="ce7" office:value-type="float" office:value="717" calcext:value-type="float">
            <text:p>717</text:p>
          </table:table-cell>
          <table:table-cell office:value-type="float" office:value="810" calcext:value-type="float">
            <text:p>810</text:p>
          </table:table-cell>
          <table:table-cell office:value-type="float" office:value="11174" calcext:value-type="float">
            <text:p>11174</text:p>
          </table:table-cell>
          <table:table-cell office:value-type="float" office:value="6.447956" calcext:value-type="float">
            <text:p>6.447956</text:p>
          </table:table-cell>
          <table:table-cell table:formula="of:=([.D227]-[.D226])" office:value-type="float" office:value="0.0201459999999996" calcext:value-type="float">
            <text:p>0.020146</text:p>
          </table:table-cell>
          <table:table-cell/>
        </table:table-row>
        <table:table-row table:style-name="ro2">
          <table:table-cell table:style-name="ce7" office:value-type="float" office:value="718" calcext:value-type="float">
            <text:p>718</text:p>
          </table:table-cell>
          <table:table-cell office:value-type="float" office:value="811" calcext:value-type="float">
            <text:p>811</text:p>
          </table:table-cell>
          <table:table-cell office:value-type="float" office:value="11174" calcext:value-type="float">
            <text:p>11174</text:p>
          </table:table-cell>
          <table:table-cell office:value-type="float" office:value="6.487171" calcext:value-type="float">
            <text:p>6.487171</text:p>
          </table:table-cell>
          <table:table-cell table:formula="of:=([.D228]-[.D227])" office:value-type="float" office:value="0.0392150000000004" calcext:value-type="float">
            <text:p>0.039215</text:p>
          </table:table-cell>
          <table:table-cell/>
        </table:table-row>
        <table:table-row table:style-name="ro2">
          <table:table-cell table:style-name="ce7" office:value-type="float" office:value="719" calcext:value-type="float">
            <text:p>719</text:p>
          </table:table-cell>
          <table:table-cell office:value-type="float" office:value="812" calcext:value-type="float">
            <text:p>812</text:p>
          </table:table-cell>
          <table:table-cell office:value-type="float" office:value="11174" calcext:value-type="float">
            <text:p>11174</text:p>
          </table:table-cell>
          <table:table-cell office:value-type="float" office:value="6.505021" calcext:value-type="float">
            <text:p>6.505021</text:p>
          </table:table-cell>
          <table:table-cell table:formula="of:=([.D229]-[.D228])" office:value-type="float" office:value="0.0178500000000001" calcext:value-type="float">
            <text:p>0.017850</text:p>
          </table:table-cell>
          <table:table-cell/>
        </table:table-row>
        <table:table-row table:style-name="ro2">
          <table:table-cell table:style-name="ce7" office:value-type="float" office:value="720" calcext:value-type="float">
            <text:p>720</text:p>
          </table:table-cell>
          <table:table-cell office:value-type="float" office:value="813" calcext:value-type="float">
            <text:p>813</text:p>
          </table:table-cell>
          <table:table-cell office:value-type="float" office:value="11174" calcext:value-type="float">
            <text:p>11174</text:p>
          </table:table-cell>
          <table:table-cell office:value-type="float" office:value="6.525127" calcext:value-type="float">
            <text:p>6.525127</text:p>
          </table:table-cell>
          <table:table-cell table:formula="of:=([.D230]-[.D229])" office:value-type="float" office:value="0.0201060000000002" calcext:value-type="float">
            <text:p>0.020106</text:p>
          </table:table-cell>
          <table:table-cell/>
        </table:table-row>
        <table:table-row table:style-name="ro2">
          <table:table-cell table:style-name="ce7" office:value-type="float" office:value="721" calcext:value-type="float">
            <text:p>721</text:p>
          </table:table-cell>
          <table:table-cell office:value-type="float" office:value="814" calcext:value-type="float">
            <text:p>814</text:p>
          </table:table-cell>
          <table:table-cell office:value-type="float" office:value="11174" calcext:value-type="float">
            <text:p>11174</text:p>
          </table:table-cell>
          <table:table-cell office:value-type="float" office:value="6.544779" calcext:value-type="float">
            <text:p>6.544779</text:p>
          </table:table-cell>
          <table:table-cell table:formula="of:=([.D231]-[.D230])" office:value-type="float" office:value="0.0196519999999998" calcext:value-type="float">
            <text:p>0.019652</text:p>
          </table:table-cell>
          <table:table-cell/>
        </table:table-row>
        <table:table-row table:style-name="ro2">
          <table:table-cell table:style-name="ce7" office:value-type="float" office:value="722" calcext:value-type="float">
            <text:p>722</text:p>
          </table:table-cell>
          <table:table-cell office:value-type="float" office:value="815" calcext:value-type="float">
            <text:p>815</text:p>
          </table:table-cell>
          <table:table-cell office:value-type="float" office:value="11174" calcext:value-type="float">
            <text:p>11174</text:p>
          </table:table-cell>
          <table:table-cell office:value-type="float" office:value="6.564362" calcext:value-type="float">
            <text:p>6.564362</text:p>
          </table:table-cell>
          <table:table-cell table:formula="of:=([.D232]-[.D231])" office:value-type="float" office:value="0.0195829999999999" calcext:value-type="float">
            <text:p>0.019583</text:p>
          </table:table-cell>
          <table:table-cell/>
        </table:table-row>
        <table:table-row table:style-name="ro2">
          <table:table-cell table:style-name="ce7" office:value-type="float" office:value="723" calcext:value-type="float">
            <text:p>723</text:p>
          </table:table-cell>
          <table:table-cell office:value-type="float" office:value="816" calcext:value-type="float">
            <text:p>816</text:p>
          </table:table-cell>
          <table:table-cell office:value-type="float" office:value="11174" calcext:value-type="float">
            <text:p>11174</text:p>
          </table:table-cell>
          <table:table-cell office:value-type="float" office:value="6.582366" calcext:value-type="float">
            <text:p>6.582366</text:p>
          </table:table-cell>
          <table:table-cell table:formula="of:=([.D233]-[.D232])" office:value-type="float" office:value="0.0180040000000004" calcext:value-type="float">
            <text:p>0.018004</text:p>
          </table:table-cell>
          <table:table-cell/>
        </table:table-row>
        <table:table-row table:style-name="ro2">
          <table:table-cell table:style-name="ce7" office:value-type="float" office:value="724" calcext:value-type="float">
            <text:p>724</text:p>
          </table:table-cell>
          <table:table-cell office:value-type="float" office:value="817" calcext:value-type="float">
            <text:p>817</text:p>
          </table:table-cell>
          <table:table-cell office:value-type="float" office:value="11174" calcext:value-type="float">
            <text:p>11174</text:p>
          </table:table-cell>
          <table:table-cell office:value-type="float" office:value="6.602975" calcext:value-type="float">
            <text:p>6.602975</text:p>
          </table:table-cell>
          <table:table-cell table:formula="of:=([.D234]-[.D233])" office:value-type="float" office:value="0.0206089999999994" calcext:value-type="float">
            <text:p>0.020609</text:p>
          </table:table-cell>
          <table:table-cell/>
        </table:table-row>
        <table:table-row table:style-name="ro2">
          <table:table-cell table:style-name="ce7" office:value-type="float" office:value="725" calcext:value-type="float">
            <text:p>725</text:p>
          </table:table-cell>
          <table:table-cell office:value-type="float" office:value="818" calcext:value-type="float">
            <text:p>818</text:p>
          </table:table-cell>
          <table:table-cell office:value-type="float" office:value="11174" calcext:value-type="float">
            <text:p>11174</text:p>
          </table:table-cell>
          <table:table-cell office:value-type="float" office:value="6.621978" calcext:value-type="float">
            <text:p>6.621978</text:p>
          </table:table-cell>
          <table:table-cell table:formula="of:=([.D235]-[.D234])" office:value-type="float" office:value="0.0190030000000005" calcext:value-type="float">
            <text:p>0.019003</text:p>
          </table:table-cell>
          <table:table-cell/>
        </table:table-row>
        <table:table-row table:style-name="ro2">
          <table:table-cell table:style-name="ce7" office:value-type="float" office:value="726" calcext:value-type="float">
            <text:p>726</text:p>
          </table:table-cell>
          <table:table-cell office:value-type="float" office:value="819" calcext:value-type="float">
            <text:p>819</text:p>
          </table:table-cell>
          <table:table-cell office:value-type="float" office:value="11174" calcext:value-type="float">
            <text:p>11174</text:p>
          </table:table-cell>
          <table:table-cell office:value-type="float" office:value="6.641862" calcext:value-type="float">
            <text:p>6.641862</text:p>
          </table:table-cell>
          <table:table-cell table:formula="of:=([.D236]-[.D235])" office:value-type="float" office:value="0.0198839999999993" calcext:value-type="float">
            <text:p>0.019884</text:p>
          </table:table-cell>
          <table:table-cell/>
        </table:table-row>
        <table:table-row table:style-name="ro2">
          <table:table-cell table:style-name="ce7"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11174" calcext:value-type="float">
            <text:p>11174</text:p>
          </table:table-cell>
          <table:table-cell office:value-type="float" office:value="6.659745" calcext:value-type="float">
            <text:p>6.659745</text:p>
          </table:table-cell>
          <table:table-cell table:formula="of:=([.D237]-[.D236])" office:value-type="float" office:value="0.0178830000000003" calcext:value-type="float">
            <text:p>0.017883</text:p>
          </table:table-cell>
          <table:table-cell/>
        </table:table-row>
        <table:table-row table:style-name="ro2">
          <table:table-cell table:style-name="ce7" office:value-type="float" office:value="728" calcext:value-type="float">
            <text:p>728</text:p>
          </table:table-cell>
          <table:table-cell office:value-type="float" office:value="821" calcext:value-type="float">
            <text:p>821</text:p>
          </table:table-cell>
          <table:table-cell office:value-type="float" office:value="11174" calcext:value-type="float">
            <text:p>11174</text:p>
          </table:table-cell>
          <table:table-cell office:value-type="float" office:value="6.679305" calcext:value-type="float">
            <text:p>6.679305</text:p>
          </table:table-cell>
          <table:table-cell table:formula="of:=([.D238]-[.D237])" office:value-type="float" office:value="0.0195600000000002" calcext:value-type="float">
            <text:p>0.019560</text:p>
          </table:table-cell>
          <table:table-cell/>
        </table:table-row>
        <table:table-row table:style-name="ro2">
          <table:table-cell table:style-name="ce7" office:value-type="float" office:value="729" calcext:value-type="float">
            <text:p>729</text:p>
          </table:table-cell>
          <table:table-cell office:value-type="float" office:value="822" calcext:value-type="float">
            <text:p>822</text:p>
          </table:table-cell>
          <table:table-cell office:value-type="float" office:value="11174" calcext:value-type="float">
            <text:p>11174</text:p>
          </table:table-cell>
          <table:table-cell office:value-type="float" office:value="6.699583" calcext:value-type="float">
            <text:p>6.699583</text:p>
          </table:table-cell>
          <table:table-cell table:formula="of:=([.D239]-[.D238])" office:value-type="float" office:value="0.0202779999999994" calcext:value-type="float">
            <text:p>0.020278</text:p>
          </table:table-cell>
          <table:table-cell/>
        </table:table-row>
        <table:table-row table:style-name="ro2">
          <table:table-cell table:style-name="ce7" office:value-type="float" office:value="730" calcext:value-type="float">
            <text:p>730</text:p>
          </table:table-cell>
          <table:table-cell office:value-type="float" office:value="823" calcext:value-type="float">
            <text:p>823</text:p>
          </table:table-cell>
          <table:table-cell office:value-type="float" office:value="11174" calcext:value-type="float">
            <text:p>11174</text:p>
          </table:table-cell>
          <table:table-cell office:value-type="float" office:value="6.719724" calcext:value-type="float">
            <text:p>6.719724</text:p>
          </table:table-cell>
          <table:table-cell table:formula="of:=([.D240]-[.D239])" office:value-type="float" office:value="0.0201410000000006" calcext:value-type="float">
            <text:p>0.020141</text:p>
          </table:table-cell>
          <table:table-cell/>
        </table:table-row>
        <table:table-row table:style-name="ro2">
          <table:table-cell table:style-name="ce7"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11174" calcext:value-type="float">
            <text:p>11174</text:p>
          </table:table-cell>
          <table:table-cell office:value-type="float" office:value="6.737281" calcext:value-type="float">
            <text:p>6.737281</text:p>
          </table:table-cell>
          <table:table-cell table:formula="of:=([.D241]-[.D240])" office:value-type="float" office:value="0.017557" calcext:value-type="float">
            <text:p>0.017557</text:p>
          </table:table-cell>
          <table:table-cell/>
        </table:table-row>
        <table:table-row table:style-name="ro2">
          <table:table-cell table:style-name="ce7"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11174" calcext:value-type="float">
            <text:p>11174</text:p>
          </table:table-cell>
          <table:table-cell office:value-type="float" office:value="6.757969" calcext:value-type="float">
            <text:p>6.757969</text:p>
          </table:table-cell>
          <table:table-cell table:formula="of:=([.D242]-[.D241])" office:value-type="float" office:value="0.0206879999999998" calcext:value-type="float">
            <text:p>0.020688</text:p>
          </table:table-cell>
          <table:table-cell/>
        </table:table-row>
        <table:table-row table:style-name="ro2">
          <table:table-cell table:style-name="ce7" office:value-type="float" office:value="733" calcext:value-type="float">
            <text:p>733</text:p>
          </table:table-cell>
          <table:table-cell office:value-type="float" office:value="826" calcext:value-type="float">
            <text:p>826</text:p>
          </table:table-cell>
          <table:table-cell office:value-type="float" office:value="11174" calcext:value-type="float">
            <text:p>11174</text:p>
          </table:table-cell>
          <table:table-cell office:value-type="float" office:value="6.777422" calcext:value-type="float">
            <text:p>6.777422</text:p>
          </table:table-cell>
          <table:table-cell table:formula="of:=([.D243]-[.D242])" office:value-type="float" office:value="0.0194529999999995" calcext:value-type="float">
            <text:p>0.019453</text:p>
          </table:table-cell>
          <table:table-cell/>
        </table:table-row>
        <table:table-row table:style-name="ro2">
          <table:table-cell table:style-name="ce7" office:value-type="float" office:value="735" calcext:value-type="float">
            <text:p>735</text:p>
          </table:table-cell>
          <table:table-cell office:value-type="float" office:value="827" calcext:value-type="float">
            <text:p>827</text:p>
          </table:table-cell>
          <table:table-cell office:value-type="float" office:value="11174" calcext:value-type="float">
            <text:p>11174</text:p>
          </table:table-cell>
          <table:table-cell office:value-type="float" office:value="6.796782" calcext:value-type="float">
            <text:p>6.796782</text:p>
          </table:table-cell>
          <table:table-cell table:formula="of:=([.D244]-[.D243])" office:value-type="float" office:value="0.0193600000000007" calcext:value-type="float">
            <text:p>0.019360</text:p>
          </table:table-cell>
          <table:table-cell/>
        </table:table-row>
        <table:table-row table:style-name="ro2">
          <table:table-cell table:style-name="ce7" office:value-type="float" office:value="736" calcext:value-type="float">
            <text:p>736</text:p>
          </table:table-cell>
          <table:table-cell office:value-type="float" office:value="828" calcext:value-type="float">
            <text:p>828</text:p>
          </table:table-cell>
          <table:table-cell office:value-type="float" office:value="11174" calcext:value-type="float">
            <text:p>11174</text:p>
          </table:table-cell>
          <table:table-cell office:value-type="float" office:value="6.837009" calcext:value-type="float">
            <text:p>6.837009</text:p>
          </table:table-cell>
          <table:table-cell table:formula="of:=([.D245]-[.D244])" office:value-type="float" office:value="0.0402269999999998" calcext:value-type="float">
            <text:p>0.040227</text:p>
          </table:table-cell>
          <table:table-cell/>
        </table:table-row>
        <table:table-row table:style-name="ro2">
          <table:table-cell table:style-name="ce7" office:value-type="float" office:value="737" calcext:value-type="float">
            <text:p>737</text:p>
          </table:table-cell>
          <table:table-cell office:value-type="float" office:value="829" calcext:value-type="float">
            <text:p>829</text:p>
          </table:table-cell>
          <table:table-cell office:value-type="float" office:value="11174" calcext:value-type="float">
            <text:p>11174</text:p>
          </table:table-cell>
          <table:table-cell office:value-type="float" office:value="6.858448" calcext:value-type="float">
            <text:p>6.858448</text:p>
          </table:table-cell>
          <table:table-cell table:formula="of:=([.D246]-[.D245])" office:value-type="float" office:value="0.021439" calcext:value-type="float">
            <text:p>0.021439</text:p>
          </table:table-cell>
          <table:table-cell/>
        </table:table-row>
        <table:table-row table:style-name="ro2">
          <table:table-cell table:style-name="ce7" office:value-type="float" office:value="738" calcext:value-type="float">
            <text:p>738</text:p>
          </table:table-cell>
          <table:table-cell office:value-type="float" office:value="830" calcext:value-type="float">
            <text:p>830</text:p>
          </table:table-cell>
          <table:table-cell office:value-type="float" office:value="11174" calcext:value-type="float">
            <text:p>11174</text:p>
          </table:table-cell>
          <table:table-cell office:value-type="float" office:value="6.881033" calcext:value-type="float">
            <text:p>6.881033</text:p>
          </table:table-cell>
          <table:table-cell table:formula="of:=([.D247]-[.D246])" office:value-type="float" office:value="0.0225850000000003" calcext:value-type="float">
            <text:p>0.022585</text:p>
          </table:table-cell>
          <table:table-cell/>
        </table:table-row>
        <table:table-row table:style-name="ro2">
          <table:table-cell table:style-name="ce7" office:value-type="float" office:value="739" calcext:value-type="float">
            <text:p>739</text:p>
          </table:table-cell>
          <table:table-cell office:value-type="float" office:value="831" calcext:value-type="float">
            <text:p>831</text:p>
          </table:table-cell>
          <table:table-cell office:value-type="float" office:value="11174" calcext:value-type="float">
            <text:p>11174</text:p>
          </table:table-cell>
          <table:table-cell office:value-type="float" office:value="6.901494" calcext:value-type="float">
            <text:p>6.901494</text:p>
          </table:table-cell>
          <table:table-cell table:formula="of:=([.D248]-[.D247])" office:value-type="float" office:value="0.0204609999999992" calcext:value-type="float">
            <text:p>0.020461</text:p>
          </table:table-cell>
          <table:table-cell/>
        </table:table-row>
        <table:table-row table:style-name="ro2">
          <table:table-cell table:style-name="ce7" office:value-type="float" office:value="740" calcext:value-type="float">
            <text:p>740</text:p>
          </table:table-cell>
          <table:table-cell office:value-type="float" office:value="832" calcext:value-type="float">
            <text:p>832</text:p>
          </table:table-cell>
          <table:table-cell office:value-type="float" office:value="11174" calcext:value-type="float">
            <text:p>11174</text:p>
          </table:table-cell>
          <table:table-cell office:value-type="float" office:value="6.923544" calcext:value-type="float">
            <text:p>6.923544</text:p>
          </table:table-cell>
          <table:table-cell table:formula="of:=([.D249]-[.D248])" office:value-type="float" office:value="0.0220500000000001" calcext:value-type="float">
            <text:p>0.022050</text:p>
          </table:table-cell>
          <table:table-cell/>
        </table:table-row>
        <table:table-row table:style-name="ro2">
          <table:table-cell table:style-name="ce7" office:value-type="float" office:value="749" calcext:value-type="float">
            <text:p>749</text:p>
          </table:table-cell>
          <table:table-cell office:value-type="float" office:value="833" calcext:value-type="float">
            <text:p>833</text:p>
          </table:table-cell>
          <table:table-cell office:value-type="float" office:value="11174" calcext:value-type="float">
            <text:p>11174</text:p>
          </table:table-cell>
          <table:table-cell office:value-type="float" office:value="6.945361" calcext:value-type="float">
            <text:p>6.945361</text:p>
          </table:table-cell>
          <table:table-cell table:formula="of:=([.D250]-[.D249])" office:value-type="float" office:value="0.0218170000000004" calcext:value-type="float">
            <text:p>0.021817</text:p>
          </table:table-cell>
          <table:table-cell/>
        </table:table-row>
        <table:table-row table:style-name="ro2">
          <table:table-cell table:style-name="ce7" office:value-type="float" office:value="750" calcext:value-type="float">
            <text:p>750</text:p>
          </table:table-cell>
          <table:table-cell office:value-type="float" office:value="834" calcext:value-type="float">
            <text:p>834</text:p>
          </table:table-cell>
          <table:table-cell office:value-type="float" office:value="11174" calcext:value-type="float">
            <text:p>11174</text:p>
          </table:table-cell>
          <table:table-cell office:value-type="float" office:value="7.146065" calcext:value-type="float">
            <text:p>7.146065</text:p>
          </table:table-cell>
          <table:table-cell table:formula="of:=([.D251]-[.D250])" office:value-type="float" office:value="0.200704" calcext:value-type="float">
            <text:p>0.200704</text:p>
          </table:table-cell>
          <table:table-cell/>
        </table:table-row>
        <table:table-row table:style-name="ro2">
          <table:table-cell table:style-name="ce7" office:value-type="float" office:value="751" calcext:value-type="float">
            <text:p>751</text:p>
          </table:table-cell>
          <table:table-cell office:value-type="float" office:value="835" calcext:value-type="float">
            <text:p>835</text:p>
          </table:table-cell>
          <table:table-cell office:value-type="float" office:value="11174" calcext:value-type="float">
            <text:p>11174</text:p>
          </table:table-cell>
          <table:table-cell office:value-type="float" office:value="7.166188" calcext:value-type="float">
            <text:p>7.166188</text:p>
          </table:table-cell>
          <table:table-cell table:formula="of:=([.D252]-[.D251])" office:value-type="float" office:value="0.0201229999999999" calcext:value-type="float">
            <text:p>0.020123</text:p>
          </table:table-cell>
          <table:table-cell/>
        </table:table-row>
        <table:table-row table:style-name="ro2">
          <table:table-cell table:style-name="ce7" office:value-type="float" office:value="752" calcext:value-type="float">
            <text:p>752</text:p>
          </table:table-cell>
          <table:table-cell office:value-type="float" office:value="836" calcext:value-type="float">
            <text:p>836</text:p>
          </table:table-cell>
          <table:table-cell office:value-type="float" office:value="11174" calcext:value-type="float">
            <text:p>11174</text:p>
          </table:table-cell>
          <table:table-cell office:value-type="float" office:value="7.188643" calcext:value-type="float">
            <text:p>7.188643</text:p>
          </table:table-cell>
          <table:table-cell table:formula="of:=([.D253]-[.D252])" office:value-type="float" office:value="0.0224549999999999" calcext:value-type="float">
            <text:p>0.022455</text:p>
          </table:table-cell>
          <table:table-cell/>
        </table:table-row>
        <table:table-row table:style-name="ro2">
          <table:table-cell table:style-name="ce7" office:value-type="float" office:value="753" calcext:value-type="float">
            <text:p>753</text:p>
          </table:table-cell>
          <table:table-cell office:value-type="float" office:value="837" calcext:value-type="float">
            <text:p>837</text:p>
          </table:table-cell>
          <table:table-cell office:value-type="float" office:value="11174" calcext:value-type="float">
            <text:p>11174</text:p>
          </table:table-cell>
          <table:table-cell office:value-type="float" office:value="7.209522" calcext:value-type="float">
            <text:p>7.209522</text:p>
          </table:table-cell>
          <table:table-cell table:formula="of:=([.D254]-[.D253])" office:value-type="float" office:value="0.0208789999999999" calcext:value-type="float">
            <text:p>0.020879</text:p>
          </table:table-cell>
          <table:table-cell/>
        </table:table-row>
        <table:table-row table:style-name="ro2">
          <table:table-cell table:style-name="ce7" office:value-type="float" office:value="754" calcext:value-type="float">
            <text:p>754</text:p>
          </table:table-cell>
          <table:table-cell office:value-type="float" office:value="838" calcext:value-type="float">
            <text:p>838</text:p>
          </table:table-cell>
          <table:table-cell office:value-type="float" office:value="11174" calcext:value-type="float">
            <text:p>11174</text:p>
          </table:table-cell>
          <table:table-cell office:value-type="float" office:value="7.231413" calcext:value-type="float">
            <text:p>7.231413</text:p>
          </table:table-cell>
          <table:table-cell table:formula="of:=([.D255]-[.D254])" office:value-type="float" office:value="0.0218910000000001" calcext:value-type="float">
            <text:p>0.021891</text:p>
          </table:table-cell>
          <table:table-cell/>
        </table:table-row>
        <table:table-row table:style-name="ro2">
          <table:table-cell table:style-name="ce7" office:value-type="float" office:value="755" calcext:value-type="float">
            <text:p>755</text:p>
          </table:table-cell>
          <table:table-cell office:value-type="float" office:value="839" calcext:value-type="float">
            <text:p>839</text:p>
          </table:table-cell>
          <table:table-cell office:value-type="float" office:value="11174" calcext:value-type="float">
            <text:p>11174</text:p>
          </table:table-cell>
          <table:table-cell office:value-type="float" office:value="7.252074" calcext:value-type="float">
            <text:p>7.252074</text:p>
          </table:table-cell>
          <table:table-cell table:formula="of:=([.D256]-[.D255])" office:value-type="float" office:value="0.0206610000000005" calcext:value-type="float">
            <text:p>0.020661</text:p>
          </table:table-cell>
          <table:table-cell/>
        </table:table-row>
        <table:table-row table:style-name="ro2">
          <table:table-cell table:style-name="ce7" office:value-type="float" office:value="756" calcext:value-type="float">
            <text:p>756</text:p>
          </table:table-cell>
          <table:table-cell office:value-type="float" office:value="840" calcext:value-type="float">
            <text:p>840</text:p>
          </table:table-cell>
          <table:table-cell office:value-type="float" office:value="11174" calcext:value-type="float">
            <text:p>11174</text:p>
          </table:table-cell>
          <table:table-cell office:value-type="float" office:value="7.283554" calcext:value-type="float">
            <text:p>7.283554</text:p>
          </table:table-cell>
          <table:table-cell table:formula="of:=([.D257]-[.D256])" office:value-type="float" office:value="0.0314799999999993" calcext:value-type="float">
            <text:p>0.031480</text:p>
          </table:table-cell>
          <table:table-cell/>
        </table:table-row>
        <table:table-row table:style-name="ro2">
          <table:table-cell table:style-name="ce7" office:value-type="float" office:value="757" calcext:value-type="float">
            <text:p>757</text:p>
          </table:table-cell>
          <table:table-cell office:value-type="float" office:value="841" calcext:value-type="float">
            <text:p>841</text:p>
          </table:table-cell>
          <table:table-cell office:value-type="float" office:value="11174" calcext:value-type="float">
            <text:p>11174</text:p>
          </table:table-cell>
          <table:table-cell office:value-type="float" office:value="7.305004" calcext:value-type="float">
            <text:p>7.305004</text:p>
          </table:table-cell>
          <table:table-cell table:formula="of:=([.D258]-[.D257])" office:value-type="float" office:value="0.0214500000000006" calcext:value-type="float">
            <text:p>0.021450</text:p>
          </table:table-cell>
          <table:table-cell/>
        </table:table-row>
        <table:table-row table:style-name="ro2">
          <table:table-cell table:style-name="ce7" office:value-type="float" office:value="758" calcext:value-type="float">
            <text:p>758</text:p>
          </table:table-cell>
          <table:table-cell office:value-type="float" office:value="842" calcext:value-type="float">
            <text:p>842</text:p>
          </table:table-cell>
          <table:table-cell office:value-type="float" office:value="11174" calcext:value-type="float">
            <text:p>11174</text:p>
          </table:table-cell>
          <table:table-cell office:value-type="float" office:value="7.327429" calcext:value-type="float">
            <text:p>7.327429</text:p>
          </table:table-cell>
          <table:table-cell table:formula="of:=([.D259]-[.D258])" office:value-type="float" office:value="0.0224250000000001" calcext:value-type="float">
            <text:p>0.022425</text:p>
          </table:table-cell>
          <table:table-cell/>
        </table:table-row>
        <table:table-row table:style-name="ro2">
          <table:table-cell table:style-name="ce7" office:value-type="float" office:value="759" calcext:value-type="float">
            <text:p>759</text:p>
          </table:table-cell>
          <table:table-cell office:value-type="float" office:value="843" calcext:value-type="float">
            <text:p>843</text:p>
          </table:table-cell>
          <table:table-cell office:value-type="float" office:value="11174" calcext:value-type="float">
            <text:p>11174</text:p>
          </table:table-cell>
          <table:table-cell office:value-type="float" office:value="7.34872" calcext:value-type="float">
            <text:p>7.34872</text:p>
          </table:table-cell>
          <table:table-cell table:formula="of:=([.D260]-[.D259])" office:value-type="float" office:value="0.0212909999999997" calcext:value-type="float">
            <text:p>0.021291</text:p>
          </table:table-cell>
          <table:table-cell/>
        </table:table-row>
        <table:table-row table:style-name="ro2">
          <table:table-cell table:style-name="ce7" office:value-type="float" office:value="760" calcext:value-type="float">
            <text:p>760</text:p>
          </table:table-cell>
          <table:table-cell office:value-type="float" office:value="844" calcext:value-type="float">
            <text:p>844</text:p>
          </table:table-cell>
          <table:table-cell office:value-type="float" office:value="11174" calcext:value-type="float">
            <text:p>11174</text:p>
          </table:table-cell>
          <table:table-cell office:value-type="float" office:value="7.370582" calcext:value-type="float">
            <text:p>7.370582</text:p>
          </table:table-cell>
          <table:table-cell table:formula="of:=([.D261]-[.D260])" office:value-type="float" office:value="0.0218619999999996" calcext:value-type="float">
            <text:p>0.021862</text:p>
          </table:table-cell>
          <table:table-cell/>
        </table:table-row>
        <table:table-row table:style-name="ro2">
          <table:table-cell table:style-name="ce7" office:value-type="float" office:value="761" calcext:value-type="float">
            <text:p>761</text:p>
          </table:table-cell>
          <table:table-cell office:value-type="float" office:value="845" calcext:value-type="float">
            <text:p>845</text:p>
          </table:table-cell>
          <table:table-cell office:value-type="float" office:value="11174" calcext:value-type="float">
            <text:p>11174</text:p>
          </table:table-cell>
          <table:table-cell office:value-type="float" office:value="7.392381" calcext:value-type="float">
            <text:p>7.392381</text:p>
          </table:table-cell>
          <table:table-cell table:formula="of:=([.D262]-[.D261])" office:value-type="float" office:value="0.0217990000000006" calcext:value-type="float">
            <text:p>0.021799</text:p>
          </table:table-cell>
          <table:table-cell/>
        </table:table-row>
        <table:table-row table:style-name="ro2">
          <table:table-cell table:style-name="ce7" office:value-type="float" office:value="762" calcext:value-type="float">
            <text:p>762</text:p>
          </table:table-cell>
          <table:table-cell office:value-type="float" office:value="846" calcext:value-type="float">
            <text:p>846</text:p>
          </table:table-cell>
          <table:table-cell office:value-type="float" office:value="11174" calcext:value-type="float">
            <text:p>11174</text:p>
          </table:table-cell>
          <table:table-cell office:value-type="float" office:value="7.4145" calcext:value-type="float">
            <text:p>7.4145</text:p>
          </table:table-cell>
          <table:table-cell table:formula="of:=([.D263]-[.D262])" office:value-type="float" office:value="0.022119" calcext:value-type="float">
            <text:p>0.022119</text:p>
          </table:table-cell>
          <table:table-cell/>
        </table:table-row>
        <table:table-row table:style-name="ro2">
          <table:table-cell table:style-name="ce7" office:value-type="float" office:value="763" calcext:value-type="float">
            <text:p>763</text:p>
          </table:table-cell>
          <table:table-cell office:value-type="float" office:value="847" calcext:value-type="float">
            <text:p>847</text:p>
          </table:table-cell>
          <table:table-cell office:value-type="float" office:value="11174" calcext:value-type="float">
            <text:p>11174</text:p>
          </table:table-cell>
          <table:table-cell office:value-type="float" office:value="7.43465" calcext:value-type="float">
            <text:p>7.43465</text:p>
          </table:table-cell>
          <table:table-cell table:formula="of:=([.D264]-[.D263])" office:value-type="float" office:value="0.0201499999999992" calcext:value-type="float">
            <text:p>0.020150</text:p>
          </table:table-cell>
          <table:table-cell/>
        </table:table-row>
        <table:table-row table:style-name="ro2">
          <table:table-cell table:style-name="ce7" office:value-type="float" office:value="764" calcext:value-type="float">
            <text:p>764</text:p>
          </table:table-cell>
          <table:table-cell office:value-type="float" office:value="848" calcext:value-type="float">
            <text:p>848</text:p>
          </table:table-cell>
          <table:table-cell office:value-type="float" office:value="11174" calcext:value-type="float">
            <text:p>11174</text:p>
          </table:table-cell>
          <table:table-cell office:value-type="float" office:value="7.457936" calcext:value-type="float">
            <text:p>7.457936</text:p>
          </table:table-cell>
          <table:table-cell table:formula="of:=([.D265]-[.D264])" office:value-type="float" office:value="0.0232860000000006" calcext:value-type="float">
            <text:p>0.023286</text:p>
          </table:table-cell>
          <table:table-cell/>
        </table:table-row>
        <table:table-row table:style-name="ro2">
          <table:table-cell table:style-name="ce7" office:value-type="float" office:value="765" calcext:value-type="float">
            <text:p>765</text:p>
          </table:table-cell>
          <table:table-cell office:value-type="float" office:value="849" calcext:value-type="float">
            <text:p>849</text:p>
          </table:table-cell>
          <table:table-cell office:value-type="float" office:value="11174" calcext:value-type="float">
            <text:p>11174</text:p>
          </table:table-cell>
          <table:table-cell office:value-type="float" office:value="7.48001" calcext:value-type="float">
            <text:p>7.48001</text:p>
          </table:table-cell>
          <table:table-cell table:formula="of:=([.D266]-[.D265])" office:value-type="float" office:value="0.0220739999999999" calcext:value-type="float">
            <text:p>0.022074</text:p>
          </table:table-cell>
          <table:table-cell/>
        </table:table-row>
        <table:table-row table:style-name="ro2">
          <table:table-cell table:style-name="ce7" office:value-type="float" office:value="766" calcext:value-type="float">
            <text:p>766</text:p>
          </table:table-cell>
          <table:table-cell office:value-type="float" office:value="850" calcext:value-type="float">
            <text:p>850</text:p>
          </table:table-cell>
          <table:table-cell office:value-type="float" office:value="11174" calcext:value-type="float">
            <text:p>11174</text:p>
          </table:table-cell>
          <table:table-cell office:value-type="float" office:value="7.501702" calcext:value-type="float">
            <text:p>7.501702</text:p>
          </table:table-cell>
          <table:table-cell table:formula="of:=([.D267]-[.D266])" office:value-type="float" office:value="0.0216919999999998" calcext:value-type="float">
            <text:p>0.021692</text:p>
          </table:table-cell>
          <table:table-cell/>
        </table:table-row>
        <table:table-row table:style-name="ro2">
          <table:table-cell table:style-name="ce7" office:value-type="float" office:value="767" calcext:value-type="float">
            <text:p>767</text:p>
          </table:table-cell>
          <table:table-cell office:value-type="float" office:value="851" calcext:value-type="float">
            <text:p>851</text:p>
          </table:table-cell>
          <table:table-cell office:value-type="float" office:value="11174" calcext:value-type="float">
            <text:p>11174</text:p>
          </table:table-cell>
          <table:table-cell office:value-type="float" office:value="7.523069" calcext:value-type="float">
            <text:p>7.523069</text:p>
          </table:table-cell>
          <table:table-cell table:formula="of:=([.D268]-[.D267])" office:value-type="float" office:value="0.0213669999999997" calcext:value-type="float">
            <text:p>0.021367</text:p>
          </table:table-cell>
          <table:table-cell/>
        </table:table-row>
        <table:table-row table:style-name="ro2">
          <table:table-cell table:style-name="ce7" office:value-type="float" office:value="768" calcext:value-type="float">
            <text:p>768</text:p>
          </table:table-cell>
          <table:table-cell office:value-type="float" office:value="852" calcext:value-type="float">
            <text:p>852</text:p>
          </table:table-cell>
          <table:table-cell office:value-type="float" office:value="11174" calcext:value-type="float">
            <text:p>11174</text:p>
          </table:table-cell>
          <table:table-cell office:value-type="float" office:value="7.545627" calcext:value-type="float">
            <text:p>7.545627</text:p>
          </table:table-cell>
          <table:table-cell table:formula="of:=([.D269]-[.D268])" office:value-type="float" office:value="0.0225580000000001" calcext:value-type="float">
            <text:p>0.022558</text:p>
          </table:table-cell>
          <table:table-cell/>
        </table:table-row>
        <table:table-row table:style-name="ro2">
          <table:table-cell table:style-name="ce7" office:value-type="float" office:value="769" calcext:value-type="float">
            <text:p>769</text:p>
          </table:table-cell>
          <table:table-cell office:value-type="float" office:value="853" calcext:value-type="float">
            <text:p>853</text:p>
          </table:table-cell>
          <table:table-cell office:value-type="float" office:value="11174" calcext:value-type="float">
            <text:p>11174</text:p>
          </table:table-cell>
          <table:table-cell office:value-type="float" office:value="7.566506" calcext:value-type="float">
            <text:p>7.566506</text:p>
          </table:table-cell>
          <table:table-cell table:formula="of:=([.D270]-[.D269])" office:value-type="float" office:value="0.0208790000000008" calcext:value-type="float">
            <text:p>0.020879</text:p>
          </table:table-cell>
          <table:table-cell/>
        </table:table-row>
        <table:table-row table:style-name="ro2">
          <table:table-cell table:style-name="ce7" office:value-type="float" office:value="775" calcext:value-type="float">
            <text:p>775</text:p>
          </table:table-cell>
          <table:table-cell office:value-type="float" office:value="854" calcext:value-type="float">
            <text:p>854</text:p>
          </table:table-cell>
          <table:table-cell office:value-type="float" office:value="11174" calcext:value-type="float">
            <text:p>11174</text:p>
          </table:table-cell>
          <table:table-cell office:value-type="float" office:value="7.58801" calcext:value-type="float">
            <text:p>7.58801</text:p>
          </table:table-cell>
          <table:table-cell table:formula="of:=([.D271]-[.D270])" office:value-type="float" office:value="0.0215039999999993" calcext:value-type="float">
            <text:p>0.021504</text:p>
          </table:table-cell>
          <table:table-cell/>
        </table:table-row>
        <table:table-row table:style-name="ro2">
          <table:table-cell table:style-name="ce7" office:value-type="float" office:value="776" calcext:value-type="float">
            <text:p>776</text:p>
          </table:table-cell>
          <table:table-cell office:value-type="float" office:value="855" calcext:value-type="float">
            <text:p>855</text:p>
          </table:table-cell>
          <table:table-cell office:value-type="float" office:value="11174" calcext:value-type="float">
            <text:p>11174</text:p>
          </table:table-cell>
          <table:table-cell office:value-type="float" office:value="7.71773" calcext:value-type="float">
            <text:p>7.71773</text:p>
          </table:table-cell>
          <table:table-cell table:formula="of:=([.D272]-[.D271])" office:value-type="float" office:value="0.12972" calcext:value-type="float">
            <text:p>0.129720</text:p>
          </table:table-cell>
          <table:table-cell/>
        </table:table-row>
        <table:table-row table:style-name="ro2">
          <table:table-cell table:style-name="ce7" office:value-type="float" office:value="777" calcext:value-type="float">
            <text:p>777</text:p>
          </table:table-cell>
          <table:table-cell office:value-type="float" office:value="856" calcext:value-type="float">
            <text:p>856</text:p>
          </table:table-cell>
          <table:table-cell office:value-type="float" office:value="11174" calcext:value-type="float">
            <text:p>11174</text:p>
          </table:table-cell>
          <table:table-cell office:value-type="float" office:value="7.739484" calcext:value-type="float">
            <text:p>7.739484</text:p>
          </table:table-cell>
          <table:table-cell table:formula="of:=([.D273]-[.D272])" office:value-type="float" office:value="0.0217540000000005" calcext:value-type="float">
            <text:p>0.021754</text:p>
          </table:table-cell>
          <table:table-cell/>
        </table:table-row>
        <table:table-row table:style-name="ro2">
          <table:table-cell table:style-name="ce7" office:value-type="float" office:value="778" calcext:value-type="float">
            <text:p>778</text:p>
          </table:table-cell>
          <table:table-cell office:value-type="float" office:value="857" calcext:value-type="float">
            <text:p>857</text:p>
          </table:table-cell>
          <table:table-cell office:value-type="float" office:value="11174" calcext:value-type="float">
            <text:p>11174</text:p>
          </table:table-cell>
          <table:table-cell office:value-type="float" office:value="7.761391" calcext:value-type="float">
            <text:p>7.761391</text:p>
          </table:table-cell>
          <table:table-cell table:formula="of:=([.D274]-[.D273])" office:value-type="float" office:value="0.0219069999999997" calcext:value-type="float">
            <text:p>0.021907</text:p>
          </table:table-cell>
          <table:table-cell/>
        </table:table-row>
        <table:table-row table:style-name="ro2">
          <table:table-cell table:style-name="ce7" office:value-type="float" office:value="779" calcext:value-type="float">
            <text:p>779</text:p>
          </table:table-cell>
          <table:table-cell office:value-type="float" office:value="858" calcext:value-type="float">
            <text:p>858</text:p>
          </table:table-cell>
          <table:table-cell office:value-type="float" office:value="11174" calcext:value-type="float">
            <text:p>11174</text:p>
          </table:table-cell>
          <table:table-cell office:value-type="float" office:value="7.781419" calcext:value-type="float">
            <text:p>7.781419</text:p>
          </table:table-cell>
          <table:table-cell table:formula="of:=([.D275]-[.D274])" office:value-type="float" office:value="0.0200279999999999" calcext:value-type="float">
            <text:p>0.020028</text:p>
          </table:table-cell>
          <table:table-cell/>
        </table:table-row>
        <table:table-row table:style-name="ro2">
          <table:table-cell table:style-name="ce7" office:value-type="float" office:value="787" calcext:value-type="float">
            <text:p>787</text:p>
          </table:table-cell>
          <table:table-cell office:value-type="float" office:value="859" calcext:value-type="float">
            <text:p>859</text:p>
          </table:table-cell>
          <table:table-cell office:value-type="float" office:value="11174" calcext:value-type="float">
            <text:p>11174</text:p>
          </table:table-cell>
          <table:table-cell office:value-type="float" office:value="7.804995" calcext:value-type="float">
            <text:p>7.804995</text:p>
          </table:table-cell>
          <table:table-cell table:formula="of:=([.D276]-[.D275])" office:value-type="float" office:value="0.0235760000000003" calcext:value-type="float">
            <text:p>0.023576</text:p>
          </table:table-cell>
          <table:table-cell/>
        </table:table-row>
        <table:table-row table:style-name="ro2">
          <table:table-cell table:style-name="ce7" office:value-type="float" office:value="788" calcext:value-type="float">
            <text:p>788</text:p>
          </table:table-cell>
          <table:table-cell office:value-type="float" office:value="860" calcext:value-type="float">
            <text:p>860</text:p>
          </table:table-cell>
          <table:table-cell office:value-type="float" office:value="11174" calcext:value-type="float">
            <text:p>11174</text:p>
          </table:table-cell>
          <table:table-cell office:value-type="float" office:value="7.992241" calcext:value-type="float">
            <text:p>7.992241</text:p>
          </table:table-cell>
          <table:table-cell table:number-columns-repeated="2"/>
        </table:table-row>
        <table:table-row table:style-name="ro2">
          <table:table-cell table:style-name="ce7" office:value-type="float" office:value="789" calcext:value-type="float">
            <text:p>789</text:p>
          </table:table-cell>
          <table:table-cell office:value-type="float" office:value="861" calcext:value-type="float">
            <text:p>861</text:p>
          </table:table-cell>
          <table:table-cell office:value-type="float" office:value="11174" calcext:value-type="float">
            <text:p>11174</text:p>
          </table:table-cell>
          <table:table-cell office:value-type="float" office:value="8.197517" calcext:value-type="float">
            <text:p>8.197517</text:p>
          </table:table-cell>
          <table:table-cell table:formula="of:=([.D278]-[.D277])" office:value-type="float" office:value="0.205276" calcext:value-type="float">
            <text:p>0.205276</text:p>
          </table:table-cell>
          <table:table-cell/>
        </table:table-row>
        <table:table-row table:style-name="ro2">
          <table:table-cell table:style-name="ce7" office:value-type="float" office:value="790" calcext:value-type="float">
            <text:p>790</text:p>
          </table:table-cell>
          <table:table-cell office:value-type="float" office:value="862" calcext:value-type="float">
            <text:p>862</text:p>
          </table:table-cell>
          <table:table-cell office:value-type="float" office:value="11174" calcext:value-type="float">
            <text:p>11174</text:p>
          </table:table-cell>
          <table:table-cell office:value-type="float" office:value="8.224267" calcext:value-type="float">
            <text:p>8.224267</text:p>
          </table:table-cell>
          <table:table-cell table:formula="of:=([.D279]-[.D278])" office:value-type="float" office:value="0.0267499999999998" calcext:value-type="float">
            <text:p>0.026750</text:p>
          </table:table-cell>
          <table:table-cell/>
        </table:table-row>
        <table:table-row table:style-name="ro2">
          <table:table-cell table:style-name="ce7" office:value-type="float" office:value="791" calcext:value-type="float">
            <text:p>791</text:p>
          </table:table-cell>
          <table:table-cell office:value-type="float" office:value="863" calcext:value-type="float">
            <text:p>863</text:p>
          </table:table-cell>
          <table:table-cell office:value-type="float" office:value="11174" calcext:value-type="float">
            <text:p>11174</text:p>
          </table:table-cell>
          <table:table-cell office:value-type="float" office:value="8.24469" calcext:value-type="float">
            <text:p>8.24469</text:p>
          </table:table-cell>
          <table:table-cell table:formula="of:=([.D280]-[.D279])" office:value-type="float" office:value="0.020423000000001" calcext:value-type="float">
            <text:p>0.020423</text:p>
          </table:table-cell>
          <table:table-cell/>
        </table:table-row>
        <table:table-row table:style-name="ro2">
          <table:table-cell table:style-name="ce7" office:value-type="float" office:value="792" calcext:value-type="float">
            <text:p>792</text:p>
          </table:table-cell>
          <table:table-cell office:value-type="float" office:value="864" calcext:value-type="float">
            <text:p>864</text:p>
          </table:table-cell>
          <table:table-cell office:value-type="float" office:value="11174" calcext:value-type="float">
            <text:p>11174</text:p>
          </table:table-cell>
          <table:table-cell office:value-type="float" office:value="8.26709" calcext:value-type="float">
            <text:p>8.26709</text:p>
          </table:table-cell>
          <table:table-cell table:formula="of:=([.D281]-[.D280])" office:value-type="float" office:value="0.0223999999999993" calcext:value-type="float">
            <text:p>0.022400</text:p>
          </table:table-cell>
          <table:table-cell/>
        </table:table-row>
        <table:table-row table:style-name="ro2">
          <table:table-cell table:style-name="ce7" office:value-type="float" office:value="793" calcext:value-type="float">
            <text:p>793</text:p>
          </table:table-cell>
          <table:table-cell office:value-type="float" office:value="865" calcext:value-type="float">
            <text:p>865</text:p>
          </table:table-cell>
          <table:table-cell office:value-type="float" office:value="11174" calcext:value-type="float">
            <text:p>11174</text:p>
          </table:table-cell>
          <table:table-cell office:value-type="float" office:value="8.288917" calcext:value-type="float">
            <text:p>8.288917</text:p>
          </table:table-cell>
          <table:table-cell table:formula="of:=([.D282]-[.D281])" office:value-type="float" office:value="0.021827" calcext:value-type="float">
            <text:p>0.021827</text:p>
          </table:table-cell>
          <table:table-cell/>
        </table:table-row>
        <table:table-row table:style-name="ro2">
          <table:table-cell table:style-name="ce7" office:value-type="float" office:value="794" calcext:value-type="float">
            <text:p>794</text:p>
          </table:table-cell>
          <table:table-cell office:value-type="float" office:value="866" calcext:value-type="float">
            <text:p>866</text:p>
          </table:table-cell>
          <table:table-cell office:value-type="float" office:value="11174" calcext:value-type="float">
            <text:p>11174</text:p>
          </table:table-cell>
          <table:table-cell office:value-type="float" office:value="8.311005" calcext:value-type="float">
            <text:p>8.311005</text:p>
          </table:table-cell>
          <table:table-cell table:formula="of:=([.D283]-[.D282])" office:value-type="float" office:value="0.0220880000000001" calcext:value-type="float">
            <text:p>0.022088</text:p>
          </table:table-cell>
          <table:table-cell/>
        </table:table-row>
        <table:table-row table:style-name="ro2">
          <table:table-cell table:style-name="ce7" office:value-type="float" office:value="795" calcext:value-type="float">
            <text:p>795</text:p>
          </table:table-cell>
          <table:table-cell office:value-type="float" office:value="867" calcext:value-type="float">
            <text:p>867</text:p>
          </table:table-cell>
          <table:table-cell office:value-type="float" office:value="11174" calcext:value-type="float">
            <text:p>11174</text:p>
          </table:table-cell>
          <table:table-cell office:value-type="float" office:value="8.357123" calcext:value-type="float">
            <text:p>8.357123</text:p>
          </table:table-cell>
          <table:table-cell table:formula="of:=([.D284]-[.D283])" office:value-type="float" office:value="0.0461179999999999" calcext:value-type="float">
            <text:p>0.046118</text:p>
          </table:table-cell>
          <table:table-cell/>
        </table:table-row>
        <table:table-row table:style-name="ro2">
          <table:table-cell table:style-name="ce7" office:value-type="float" office:value="796" calcext:value-type="float">
            <text:p>796</text:p>
          </table:table-cell>
          <table:table-cell office:value-type="float" office:value="868" calcext:value-type="float">
            <text:p>868</text:p>
          </table:table-cell>
          <table:table-cell office:value-type="float" office:value="11174" calcext:value-type="float">
            <text:p>11174</text:p>
          </table:table-cell>
          <table:table-cell office:value-type="float" office:value="8.3797" calcext:value-type="float">
            <text:p>8.3797</text:p>
          </table:table-cell>
          <table:table-cell table:formula="of:=([.D285]-[.D284])" office:value-type="float" office:value="0.0225770000000001" calcext:value-type="float">
            <text:p>0.022577</text:p>
          </table:table-cell>
          <table:table-cell/>
        </table:table-row>
        <table:table-row table:style-name="ro2">
          <table:table-cell table:style-name="ce7" office:value-type="float" office:value="797" calcext:value-type="float">
            <text:p>797</text:p>
          </table:table-cell>
          <table:table-cell office:value-type="float" office:value="869" calcext:value-type="float">
            <text:p>869</text:p>
          </table:table-cell>
          <table:table-cell office:value-type="float" office:value="11174" calcext:value-type="float">
            <text:p>11174</text:p>
          </table:table-cell>
          <table:table-cell office:value-type="float" office:value="8.402228" calcext:value-type="float">
            <text:p>8.402228</text:p>
          </table:table-cell>
          <table:table-cell table:formula="of:=([.D286]-[.D285])" office:value-type="float" office:value="0.0225279999999994" calcext:value-type="float">
            <text:p>0.022528</text:p>
          </table:table-cell>
          <table:table-cell/>
        </table:table-row>
        <table:table-row table:style-name="ro2">
          <table:table-cell table:style-name="ce7" office:value-type="float" office:value="798" calcext:value-type="float">
            <text:p>798</text:p>
          </table:table-cell>
          <table:table-cell office:value-type="float" office:value="870" calcext:value-type="float">
            <text:p>870</text:p>
          </table:table-cell>
          <table:table-cell office:value-type="float" office:value="11174" calcext:value-type="float">
            <text:p>11174</text:p>
          </table:table-cell>
          <table:table-cell office:value-type="float" office:value="8.424395" calcext:value-type="float">
            <text:p>8.424395</text:p>
          </table:table-cell>
          <table:table-cell table:formula="of:=([.D287]-[.D286])" office:value-type="float" office:value="0.0221670000000014" calcext:value-type="float">
            <text:p>0.022167</text:p>
          </table:table-cell>
          <table:table-cell/>
        </table:table-row>
        <table:table-row table:style-name="ro2">
          <table:table-cell table:style-name="ce7" office:value-type="float" office:value="799" calcext:value-type="float">
            <text:p>799</text:p>
          </table:table-cell>
          <table:table-cell office:value-type="float" office:value="871" calcext:value-type="float">
            <text:p>871</text:p>
          </table:table-cell>
          <table:table-cell office:value-type="float" office:value="11174" calcext:value-type="float">
            <text:p>11174</text:p>
          </table:table-cell>
          <table:table-cell office:value-type="float" office:value="8.445" calcext:value-type="float">
            <text:p>8.445</text:p>
          </table:table-cell>
          <table:table-cell table:formula="of:=([.D288]-[.D287])" office:value-type="float" office:value="0.0206049999999998" calcext:value-type="float">
            <text:p>0.020605</text:p>
          </table:table-cell>
          <table:table-cell/>
        </table:table-row>
        <table:table-row table:style-name="ro2">
          <table:table-cell table:style-name="ce7" office:value-type="float" office:value="800" calcext:value-type="float">
            <text:p>800</text:p>
          </table:table-cell>
          <table:table-cell office:value-type="float" office:value="872" calcext:value-type="float">
            <text:p>872</text:p>
          </table:table-cell>
          <table:table-cell office:value-type="float" office:value="11174" calcext:value-type="float">
            <text:p>11174</text:p>
          </table:table-cell>
          <table:table-cell office:value-type="float" office:value="8.963831" calcext:value-type="float">
            <text:p>8.963831</text:p>
          </table:table-cell>
          <table:table-cell table:formula="of:=([.D289]-[.D288])" office:value-type="float" office:value="0.518831000000001" calcext:value-type="float">
            <text:p>0.518831</text:p>
          </table:table-cell>
          <table:table-cell/>
        </table:table-row>
        <table:table-row table:style-name="ro2">
          <table:table-cell table:style-name="ce7" office:value-type="float" office:value="801" calcext:value-type="float">
            <text:p>801</text:p>
          </table:table-cell>
          <table:table-cell office:value-type="float" office:value="873" calcext:value-type="float">
            <text:p>873</text:p>
          </table:table-cell>
          <table:table-cell office:value-type="float" office:value="11174" calcext:value-type="float">
            <text:p>11174</text:p>
          </table:table-cell>
          <table:table-cell office:value-type="float" office:value="9.160792" calcext:value-type="float">
            <text:p>9.160792</text:p>
          </table:table-cell>
          <table:table-cell table:formula="of:=([.D290]-[.D289])" office:value-type="float" office:value="0.196961" calcext:value-type="float">
            <text:p>0.196961</text:p>
          </table:table-cell>
          <table:table-cell/>
        </table:table-row>
        <table:table-row table:style-name="ro2">
          <table:table-cell table:style-name="ce7" office:value-type="float" office:value="802" calcext:value-type="float">
            <text:p>802</text:p>
          </table:table-cell>
          <table:table-cell office:value-type="float" office:value="874" calcext:value-type="float">
            <text:p>874</text:p>
          </table:table-cell>
          <table:table-cell office:value-type="float" office:value="11174" calcext:value-type="float">
            <text:p>11174</text:p>
          </table:table-cell>
          <table:table-cell office:value-type="float" office:value="9.523956" calcext:value-type="float">
            <text:p>9.523956</text:p>
          </table:table-cell>
          <table:table-cell table:formula="of:=([.D291]-[.D290])" office:value-type="float" office:value="0.363163999999999" calcext:value-type="float">
            <text:p>0.363164</text:p>
          </table:table-cell>
          <table:table-cell/>
        </table:table-row>
        <table:table-row table:style-name="ro2">
          <table:table-cell table:style-name="ce7" office:value-type="float" office:value="803" calcext:value-type="float">
            <text:p>803</text:p>
          </table:table-cell>
          <table:table-cell office:value-type="float" office:value="875" calcext:value-type="float">
            <text:p>875</text:p>
          </table:table-cell>
          <table:table-cell office:value-type="float" office:value="11174" calcext:value-type="float">
            <text:p>11174</text:p>
          </table:table-cell>
          <table:table-cell office:value-type="float" office:value="9.543552" calcext:value-type="float">
            <text:p>9.543552</text:p>
          </table:table-cell>
          <table:table-cell table:formula="of:=([.D292]-[.D291])" office:value-type="float" office:value="0.0195959999999999" calcext:value-type="float">
            <text:p>0.019596</text:p>
          </table:table-cell>
          <table:table-cell/>
        </table:table-row>
        <table:table-row table:style-name="ro2">
          <table:table-cell table:style-name="ce7" office:value-type="float" office:value="804" calcext:value-type="float">
            <text:p>804</text:p>
          </table:table-cell>
          <table:table-cell office:value-type="float" office:value="876" calcext:value-type="float">
            <text:p>876</text:p>
          </table:table-cell>
          <table:table-cell office:value-type="float" office:value="11174" calcext:value-type="float">
            <text:p>11174</text:p>
          </table:table-cell>
          <table:table-cell office:value-type="float" office:value="9.563938" calcext:value-type="float">
            <text:p>9.563938</text:p>
          </table:table-cell>
          <table:table-cell table:formula="of:=([.D293]-[.D292])" office:value-type="float" office:value="0.0203860000000002" calcext:value-type="float">
            <text:p>0.020386</text:p>
          </table:table-cell>
          <table:table-cell/>
        </table:table-row>
        <table:table-row table:style-name="ro2">
          <table:table-cell table:style-name="ce7" office:value-type="float" office:value="805" calcext:value-type="float">
            <text:p>805</text:p>
          </table:table-cell>
          <table:table-cell office:value-type="float" office:value="877" calcext:value-type="float">
            <text:p>877</text:p>
          </table:table-cell>
          <table:table-cell office:value-type="float" office:value="11174" calcext:value-type="float">
            <text:p>11174</text:p>
          </table:table-cell>
          <table:table-cell office:value-type="float" office:value="9.584791" calcext:value-type="float">
            <text:p>9.584791</text:p>
          </table:table-cell>
          <table:table-cell table:formula="of:=([.D294]-[.D293])" office:value-type="float" office:value="0.0208529999999989" calcext:value-type="float">
            <text:p>0.020853</text:p>
          </table:table-cell>
          <table:table-cell/>
        </table:table-row>
        <table:table-row table:style-name="ro2">
          <table:table-cell table:style-name="ce7" office:value-type="float" office:value="806" calcext:value-type="float">
            <text:p>806</text:p>
          </table:table-cell>
          <table:table-cell office:value-type="float" office:value="878" calcext:value-type="float">
            <text:p>878</text:p>
          </table:table-cell>
          <table:table-cell office:value-type="float" office:value="11174" calcext:value-type="float">
            <text:p>11174</text:p>
          </table:table-cell>
          <table:table-cell office:value-type="float" office:value="9.618294" calcext:value-type="float">
            <text:p>9.618294</text:p>
          </table:table-cell>
          <table:table-cell table:formula="of:=([.D295]-[.D294])" office:value-type="float" office:value="0.0335030000000014" calcext:value-type="float">
            <text:p>0.033503</text:p>
          </table:table-cell>
          <table:table-cell/>
        </table:table-row>
        <table:table-row table:style-name="ro2">
          <table:table-cell table:style-name="ce7" office:value-type="float" office:value="807" calcext:value-type="float">
            <text:p>807</text:p>
          </table:table-cell>
          <table:table-cell office:value-type="float" office:value="879" calcext:value-type="float">
            <text:p>879</text:p>
          </table:table-cell>
          <table:table-cell office:value-type="float" office:value="11174" calcext:value-type="float">
            <text:p>11174</text:p>
          </table:table-cell>
          <table:table-cell office:value-type="float" office:value="9.638001" calcext:value-type="float">
            <text:p>9.638001</text:p>
          </table:table-cell>
          <table:table-cell table:formula="of:=([.D296]-[.D295])" office:value-type="float" office:value="0.0197069999999986" calcext:value-type="float">
            <text:p>0.019707</text:p>
          </table:table-cell>
          <table:table-cell/>
        </table:table-row>
        <table:table-row table:style-name="ro2">
          <table:table-cell table:style-name="ce7" office:value-type="float" office:value="808" calcext:value-type="float">
            <text:p>808</text:p>
          </table:table-cell>
          <table:table-cell office:value-type="float" office:value="880" calcext:value-type="float">
            <text:p>880</text:p>
          </table:table-cell>
          <table:table-cell office:value-type="float" office:value="11174" calcext:value-type="float">
            <text:p>11174</text:p>
          </table:table-cell>
          <table:table-cell office:value-type="float" office:value="9.658421" calcext:value-type="float">
            <text:p>9.658421</text:p>
          </table:table-cell>
          <table:table-cell table:formula="of:=([.D297]-[.D296])" office:value-type="float" office:value="0.0204200000000014" calcext:value-type="float">
            <text:p>0.020420</text:p>
          </table:table-cell>
          <table:table-cell/>
        </table:table-row>
        <table:table-row table:style-name="ro2">
          <table:table-cell table:style-name="ce7" office:value-type="float" office:value="809" calcext:value-type="float">
            <text:p>809</text:p>
          </table:table-cell>
          <table:table-cell office:value-type="float" office:value="881" calcext:value-type="float">
            <text:p>881</text:p>
          </table:table-cell>
          <table:table-cell office:value-type="float" office:value="11174" calcext:value-type="float">
            <text:p>11174</text:p>
          </table:table-cell>
          <table:table-cell office:value-type="float" office:value="9.679768" calcext:value-type="float">
            <text:p>9.679768</text:p>
          </table:table-cell>
          <table:table-cell table:formula="of:=([.D298]-[.D297])" office:value-type="float" office:value="0.0213469999999987" calcext:value-type="float">
            <text:p>0.021347</text:p>
          </table:table-cell>
          <table:table-cell/>
        </table:table-row>
        <table:table-row table:style-name="ro2">
          <table:table-cell table:style-name="ce7" office:value-type="float" office:value="810" calcext:value-type="float">
            <text:p>810</text:p>
          </table:table-cell>
          <table:table-cell office:value-type="float" office:value="882" calcext:value-type="float">
            <text:p>882</text:p>
          </table:table-cell>
          <table:table-cell office:value-type="float" office:value="11174" calcext:value-type="float">
            <text:p>11174</text:p>
          </table:table-cell>
          <table:table-cell office:value-type="float" office:value="9.707917" calcext:value-type="float">
            <text:p>9.707917</text:p>
          </table:table-cell>
          <table:table-cell table:formula="of:=([.D299]-[.D298])" office:value-type="float" office:value="0.0281490000000009" calcext:value-type="float">
            <text:p>0.028149</text:p>
          </table:table-cell>
          <table:table-cell/>
        </table:table-row>
        <table:table-row table:style-name="ro2">
          <table:table-cell table:style-name="ce7" office:value-type="float" office:value="811" calcext:value-type="float">
            <text:p>811</text:p>
          </table:table-cell>
          <table:table-cell office:value-type="float" office:value="883" calcext:value-type="float">
            <text:p>883</text:p>
          </table:table-cell>
          <table:table-cell office:value-type="float" office:value="11174" calcext:value-type="float">
            <text:p>11174</text:p>
          </table:table-cell>
          <table:table-cell office:value-type="float" office:value="9.726479" calcext:value-type="float">
            <text:p>9.726479</text:p>
          </table:table-cell>
          <table:table-cell table:formula="of:=([.D300]-[.D299])" office:value-type="float" office:value="0.0185619999999993" calcext:value-type="float">
            <text:p>0.018562</text:p>
          </table:table-cell>
          <table:table-cell/>
        </table:table-row>
        <table:table-row table:style-name="ro2">
          <table:table-cell table:style-name="ce7" office:value-type="float" office:value="812" calcext:value-type="float">
            <text:p>812</text:p>
          </table:table-cell>
          <table:table-cell office:value-type="float" office:value="884" calcext:value-type="float">
            <text:p>884</text:p>
          </table:table-cell>
          <table:table-cell office:value-type="float" office:value="11174" calcext:value-type="float">
            <text:p>11174</text:p>
          </table:table-cell>
          <table:table-cell office:value-type="float" office:value="9.746849" calcext:value-type="float">
            <text:p>9.746849</text:p>
          </table:table-cell>
          <table:table-cell table:formula="of:=([.D301]-[.D300])" office:value-type="float" office:value="0.0203699999999998" calcext:value-type="float">
            <text:p>0.020370</text:p>
          </table:table-cell>
          <table:table-cell/>
        </table:table-row>
        <table:table-row table:style-name="ro2">
          <table:table-cell table:style-name="ce7" office:value-type="float" office:value="813" calcext:value-type="float">
            <text:p>813</text:p>
          </table:table-cell>
          <table:table-cell office:value-type="float" office:value="885" calcext:value-type="float">
            <text:p>885</text:p>
          </table:table-cell>
          <table:table-cell office:value-type="float" office:value="11174" calcext:value-type="float">
            <text:p>11174</text:p>
          </table:table-cell>
          <table:table-cell office:value-type="float" office:value="9.767735" calcext:value-type="float">
            <text:p>9.767735</text:p>
          </table:table-cell>
          <table:table-cell table:formula="of:=([.D302]-[.D301])" office:value-type="float" office:value="0.0208860000000008" calcext:value-type="float">
            <text:p>0.020886</text:p>
          </table:table-cell>
          <table:table-cell/>
        </table:table-row>
        <table:table-row table:style-name="ro2">
          <table:table-cell table:style-name="ce7" office:value-type="float" office:value="814" calcext:value-type="float">
            <text:p>814</text:p>
          </table:table-cell>
          <table:table-cell office:value-type="float" office:value="886" calcext:value-type="float">
            <text:p>886</text:p>
          </table:table-cell>
          <table:table-cell office:value-type="float" office:value="11174" calcext:value-type="float">
            <text:p>11174</text:p>
          </table:table-cell>
          <table:table-cell office:value-type="float" office:value="9.78889" calcext:value-type="float">
            <text:p>9.78889</text:p>
          </table:table-cell>
          <table:table-cell table:formula="of:=([.D303]-[.D302])" office:value-type="float" office:value="0.0211550000000003" calcext:value-type="float">
            <text:p>0.021155</text:p>
          </table:table-cell>
          <table:table-cell/>
        </table:table-row>
        <table:table-row table:style-name="ro2">
          <table:table-cell table:style-name="ce7" office:value-type="float" office:value="815" calcext:value-type="float">
            <text:p>815</text:p>
          </table:table-cell>
          <table:table-cell office:value-type="float" office:value="887" calcext:value-type="float">
            <text:p>887</text:p>
          </table:table-cell>
          <table:table-cell office:value-type="float" office:value="11174" calcext:value-type="float">
            <text:p>11174</text:p>
          </table:table-cell>
          <table:table-cell office:value-type="float" office:value="9.80858" calcext:value-type="float">
            <text:p>9.80858</text:p>
          </table:table-cell>
          <table:table-cell table:formula="of:=([.D304]-[.D303])" office:value-type="float" office:value="0.0196899999999989" calcext:value-type="float">
            <text:p>0.019690</text:p>
          </table:table-cell>
          <table:table-cell/>
        </table:table-row>
        <table:table-row table:style-name="ro2">
          <table:table-cell table:style-name="ce7" office:value-type="float" office:value="816" calcext:value-type="float">
            <text:p>816</text:p>
          </table:table-cell>
          <table:table-cell office:value-type="float" office:value="888" calcext:value-type="float">
            <text:p>888</text:p>
          </table:table-cell>
          <table:table-cell office:value-type="float" office:value="11174" calcext:value-type="float">
            <text:p>11174</text:p>
          </table:table-cell>
          <table:table-cell office:value-type="float" office:value="9.829232" calcext:value-type="float">
            <text:p>9.829232</text:p>
          </table:table-cell>
          <table:table-cell table:formula="of:=([.D305]-[.D304])" office:value-type="float" office:value="0.0206520000000001" calcext:value-type="float">
            <text:p>0.020652</text:p>
          </table:table-cell>
          <table:table-cell/>
        </table:table-row>
        <table:table-row table:style-name="ro2">
          <table:table-cell table:style-name="ce7" office:value-type="float" office:value="817" calcext:value-type="float">
            <text:p>817</text:p>
          </table:table-cell>
          <table:table-cell office:value-type="float" office:value="889" calcext:value-type="float">
            <text:p>889</text:p>
          </table:table-cell>
          <table:table-cell office:value-type="float" office:value="11174" calcext:value-type="float">
            <text:p>11174</text:p>
          </table:table-cell>
          <table:table-cell office:value-type="float" office:value="9.850012" calcext:value-type="float">
            <text:p>9.850012</text:p>
          </table:table-cell>
          <table:table-cell table:formula="of:=([.D306]-[.D305])" office:value-type="float" office:value="0.0207800000000002" calcext:value-type="float">
            <text:p>0.020780</text:p>
          </table:table-cell>
          <table:table-cell/>
        </table:table-row>
        <table:table-row table:style-name="ro2">
          <table:table-cell table:style-name="ce7" office:value-type="float" office:value="818" calcext:value-type="float">
            <text:p>818</text:p>
          </table:table-cell>
          <table:table-cell office:value-type="float" office:value="890" calcext:value-type="float">
            <text:p>890</text:p>
          </table:table-cell>
          <table:table-cell office:value-type="float" office:value="11174" calcext:value-type="float">
            <text:p>11174</text:p>
          </table:table-cell>
          <table:table-cell office:value-type="float" office:value="9.870607" calcext:value-type="float">
            <text:p>9.870607</text:p>
          </table:table-cell>
          <table:table-cell table:formula="of:=([.D307]-[.D306])" office:value-type="float" office:value="0.0205950000000001" calcext:value-type="float">
            <text:p>0.020595</text:p>
          </table:table-cell>
          <table:table-cell/>
        </table:table-row>
        <table:table-row table:style-name="ro2">
          <table:table-cell table:style-name="ce7" office:value-type="float" office:value="819" calcext:value-type="float">
            <text:p>819</text:p>
          </table:table-cell>
          <table:table-cell office:value-type="float" office:value="891" calcext:value-type="float">
            <text:p>891</text:p>
          </table:table-cell>
          <table:table-cell office:value-type="float" office:value="11174" calcext:value-type="float">
            <text:p>11174</text:p>
          </table:table-cell>
          <table:table-cell office:value-type="float" office:value="9.896413" calcext:value-type="float">
            <text:p>9.896413</text:p>
          </table:table-cell>
          <table:table-cell table:formula="of:=([.D308]-[.D307])" office:value-type="float" office:value="0.0258059999999993" calcext:value-type="float">
            <text:p>0.025806</text:p>
          </table:table-cell>
          <table:table-cell/>
        </table:table-row>
        <table:table-row table:style-name="ro2">
          <table:table-cell table:style-name="ce7" office:value-type="float" office:value="820" calcext:value-type="float">
            <text:p>820</text:p>
          </table:table-cell>
          <table:table-cell office:value-type="float" office:value="892" calcext:value-type="float">
            <text:p>892</text:p>
          </table:table-cell>
          <table:table-cell office:value-type="float" office:value="11174" calcext:value-type="float">
            <text:p>11174</text:p>
          </table:table-cell>
          <table:table-cell office:value-type="float" office:value="9.916203" calcext:value-type="float">
            <text:p>9.916203</text:p>
          </table:table-cell>
          <table:table-cell table:formula="of:=([.D309]-[.D308])" office:value-type="float" office:value="0.0197900000000004" calcext:value-type="float">
            <text:p>0.019790</text:p>
          </table:table-cell>
          <table:table-cell/>
        </table:table-row>
        <table:table-row table:style-name="ro2">
          <table:table-cell table:style-name="ce7" office:value-type="float" office:value="821" calcext:value-type="float">
            <text:p>821</text:p>
          </table:table-cell>
          <table:table-cell office:value-type="float" office:value="893" calcext:value-type="float">
            <text:p>893</text:p>
          </table:table-cell>
          <table:table-cell office:value-type="float" office:value="11174" calcext:value-type="float">
            <text:p>11174</text:p>
          </table:table-cell>
          <table:table-cell office:value-type="float" office:value="9.936455" calcext:value-type="float">
            <text:p>9.936455</text:p>
          </table:table-cell>
          <table:table-cell table:formula="of:=([.D310]-[.D309])" office:value-type="float" office:value="0.020252000000001" calcext:value-type="float">
            <text:p>0.020252</text:p>
          </table:table-cell>
          <table:table-cell/>
        </table:table-row>
        <table:table-row table:style-name="ro2">
          <table:table-cell table:style-name="ce7" office:value-type="float" office:value="822" calcext:value-type="float">
            <text:p>822</text:p>
          </table:table-cell>
          <table:table-cell office:value-type="float" office:value="894" calcext:value-type="float">
            <text:p>894</text:p>
          </table:table-cell>
          <table:table-cell office:value-type="float" office:value="11174" calcext:value-type="float">
            <text:p>11174</text:p>
          </table:table-cell>
          <table:table-cell office:value-type="float" office:value="9.958016" calcext:value-type="float">
            <text:p>9.958016</text:p>
          </table:table-cell>
          <table:table-cell table:formula="of:=([.D311]-[.D310])" office:value-type="float" office:value="0.0215610000000002" calcext:value-type="float">
            <text:p>0.021561</text:p>
          </table:table-cell>
          <table:table-cell/>
        </table:table-row>
        <table:table-row table:style-name="ro2">
          <table:table-cell table:style-name="ce7" office:value-type="float" office:value="823" calcext:value-type="float">
            <text:p>823</text:p>
          </table:table-cell>
          <table:table-cell office:value-type="float" office:value="895" calcext:value-type="float">
            <text:p>895</text:p>
          </table:table-cell>
          <table:table-cell office:value-type="float" office:value="11174" calcext:value-type="float">
            <text:p>11174</text:p>
          </table:table-cell>
          <table:table-cell office:value-type="float" office:value="9.977728" calcext:value-type="float">
            <text:p>9.977728</text:p>
          </table:table-cell>
          <table:table-cell table:formula="of:=([.D312]-[.D311])" office:value-type="float" office:value="0.0197119999999984" calcext:value-type="float">
            <text:p>0.019712</text:p>
          </table:table-cell>
          <table:table-cell/>
        </table:table-row>
        <table:table-row table:style-name="ro2">
          <table:table-cell table:style-name="ce7" office:value-type="float" office:value="824" calcext:value-type="float">
            <text:p>824</text:p>
          </table:table-cell>
          <table:table-cell office:value-type="float" office:value="896" calcext:value-type="float">
            <text:p>896</text:p>
          </table:table-cell>
          <table:table-cell office:value-type="float" office:value="11174" calcext:value-type="float">
            <text:p>11174</text:p>
          </table:table-cell>
          <table:table-cell office:value-type="float" office:value="9.998128" calcext:value-type="float">
            <text:p>9.998128</text:p>
          </table:table-cell>
          <table:table-cell table:formula="of:=([.D313]-[.D312])" office:value-type="float" office:value="0.0204000000000004" calcext:value-type="float">
            <text:p>0.020400</text:p>
          </table:table-cell>
          <table:table-cell/>
        </table:table-row>
        <table:table-row table:style-name="ro2">
          <table:table-cell table:style-name="ce7" office:value-type="float" office:value="825" calcext:value-type="float">
            <text:p>825</text:p>
          </table:table-cell>
          <table:table-cell office:value-type="float" office:value="897" calcext:value-type="float">
            <text:p>897</text:p>
          </table:table-cell>
          <table:table-cell office:value-type="float" office:value="11174" calcext:value-type="float">
            <text:p>11174</text:p>
          </table:table-cell>
          <table:table-cell office:value-type="float" office:value="10.019531" calcext:value-type="float">
            <text:p>10.019531</text:p>
          </table:table-cell>
          <table:table-cell table:formula="of:=([.D314]-[.D313])" office:value-type="float" office:value="0.0214030000000012" calcext:value-type="float">
            <text:p>0.021403</text:p>
          </table:table-cell>
          <table:table-cell/>
        </table:table-row>
        <table:table-row table:style-name="ro2">
          <table:table-cell table:style-name="ce7" office:value-type="float" office:value="826" calcext:value-type="float">
            <text:p>826</text:p>
          </table:table-cell>
          <table:table-cell office:value-type="float" office:value="898" calcext:value-type="float">
            <text:p>898</text:p>
          </table:table-cell>
          <table:table-cell office:value-type="float" office:value="11174" calcext:value-type="float">
            <text:p>11174</text:p>
          </table:table-cell>
          <table:table-cell office:value-type="float" office:value="10.040308" calcext:value-type="float">
            <text:p>10.040308</text:p>
          </table:table-cell>
          <table:table-cell table:formula="of:=([.D315]-[.D314])" office:value-type="float" office:value="0.0207769999999989" calcext:value-type="float">
            <text:p>0.020777</text:p>
          </table:table-cell>
          <table:table-cell/>
        </table:table-row>
        <table:table-row table:style-name="ro2">
          <table:table-cell table:style-name="ce7" office:value-type="float" office:value="827" calcext:value-type="float">
            <text:p>827</text:p>
          </table:table-cell>
          <table:table-cell office:value-type="float" office:value="899" calcext:value-type="float">
            <text:p>899</text:p>
          </table:table-cell>
          <table:table-cell office:value-type="float" office:value="11174" calcext:value-type="float">
            <text:p>11174</text:p>
          </table:table-cell>
          <table:table-cell office:value-type="float" office:value="10.058918" calcext:value-type="float">
            <text:p>10.058918</text:p>
          </table:table-cell>
          <table:table-cell table:formula="of:=([.D316]-[.D315])" office:value-type="float" office:value="0.0186100000000007" calcext:value-type="float">
            <text:p>0.018610</text:p>
          </table:table-cell>
          <table:table-cell/>
        </table:table-row>
        <table:table-row table:style-name="ro2">
          <table:table-cell table:style-name="ce7" office:value-type="float" office:value="828" calcext:value-type="float">
            <text:p>828</text:p>
          </table:table-cell>
          <table:table-cell office:value-type="float" office:value="900" calcext:value-type="float">
            <text:p>900</text:p>
          </table:table-cell>
          <table:table-cell office:value-type="float" office:value="11174" calcext:value-type="float">
            <text:p>11174</text:p>
          </table:table-cell>
          <table:table-cell office:value-type="float" office:value="10.079272" calcext:value-type="float">
            <text:p>10.079272</text:p>
          </table:table-cell>
          <table:table-cell table:formula="of:=([.D317]-[.D316])" office:value-type="float" office:value="0.0203539999999993" calcext:value-type="float">
            <text:p>0.020354</text:p>
          </table:table-cell>
          <table:table-cell/>
        </table:table-row>
        <table:table-row table:style-name="ro2">
          <table:table-cell table:style-name="ce7" office:value-type="float" office:value="829" calcext:value-type="float">
            <text:p>829</text:p>
          </table:table-cell>
          <table:table-cell office:value-type="float" office:value="901" calcext:value-type="float">
            <text:p>901</text:p>
          </table:table-cell>
          <table:table-cell office:value-type="float" office:value="11174" calcext:value-type="float">
            <text:p>11174</text:p>
          </table:table-cell>
          <table:table-cell office:value-type="float" office:value="10.100258" calcext:value-type="float">
            <text:p>10.100258</text:p>
          </table:table-cell>
          <table:table-cell table:formula="of:=([.D318]-[.D317])" office:value-type="float" office:value="0.0209860000000006" calcext:value-type="float">
            <text:p>0.020986</text:p>
          </table:table-cell>
          <table:table-cell/>
        </table:table-row>
        <table:table-row table:style-name="ro2">
          <table:table-cell table:style-name="ce7" office:value-type="float" office:value="830" calcext:value-type="float">
            <text:p>830</text:p>
          </table:table-cell>
          <table:table-cell office:value-type="float" office:value="902" calcext:value-type="float">
            <text:p>902</text:p>
          </table:table-cell>
          <table:table-cell office:value-type="float" office:value="11174" calcext:value-type="float">
            <text:p>11174</text:p>
          </table:table-cell>
          <table:table-cell office:value-type="float" office:value="10.121352" calcext:value-type="float">
            <text:p>10.121352</text:p>
          </table:table-cell>
          <table:table-cell table:formula="of:=([.D319]-[.D318])" office:value-type="float" office:value="0.0210939999999997" calcext:value-type="float">
            <text:p>0.021094</text:p>
          </table:table-cell>
          <table:table-cell/>
        </table:table-row>
        <table:table-row table:style-name="ro2">
          <table:table-cell table:style-name="ce7" office:value-type="float" office:value="831" calcext:value-type="float">
            <text:p>831</text:p>
          </table:table-cell>
          <table:table-cell office:value-type="float" office:value="903" calcext:value-type="float">
            <text:p>903</text:p>
          </table:table-cell>
          <table:table-cell office:value-type="float" office:value="11174" calcext:value-type="float">
            <text:p>11174</text:p>
          </table:table-cell>
          <table:table-cell office:value-type="float" office:value="10.141197" calcext:value-type="float">
            <text:p>10.141197</text:p>
          </table:table-cell>
          <table:table-cell table:formula="of:=([.D320]-[.D319])" office:value-type="float" office:value="0.0198450000000001" calcext:value-type="float">
            <text:p>0.019845</text:p>
          </table:table-cell>
          <table:table-cell/>
        </table:table-row>
        <table:table-row table:style-name="ro2">
          <table:table-cell table:style-name="ce7" office:value-type="float" office:value="832" calcext:value-type="float">
            <text:p>832</text:p>
          </table:table-cell>
          <table:table-cell office:value-type="float" office:value="904" calcext:value-type="float">
            <text:p>904</text:p>
          </table:table-cell>
          <table:table-cell office:value-type="float" office:value="11174" calcext:value-type="float">
            <text:p>11174</text:p>
          </table:table-cell>
          <table:table-cell office:value-type="float" office:value="10.162124" calcext:value-type="float">
            <text:p>10.162124</text:p>
          </table:table-cell>
          <table:table-cell table:formula="of:=([.D321]-[.D320])" office:value-type="float" office:value="0.0209270000000004" calcext:value-type="float">
            <text:p>0.020927</text:p>
          </table:table-cell>
          <table:table-cell/>
        </table:table-row>
        <table:table-row table:style-name="ro2">
          <table:table-cell table:style-name="ce7" office:value-type="float" office:value="833" calcext:value-type="float">
            <text:p>833</text:p>
          </table:table-cell>
          <table:table-cell office:value-type="float" office:value="905" calcext:value-type="float">
            <text:p>905</text:p>
          </table:table-cell>
          <table:table-cell office:value-type="float" office:value="11174" calcext:value-type="float">
            <text:p>11174</text:p>
          </table:table-cell>
          <table:table-cell office:value-type="float" office:value="10.183174" calcext:value-type="float">
            <text:p>10.183174</text:p>
          </table:table-cell>
          <table:table-cell table:formula="of:=([.D322]-[.D321])" office:value-type="float" office:value="0.0210499999999989" calcext:value-type="float">
            <text:p>0.021050</text:p>
          </table:table-cell>
          <table:table-cell/>
        </table:table-row>
        <table:table-row table:style-name="ro2">
          <table:table-cell table:style-name="ce7" office:value-type="float" office:value="834" calcext:value-type="float">
            <text:p>834</text:p>
          </table:table-cell>
          <table:table-cell office:value-type="float" office:value="906" calcext:value-type="float">
            <text:p>906</text:p>
          </table:table-cell>
          <table:table-cell office:value-type="float" office:value="11174" calcext:value-type="float">
            <text:p>11174</text:p>
          </table:table-cell>
          <table:table-cell office:value-type="float" office:value="10.203767" calcext:value-type="float">
            <text:p>10.203767</text:p>
          </table:table-cell>
          <table:table-cell table:formula="of:=([.D323]-[.D322])" office:value-type="float" office:value="0.0205929999999999" calcext:value-type="float">
            <text:p>0.020593</text:p>
          </table:table-cell>
          <table:table-cell/>
        </table:table-row>
        <table:table-row table:style-name="ro2">
          <table:table-cell table:style-name="ce7" office:value-type="float" office:value="835" calcext:value-type="float">
            <text:p>835</text:p>
          </table:table-cell>
          <table:table-cell office:value-type="float" office:value="907" calcext:value-type="float">
            <text:p>907</text:p>
          </table:table-cell>
          <table:table-cell office:value-type="float" office:value="11174" calcext:value-type="float">
            <text:p>11174</text:p>
          </table:table-cell>
          <table:table-cell office:value-type="float" office:value="10.223575" calcext:value-type="float">
            <text:p>10.223575</text:p>
          </table:table-cell>
          <table:table-cell table:formula="of:=([.D324]-[.D323])" office:value-type="float" office:value="0.0198080000000012" calcext:value-type="float">
            <text:p>0.019808</text:p>
          </table:table-cell>
          <table:table-cell/>
        </table:table-row>
        <table:table-row table:style-name="ro2">
          <table:table-cell table:style-name="ce7" office:value-type="float" office:value="836" calcext:value-type="float">
            <text:p>836</text:p>
          </table:table-cell>
          <table:table-cell office:value-type="float" office:value="908" calcext:value-type="float">
            <text:p>908</text:p>
          </table:table-cell>
          <table:table-cell office:value-type="float" office:value="11174" calcext:value-type="float">
            <text:p>11174</text:p>
          </table:table-cell>
          <table:table-cell office:value-type="float" office:value="10.243668" calcext:value-type="float">
            <text:p>10.243668</text:p>
          </table:table-cell>
          <table:table-cell table:formula="of:=([.D325]-[.D324])" office:value-type="float" office:value="0.0200929999999992" calcext:value-type="float">
            <text:p>0.020093</text:p>
          </table:table-cell>
          <table:table-cell/>
        </table:table-row>
        <table:table-row table:style-name="ro2">
          <table:table-cell table:style-name="ce7" office:value-type="float" office:value="837" calcext:value-type="float">
            <text:p>837</text:p>
          </table:table-cell>
          <table:table-cell office:value-type="float" office:value="909" calcext:value-type="float">
            <text:p>909</text:p>
          </table:table-cell>
          <table:table-cell office:value-type="float" office:value="11174" calcext:value-type="float">
            <text:p>11174</text:p>
          </table:table-cell>
          <table:table-cell office:value-type="float" office:value="10.264103" calcext:value-type="float">
            <text:p>10.264103</text:p>
          </table:table-cell>
          <table:table-cell table:formula="of:=([.D326]-[.D325])" office:value-type="float" office:value="0.0204350000000009" calcext:value-type="float">
            <text:p>0.020435</text:p>
          </table:table-cell>
          <table:table-cell/>
        </table:table-row>
        <table:table-row table:style-name="ro2">
          <table:table-cell table:style-name="ce7" office:value-type="float" office:value="838" calcext:value-type="float">
            <text:p>838</text:p>
          </table:table-cell>
          <table:table-cell office:value-type="float" office:value="910" calcext:value-type="float">
            <text:p>910</text:p>
          </table:table-cell>
          <table:table-cell office:value-type="float" office:value="11174" calcext:value-type="float">
            <text:p>11174</text:p>
          </table:table-cell>
          <table:table-cell office:value-type="float" office:value="10.285731" calcext:value-type="float">
            <text:p>10.285731</text:p>
          </table:table-cell>
          <table:table-cell table:formula="of:=([.D327]-[.D326])" office:value-type="float" office:value="0.0216279999999998" calcext:value-type="float">
            <text:p>0.021628</text:p>
          </table:table-cell>
          <table:table-cell/>
        </table:table-row>
        <table:table-row table:style-name="ro2">
          <table:table-cell table:style-name="ce7" office:value-type="float" office:value="839" calcext:value-type="float">
            <text:p>839</text:p>
          </table:table-cell>
          <table:table-cell office:value-type="float" office:value="911" calcext:value-type="float">
            <text:p>911</text:p>
          </table:table-cell>
          <table:table-cell office:value-type="float" office:value="11174" calcext:value-type="float">
            <text:p>11174</text:p>
          </table:table-cell>
          <table:table-cell office:value-type="float" office:value="10.305566" calcext:value-type="float">
            <text:p>10.305566</text:p>
          </table:table-cell>
          <table:table-cell table:formula="of:=([.D328]-[.D327])" office:value-type="float" office:value="0.0198350000000005" calcext:value-type="float">
            <text:p>0.019835</text:p>
          </table:table-cell>
          <table:table-cell/>
        </table:table-row>
        <table:table-row table:style-name="ro2">
          <table:table-cell table:style-name="ce7" office:value-type="float" office:value="840" calcext:value-type="float">
            <text:p>840</text:p>
          </table:table-cell>
          <table:table-cell office:value-type="float" office:value="912" calcext:value-type="float">
            <text:p>912</text:p>
          </table:table-cell>
          <table:table-cell office:value-type="float" office:value="11174" calcext:value-type="float">
            <text:p>11174</text:p>
          </table:table-cell>
          <table:table-cell office:value-type="float" office:value="10.325804" calcext:value-type="float">
            <text:p>10.325804</text:p>
          </table:table-cell>
          <table:table-cell table:formula="of:=([.D329]-[.D328])" office:value-type="float" office:value="0.0202379999999991" calcext:value-type="float">
            <text:p>0.020238</text:p>
          </table:table-cell>
          <table:table-cell/>
        </table:table-row>
        <table:table-row table:style-name="ro2">
          <table:table-cell table:style-name="ce7" office:value-type="float" office:value="841" calcext:value-type="float">
            <text:p>841</text:p>
          </table:table-cell>
          <table:table-cell office:value-type="float" office:value="913" calcext:value-type="float">
            <text:p>913</text:p>
          </table:table-cell>
          <table:table-cell office:value-type="float" office:value="11174" calcext:value-type="float">
            <text:p>11174</text:p>
          </table:table-cell>
          <table:table-cell office:value-type="float" office:value="10.34925" calcext:value-type="float">
            <text:p>10.34925</text:p>
          </table:table-cell>
          <table:table-cell table:formula="of:=([.D330]-[.D329])" office:value-type="float" office:value="0.0234459999999999" calcext:value-type="float">
            <text:p>0.023446</text:p>
          </table:table-cell>
          <table:table-cell/>
        </table:table-row>
        <table:table-row table:style-name="ro2">
          <table:table-cell table:style-name="ce7" office:value-type="float" office:value="842" calcext:value-type="float">
            <text:p>842</text:p>
          </table:table-cell>
          <table:table-cell office:value-type="float" office:value="914" calcext:value-type="float">
            <text:p>914</text:p>
          </table:table-cell>
          <table:table-cell office:value-type="float" office:value="11174" calcext:value-type="float">
            <text:p>11174</text:p>
          </table:table-cell>
          <table:table-cell office:value-type="float" office:value="10.369955" calcext:value-type="float">
            <text:p>10.369955</text:p>
          </table:table-cell>
          <table:table-cell table:formula="of:=([.D331]-[.D330])" office:value-type="float" office:value="0.0207049999999995" calcext:value-type="float">
            <text:p>0.020705</text:p>
          </table:table-cell>
          <table:table-cell/>
        </table:table-row>
        <table:table-row table:style-name="ro2">
          <table:table-cell table:style-name="ce7" office:value-type="float" office:value="843" calcext:value-type="float">
            <text:p>843</text:p>
          </table:table-cell>
          <table:table-cell office:value-type="float" office:value="915" calcext:value-type="float">
            <text:p>915</text:p>
          </table:table-cell>
          <table:table-cell office:value-type="float" office:value="11174" calcext:value-type="float">
            <text:p>11174</text:p>
          </table:table-cell>
          <table:table-cell office:value-type="float" office:value="10.388555" calcext:value-type="float">
            <text:p>10.388555</text:p>
          </table:table-cell>
          <table:table-cell table:formula="of:=([.D332]-[.D331])" office:value-type="float" office:value="0.0186000000000011" calcext:value-type="float">
            <text:p>0.018600</text:p>
          </table:table-cell>
          <table:table-cell/>
        </table:table-row>
        <table:table-row table:style-name="ro2">
          <table:table-cell table:style-name="ce7" office:value-type="float" office:value="844" calcext:value-type="float">
            <text:p>844</text:p>
          </table:table-cell>
          <table:table-cell office:value-type="float" office:value="916" calcext:value-type="float">
            <text:p>916</text:p>
          </table:table-cell>
          <table:table-cell office:value-type="float" office:value="11174" calcext:value-type="float">
            <text:p>11174</text:p>
          </table:table-cell>
          <table:table-cell office:value-type="float" office:value="10.409046" calcext:value-type="float">
            <text:p>10.409046</text:p>
          </table:table-cell>
          <table:table-cell table:formula="of:=([.D333]-[.D332])" office:value-type="float" office:value="0.0204909999999998" calcext:value-type="float">
            <text:p>0.020491</text:p>
          </table:table-cell>
          <table:table-cell/>
        </table:table-row>
        <table:table-row table:style-name="ro2">
          <table:table-cell table:style-name="ce7" office:value-type="float" office:value="845" calcext:value-type="float">
            <text:p>845</text:p>
          </table:table-cell>
          <table:table-cell office:value-type="float" office:value="917" calcext:value-type="float">
            <text:p>917</text:p>
          </table:table-cell>
          <table:table-cell office:value-type="float" office:value="11174" calcext:value-type="float">
            <text:p>11174</text:p>
          </table:table-cell>
          <table:table-cell office:value-type="float" office:value="10.429846" calcext:value-type="float">
            <text:p>10.429846</text:p>
          </table:table-cell>
          <table:table-cell table:formula="of:=([.D334]-[.D333])" office:value-type="float" office:value="0.0207999999999995" calcext:value-type="float">
            <text:p>0.020800</text:p>
          </table:table-cell>
          <table:table-cell/>
        </table:table-row>
        <table:table-row table:style-name="ro2">
          <table:table-cell table:style-name="ce7" office:value-type="float" office:value="846" calcext:value-type="float">
            <text:p>846</text:p>
          </table:table-cell>
          <table:table-cell office:value-type="float" office:value="918" calcext:value-type="float">
            <text:p>918</text:p>
          </table:table-cell>
          <table:table-cell office:value-type="float" office:value="11174" calcext:value-type="float">
            <text:p>11174</text:p>
          </table:table-cell>
          <table:table-cell office:value-type="float" office:value="10.450877" calcext:value-type="float">
            <text:p>10.450877</text:p>
          </table:table-cell>
          <table:table-cell table:formula="of:=([.D335]-[.D334])" office:value-type="float" office:value="0.0210310000000007" calcext:value-type="float">
            <text:p>0.021031</text:p>
          </table:table-cell>
          <table:table-cell/>
        </table:table-row>
        <table:table-row table:style-name="ro2">
          <table:table-cell table:style-name="ce7" office:value-type="float" office:value="847" calcext:value-type="float">
            <text:p>847</text:p>
          </table:table-cell>
          <table:table-cell office:value-type="float" office:value="919" calcext:value-type="float">
            <text:p>919</text:p>
          </table:table-cell>
          <table:table-cell office:value-type="float" office:value="11174" calcext:value-type="float">
            <text:p>11174</text:p>
          </table:table-cell>
          <table:table-cell office:value-type="float" office:value="10.470579" calcext:value-type="float">
            <text:p>10.470579</text:p>
          </table:table-cell>
          <table:table-cell table:formula="of:=([.D336]-[.D335])" office:value-type="float" office:value="0.0197020000000006" calcext:value-type="float">
            <text:p>0.019702</text:p>
          </table:table-cell>
          <table:table-cell/>
        </table:table-row>
        <table:table-row table:style-name="ro2">
          <table:table-cell table:style-name="ce7" office:value-type="float" office:value="848" calcext:value-type="float">
            <text:p>848</text:p>
          </table:table-cell>
          <table:table-cell office:value-type="float" office:value="920" calcext:value-type="float">
            <text:p>920</text:p>
          </table:table-cell>
          <table:table-cell office:value-type="float" office:value="11174" calcext:value-type="float">
            <text:p>11174</text:p>
          </table:table-cell>
          <table:table-cell office:value-type="float" office:value="10.491168" calcext:value-type="float">
            <text:p>10.491168</text:p>
          </table:table-cell>
          <table:table-cell table:formula="of:=([.D337]-[.D336])" office:value-type="float" office:value="0.0205889999999993" calcext:value-type="float">
            <text:p>0.020589</text:p>
          </table:table-cell>
          <table:table-cell/>
        </table:table-row>
        <table:table-row table:style-name="ro2">
          <table:table-cell table:style-name="ce7" office:value-type="float" office:value="849" calcext:value-type="float">
            <text:p>849</text:p>
          </table:table-cell>
          <table:table-cell office:value-type="float" office:value="921" calcext:value-type="float">
            <text:p>921</text:p>
          </table:table-cell>
          <table:table-cell office:value-type="float" office:value="11174" calcext:value-type="float">
            <text:p>11174</text:p>
          </table:table-cell>
          <table:table-cell office:value-type="float" office:value="10.512124" calcext:value-type="float">
            <text:p>10.512124</text:p>
          </table:table-cell>
          <table:table-cell table:formula="of:=([.D338]-[.D337])" office:value-type="float" office:value="0.020956" calcext:value-type="float">
            <text:p>0.020956</text:p>
          </table:table-cell>
          <table:table-cell/>
        </table:table-row>
        <table:table-row table:style-name="ro2">
          <table:table-cell table:style-name="ce7" office:value-type="float" office:value="850" calcext:value-type="float">
            <text:p>850</text:p>
          </table:table-cell>
          <table:table-cell office:value-type="float" office:value="922" calcext:value-type="float">
            <text:p>922</text:p>
          </table:table-cell>
          <table:table-cell office:value-type="float" office:value="11174" calcext:value-type="float">
            <text:p>11174</text:p>
          </table:table-cell>
          <table:table-cell office:value-type="float" office:value="10.532405" calcext:value-type="float">
            <text:p>10.532405</text:p>
          </table:table-cell>
          <table:table-cell table:formula="of:=([.D339]-[.D338])" office:value-type="float" office:value="0.0202810000000007" calcext:value-type="float">
            <text:p>0.020281</text:p>
          </table:table-cell>
          <table:table-cell/>
        </table:table-row>
        <table:table-row table:style-name="ro2">
          <table:table-cell table:style-name="ce7" office:value-type="float" office:value="851" calcext:value-type="float">
            <text:p>851</text:p>
          </table:table-cell>
          <table:table-cell office:value-type="float" office:value="923" calcext:value-type="float">
            <text:p>923</text:p>
          </table:table-cell>
          <table:table-cell office:value-type="float" office:value="11174" calcext:value-type="float">
            <text:p>11174</text:p>
          </table:table-cell>
          <table:table-cell office:value-type="float" office:value="10.55182" calcext:value-type="float">
            <text:p>10.55182</text:p>
          </table:table-cell>
          <table:table-cell table:formula="of:=([.D340]-[.D339])" office:value-type="float" office:value="0.0194149999999986" calcext:value-type="float">
            <text:p>0.019415</text:p>
          </table:table-cell>
          <table:table-cell/>
        </table:table-row>
        <table:table-row table:style-name="ro2">
          <table:table-cell table:style-name="ce7" office:value-type="float" office:value="852" calcext:value-type="float">
            <text:p>852</text:p>
          </table:table-cell>
          <table:table-cell office:value-type="float" office:value="924" calcext:value-type="float">
            <text:p>924</text:p>
          </table:table-cell>
          <table:table-cell office:value-type="float" office:value="11174" calcext:value-type="float">
            <text:p>11174</text:p>
          </table:table-cell>
          <table:table-cell office:value-type="float" office:value="10.572463" calcext:value-type="float">
            <text:p>10.572463</text:p>
          </table:table-cell>
          <table:table-cell table:formula="of:=([.D341]-[.D340])" office:value-type="float" office:value="0.0206429999999997" calcext:value-type="float">
            <text:p>0.020643</text:p>
          </table:table-cell>
          <table:table-cell/>
        </table:table-row>
        <table:table-row table:style-name="ro2">
          <table:table-cell table:style-name="ce7" office:value-type="float" office:value="853" calcext:value-type="float">
            <text:p>853</text:p>
          </table:table-cell>
          <table:table-cell office:value-type="float" office:value="925" calcext:value-type="float">
            <text:p>925</text:p>
          </table:table-cell>
          <table:table-cell office:value-type="float" office:value="11174" calcext:value-type="float">
            <text:p>11174</text:p>
          </table:table-cell>
          <table:table-cell office:value-type="float" office:value="10.593112" calcext:value-type="float">
            <text:p>10.593112</text:p>
          </table:table-cell>
          <table:table-cell table:formula="of:=([.D342]-[.D341])" office:value-type="float" office:value="0.0206490000000006" calcext:value-type="float">
            <text:p>0.020649</text:p>
          </table:table-cell>
          <table:table-cell/>
        </table:table-row>
        <table:table-row table:style-name="ro2">
          <table:table-cell table:style-name="ce7" office:value-type="float" office:value="854" calcext:value-type="float">
            <text:p>854</text:p>
          </table:table-cell>
          <table:table-cell office:value-type="float" office:value="926" calcext:value-type="float">
            <text:p>926</text:p>
          </table:table-cell>
          <table:table-cell office:value-type="float" office:value="11174" calcext:value-type="float">
            <text:p>11174</text:p>
          </table:table-cell>
          <table:table-cell office:value-type="float" office:value="10.61464" calcext:value-type="float">
            <text:p>10.61464</text:p>
          </table:table-cell>
          <table:table-cell table:formula="of:=([.D343]-[.D342])" office:value-type="float" office:value="0.021528" calcext:value-type="float">
            <text:p>0.021528</text:p>
          </table:table-cell>
          <table:table-cell/>
        </table:table-row>
        <table:table-row table:style-name="ro2">
          <table:table-cell table:style-name="ce7" office:value-type="float" office:value="855" calcext:value-type="float">
            <text:p>855</text:p>
          </table:table-cell>
          <table:table-cell office:value-type="float" office:value="927" calcext:value-type="float">
            <text:p>927</text:p>
          </table:table-cell>
          <table:table-cell office:value-type="float" office:value="11174" calcext:value-type="float">
            <text:p>11174</text:p>
          </table:table-cell>
          <table:table-cell office:value-type="float" office:value="10.634325" calcext:value-type="float">
            <text:p>10.634325</text:p>
          </table:table-cell>
          <table:table-cell table:formula="of:=([.D344]-[.D343])" office:value-type="float" office:value="0.0196850000000008" calcext:value-type="float">
            <text:p>0.019685</text:p>
          </table:table-cell>
          <table:table-cell/>
        </table:table-row>
        <table:table-row table:style-name="ro2">
          <table:table-cell table:style-name="ce7" office:value-type="float" office:value="856" calcext:value-type="float">
            <text:p>856</text:p>
          </table:table-cell>
          <table:table-cell office:value-type="float" office:value="928" calcext:value-type="float">
            <text:p>928</text:p>
          </table:table-cell>
          <table:table-cell office:value-type="float" office:value="11174" calcext:value-type="float">
            <text:p>11174</text:p>
          </table:table-cell>
          <table:table-cell office:value-type="float" office:value="10.654963" calcext:value-type="float">
            <text:p>10.654963</text:p>
          </table:table-cell>
          <table:table-cell table:formula="of:=([.D345]-[.D344])" office:value-type="float" office:value="0.0206379999999999" calcext:value-type="float">
            <text:p>0.020638</text:p>
          </table:table-cell>
          <table:table-cell/>
        </table:table-row>
        <table:table-row table:style-name="ro2">
          <table:table-cell table:style-name="ce7" office:value-type="float" office:value="857" calcext:value-type="float">
            <text:p>857</text:p>
          </table:table-cell>
          <table:table-cell office:value-type="float" office:value="929" calcext:value-type="float">
            <text:p>929</text:p>
          </table:table-cell>
          <table:table-cell office:value-type="float" office:value="11174" calcext:value-type="float">
            <text:p>11174</text:p>
          </table:table-cell>
          <table:table-cell office:value-type="float" office:value="10.676357" calcext:value-type="float">
            <text:p>10.676357</text:p>
          </table:table-cell>
          <table:table-cell table:formula="of:=([.D346]-[.D345])" office:value-type="float" office:value="0.021393999999999" calcext:value-type="float">
            <text:p>0.021394</text:p>
          </table:table-cell>
          <table:table-cell/>
        </table:table-row>
        <table:table-row table:style-name="ro2">
          <table:table-cell table:style-name="ce7" office:value-type="float" office:value="858" calcext:value-type="float">
            <text:p>858</text:p>
          </table:table-cell>
          <table:table-cell office:value-type="float" office:value="930" calcext:value-type="float">
            <text:p>930</text:p>
          </table:table-cell>
          <table:table-cell office:value-type="float" office:value="11174" calcext:value-type="float">
            <text:p>11174</text:p>
          </table:table-cell>
          <table:table-cell office:value-type="float" office:value="10.697074" calcext:value-type="float">
            <text:p>10.697074</text:p>
          </table:table-cell>
          <table:table-cell table:formula="of:=([.D347]-[.D346])" office:value-type="float" office:value="0.0207170000000012" calcext:value-type="float">
            <text:p>0.020717</text:p>
          </table:table-cell>
          <table:table-cell/>
        </table:table-row>
        <table:table-row table:style-name="ro2">
          <table:table-cell table:style-name="ce7" office:value-type="float" office:value="859" calcext:value-type="float">
            <text:p>859</text:p>
          </table:table-cell>
          <table:table-cell office:value-type="float" office:value="931" calcext:value-type="float">
            <text:p>931</text:p>
          </table:table-cell>
          <table:table-cell office:value-type="float" office:value="11174" calcext:value-type="float">
            <text:p>11174</text:p>
          </table:table-cell>
          <table:table-cell office:value-type="float" office:value="10.715596" calcext:value-type="float">
            <text:p>10.715596</text:p>
          </table:table-cell>
          <table:table-cell table:formula="of:=([.D348]-[.D347])" office:value-type="float" office:value="0.018521999999999" calcext:value-type="float">
            <text:p>0.018522</text:p>
          </table:table-cell>
          <table:table-cell/>
        </table:table-row>
        <table:table-row table:style-name="ro2">
          <table:table-cell table:style-name="ce7" office:value-type="float" office:value="860" calcext:value-type="float">
            <text:p>860</text:p>
          </table:table-cell>
          <table:table-cell office:value-type="float" office:value="932" calcext:value-type="float">
            <text:p>932</text:p>
          </table:table-cell>
          <table:table-cell office:value-type="float" office:value="11174" calcext:value-type="float">
            <text:p>11174</text:p>
          </table:table-cell>
          <table:table-cell office:value-type="float" office:value="10.736152" calcext:value-type="float">
            <text:p>10.736152</text:p>
          </table:table-cell>
          <table:table-cell table:formula="of:=([.D349]-[.D348])" office:value-type="float" office:value="0.0205560000000009" calcext:value-type="float">
            <text:p>0.020556</text:p>
          </table:table-cell>
          <table:table-cell/>
        </table:table-row>
        <table:table-row table:style-name="ro2">
          <table:table-cell table:style-name="ce7" office:value-type="float" office:value="861" calcext:value-type="float">
            <text:p>861</text:p>
          </table:table-cell>
          <table:table-cell office:value-type="float" office:value="933" calcext:value-type="float">
            <text:p>933</text:p>
          </table:table-cell>
          <table:table-cell office:value-type="float" office:value="11174" calcext:value-type="float">
            <text:p>11174</text:p>
          </table:table-cell>
          <table:table-cell office:value-type="float" office:value="10.757107" calcext:value-type="float">
            <text:p>10.757107</text:p>
          </table:table-cell>
          <table:table-cell table:formula="of:=([.D350]-[.D349])" office:value-type="float" office:value="0.0209549999999989" calcext:value-type="float">
            <text:p>0.020955</text:p>
          </table:table-cell>
          <table:table-cell/>
        </table:table-row>
        <table:table-row table:style-name="ro2">
          <table:table-cell table:style-name="ce7" office:value-type="float" office:value="862" calcext:value-type="float">
            <text:p>862</text:p>
          </table:table-cell>
          <table:table-cell office:value-type="float" office:value="934" calcext:value-type="float">
            <text:p>934</text:p>
          </table:table-cell>
          <table:table-cell office:value-type="float" office:value="11174" calcext:value-type="float">
            <text:p>11174</text:p>
          </table:table-cell>
          <table:table-cell office:value-type="float" office:value="10.778373" calcext:value-type="float">
            <text:p>10.778373</text:p>
          </table:table-cell>
          <table:table-cell table:formula="of:=([.D351]-[.D350])" office:value-type="float" office:value="0.0212660000000007" calcext:value-type="float">
            <text:p>0.021266</text:p>
          </table:table-cell>
          <table:table-cell/>
        </table:table-row>
        <table:table-row table:style-name="ro2">
          <table:table-cell table:style-name="ce7" office:value-type="float" office:value="863" calcext:value-type="float">
            <text:p>863</text:p>
          </table:table-cell>
          <table:table-cell office:value-type="float" office:value="935" calcext:value-type="float">
            <text:p>935</text:p>
          </table:table-cell>
          <table:table-cell office:value-type="float" office:value="11174" calcext:value-type="float">
            <text:p>11174</text:p>
          </table:table-cell>
          <table:table-cell office:value-type="float" office:value="10.798189" calcext:value-type="float">
            <text:p>10.798189</text:p>
          </table:table-cell>
          <table:table-cell table:formula="of:=([.D352]-[.D351])" office:value-type="float" office:value="0.0198160000000005" calcext:value-type="float">
            <text:p>0.019816</text:p>
          </table:table-cell>
          <table:table-cell/>
        </table:table-row>
        <table:table-row table:style-name="ro2">
          <table:table-cell table:style-name="ce7" office:value-type="float" office:value="864" calcext:value-type="float">
            <text:p>864</text:p>
          </table:table-cell>
          <table:table-cell office:value-type="float" office:value="936" calcext:value-type="float">
            <text:p>936</text:p>
          </table:table-cell>
          <table:table-cell office:value-type="float" office:value="11174" calcext:value-type="float">
            <text:p>11174</text:p>
          </table:table-cell>
          <table:table-cell office:value-type="float" office:value="10.819009" calcext:value-type="float">
            <text:p>10.819009</text:p>
          </table:table-cell>
          <table:table-cell table:formula="of:=([.D353]-[.D352])" office:value-type="float" office:value="0.0208199999999987" calcext:value-type="float">
            <text:p>0.020820</text:p>
          </table:table-cell>
          <table:table-cell/>
        </table:table-row>
        <table:table-row table:style-name="ro2">
          <table:table-cell table:style-name="ce7"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  <table:table-cell office:value-type="float" office:value="11174" calcext:value-type="float">
            <text:p>11174</text:p>
          </table:table-cell>
          <table:table-cell office:value-type="float" office:value="10.839783" calcext:value-type="float">
            <text:p>10.839783</text:p>
          </table:table-cell>
          <table:table-cell table:formula="of:=([.D354]-[.D353])" office:value-type="float" office:value="0.0207740000000012" calcext:value-type="float">
            <text:p>0.020774</text:p>
          </table:table-cell>
          <table:table-cell/>
        </table:table-row>
        <table:table-row table:style-name="ro2">
          <table:table-cell table:style-name="ce7" office:value-type="float" office:value="866" calcext:value-type="float">
            <text:p>866</text:p>
          </table:table-cell>
          <table:table-cell office:value-type="float" office:value="938" calcext:value-type="float">
            <text:p>938</text:p>
          </table:table-cell>
          <table:table-cell office:value-type="float" office:value="11174" calcext:value-type="float">
            <text:p>11174</text:p>
          </table:table-cell>
          <table:table-cell office:value-type="float" office:value="10.860032" calcext:value-type="float">
            <text:p>10.860032</text:p>
          </table:table-cell>
          <table:table-cell table:formula="of:=([.D355]-[.D354])" office:value-type="float" office:value="0.0202489999999997" calcext:value-type="float">
            <text:p>0.020249</text:p>
          </table:table-cell>
          <table:table-cell/>
        </table:table-row>
        <table:table-row table:style-name="ro2">
          <table:table-cell table:style-name="ce7" office:value-type="float" office:value="867" calcext:value-type="float">
            <text:p>867</text:p>
          </table:table-cell>
          <table:table-cell office:value-type="float" office:value="939" calcext:value-type="float">
            <text:p>939</text:p>
          </table:table-cell>
          <table:table-cell office:value-type="float" office:value="11174" calcext:value-type="float">
            <text:p>11174</text:p>
          </table:table-cell>
          <table:table-cell office:value-type="float" office:value="10.879143" calcext:value-type="float">
            <text:p>10.879143</text:p>
          </table:table-cell>
          <table:table-cell table:formula="of:=([.D356]-[.D355])" office:value-type="float" office:value="0.0191109999999988" calcext:value-type="float">
            <text:p>0.019111</text:p>
          </table:table-cell>
          <table:table-cell/>
        </table:table-row>
        <table:table-row table:style-name="ro2">
          <table:table-cell table:style-name="ce7" office:value-type="float" office:value="868" calcext:value-type="float">
            <text:p>868</text:p>
          </table:table-cell>
          <table:table-cell office:value-type="float" office:value="940" calcext:value-type="float">
            <text:p>940</text:p>
          </table:table-cell>
          <table:table-cell office:value-type="float" office:value="11174" calcext:value-type="float">
            <text:p>11174</text:p>
          </table:table-cell>
          <table:table-cell office:value-type="float" office:value="10.898811" calcext:value-type="float">
            <text:p>10.898811</text:p>
          </table:table-cell>
          <table:table-cell table:formula="of:=([.D357]-[.D356])" office:value-type="float" office:value="0.0196680000000011" calcext:value-type="float">
            <text:p>0.019668</text:p>
          </table:table-cell>
          <table:table-cell/>
        </table:table-row>
        <table:table-row table:style-name="ro2">
          <table:table-cell table:style-name="ce7" office:value-type="float" office:value="869" calcext:value-type="float">
            <text:p>869</text:p>
          </table:table-cell>
          <table:table-cell office:value-type="float" office:value="941" calcext:value-type="float">
            <text:p>941</text:p>
          </table:table-cell>
          <table:table-cell office:value-type="float" office:value="11174" calcext:value-type="float">
            <text:p>11174</text:p>
          </table:table-cell>
          <table:table-cell office:value-type="float" office:value="10.919063" calcext:value-type="float">
            <text:p>10.919063</text:p>
          </table:table-cell>
          <table:table-cell table:formula="of:=([.D358]-[.D357])" office:value-type="float" office:value="0.0202519999999993" calcext:value-type="float">
            <text:p>0.020252</text:p>
          </table:table-cell>
          <table:table-cell/>
        </table:table-row>
        <table:table-row table:style-name="ro2">
          <table:table-cell table:style-name="ce7" office:value-type="float" office:value="870" calcext:value-type="float">
            <text:p>870</text:p>
          </table:table-cell>
          <table:table-cell office:value-type="float" office:value="942" calcext:value-type="float">
            <text:p>942</text:p>
          </table:table-cell>
          <table:table-cell office:value-type="float" office:value="11174" calcext:value-type="float">
            <text:p>11174</text:p>
          </table:table-cell>
          <table:table-cell office:value-type="float" office:value="10.940599" calcext:value-type="float">
            <text:p>10.940599</text:p>
          </table:table-cell>
          <table:table-cell table:formula="of:=([.D359]-[.D358])" office:value-type="float" office:value="0.0215360000000011" calcext:value-type="float">
            <text:p>0.021536</text:p>
          </table:table-cell>
          <table:table-cell/>
        </table:table-row>
        <table:table-row table:style-name="ro2">
          <table:table-cell table:style-name="ce7" office:value-type="float" office:value="871" calcext:value-type="float">
            <text:p>871</text:p>
          </table:table-cell>
          <table:table-cell office:value-type="float" office:value="943" calcext:value-type="float">
            <text:p>943</text:p>
          </table:table-cell>
          <table:table-cell office:value-type="float" office:value="11174" calcext:value-type="float">
            <text:p>11174</text:p>
          </table:table-cell>
          <table:table-cell office:value-type="float" office:value="10.960095" calcext:value-type="float">
            <text:p>10.960095</text:p>
          </table:table-cell>
          <table:table-cell table:formula="of:=([.D360]-[.D359])" office:value-type="float" office:value="0.0194959999999984" calcext:value-type="float">
            <text:p>0.019496</text:p>
          </table:table-cell>
          <table:table-cell/>
        </table:table-row>
        <table:table-row table:style-name="ro2">
          <table:table-cell table:style-name="ce7" office:value-type="float" office:value="872" calcext:value-type="float">
            <text:p>872</text:p>
          </table:table-cell>
          <table:table-cell office:value-type="float" office:value="944" calcext:value-type="float">
            <text:p>944</text:p>
          </table:table-cell>
          <table:table-cell office:value-type="float" office:value="11174" calcext:value-type="float">
            <text:p>11174</text:p>
          </table:table-cell>
          <table:table-cell office:value-type="float" office:value="10.980186" calcext:value-type="float">
            <text:p>10.980186</text:p>
          </table:table-cell>
          <table:table-cell table:formula="of:=([.D361]-[.D360])" office:value-type="float" office:value="0.0200910000000007" calcext:value-type="float">
            <text:p>0.020091</text:p>
          </table:table-cell>
          <table:table-cell/>
        </table:table-row>
        <table:table-row table:style-name="ro2">
          <table:table-cell table:style-name="ce7" office:value-type="float" office:value="873" calcext:value-type="float">
            <text:p>873</text:p>
          </table:table-cell>
          <table:table-cell office:value-type="float" office:value="945" calcext:value-type="float">
            <text:p>945</text:p>
          </table:table-cell>
          <table:table-cell office:value-type="float" office:value="11174" calcext:value-type="float">
            <text:p>11174</text:p>
          </table:table-cell>
          <table:table-cell office:value-type="float" office:value="11.001479" calcext:value-type="float">
            <text:p>11.001479</text:p>
          </table:table-cell>
          <table:table-cell table:formula="of:=([.D362]-[.D361])" office:value-type="float" office:value="0.021293" calcext:value-type="float">
            <text:p>0.021293</text:p>
          </table:table-cell>
          <table:table-cell/>
        </table:table-row>
        <table:table-row table:style-name="ro2">
          <table:table-cell table:style-name="ce7" office:value-type="float" office:value="874" calcext:value-type="float">
            <text:p>874</text:p>
          </table:table-cell>
          <table:table-cell office:value-type="float" office:value="946" calcext:value-type="float">
            <text:p>946</text:p>
          </table:table-cell>
          <table:table-cell office:value-type="float" office:value="11174" calcext:value-type="float">
            <text:p>11174</text:p>
          </table:table-cell>
          <table:table-cell office:value-type="float" office:value="11.022262" calcext:value-type="float">
            <text:p>11.022262</text:p>
          </table:table-cell>
          <table:table-cell table:formula="of:=([.D363]-[.D362])" office:value-type="float" office:value="0.0207829999999998" calcext:value-type="float">
            <text:p>0.020783</text:p>
          </table:table-cell>
          <table:table-cell/>
        </table:table-row>
        <table:table-row table:style-name="ro2">
          <table:table-cell table:style-name="ce7" office:value-type="float" office:value="875" calcext:value-type="float">
            <text:p>875</text:p>
          </table:table-cell>
          <table:table-cell office:value-type="float" office:value="947" calcext:value-type="float">
            <text:p>947</text:p>
          </table:table-cell>
          <table:table-cell office:value-type="float" office:value="11174" calcext:value-type="float">
            <text:p>11174</text:p>
          </table:table-cell>
          <table:table-cell office:value-type="float" office:value="11.041149" calcext:value-type="float">
            <text:p>11.041149</text:p>
          </table:table-cell>
          <table:table-cell table:formula="of:=([.D364]-[.D363])" office:value-type="float" office:value="0.0188870000000012" calcext:value-type="float">
            <text:p>0.018887</text:p>
          </table:table-cell>
          <table:table-cell/>
        </table:table-row>
        <table:table-row table:style-name="ro2">
          <table:table-cell table:style-name="ce7" office:value-type="float" office:value="876" calcext:value-type="float">
            <text:p>876</text:p>
          </table:table-cell>
          <table:table-cell office:value-type="float" office:value="948" calcext:value-type="float">
            <text:p>948</text:p>
          </table:table-cell>
          <table:table-cell office:value-type="float" office:value="11174" calcext:value-type="float">
            <text:p>11174</text:p>
          </table:table-cell>
          <table:table-cell office:value-type="float" office:value="11.068914" calcext:value-type="float">
            <text:p>11.068914</text:p>
          </table:table-cell>
          <table:table-cell table:formula="of:=([.D365]-[.D364])" office:value-type="float" office:value="0.0277649999999987" calcext:value-type="float">
            <text:p>0.027765</text:p>
          </table:table-cell>
          <table:table-cell/>
        </table:table-row>
        <table:table-row table:style-name="ro2">
          <table:table-cell table:style-name="ce7" office:value-type="float" office:value="877" calcext:value-type="float">
            <text:p>877</text:p>
          </table:table-cell>
          <table:table-cell office:value-type="float" office:value="949" calcext:value-type="float">
            <text:p>949</text:p>
          </table:table-cell>
          <table:table-cell office:value-type="float" office:value="11174" calcext:value-type="float">
            <text:p>11174</text:p>
          </table:table-cell>
          <table:table-cell office:value-type="float" office:value="11.089623" calcext:value-type="float">
            <text:p>11.089623</text:p>
          </table:table-cell>
          <table:table-cell table:formula="of:=([.D366]-[.D365])" office:value-type="float" office:value="0.0207090000000001" calcext:value-type="float">
            <text:p>0.020709</text:p>
          </table:table-cell>
          <table:table-cell/>
        </table:table-row>
        <table:table-row table:style-name="ro2">
          <table:table-cell table:style-name="ce7" office:value-type="float" office:value="878" calcext:value-type="float">
            <text:p>878</text:p>
          </table:table-cell>
          <table:table-cell office:value-type="float" office:value="950" calcext:value-type="float">
            <text:p>950</text:p>
          </table:table-cell>
          <table:table-cell office:value-type="float" office:value="11174" calcext:value-type="float">
            <text:p>11174</text:p>
          </table:table-cell>
          <table:table-cell office:value-type="float" office:value="11.110622" calcext:value-type="float">
            <text:p>11.110622</text:p>
          </table:table-cell>
          <table:table-cell table:formula="of:=([.D367]-[.D366])" office:value-type="float" office:value="0.0209989999999998" calcext:value-type="float">
            <text:p>0.020999</text:p>
          </table:table-cell>
          <table:table-cell/>
        </table:table-row>
        <table:table-row table:style-name="ro2">
          <table:table-cell table:style-name="ce7" office:value-type="float" office:value="879" calcext:value-type="float">
            <text:p>879</text:p>
          </table:table-cell>
          <table:table-cell office:value-type="float" office:value="951" calcext:value-type="float">
            <text:p>951</text:p>
          </table:table-cell>
          <table:table-cell office:value-type="float" office:value="11174" calcext:value-type="float">
            <text:p>11174</text:p>
          </table:table-cell>
          <table:table-cell office:value-type="float" office:value="11.130271" calcext:value-type="float">
            <text:p>11.130271</text:p>
          </table:table-cell>
          <table:table-cell table:formula="of:=([.D368]-[.D367])" office:value-type="float" office:value="0.0196490000000011" calcext:value-type="float">
            <text:p>0.019649</text:p>
          </table:table-cell>
          <table:table-cell/>
        </table:table-row>
        <table:table-row table:style-name="ro2">
          <table:table-cell table:style-name="ce7" office:value-type="float" office:value="880" calcext:value-type="float">
            <text:p>880</text:p>
          </table:table-cell>
          <table:table-cell office:value-type="float" office:value="952" calcext:value-type="float">
            <text:p>952</text:p>
          </table:table-cell>
          <table:table-cell office:value-type="float" office:value="11174" calcext:value-type="float">
            <text:p>11174</text:p>
          </table:table-cell>
          <table:table-cell office:value-type="float" office:value="11.151063" calcext:value-type="float">
            <text:p>11.151063</text:p>
          </table:table-cell>
          <table:table-cell table:formula="of:=([.D369]-[.D368])" office:value-type="float" office:value="0.0207920000000001" calcext:value-type="float">
            <text:p>0.020792</text:p>
          </table:table-cell>
          <table:table-cell/>
        </table:table-row>
        <table:table-row table:style-name="ro2">
          <table:table-cell table:style-name="ce7" office:value-type="float" office:value="881" calcext:value-type="float">
            <text:p>881</text:p>
          </table:table-cell>
          <table:table-cell office:value-type="float" office:value="953" calcext:value-type="float">
            <text:p>953</text:p>
          </table:table-cell>
          <table:table-cell office:value-type="float" office:value="11174" calcext:value-type="float">
            <text:p>11174</text:p>
          </table:table-cell>
          <table:table-cell office:value-type="float" office:value="11.17196" calcext:value-type="float">
            <text:p>11.17196</text:p>
          </table:table-cell>
          <table:table-cell table:formula="of:=([.D370]-[.D369])" office:value-type="float" office:value="0.0208969999999997" calcext:value-type="float">
            <text:p>0.020897</text:p>
          </table:table-cell>
          <table:table-cell/>
        </table:table-row>
        <table:table-row table:style-name="ro2">
          <table:table-cell table:style-name="ce7" office:value-type="float" office:value="882" calcext:value-type="float">
            <text:p>882</text:p>
          </table:table-cell>
          <table:table-cell office:value-type="float" office:value="954" calcext:value-type="float">
            <text:p>954</text:p>
          </table:table-cell>
          <table:table-cell office:value-type="float" office:value="11174" calcext:value-type="float">
            <text:p>11174</text:p>
          </table:table-cell>
          <table:table-cell office:value-type="float" office:value="11.19232" calcext:value-type="float">
            <text:p>11.19232</text:p>
          </table:table-cell>
          <table:table-cell table:formula="of:=([.D371]-[.D370])" office:value-type="float" office:value="0.0203600000000002" calcext:value-type="float">
            <text:p>0.020360</text:p>
          </table:table-cell>
          <table:table-cell/>
        </table:table-row>
        <table:table-row table:style-name="ro2">
          <table:table-cell table:style-name="ce7" office:value-type="float" office:value="883" calcext:value-type="float">
            <text:p>883</text:p>
          </table:table-cell>
          <table:table-cell office:value-type="float" office:value="955" calcext:value-type="float">
            <text:p>955</text:p>
          </table:table-cell>
          <table:table-cell office:value-type="float" office:value="11174" calcext:value-type="float">
            <text:p>11174</text:p>
          </table:table-cell>
          <table:table-cell office:value-type="float" office:value="11.211664" calcext:value-type="float">
            <text:p>11.211664</text:p>
          </table:table-cell>
          <table:table-cell table:formula="of:=([.D372]-[.D371])" office:value-type="float" office:value="0.0193440000000003" calcext:value-type="float">
            <text:p>0.019344</text:p>
          </table:table-cell>
          <table:table-cell/>
        </table:table-row>
        <table:table-row table:style-name="ro2">
          <table:table-cell table:style-name="ce7" office:value-type="float" office:value="884" calcext:value-type="float">
            <text:p>884</text:p>
          </table:table-cell>
          <table:table-cell office:value-type="float" office:value="956" calcext:value-type="float">
            <text:p>956</text:p>
          </table:table-cell>
          <table:table-cell office:value-type="float" office:value="11174" calcext:value-type="float">
            <text:p>11174</text:p>
          </table:table-cell>
          <table:table-cell office:value-type="float" office:value="11.231562" calcext:value-type="float">
            <text:p>11.231562</text:p>
          </table:table-cell>
          <table:table-cell table:formula="of:=([.D373]-[.D372])" office:value-type="float" office:value="0.0198979999999995" calcext:value-type="float">
            <text:p>0.019898</text:p>
          </table:table-cell>
          <table:table-cell/>
        </table:table-row>
        <table:table-row table:style-name="ro2">
          <table:table-cell table:style-name="ce7" office:value-type="float" office:value="885" calcext:value-type="float">
            <text:p>885</text:p>
          </table:table-cell>
          <table:table-cell office:value-type="float" office:value="957" calcext:value-type="float">
            <text:p>957</text:p>
          </table:table-cell>
          <table:table-cell office:value-type="float" office:value="11174" calcext:value-type="float">
            <text:p>11174</text:p>
          </table:table-cell>
          <table:table-cell office:value-type="float" office:value="11.252143" calcext:value-type="float">
            <text:p>11.252143</text:p>
          </table:table-cell>
          <table:table-cell table:formula="of:=([.D374]-[.D373])" office:value-type="float" office:value="0.020581" calcext:value-type="float">
            <text:p>0.020581</text:p>
          </table:table-cell>
          <table:table-cell/>
        </table:table-row>
        <table:table-row table:style-name="ro2">
          <table:table-cell table:style-name="ce7" office:value-type="float" office:value="886" calcext:value-type="float">
            <text:p>886</text:p>
          </table:table-cell>
          <table:table-cell office:value-type="float" office:value="958" calcext:value-type="float">
            <text:p>958</text:p>
          </table:table-cell>
          <table:table-cell office:value-type="float" office:value="11174" calcext:value-type="float">
            <text:p>11174</text:p>
          </table:table-cell>
          <table:table-cell office:value-type="float" office:value="11.273996" calcext:value-type="float">
            <text:p>11.273996</text:p>
          </table:table-cell>
          <table:table-cell table:formula="of:=([.D375]-[.D374])" office:value-type="float" office:value="0.0218530000000001" calcext:value-type="float">
            <text:p>0.021853</text:p>
          </table:table-cell>
          <table:table-cell/>
        </table:table-row>
        <table:table-row table:style-name="ro2">
          <table:table-cell table:style-name="ce7" office:value-type="float" office:value="887" calcext:value-type="float">
            <text:p>887</text:p>
          </table:table-cell>
          <table:table-cell office:value-type="float" office:value="959" calcext:value-type="float">
            <text:p>959</text:p>
          </table:table-cell>
          <table:table-cell office:value-type="float" office:value="11174" calcext:value-type="float">
            <text:p>11174</text:p>
          </table:table-cell>
          <table:table-cell office:value-type="float" office:value="11.293818" calcext:value-type="float">
            <text:p>11.293818</text:p>
          </table:table-cell>
          <table:table-cell table:formula="of:=([.D376]-[.D375])" office:value-type="float" office:value="0.0198219999999996" calcext:value-type="float">
            <text:p>0.019822</text:p>
          </table:table-cell>
          <table:table-cell/>
        </table:table-row>
        <table:table-row table:style-name="ro2">
          <table:table-cell table:style-name="ce7" office:value-type="float" office:value="888" calcext:value-type="float">
            <text:p>888</text:p>
          </table:table-cell>
          <table:table-cell office:value-type="float" office:value="960" calcext:value-type="float">
            <text:p>960</text:p>
          </table:table-cell>
          <table:table-cell office:value-type="float" office:value="11174" calcext:value-type="float">
            <text:p>11174</text:p>
          </table:table-cell>
          <table:table-cell office:value-type="float" office:value="11.31421" calcext:value-type="float">
            <text:p>11.31421</text:p>
          </table:table-cell>
          <table:table-cell table:formula="of:=([.D377]-[.D376])" office:value-type="float" office:value="0.0203919999999993" calcext:value-type="float">
            <text:p>0.020392</text:p>
          </table:table-cell>
          <table:table-cell/>
        </table:table-row>
        <table:table-row table:style-name="ro2">
          <table:table-cell table:style-name="ce7" office:value-type="float" office:value="889" calcext:value-type="float">
            <text:p>889</text:p>
          </table:table-cell>
          <table:table-cell office:value-type="float" office:value="961" calcext:value-type="float">
            <text:p>961</text:p>
          </table:table-cell>
          <table:table-cell office:value-type="float" office:value="11174" calcext:value-type="float">
            <text:p>11174</text:p>
          </table:table-cell>
          <table:table-cell office:value-type="float" office:value="11.334752" calcext:value-type="float">
            <text:p>11.334752</text:p>
          </table:table-cell>
          <table:table-cell table:formula="of:=([.D378]-[.D377])" office:value-type="float" office:value="0.0205420000000007" calcext:value-type="float">
            <text:p>0.020542</text:p>
          </table:table-cell>
          <table:table-cell/>
        </table:table-row>
        <table:table-row table:style-name="ro2">
          <table:table-cell table:style-name="ce7" office:value-type="float" office:value="895" calcext:value-type="float">
            <text:p>895</text:p>
          </table:table-cell>
          <table:table-cell office:value-type="float" office:value="962" calcext:value-type="float">
            <text:p>962</text:p>
          </table:table-cell>
          <table:table-cell office:value-type="float" office:value="11174" calcext:value-type="float">
            <text:p>11174</text:p>
          </table:table-cell>
          <table:table-cell office:value-type="float" office:value="11.355254" calcext:value-type="float">
            <text:p>11.355254</text:p>
          </table:table-cell>
          <table:table-cell table:formula="of:=([.D379]-[.D378])" office:value-type="float" office:value="0.0205020000000005" calcext:value-type="float">
            <text:p>0.020502</text:p>
          </table:table-cell>
          <table:table-cell/>
        </table:table-row>
        <table:table-row table:style-name="ro2">
          <table:table-cell table:style-name="ce7" office:value-type="float" office:value="897" calcext:value-type="float">
            <text:p>897</text:p>
          </table:table-cell>
          <table:table-cell office:value-type="float" office:value="963" calcext:value-type="float">
            <text:p>963</text:p>
          </table:table-cell>
          <table:table-cell office:value-type="float" office:value="11174" calcext:value-type="float">
            <text:p>11174</text:p>
          </table:table-cell>
          <table:table-cell office:value-type="float" office:value="11.474815" calcext:value-type="float">
            <text:p>11.474815</text:p>
          </table:table-cell>
          <table:table-cell table:formula="of:=([.D380]-[.D379])" office:value-type="float" office:value="0.119560999999999" calcext:value-type="float">
            <text:p>0.119561</text:p>
          </table:table-cell>
          <table:table-cell/>
        </table:table-row>
        <table:table-row table:style-name="ro2">
          <table:table-cell table:style-name="ce7" office:value-type="float" office:value="898" calcext:value-type="float">
            <text:p>898</text:p>
          </table:table-cell>
          <table:table-cell office:value-type="float" office:value="964" calcext:value-type="float">
            <text:p>964</text:p>
          </table:table-cell>
          <table:table-cell office:value-type="float" office:value="11174" calcext:value-type="float">
            <text:p>11174</text:p>
          </table:table-cell>
          <table:table-cell office:value-type="float" office:value="11.514476" calcext:value-type="float">
            <text:p>11.514476</text:p>
          </table:table-cell>
          <table:table-cell table:formula="of:=([.D381]-[.D380])" office:value-type="float" office:value="0.0396610000000006" calcext:value-type="float">
            <text:p>0.039661</text:p>
          </table:table-cell>
          <table:table-cell/>
        </table:table-row>
        <table:table-row table:style-name="ro2">
          <table:table-cell table:style-name="ce7" office:value-type="float" office:value="899" calcext:value-type="float">
            <text:p>899</text:p>
          </table:table-cell>
          <table:table-cell office:value-type="float" office:value="965" calcext:value-type="float">
            <text:p>965</text:p>
          </table:table-cell>
          <table:table-cell office:value-type="float" office:value="11174" calcext:value-type="float">
            <text:p>11174</text:p>
          </table:table-cell>
          <table:table-cell office:value-type="float" office:value="11.544116" calcext:value-type="float">
            <text:p>11.544116</text:p>
          </table:table-cell>
          <table:table-cell table:formula="of:=([.D382]-[.D381])" office:value-type="float" office:value="0.0296400000000006" calcext:value-type="float">
            <text:p>0.029640</text:p>
          </table:table-cell>
          <table:table-cell/>
        </table:table-row>
        <table:table-row table:style-name="ro2">
          <table:table-cell table:style-name="ce7" office:value-type="float" office:value="900" calcext:value-type="float">
            <text:p>900</text:p>
          </table:table-cell>
          <table:table-cell office:value-type="float" office:value="966" calcext:value-type="float">
            <text:p>966</text:p>
          </table:table-cell>
          <table:table-cell office:value-type="float" office:value="11174" calcext:value-type="float">
            <text:p>11174</text:p>
          </table:table-cell>
          <table:table-cell office:value-type="float" office:value="11.565279" calcext:value-type="float">
            <text:p>11.565279</text:p>
          </table:table-cell>
          <table:table-cell table:formula="of:=([.D383]-[.D382])" office:value-type="float" office:value="0.0211629999999996" calcext:value-type="float">
            <text:p>0.021163</text:p>
          </table:table-cell>
          <table:table-cell/>
        </table:table-row>
        <table:table-row table:style-name="ro2">
          <table:table-cell table:style-name="ce7" office:value-type="float" office:value="901" calcext:value-type="float">
            <text:p>901</text:p>
          </table:table-cell>
          <table:table-cell office:value-type="float" office:value="967" calcext:value-type="float">
            <text:p>967</text:p>
          </table:table-cell>
          <table:table-cell office:value-type="float" office:value="11174" calcext:value-type="float">
            <text:p>11174</text:p>
          </table:table-cell>
          <table:table-cell office:value-type="float" office:value="11.840848" calcext:value-type="float">
            <text:p>11.840848</text:p>
          </table:table-cell>
          <table:table-cell table:formula="of:=([.D384]-[.D383])" office:value-type="float" office:value="0.275568999999999" calcext:value-type="float">
            <text:p>0.275569</text:p>
          </table:table-cell>
          <table:table-cell/>
        </table:table-row>
        <table:table-row table:style-name="ro2">
          <table:table-cell table:style-name="ce7" office:value-type="float" office:value="902" calcext:value-type="float">
            <text:p>902</text:p>
          </table:table-cell>
          <table:table-cell office:value-type="float" office:value="968" calcext:value-type="float">
            <text:p>968</text:p>
          </table:table-cell>
          <table:table-cell office:value-type="float" office:value="11174" calcext:value-type="float">
            <text:p>11174</text:p>
          </table:table-cell>
          <table:table-cell office:value-type="float" office:value="11.876677" calcext:value-type="float">
            <text:p>11.876677</text:p>
          </table:table-cell>
          <table:table-cell table:formula="of:=([.D385]-[.D384])" office:value-type="float" office:value="0.0358290000000014" calcext:value-type="float">
            <text:p>0.035829</text:p>
          </table:table-cell>
          <table:table-cell/>
        </table:table-row>
        <table:table-row table:style-name="ro2">
          <table:table-cell table:style-name="ce7" office:value-type="float" office:value="903" calcext:value-type="float">
            <text:p>903</text:p>
          </table:table-cell>
          <table:table-cell office:value-type="float" office:value="969" calcext:value-type="float">
            <text:p>969</text:p>
          </table:table-cell>
          <table:table-cell office:value-type="float" office:value="11174" calcext:value-type="float">
            <text:p>11174</text:p>
          </table:table-cell>
          <table:table-cell office:value-type="float" office:value="12.227894" calcext:value-type="float">
            <text:p>12.227894</text:p>
          </table:table-cell>
          <table:table-cell table:formula="of:=([.D386]-[.D385])" office:value-type="float" office:value="0.351216999999998" calcext:value-type="float">
            <text:p>0.351217</text:p>
          </table:table-cell>
          <table:table-cell/>
        </table:table-row>
        <table:table-row table:style-name="ro2">
          <table:table-cell table:style-name="ce7" office:value-type="float" office:value="904" calcext:value-type="float">
            <text:p>904</text:p>
          </table:table-cell>
          <table:table-cell office:value-type="float" office:value="970" calcext:value-type="float">
            <text:p>970</text:p>
          </table:table-cell>
          <table:table-cell office:value-type="float" office:value="11174" calcext:value-type="float">
            <text:p>11174</text:p>
          </table:table-cell>
          <table:table-cell office:value-type="float" office:value="12.256006" calcext:value-type="float">
            <text:p>12.256006</text:p>
          </table:table-cell>
          <table:table-cell table:formula="of:=([.D387]-[.D386])" office:value-type="float" office:value="0.0281120000000001" calcext:value-type="float">
            <text:p>0.028112</text:p>
          </table:table-cell>
          <table:table-cell/>
        </table:table-row>
        <table:table-row table:style-name="ro2">
          <table:table-cell table:style-name="ce7" office:value-type="float" office:value="905" calcext:value-type="float">
            <text:p>905</text:p>
          </table:table-cell>
          <table:table-cell office:value-type="float" office:value="971" calcext:value-type="float">
            <text:p>971</text:p>
          </table:table-cell>
          <table:table-cell office:value-type="float" office:value="11174" calcext:value-type="float">
            <text:p>11174</text:p>
          </table:table-cell>
          <table:table-cell office:value-type="float" office:value="12.597306" calcext:value-type="float">
            <text:p>12.597306</text:p>
          </table:table-cell>
          <table:table-cell table:formula="of:=([.D388]-[.D387])" office:value-type="float" office:value="0.3413" calcext:value-type="float">
            <text:p>0.341300</text:p>
          </table:table-cell>
          <table:table-cell/>
        </table:table-row>
        <table:table-row table:style-name="ro2">
          <table:table-cell table:style-name="ce7" office:value-type="float" office:value="906" calcext:value-type="float">
            <text:p>906</text:p>
          </table:table-cell>
          <table:table-cell office:value-type="float" office:value="972" calcext:value-type="float">
            <text:p>972</text:p>
          </table:table-cell>
          <table:table-cell office:value-type="float" office:value="11174" calcext:value-type="float">
            <text:p>11174</text:p>
          </table:table-cell>
          <table:table-cell office:value-type="float" office:value="12.630171" calcext:value-type="float">
            <text:p>12.630171</text:p>
          </table:table-cell>
          <table:table-cell table:formula="of:=([.D389]-[.D388])" office:value-type="float" office:value="0.032865000000001" calcext:value-type="float">
            <text:p>0.032865</text:p>
          </table:table-cell>
          <table:table-cell/>
        </table:table-row>
        <table:table-row table:style-name="ro2">
          <table:table-cell table:style-name="ce7" office:value-type="float" office:value="907" calcext:value-type="float">
            <text:p>907</text:p>
          </table:table-cell>
          <table:table-cell office:value-type="float" office:value="973" calcext:value-type="float">
            <text:p>973</text:p>
          </table:table-cell>
          <table:table-cell office:value-type="float" office:value="11174" calcext:value-type="float">
            <text:p>11174</text:p>
          </table:table-cell>
          <table:table-cell office:value-type="float" office:value="12.976417" calcext:value-type="float">
            <text:p>12.976417</text:p>
          </table:table-cell>
          <table:table-cell table:formula="of:=([.D390]-[.D389])" office:value-type="float" office:value="0.346245999999999" calcext:value-type="float">
            <text:p>0.346246</text:p>
          </table:table-cell>
          <table:table-cell/>
        </table:table-row>
        <table:table-row table:style-name="ro2">
          <table:table-cell table:style-name="ce7" office:value-type="float" office:value="908" calcext:value-type="float">
            <text:p>908</text:p>
          </table:table-cell>
          <table:table-cell office:value-type="float" office:value="974" calcext:value-type="float">
            <text:p>974</text:p>
          </table:table-cell>
          <table:table-cell office:value-type="float" office:value="11174" calcext:value-type="float">
            <text:p>11174</text:p>
          </table:table-cell>
          <table:table-cell office:value-type="float" office:value="13.341526" calcext:value-type="float">
            <text:p>13.341526</text:p>
          </table:table-cell>
          <table:table-cell table:formula="of:=([.D391]-[.D390])" office:value-type="float" office:value="0.365109" calcext:value-type="float">
            <text:p>0.365109</text:p>
          </table:table-cell>
          <table:table-cell/>
        </table:table-row>
        <table:table-row table:style-name="ro2">
          <table:table-cell table:style-name="ce7" office:value-type="float" office:value="909" calcext:value-type="float">
            <text:p>909</text:p>
          </table:table-cell>
          <table:table-cell office:value-type="float" office:value="975" calcext:value-type="float">
            <text:p>975</text:p>
          </table:table-cell>
          <table:table-cell office:value-type="float" office:value="11174" calcext:value-type="float">
            <text:p>11174</text:p>
          </table:table-cell>
          <table:table-cell office:value-type="float" office:value="13.684593" calcext:value-type="float">
            <text:p>13.684593</text:p>
          </table:table-cell>
          <table:table-cell table:formula="of:=([.D392]-[.D391])" office:value-type="float" office:value="0.343067" calcext:value-type="float">
            <text:p>0.343067</text:p>
          </table:table-cell>
          <table:table-cell/>
        </table:table-row>
        <table:table-row table:style-name="ro2">
          <table:table-cell table:style-name="ce7" office:value-type="float" office:value="910" calcext:value-type="float">
            <text:p>910</text:p>
          </table:table-cell>
          <table:table-cell office:value-type="float" office:value="976" calcext:value-type="float">
            <text:p>976</text:p>
          </table:table-cell>
          <table:table-cell office:value-type="float" office:value="11174" calcext:value-type="float">
            <text:p>11174</text:p>
          </table:table-cell>
          <table:table-cell office:value-type="float" office:value="13.721918" calcext:value-type="float">
            <text:p>13.721918</text:p>
          </table:table-cell>
          <table:table-cell table:formula="of:=([.D393]-[.D392])" office:value-type="float" office:value="0.0373250000000009" calcext:value-type="float">
            <text:p>0.037325</text:p>
          </table:table-cell>
          <table:table-cell/>
        </table:table-row>
        <table:table-row table:style-name="ro2">
          <table:table-cell table:style-name="ce7" office:value-type="float" office:value="911" calcext:value-type="float">
            <text:p>911</text:p>
          </table:table-cell>
          <table:table-cell office:value-type="float" office:value="977" calcext:value-type="float">
            <text:p>977</text:p>
          </table:table-cell>
          <table:table-cell office:value-type="float" office:value="11174" calcext:value-type="float">
            <text:p>11174</text:p>
          </table:table-cell>
          <table:table-cell office:value-type="float" office:value="14.07024" calcext:value-type="float">
            <text:p>14.07024</text:p>
          </table:table-cell>
          <table:table-cell table:formula="of:=([.D394]-[.D393])" office:value-type="float" office:value="0.348322" calcext:value-type="float">
            <text:p>0.348322</text:p>
          </table:table-cell>
          <table:table-cell/>
        </table:table-row>
        <table:table-row table:style-name="ro2">
          <table:table-cell table:style-name="ce7" office:value-type="float" office:value="912" calcext:value-type="float">
            <text:p>912</text:p>
          </table:table-cell>
          <table:table-cell office:value-type="float" office:value="978" calcext:value-type="float">
            <text:p>978</text:p>
          </table:table-cell>
          <table:table-cell office:value-type="float" office:value="11174" calcext:value-type="float">
            <text:p>11174</text:p>
          </table:table-cell>
          <table:table-cell office:value-type="float" office:value="14.098919" calcext:value-type="float">
            <text:p>14.098919</text:p>
          </table:table-cell>
          <table:table-cell table:formula="of:=([.D395]-[.D394])" office:value-type="float" office:value="0.0286790000000003" calcext:value-type="float">
            <text:p>0.028679</text:p>
          </table:table-cell>
          <table:table-cell/>
        </table:table-row>
        <table:table-row table:style-name="ro2">
          <table:table-cell table:style-name="ce7" office:value-type="float" office:value="913" calcext:value-type="float">
            <text:p>913</text:p>
          </table:table-cell>
          <table:table-cell office:value-type="float" office:value="979" calcext:value-type="float">
            <text:p>979</text:p>
          </table:table-cell>
          <table:table-cell office:value-type="float" office:value="11174" calcext:value-type="float">
            <text:p>11174</text:p>
          </table:table-cell>
          <table:table-cell office:value-type="float" office:value="14.796854" calcext:value-type="float">
            <text:p>14.796854</text:p>
          </table:table-cell>
          <table:table-cell table:formula="of:=([.D396]-[.D395])" office:value-type="float" office:value="0.697934999999999" calcext:value-type="float">
            <text:p>0.697935</text:p>
          </table:table-cell>
          <table:table-cell/>
        </table:table-row>
        <table:table-row table:style-name="ro2">
          <table:table-cell table:style-name="ce7" office:value-type="float" office:value="914" calcext:value-type="float">
            <text:p>914</text:p>
          </table:table-cell>
          <table:table-cell office:value-type="float" office:value="980" calcext:value-type="float">
            <text:p>980</text:p>
          </table:table-cell>
          <table:table-cell office:value-type="float" office:value="11174" calcext:value-type="float">
            <text:p>11174</text:p>
          </table:table-cell>
          <table:table-cell office:value-type="float" office:value="15.496831" calcext:value-type="float">
            <text:p>15.496831</text:p>
          </table:table-cell>
          <table:table-cell table:formula="of:=([.D397]-[.D396])" office:value-type="float" office:value="0.699977000000001" calcext:value-type="float">
            <text:p>0.699977</text:p>
          </table:table-cell>
          <table:table-cell/>
        </table:table-row>
        <table:table-row table:style-name="ro2">
          <table:table-cell table:style-name="ce7" office:value-type="float" office:value="915" calcext:value-type="float">
            <text:p>915</text:p>
          </table:table-cell>
          <table:table-cell office:value-type="float" office:value="981" calcext:value-type="float">
            <text:p>981</text:p>
          </table:table-cell>
          <table:table-cell office:value-type="float" office:value="11174" calcext:value-type="float">
            <text:p>11174</text:p>
          </table:table-cell>
          <table:table-cell office:value-type="float" office:value="15.51664" calcext:value-type="float">
            <text:p>15.51664</text:p>
          </table:table-cell>
          <table:table-cell table:formula="of:=([.D398]-[.D397])" office:value-type="float" office:value="0.0198090000000004" calcext:value-type="float">
            <text:p>0.019809</text:p>
          </table:table-cell>
          <table:table-cell/>
        </table:table-row>
        <table:table-row table:style-name="ro2">
          <table:table-cell table:style-name="ce7" office:value-type="float" office:value="916" calcext:value-type="float">
            <text:p>916</text:p>
          </table:table-cell>
          <table:table-cell office:value-type="float" office:value="982" calcext:value-type="float">
            <text:p>982</text:p>
          </table:table-cell>
          <table:table-cell office:value-type="float" office:value="11174" calcext:value-type="float">
            <text:p>11174</text:p>
          </table:table-cell>
          <table:table-cell office:value-type="float" office:value="15.544764" calcext:value-type="float">
            <text:p>15.544764</text:p>
          </table:table-cell>
          <table:table-cell table:formula="of:=([.D399]-[.D398])" office:value-type="float" office:value="0.028124" calcext:value-type="float">
            <text:p>0.028124</text:p>
          </table:table-cell>
          <table:table-cell/>
        </table:table-row>
        <table:table-row table:style-name="ro2">
          <table:table-cell table:style-name="ce7" office:value-type="float" office:value="917" calcext:value-type="float">
            <text:p>917</text:p>
          </table:table-cell>
          <table:table-cell office:value-type="float" office:value="983" calcext:value-type="float">
            <text:p>983</text:p>
          </table:table-cell>
          <table:table-cell office:value-type="float" office:value="11174" calcext:value-type="float">
            <text:p>11174</text:p>
          </table:table-cell>
          <table:table-cell office:value-type="float" office:value="15.565539" calcext:value-type="float">
            <text:p>15.565539</text:p>
          </table:table-cell>
          <table:table-cell table:formula="of:=([.D400]-[.D399])" office:value-type="float" office:value="0.0207749999999987" calcext:value-type="float">
            <text:p>0.020775</text:p>
          </table:table-cell>
          <table:table-cell/>
        </table:table-row>
        <table:table-row table:style-name="ro2">
          <table:table-cell table:style-name="ce7" office:value-type="float" office:value="918" calcext:value-type="float">
            <text:p>918</text:p>
          </table:table-cell>
          <table:table-cell office:value-type="float" office:value="984" calcext:value-type="float">
            <text:p>984</text:p>
          </table:table-cell>
          <table:table-cell office:value-type="float" office:value="11174" calcext:value-type="float">
            <text:p>11174</text:p>
          </table:table-cell>
          <table:table-cell office:value-type="float" office:value="15.586754" calcext:value-type="float">
            <text:p>15.586754</text:p>
          </table:table-cell>
          <table:table-cell table:formula="of:=([.D401]-[.D400])" office:value-type="float" office:value="0.0212149999999998" calcext:value-type="float">
            <text:p>0.021215</text:p>
          </table:table-cell>
          <table:table-cell/>
        </table:table-row>
        <table:table-row table:style-name="ro2">
          <table:table-cell table:style-name="ce7" office:value-type="float" office:value="924" calcext:value-type="float">
            <text:p>924</text:p>
          </table:table-cell>
          <table:table-cell office:value-type="float" office:value="985" calcext:value-type="float">
            <text:p>985</text:p>
          </table:table-cell>
          <table:table-cell office:value-type="float" office:value="11174" calcext:value-type="float">
            <text:p>11174</text:p>
          </table:table-cell>
          <table:table-cell office:value-type="float" office:value="15.60735" calcext:value-type="float">
            <text:p>15.60735</text:p>
          </table:table-cell>
          <table:table-cell table:formula="of:=([.D402]-[.D401])" office:value-type="float" office:value="0.0205960000000012" calcext:value-type="float">
            <text:p>0.020596</text:p>
          </table:table-cell>
          <table:table-cell/>
        </table:table-row>
        <table:table-row table:style-name="ro2">
          <table:table-cell table:style-name="ce7" office:value-type="float" office:value="987" calcext:value-type="float">
            <text:p>987</text:p>
          </table:table-cell>
          <table:table-cell office:value-type="float" office:value="986" calcext:value-type="float">
            <text:p>986</text:p>
          </table:table-cell>
          <table:table-cell office:value-type="float" office:value="11174" calcext:value-type="float">
            <text:p>11174</text:p>
          </table:table-cell>
          <table:table-cell office:value-type="float" office:value="15.733127" calcext:value-type="float">
            <text:p>15.733127</text:p>
          </table:table-cell>
          <table:table-cell table:formula="of:=([.D403]-[.D402])" office:value-type="float" office:value="0.125776999999999" calcext:value-type="float">
            <text:p>0.125777</text:p>
          </table:table-cell>
          <table:table-cell/>
        </table:table-row>
        <table:table-row table:style-name="ro2">
          <table:table-cell table:style-name="ce7" office:value-type="float" office:value="988" calcext:value-type="float">
            <text:p>988</text:p>
          </table:table-cell>
          <table:table-cell office:value-type="float" office:value="987" calcext:value-type="float">
            <text:p>987</text:p>
          </table:table-cell>
          <table:table-cell office:value-type="float" office:value="11174" calcext:value-type="float">
            <text:p>11174</text:p>
          </table:table-cell>
          <table:table-cell office:value-type="float" office:value="17.083082" calcext:value-type="float">
            <text:p>17.083082</text:p>
          </table:table-cell>
          <table:table-cell table:formula="of:=([.D404]-[.D403])" office:value-type="float" office:value="1.349955" calcext:value-type="float">
            <text:p>1.349955</text:p>
          </table:table-cell>
          <table:table-cell/>
        </table:table-row>
        <table:table-row table:style-name="ro2">
          <table:table-cell table:style-name="ce7"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0198" calcext:value-type="float">
            <text:p>17.10198</text:p>
          </table:table-cell>
          <table:table-cell table:formula="of:=([.D405]-[.D404])" office:value-type="float" office:value="0.0188980000000001" calcext:value-type="float">
            <text:p>0.018898</text:p>
          </table:table-cell>
          <table:table-cell/>
        </table:table-row>
        <table:table-row table:style-name="ro2">
          <table:table-cell table:style-name="ce7"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20912" calcext:value-type="float">
            <text:p>17.120912</text:p>
          </table:table-cell>
          <table:table-cell table:formula="of:=([.D406]-[.D405])" office:value-type="float" office:value="0.0189319999999995" calcext:value-type="float">
            <text:p>0.018932</text:p>
          </table:table-cell>
          <table:table-cell/>
        </table:table-row>
        <table:table-row table:style-name="ro2">
          <table:table-cell table:style-name="ce7"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38546" calcext:value-type="float">
            <text:p>17.138546</text:p>
          </table:table-cell>
          <table:table-cell table:formula="of:=([.D407]-[.D406])" office:value-type="float" office:value="0.017634000000001" calcext:value-type="float">
            <text:p>0.017634</text:p>
          </table:table-cell>
          <table:table-cell/>
        </table:table-row>
        <table:table-row table:style-name="ro2">
          <table:table-cell table:style-name="ce7"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57205" calcext:value-type="float">
            <text:p>17.157205</text:p>
          </table:table-cell>
          <table:table-cell table:formula="of:=([.D408]-[.D407])" office:value-type="float" office:value="0.0186589999999995" calcext:value-type="float">
            <text:p>0.018659</text:p>
          </table:table-cell>
          <table:table-cell/>
        </table:table-row>
        <table:table-row table:style-name="ro2">
          <table:table-cell table:style-name="ce7" office:value-type="float" office:value="993" calcext:value-type="float">
            <text:p>993</text:p>
          </table:table-cell>
          <table:table-cell office:value-type="float" office:value="992" calcext:value-type="float">
            <text:p>992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75012" calcext:value-type="float">
            <text:p>17.175012</text:p>
          </table:table-cell>
          <table:table-cell table:formula="of:=([.D409]-[.D408])" office:value-type="float" office:value="0.0178069999999977" calcext:value-type="float">
            <text:p>0.017807</text:p>
          </table:table-cell>
          <table:table-cell/>
        </table:table-row>
        <table:table-row table:style-name="ro2">
          <table:table-cell table:style-name="ce7"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 office:value-type="float" office:value="11174" calcext:value-type="float">
            <text:p>11174</text:p>
          </table:table-cell>
          <table:table-cell office:value-type="float" office:value="17.193426" calcext:value-type="float">
            <text:p>17.193426</text:p>
          </table:table-cell>
          <table:table-cell table:formula="of:=([.D410]-[.D409])" office:value-type="float" office:value="0.0184139999999999" calcext:value-type="float">
            <text:p>0.018414</text:p>
          </table:table-cell>
          <table:table-cell/>
        </table:table-row>
        <table:table-row table:style-name="ro2">
          <table:table-cell table:style-name="ce7"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11174" calcext:value-type="float">
            <text:p>11174</text:p>
          </table:table-cell>
          <table:table-cell office:value-type="float" office:value="17.211648" calcext:value-type="float">
            <text:p>17.211648</text:p>
          </table:table-cell>
          <table:table-cell table:formula="of:=([.D411]-[.D410])" office:value-type="float" office:value="0.0182220000000015" calcext:value-type="float">
            <text:p>0.018222</text:p>
          </table:table-cell>
          <table:table-cell/>
        </table:table-row>
        <table:table-row table:style-name="ro2">
          <table:table-cell table:style-name="ce7"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float" office:value="11174" calcext:value-type="float">
            <text:p>11174</text:p>
          </table:table-cell>
          <table:table-cell office:value-type="float" office:value="17.230025" calcext:value-type="float">
            <text:p>17.230025</text:p>
          </table:table-cell>
          <table:table-cell table:formula="of:=([.D412]-[.D411])" office:value-type="float" office:value="0.018377000000001" calcext:value-type="float">
            <text:p>0.018377</text:p>
          </table:table-cell>
          <table:table-cell/>
        </table:table-row>
        <table:table-row table:style-name="ro2">
          <table:table-cell table:style-name="ce7"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11174" calcext:value-type="float">
            <text:p>11174</text:p>
          </table:table-cell>
          <table:table-cell office:value-type="float" office:value="17.248282" calcext:value-type="float">
            <text:p>17.248282</text:p>
          </table:table-cell>
          <table:table-cell table:formula="of:=([.D413]-[.D412])" office:value-type="float" office:value="0.0182569999999984" calcext:value-type="float">
            <text:p>0.018257</text:p>
          </table:table-cell>
          <table:table-cell/>
        </table:table-row>
        <table:table-row table:style-name="ro2">
          <table:table-cell table:style-name="ce7"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float" office:value="11174" calcext:value-type="float">
            <text:p>11174</text:p>
          </table:table-cell>
          <table:table-cell office:value-type="float" office:value="17.330256" calcext:value-type="float">
            <text:p>17.330256</text:p>
          </table:table-cell>
          <table:table-cell table:formula="of:=([.D414]-[.D413])" office:value-type="float" office:value="0.0819739999999989" calcext:value-type="float">
            <text:p>0.081974</text:p>
          </table:table-cell>
          <table:table-cell/>
        </table:table-row>
        <table:table-row table:style-name="ro2">
          <table:table-cell table:style-name="ce7" office:value-type="float" office:value="999" calcext:value-type="float">
            <text:p>999</text:p>
          </table:table-cell>
          <table:table-cell office:value-type="float" office:value="998" calcext:value-type="float">
            <text:p>998</text:p>
          </table:table-cell>
          <table:table-cell office:value-type="float" office:value="11174" calcext:value-type="float">
            <text:p>11174</text:p>
          </table:table-cell>
          <table:table-cell office:value-type="float" office:value="17.625721" calcext:value-type="float">
            <text:p>17.625721</text:p>
          </table:table-cell>
          <table:table-cell table:formula="of:=([.D415]-[.D414])" office:value-type="float" office:value="0.295465" calcext:value-type="float">
            <text:p>0.295465</text:p>
          </table:table-cell>
          <table:table-cell/>
        </table:table-row>
        <table:table-row table:style-name="ro2">
          <table:table-cell table:style-name="ce7"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1174" calcext:value-type="float">
            <text:p>11174</text:p>
          </table:table-cell>
          <table:table-cell office:value-type="float" office:value="17.977666" calcext:value-type="float">
            <text:p>17.977666</text:p>
          </table:table-cell>
          <table:table-cell table:formula="of:=([.D416]-[.D415])" office:value-type="float" office:value="0.351945000000001" calcext:value-type="float">
            <text:p>0.351945</text:p>
          </table:table-cell>
          <table:table-cell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1175" calcext:value-type="float">
            <text:p>11175</text:p>
          </table:table-cell>
          <table:table-cell office:value-type="float" office:value="20.86182" calcext:value-type="float">
            <text:p>20.86182</text:p>
          </table:table-cell>
          <table:table-cell table:number-columns-repeated="2"/>
        </table:table-row>
        <table:table-row table:style-name="ro2">
          <table:table-cell table:style-name="ce7"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office:value-type="float" office:value="11175" calcext:value-type="float">
            <text:p>11175</text:p>
          </table:table-cell>
          <table:table-cell office:value-type="float" office:value="24.515843" calcext:value-type="float">
            <text:p>24.515843</text:p>
          </table:table-cell>
          <table:table-cell table:formula="of:=([.D418]-[.D417])" office:value-type="float" office:value="3.654023" calcext:value-type="float">
            <text:p>3.654023</text:p>
          </table:table-cell>
          <table:table-cell/>
        </table:table-row>
        <table:table-row table:style-name="ro2">
          <table:table-cell table:style-name="ce7" office:value-type="float" office:value="196" calcext:value-type="float">
            <text:p>196</text:p>
          </table:table-cell>
          <table:table-cell office:value-type="float" office:value="86" calcext:value-type="float">
            <text:p>86</text:p>
          </table:table-cell>
          <table:table-cell office:value-type="float" office:value="11175" calcext:value-type="float">
            <text:p>11175</text:p>
          </table:table-cell>
          <table:table-cell office:value-type="float" office:value="30.808384" calcext:value-type="float">
            <text:p>30.808384</text:p>
          </table:table-cell>
          <table:table-cell table:formula="of:=([.D419]-[.D418])" office:value-type="float" office:value="6.292541" calcext:value-type="float">
            <text:p>6.292541</text:p>
          </table:table-cell>
          <table:table-cell/>
        </table:table-row>
        <table:table-row table:style-name="ro2">
          <table:table-cell table:style-name="ce7" office:value-type="float" office:value="197" calcext:value-type="float">
            <text:p>197</text:p>
          </table:table-cell>
          <table:table-cell office:value-type="float" office:value="87" calcext:value-type="float">
            <text:p>87</text:p>
          </table:table-cell>
          <table:table-cell office:value-type="float" office:value="11175" calcext:value-type="float">
            <text:p>11175</text:p>
          </table:table-cell>
          <table:table-cell office:value-type="float" office:value="30.829082" calcext:value-type="float">
            <text:p>30.829082</text:p>
          </table:table-cell>
          <table:table-cell table:formula="of:=([.D420]-[.D419])" office:value-type="float" office:value="0.0206979999999994" calcext:value-type="float">
            <text:p>0.020698</text:p>
          </table:table-cell>
          <table:table-cell/>
        </table:table-row>
        <table:table-row table:style-name="ro2">
          <table:table-cell table:style-name="ce7"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11175" calcext:value-type="float">
            <text:p>11175</text:p>
          </table:table-cell>
          <table:table-cell office:value-type="float" office:value="30.865238" calcext:value-type="float">
            <text:p>30.865238</text:p>
          </table:table-cell>
          <table:table-cell table:formula="of:=([.D421]-[.D420])" office:value-type="float" office:value="0.0361560000000019" calcext:value-type="float">
            <text:p>0.036156</text:p>
          </table:table-cell>
          <table:table-cell/>
        </table:table-row>
        <table:table-row table:style-name="ro2">
          <table:table-cell table:style-name="ce7"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office:value-type="float" office:value="11175" calcext:value-type="float">
            <text:p>11175</text:p>
          </table:table-cell>
          <table:table-cell office:value-type="float" office:value="30.885122" calcext:value-type="float">
            <text:p>30.885122</text:p>
          </table:table-cell>
          <table:table-cell table:formula="of:=([.D422]-[.D421])" office:value-type="float" office:value="0.0198839999999976" calcext:value-type="float">
            <text:p>0.019884</text:p>
          </table:table-cell>
          <table:table-cell/>
        </table:table-row>
        <table:table-row table:style-name="ro2">
          <table:table-cell table:style-name="ce7"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175" calcext:value-type="float">
            <text:p>11175</text:p>
          </table:table-cell>
          <table:table-cell office:value-type="float" office:value="30.905442" calcext:value-type="float">
            <text:p>30.905442</text:p>
          </table:table-cell>
          <table:table-cell table:formula="of:=([.D423]-[.D422])" office:value-type="float" office:value="0.0203200000000017" calcext:value-type="float">
            <text:p>0.020320</text:p>
          </table:table-cell>
          <table:table-cell/>
        </table:table-row>
        <table:table-row table:style-name="ro2">
          <table:table-cell table:style-name="ce7"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11175" calcext:value-type="float">
            <text:p>11175</text:p>
          </table:table-cell>
          <table:table-cell office:value-type="float" office:value="30.925966" calcext:value-type="float">
            <text:p>30.925966</text:p>
          </table:table-cell>
          <table:table-cell table:formula="of:=([.D424]-[.D423])" office:value-type="float" office:value="0.0205239999999982" calcext:value-type="float">
            <text:p>0.020524</text:p>
          </table:table-cell>
          <table:table-cell/>
        </table:table-row>
        <table:table-row table:style-name="ro2">
          <table:table-cell table:style-name="ce7"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11175" calcext:value-type="float">
            <text:p>11175</text:p>
          </table:table-cell>
          <table:table-cell office:value-type="float" office:value="30.946045" calcext:value-type="float">
            <text:p>30.946045</text:p>
          </table:table-cell>
          <table:table-cell table:formula="of:=([.D425]-[.D424])" office:value-type="float" office:value="0.0200790000000026" calcext:value-type="float">
            <text:p>0.020079</text:p>
          </table:table-cell>
          <table:table-cell/>
        </table:table-row>
        <table:table-row table:style-name="ro2">
          <table:table-cell table:style-name="ce7" office:value-type="float" office:value="203" calcext:value-type="float">
            <text:p>203</text:p>
          </table:table-cell>
          <table:table-cell office:value-type="float" office:value="93" calcext:value-type="float">
            <text:p>93</text:p>
          </table:table-cell>
          <table:table-cell office:value-type="float" office:value="11175" calcext:value-type="float">
            <text:p>11175</text:p>
          </table:table-cell>
          <table:table-cell office:value-type="float" office:value="30.966274" calcext:value-type="float">
            <text:p>30.966274</text:p>
          </table:table-cell>
          <table:table-cell table:formula="of:=([.D426]-[.D425])" office:value-type="float" office:value="0.0202289999999969" calcext:value-type="float">
            <text:p>0.020229</text:p>
          </table:table-cell>
          <table:table-cell/>
        </table:table-row>
        <table:table-row table:style-name="ro2">
          <table:table-cell table:style-name="ce7" office:value-type="float" office:value="204" calcext:value-type="float">
            <text:p>204</text:p>
          </table:table-cell>
          <table:table-cell office:value-type="float" office:value="94" calcext:value-type="float">
            <text:p>94</text:p>
          </table:table-cell>
          <table:table-cell office:value-type="float" office:value="11175" calcext:value-type="float">
            <text:p>11175</text:p>
          </table:table-cell>
          <table:table-cell office:value-type="float" office:value="30.98556" calcext:value-type="float">
            <text:p>30.98556</text:p>
          </table:table-cell>
          <table:table-cell table:formula="of:=([.D427]-[.D426])" office:value-type="float" office:value="0.019286000000001" calcext:value-type="float">
            <text:p>0.019286</text:p>
          </table:table-cell>
          <table:table-cell/>
        </table:table-row>
        <table:table-row table:style-name="ro2">
          <table:table-cell table:style-name="ce7"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11175" calcext:value-type="float">
            <text:p>11175</text:p>
          </table:table-cell>
          <table:table-cell office:value-type="float" office:value="31.005912" calcext:value-type="float">
            <text:p>31.005912</text:p>
          </table:table-cell>
          <table:table-cell table:formula="of:=([.D428]-[.D427])" office:value-type="float" office:value="0.020351999999999" calcext:value-type="float">
            <text:p>0.020352</text:p>
          </table:table-cell>
          <table:table-cell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11175" calcext:value-type="float">
            <text:p>11175</text:p>
          </table:table-cell>
          <table:table-cell office:value-type="float" office:value="31.316575" calcext:value-type="float">
            <text:p>31.316575</text:p>
          </table:table-cell>
          <table:table-cell table:formula="of:=([.D429]-[.D428])" office:value-type="float" office:value="0.310663000000002" calcext:value-type="float">
            <text:p>0.310663</text:p>
          </table:table-cell>
          <table:table-cell/>
        </table:table-row>
        <table:table-row table:style-name="ro2">
          <table:table-cell table:style-name="ce7" office:value-type="float" office:value="207" calcext:value-type="float">
            <text:p>207</text:p>
          </table:table-cell>
          <table:table-cell office:value-type="float" office:value="97" calcext:value-type="float">
            <text:p>97</text:p>
          </table:table-cell>
          <table:table-cell office:value-type="float" office:value="11175" calcext:value-type="float">
            <text:p>11175</text:p>
          </table:table-cell>
          <table:table-cell office:value-type="float" office:value="31.337369" calcext:value-type="float">
            <text:p>31.337369</text:p>
          </table:table-cell>
          <table:table-cell table:formula="of:=([.D430]-[.D429])" office:value-type="float" office:value="0.0207939999999986" calcext:value-type="float">
            <text:p>0.020794</text:p>
          </table:table-cell>
          <table:table-cell/>
        </table:table-row>
        <table:table-row table:style-name="ro2">
          <table:table-cell table:style-name="ce7"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office:value-type="float" office:value="11175" calcext:value-type="float">
            <text:p>11175</text:p>
          </table:table-cell>
          <table:table-cell office:value-type="float" office:value="31.356958" calcext:value-type="float">
            <text:p>31.356958</text:p>
          </table:table-cell>
          <table:table-cell table:formula="of:=([.D431]-[.D430])" office:value-type="float" office:value="0.0195889999999999" calcext:value-type="float">
            <text:p>0.019589</text:p>
          </table:table-cell>
          <table:table-cell/>
        </table:table-row>
        <table:table-row table:style-name="ro2">
          <table:table-cell table:style-name="ce7"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office:value-type="float" office:value="11175" calcext:value-type="float">
            <text:p>11175</text:p>
          </table:table-cell>
          <table:table-cell office:value-type="float" office:value="31.377282" calcext:value-type="float">
            <text:p>31.377282</text:p>
          </table:table-cell>
          <table:table-cell table:formula="of:=([.D432]-[.D431])" office:value-type="float" office:value="0.0203240000000022" calcext:value-type="float">
            <text:p>0.020324</text:p>
          </table:table-cell>
          <table:table-cell/>
        </table:table-row>
        <table:table-row table:style-name="ro2">
          <table:table-cell table:style-name="ce7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1175" calcext:value-type="float">
            <text:p>11175</text:p>
          </table:table-cell>
          <table:table-cell office:value-type="float" office:value="31.398044" calcext:value-type="float">
            <text:p>31.398044</text:p>
          </table:table-cell>
          <table:table-cell table:formula="of:=([.D433]-[.D432])" office:value-type="float" office:value="0.0207619999999977" calcext:value-type="float">
            <text:p>0.020762</text:p>
          </table:table-cell>
          <table:table-cell/>
        </table:table-row>
        <table:table-row table:style-name="ro2">
          <table:table-cell table:style-name="ce7"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office:value-type="float" office:value="11175" calcext:value-type="float">
            <text:p>11175</text:p>
          </table:table-cell>
          <table:table-cell office:value-type="float" office:value="31.418208" calcext:value-type="float">
            <text:p>31.418208</text:p>
          </table:table-cell>
          <table:table-cell table:formula="of:=([.D434]-[.D433])" office:value-type="float" office:value="0.0201640000000012" calcext:value-type="float">
            <text:p>0.020164</text:p>
          </table:table-cell>
          <table:table-cell/>
        </table:table-row>
        <table:table-row table:style-name="ro2">
          <table:table-cell table:style-name="ce7" office:value-type="float" office:value="212" calcext:value-type="float">
            <text:p>212</text:p>
          </table:table-cell>
          <table:table-cell office:value-type="float" office:value="102" calcext:value-type="float">
            <text:p>102</text:p>
          </table:table-cell>
          <table:table-cell office:value-type="float" office:value="11175" calcext:value-type="float">
            <text:p>11175</text:p>
          </table:table-cell>
          <table:table-cell office:value-type="float" office:value="31.438522" calcext:value-type="float">
            <text:p>31.438522</text:p>
          </table:table-cell>
          <table:table-cell table:formula="of:=([.D435]-[.D434])" office:value-type="float" office:value="0.0203139999999991" calcext:value-type="float">
            <text:p>0.020314</text:p>
          </table:table-cell>
          <table:table-cell/>
        </table:table-row>
        <table:table-row table:style-name="ro2">
          <table:table-cell table:style-name="ce7"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175" calcext:value-type="float">
            <text:p>11175</text:p>
          </table:table-cell>
          <table:table-cell office:value-type="float" office:value="31.459367" calcext:value-type="float">
            <text:p>31.459367</text:p>
          </table:table-cell>
          <table:table-cell table:formula="of:=([.D436]-[.D435])" office:value-type="float" office:value="0.0208450000000013" calcext:value-type="float">
            <text:p>0.020845</text:p>
          </table:table-cell>
          <table:table-cell/>
        </table:table-row>
        <table:table-row table:style-name="ro2">
          <table:table-cell table:style-name="ce7"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office:value-type="float" office:value="11175" calcext:value-type="float">
            <text:p>11175</text:p>
          </table:table-cell>
          <table:table-cell office:value-type="float" office:value="31.480544" calcext:value-type="float">
            <text:p>31.480544</text:p>
          </table:table-cell>
          <table:table-cell table:formula="of:=([.D437]-[.D436])" office:value-type="float" office:value="0.021176999999998" calcext:value-type="float">
            <text:p>0.021177</text:p>
          </table:table-cell>
          <table:table-cell/>
        </table:table-row>
        <table:table-row table:style-name="ro2">
          <table:table-cell table:style-name="ce7"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float" office:value="11175" calcext:value-type="float">
            <text:p>11175</text:p>
          </table:table-cell>
          <table:table-cell office:value-type="float" office:value="31.500537" calcext:value-type="float">
            <text:p>31.500537</text:p>
          </table:table-cell>
          <table:table-cell table:formula="of:=([.D438]-[.D437])" office:value-type="float" office:value="0.019993000000003" calcext:value-type="float">
            <text:p>0.019993</text:p>
          </table:table-cell>
          <table:table-cell/>
        </table:table-row>
        <table:table-row table:style-name="ro2">
          <table:table-cell table:style-name="ce7"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11175" calcext:value-type="float">
            <text:p>11175</text:p>
          </table:table-cell>
          <table:table-cell office:value-type="float" office:value="31.52049" calcext:value-type="float">
            <text:p>31.52049</text:p>
          </table:table-cell>
          <table:table-cell table:formula="of:=([.D439]-[.D438])" office:value-type="float" office:value="0.0199529999999974" calcext:value-type="float">
            <text:p>0.019953</text:p>
          </table:table-cell>
          <table:table-cell/>
        </table:table-row>
        <table:table-row table:style-name="ro2">
          <table:table-cell table:style-name="ce7"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office:value-type="float" office:value="11175" calcext:value-type="float">
            <text:p>11175</text:p>
          </table:table-cell>
          <table:table-cell office:value-type="float" office:value="31.5401" calcext:value-type="float">
            <text:p>31.5401</text:p>
          </table:table-cell>
          <table:table-cell table:formula="of:=([.D440]-[.D439])" office:value-type="float" office:value="0.0196100000000001" calcext:value-type="float">
            <text:p>0.019610</text:p>
          </table:table-cell>
          <table:table-cell/>
        </table:table-row>
        <table:table-row table:style-name="ro2">
          <table:table-cell table:style-name="ce7"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11175" calcext:value-type="float">
            <text:p>11175</text:p>
          </table:table-cell>
          <table:table-cell office:value-type="float" office:value="31.560225" calcext:value-type="float">
            <text:p>31.560225</text:p>
          </table:table-cell>
          <table:table-cell table:formula="of:=([.D441]-[.D440])" office:value-type="float" office:value="0.0201250000000002" calcext:value-type="float">
            <text:p>0.020125</text:p>
          </table:table-cell>
          <table:table-cell/>
        </table:table-row>
        <table:table-row table:style-name="ro2">
          <table:table-cell table:style-name="ce7"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1175" calcext:value-type="float">
            <text:p>11175</text:p>
          </table:table-cell>
          <table:table-cell office:value-type="float" office:value="31.581332" calcext:value-type="float">
            <text:p>31.581332</text:p>
          </table:table-cell>
          <table:table-cell table:formula="of:=([.D442]-[.D441])" office:value-type="float" office:value="0.0211070000000007" calcext:value-type="float">
            <text:p>0.021107</text:p>
          </table:table-cell>
          <table:table-cell/>
        </table:table-row>
        <table:table-row table:style-name="ro2">
          <table:table-cell table:style-name="ce7"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office:value-type="float" office:value="11175" calcext:value-type="float">
            <text:p>11175</text:p>
          </table:table-cell>
          <table:table-cell office:value-type="float" office:value="32.261344" calcext:value-type="float">
            <text:p>32.261344</text:p>
          </table:table-cell>
          <table:table-cell table:formula="of:=([.D443]-[.D442])" office:value-type="float" office:value="0.680012000000001" calcext:value-type="float">
            <text:p>0.680012</text:p>
          </table:table-cell>
          <table:table-cell/>
        </table:table-row>
        <table:table-row table:style-name="ro2">
          <table:table-cell table:style-name="ce7"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11175" calcext:value-type="float">
            <text:p>11175</text:p>
          </table:table-cell>
          <table:table-cell office:value-type="float" office:value="32.287862" calcext:value-type="float">
            <text:p>32.287862</text:p>
          </table:table-cell>
          <table:table-cell table:formula="of:=([.D444]-[.D443])" office:value-type="float" office:value="0.0265179999999958" calcext:value-type="float">
            <text:p>0.026518</text:p>
          </table:table-cell>
          <table:table-cell/>
        </table:table-row>
        <table:table-row table:style-name="ro2">
          <table:table-cell table:style-name="ce7"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office:value-type="float" office:value="11175" calcext:value-type="float">
            <text:p>11175</text:p>
          </table:table-cell>
          <table:table-cell office:value-type="float" office:value="32.64591" calcext:value-type="float">
            <text:p>32.64591</text:p>
          </table:table-cell>
          <table:table-cell table:formula="of:=([.D445]-[.D444])" office:value-type="float" office:value="0.358048000000004" calcext:value-type="float">
            <text:p>0.358048</text:p>
          </table:table-cell>
          <table:table-cell/>
        </table:table-row>
        <table:table-row table:style-name="ro2">
          <table:table-cell table:style-name="ce7"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1175" calcext:value-type="float">
            <text:p>11175</text:p>
          </table:table-cell>
          <table:table-cell office:value-type="float" office:value="32.666576" calcext:value-type="float">
            <text:p>32.666576</text:p>
          </table:table-cell>
          <table:table-cell table:formula="of:=([.D446]-[.D445])" office:value-type="float" office:value="0.0206659999999985" calcext:value-type="float">
            <text:p>0.020666</text:p>
          </table:table-cell>
          <table:table-cell/>
        </table:table-row>
        <table:table-row table:style-name="ro2">
          <table:table-cell table:style-name="ce7"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11175" calcext:value-type="float">
            <text:p>11175</text:p>
          </table:table-cell>
          <table:table-cell office:value-type="float" office:value="32.687098" calcext:value-type="float">
            <text:p>32.687098</text:p>
          </table:table-cell>
          <table:table-cell table:formula="of:=([.D447]-[.D446])" office:value-type="float" office:value="0.0205219999999997" calcext:value-type="float">
            <text:p>0.020522</text:p>
          </table:table-cell>
          <table:table-cell/>
        </table:table-row>
        <table:table-row table:style-name="ro2">
          <table:table-cell table:style-name="ce7"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11175" calcext:value-type="float">
            <text:p>11175</text:p>
          </table:table-cell>
          <table:table-cell office:value-type="float" office:value="32.706459" calcext:value-type="float">
            <text:p>32.706459</text:p>
          </table:table-cell>
          <table:table-cell table:formula="of:=([.D448]-[.D447])" office:value-type="float" office:value="0.0193610000000035" calcext:value-type="float">
            <text:p>0.019361</text:p>
          </table:table-cell>
          <table:table-cell/>
        </table:table-row>
        <table:table-row table:style-name="ro2">
          <table:table-cell table:style-name="ce7"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office:value-type="float" office:value="11175" calcext:value-type="float">
            <text:p>11175</text:p>
          </table:table-cell>
          <table:table-cell office:value-type="float" office:value="32.726737" calcext:value-type="float">
            <text:p>32.726737</text:p>
          </table:table-cell>
          <table:table-cell table:formula="of:=([.D449]-[.D448])" office:value-type="float" office:value="0.0202779999999976" calcext:value-type="float">
            <text:p>0.020278</text:p>
          </table:table-cell>
          <table:table-cell/>
        </table:table-row>
        <table:table-row table:style-name="ro2">
          <table:table-cell table:style-name="ce7" office:value-type="float" office:value="229" calcext:value-type="float">
            <text:p>229</text:p>
          </table:table-cell>
          <table:table-cell office:value-type="float" office:value="117" calcext:value-type="float">
            <text:p>117</text:p>
          </table:table-cell>
          <table:table-cell office:value-type="float" office:value="11175" calcext:value-type="float">
            <text:p>11175</text:p>
          </table:table-cell>
          <table:table-cell office:value-type="float" office:value="32.748282" calcext:value-type="float">
            <text:p>32.748282</text:p>
          </table:table-cell>
          <table:table-cell table:formula="of:=([.D450]-[.D449])" office:value-type="float" office:value="0.0215450000000033" calcext:value-type="float">
            <text:p>0.021545</text:p>
          </table:table-cell>
          <table:table-cell/>
        </table:table-row>
        <table:table-row table:style-name="ro2">
          <table:table-cell table:style-name="ce7"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11175" calcext:value-type="float">
            <text:p>11175</text:p>
          </table:table-cell>
          <table:table-cell office:value-type="float" office:value="32.768625" calcext:value-type="float">
            <text:p>32.768625</text:p>
          </table:table-cell>
          <table:table-cell table:formula="of:=([.D451]-[.D450])" office:value-type="float" office:value="0.0203429999999969" calcext:value-type="float">
            <text:p>0.020343</text:p>
          </table:table-cell>
          <table:table-cell/>
        </table:table-row>
        <table:table-row table:style-name="ro2">
          <table:table-cell table:style-name="ce7"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office:value-type="float" office:value="11175" calcext:value-type="float">
            <text:p>11175</text:p>
          </table:table-cell>
          <table:table-cell office:value-type="float" office:value="32.788418" calcext:value-type="float">
            <text:p>32.788418</text:p>
          </table:table-cell>
          <table:table-cell table:formula="of:=([.D452]-[.D451])" office:value-type="float" office:value="0.019793" calcext:value-type="float">
            <text:p>0.019793</text:p>
          </table:table-cell>
          <table:table-cell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11175" calcext:value-type="float">
            <text:p>11175</text:p>
          </table:table-cell>
          <table:table-cell office:value-type="float" office:value="32.809255" calcext:value-type="float">
            <text:p>32.809255</text:p>
          </table:table-cell>
          <table:table-cell table:number-columns-repeated="2"/>
        </table:table-row>
        <table:table-row table:style-name="ro2">
          <table:table-cell table:style-name="ce7"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office:value-type="float" office:value="11175" calcext:value-type="float">
            <text:p>11175</text:p>
          </table:table-cell>
          <table:table-cell office:value-type="float" office:value="32.829353" calcext:value-type="float">
            <text:p>32.829353</text:p>
          </table:table-cell>
          <table:table-cell table:formula="of:=([.D454]-[.D453])" office:value-type="float" office:value="0.0200979999999973" calcext:value-type="float">
            <text:p>0.020098</text:p>
          </table:table-cell>
          <table:table-cell/>
        </table:table-row>
        <table:table-row table:style-name="ro2">
          <table:table-cell table:style-name="ce7"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office:value-type="float" office:value="11175" calcext:value-type="float">
            <text:p>11175</text:p>
          </table:table-cell>
          <table:table-cell office:value-type="float" office:value="32.849271" calcext:value-type="float">
            <text:p>32.849271</text:p>
          </table:table-cell>
          <table:table-cell table:formula="of:=([.D455]-[.D454])" office:value-type="float" office:value="0.0199180000000041" calcext:value-type="float">
            <text:p>0.019918</text:p>
          </table:table-cell>
          <table:table-cell/>
        </table:table-row>
        <table:table-row table:style-name="ro2">
          <table:table-cell table:style-name="ce7" office:value-type="float" office:value="235" calcext:value-type="float">
            <text:p>235</text:p>
          </table:table-cell>
          <table:table-cell office:value-type="float" office:value="123" calcext:value-type="float">
            <text:p>123</text:p>
          </table:table-cell>
          <table:table-cell office:value-type="float" office:value="11175" calcext:value-type="float">
            <text:p>11175</text:p>
          </table:table-cell>
          <table:table-cell office:value-type="float" office:value="32.869155" calcext:value-type="float">
            <text:p>32.869155</text:p>
          </table:table-cell>
          <table:table-cell table:formula="of:=([.D456]-[.D455])" office:value-type="float" office:value="0.0198839999999976" calcext:value-type="float">
            <text:p>0.019884</text:p>
          </table:table-cell>
          <table:table-cell/>
        </table:table-row>
        <table:table-row table:style-name="ro2">
          <table:table-cell table:style-name="ce7"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office:value-type="float" office:value="11175" calcext:value-type="float">
            <text:p>11175</text:p>
          </table:table-cell>
          <table:table-cell office:value-type="float" office:value="32.888954" calcext:value-type="float">
            <text:p>32.888954</text:p>
          </table:table-cell>
          <table:table-cell table:formula="of:=([.D457]-[.D456])" office:value-type="float" office:value="0.019798999999999" calcext:value-type="float">
            <text:p>0.019799</text:p>
          </table:table-cell>
          <table:table-cell/>
        </table:table-row>
        <table:table-row table:style-name="ro2">
          <table:table-cell table:style-name="ce7"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office:value-type="float" office:value="11175" calcext:value-type="float">
            <text:p>11175</text:p>
          </table:table-cell>
          <table:table-cell office:value-type="float" office:value="32.910018" calcext:value-type="float">
            <text:p>32.910018</text:p>
          </table:table-cell>
          <table:table-cell table:formula="of:=([.D458]-[.D457])" office:value-type="float" office:value="0.0210640000000026" calcext:value-type="float">
            <text:p>0.021064</text:p>
          </table:table-cell>
          <table:table-cell/>
        </table:table-row>
        <table:table-row table:style-name="ro2">
          <table:table-cell table:style-name="ce7" office:value-type="float" office:value="238" calcext:value-type="float">
            <text:p>238</text:p>
          </table:table-cell>
          <table:table-cell office:value-type="float" office:value="126" calcext:value-type="float">
            <text:p>126</text:p>
          </table:table-cell>
          <table:table-cell office:value-type="float" office:value="11175" calcext:value-type="float">
            <text:p>11175</text:p>
          </table:table-cell>
          <table:table-cell office:value-type="float" office:value="32.930767" calcext:value-type="float">
            <text:p>32.930767</text:p>
          </table:table-cell>
          <table:table-cell table:formula="of:=([.D459]-[.D458])" office:value-type="float" office:value="0.0207490000000021" calcext:value-type="float">
            <text:p>0.020749</text:p>
          </table:table-cell>
          <table:table-cell/>
        </table:table-row>
        <table:table-row table:style-name="ro2">
          <table:table-cell table:style-name="ce7"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  <table:table-cell office:value-type="float" office:value="11175" calcext:value-type="float">
            <text:p>11175</text:p>
          </table:table-cell>
          <table:table-cell office:value-type="float" office:value="32.950617" calcext:value-type="float">
            <text:p>32.950617</text:p>
          </table:table-cell>
          <table:table-cell table:formula="of:=([.D460]-[.D459])" office:value-type="float" office:value="0.0198499999999981" calcext:value-type="float">
            <text:p>0.019850</text:p>
          </table:table-cell>
          <table:table-cell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1175" calcext:value-type="float">
            <text:p>11175</text:p>
          </table:table-cell>
          <table:table-cell office:value-type="float" office:value="32.971011" calcext:value-type="float">
            <text:p>32.971011</text:p>
          </table:table-cell>
          <table:table-cell table:formula="of:=([.D461]-[.D460])" office:value-type="float" office:value="0.020393999999996" calcext:value-type="float">
            <text:p>0.020394</text:p>
          </table:table-cell>
          <table:table-cell/>
        </table:table-row>
        <table:table-row table:style-name="ro2">
          <table:table-cell table:style-name="ce7" office:value-type="float" office:value="241" calcext:value-type="float">
            <text:p>241</text:p>
          </table:table-cell>
          <table:table-cell office:value-type="float" office:value="129" calcext:value-type="float">
            <text:p>129</text:p>
          </table:table-cell>
          <table:table-cell office:value-type="float" office:value="11175" calcext:value-type="float">
            <text:p>11175</text:p>
          </table:table-cell>
          <table:table-cell office:value-type="float" office:value="32.991957" calcext:value-type="float">
            <text:p>32.991957</text:p>
          </table:table-cell>
          <table:table-cell table:formula="of:=([.D462]-[.D461])" office:value-type="float" office:value="0.0209460000000021" calcext:value-type="float">
            <text:p>0.020946</text:p>
          </table:table-cell>
          <table:table-cell/>
        </table:table-row>
        <table:table-row table:style-name="ro2">
          <table:table-cell table:style-name="ce7"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float" office:value="11175" calcext:value-type="float">
            <text:p>11175</text:p>
          </table:table-cell>
          <table:table-cell office:value-type="float" office:value="33.012716" calcext:value-type="float">
            <text:p>33.012716</text:p>
          </table:table-cell>
          <table:table-cell table:formula="of:=([.D463]-[.D462])" office:value-type="float" office:value="0.0207589999999982" calcext:value-type="float">
            <text:p>0.020759</text:p>
          </table:table-cell>
          <table:table-cell/>
        </table:table-row>
        <table:table-row table:style-name="ro2">
          <table:table-cell table:style-name="ce7"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11175" calcext:value-type="float">
            <text:p>11175</text:p>
          </table:table-cell>
          <table:table-cell office:value-type="float" office:value="33.031811" calcext:value-type="float">
            <text:p>33.031811</text:p>
          </table:table-cell>
          <table:table-cell table:formula="of:=([.D464]-[.D463])" office:value-type="float" office:value="0.0190950000000001" calcext:value-type="float">
            <text:p>0.019095</text:p>
          </table:table-cell>
          <table:table-cell/>
        </table:table-row>
        <table:table-row table:style-name="ro2">
          <table:table-cell table:style-name="ce7"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office:value-type="float" office:value="11175" calcext:value-type="float">
            <text:p>11175</text:p>
          </table:table-cell>
          <table:table-cell office:value-type="float" office:value="33.052296" calcext:value-type="float">
            <text:p>33.052296</text:p>
          </table:table-cell>
          <table:table-cell table:formula="of:=([.D465]-[.D464])" office:value-type="float" office:value="0.0204850000000008" calcext:value-type="float">
            <text:p>0.020485</text:p>
          </table:table-cell>
          <table:table-cell/>
        </table:table-row>
        <table:table-row table:style-name="ro2">
          <table:table-cell table:style-name="ce7"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11175" calcext:value-type="float">
            <text:p>11175</text:p>
          </table:table-cell>
          <table:table-cell office:value-type="float" office:value="33.074121" calcext:value-type="float">
            <text:p>33.074121</text:p>
          </table:table-cell>
          <table:table-cell table:formula="of:=([.D466]-[.D465])" office:value-type="float" office:value="0.0218249999999998" calcext:value-type="float">
            <text:p>0.021825</text:p>
          </table:table-cell>
          <table:table-cell/>
        </table:table-row>
        <table:table-row table:style-name="ro2">
          <table:table-cell table:style-name="ce7" office:value-type="float" office:value="246" calcext:value-type="float">
            <text:p>246</text:p>
          </table:table-cell>
          <table:table-cell office:value-type="float" office:value="134" calcext:value-type="float">
            <text:p>134</text:p>
          </table:table-cell>
          <table:table-cell office:value-type="float" office:value="11175" calcext:value-type="float">
            <text:p>11175</text:p>
          </table:table-cell>
          <table:table-cell office:value-type="float" office:value="33.094401" calcext:value-type="float">
            <text:p>33.094401</text:p>
          </table:table-cell>
          <table:table-cell table:formula="of:=([.D467]-[.D466])" office:value-type="float" office:value="0.0202799999999996" calcext:value-type="float">
            <text:p>0.020280</text:p>
          </table:table-cell>
          <table:table-cell/>
        </table:table-row>
        <table:table-row table:style-name="ro2">
          <table:table-cell table:style-name="ce7"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11175" calcext:value-type="float">
            <text:p>11175</text:p>
          </table:table-cell>
          <table:table-cell office:value-type="float" office:value="33.114357" calcext:value-type="float">
            <text:p>33.114357</text:p>
          </table:table-cell>
          <table:table-cell table:formula="of:=([.D468]-[.D467])" office:value-type="float" office:value="0.0199560000000005" calcext:value-type="float">
            <text:p>0.019956</text:p>
          </table:table-cell>
          <table:table-cell/>
        </table:table-row>
        <table:table-row table:style-name="ro2">
          <table:table-cell table:style-name="ce7"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1175" calcext:value-type="float">
            <text:p>11175</text:p>
          </table:table-cell>
          <table:table-cell office:value-type="float" office:value="33.135138" calcext:value-type="float">
            <text:p>33.135138</text:p>
          </table:table-cell>
          <table:table-cell table:formula="of:=([.D469]-[.D468])" office:value-type="float" office:value="0.0207809999999995" calcext:value-type="float">
            <text:p>0.020781</text:p>
          </table:table-cell>
          <table:table-cell/>
        </table:table-row>
        <table:table-row table:style-name="ro2">
          <table:table-cell table:style-name="ce7"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office:value-type="float" office:value="11175" calcext:value-type="float">
            <text:p>11175</text:p>
          </table:table-cell>
          <table:table-cell office:value-type="float" office:value="33.155344" calcext:value-type="float">
            <text:p>33.155344</text:p>
          </table:table-cell>
          <table:table-cell table:formula="of:=([.D470]-[.D469])" office:value-type="float" office:value="0.0202060000000017" calcext:value-type="float">
            <text:p>0.020206</text:p>
          </table:table-cell>
          <table:table-cell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office:value-type="float" office:value="138" calcext:value-type="float">
            <text:p>138</text:p>
          </table:table-cell>
          <table:table-cell office:value-type="float" office:value="11175" calcext:value-type="float">
            <text:p>11175</text:p>
          </table:table-cell>
          <table:table-cell office:value-type="float" office:value="33.175331" calcext:value-type="float">
            <text:p>33.175331</text:p>
          </table:table-cell>
          <table:table-cell table:formula="of:=([.D471]-[.D470])" office:value-type="float" office:value="0.0199870000000004" calcext:value-type="float">
            <text:p>0.019987</text:p>
          </table:table-cell>
          <table:table-cell/>
        </table:table-row>
        <table:table-row table:style-name="ro2">
          <table:table-cell table:style-name="ce7" office:value-type="float" office:value="251" calcext:value-type="float">
            <text:p>251</text:p>
          </table:table-cell>
          <table:table-cell office:value-type="float" office:value="139" calcext:value-type="float">
            <text:p>139</text:p>
          </table:table-cell>
          <table:table-cell office:value-type="float" office:value="11175" calcext:value-type="float">
            <text:p>11175</text:p>
          </table:table-cell>
          <table:table-cell office:value-type="float" office:value="33.195431" calcext:value-type="float">
            <text:p>33.195431</text:p>
          </table:table-cell>
          <table:table-cell table:formula="of:=([.D472]-[.D471])" office:value-type="float" office:value="0.0200999999999993" calcext:value-type="float">
            <text:p>0.020100</text:p>
          </table:table-cell>
          <table:table-cell/>
        </table:table-row>
        <table:table-row table:style-name="ro2">
          <table:table-cell table:style-name="ce7"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11175" calcext:value-type="float">
            <text:p>11175</text:p>
          </table:table-cell>
          <table:table-cell office:value-type="float" office:value="33.215197" calcext:value-type="float">
            <text:p>33.215197</text:p>
          </table:table-cell>
          <table:table-cell table:formula="of:=([.D473]-[.D472])" office:value-type="float" office:value="0.0197660000000042" calcext:value-type="float">
            <text:p>0.019766</text:p>
          </table:table-cell>
          <table:table-cell/>
        </table:table-row>
        <table:table-row table:style-name="ro2">
          <table:table-cell table:style-name="ce7"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office:value-type="float" office:value="11175" calcext:value-type="float">
            <text:p>11175</text:p>
          </table:table-cell>
          <table:table-cell office:value-type="float" office:value="33.236269" calcext:value-type="float">
            <text:p>33.236269</text:p>
          </table:table-cell>
          <table:table-cell table:formula="of:=([.D474]-[.D473])" office:value-type="float" office:value="0.0210719999999966" calcext:value-type="float">
            <text:p>0.021072</text:p>
          </table:table-cell>
          <table:table-cell/>
        </table:table-row>
        <table:table-row table:style-name="ro2">
          <table:table-cell table:style-name="ce7" office:value-type="float" office:value="254" calcext:value-type="float">
            <text:p>254</text:p>
          </table:table-cell>
          <table:table-cell office:value-type="float" office:value="142" calcext:value-type="float">
            <text:p>142</text:p>
          </table:table-cell>
          <table:table-cell office:value-type="float" office:value="11175" calcext:value-type="float">
            <text:p>11175</text:p>
          </table:table-cell>
          <table:table-cell office:value-type="float" office:value="33.257024" calcext:value-type="float">
            <text:p>33.257024</text:p>
          </table:table-cell>
          <table:table-cell table:formula="of:=([.D475]-[.D474])" office:value-type="float" office:value="0.0207550000000012" calcext:value-type="float">
            <text:p>0.020755</text:p>
          </table:table-cell>
          <table:table-cell/>
        </table:table-row>
        <table:table-row table:style-name="ro2">
          <table:table-cell table:style-name="ce7"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11175" calcext:value-type="float">
            <text:p>11175</text:p>
          </table:table-cell>
          <table:table-cell office:value-type="float" office:value="33.277122" calcext:value-type="float">
            <text:p>33.277122</text:p>
          </table:table-cell>
          <table:table-cell table:formula="of:=([.D476]-[.D475])" office:value-type="float" office:value="0.0200979999999973" calcext:value-type="float">
            <text:p>0.020098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office:value-type="float" office:value="11175" calcext:value-type="float">
            <text:p>11175</text:p>
          </table:table-cell>
          <table:table-cell office:value-type="float" office:value="33.297491" calcext:value-type="float">
            <text:p>33.297491</text:p>
          </table:table-cell>
          <table:table-cell table:formula="of:=([.D477]-[.D476])" office:value-type="float" office:value="0.0203690000000023" calcext:value-type="float">
            <text:p>0.020369</text:p>
          </table:table-cell>
          <table:table-cell/>
        </table:table-row>
        <table:table-row table:style-name="ro2">
          <table:table-cell table:style-name="ce7" office:value-type="float" office:value="257" calcext:value-type="float">
            <text:p>257</text:p>
          </table:table-cell>
          <table:table-cell office:value-type="float" office:value="145" calcext:value-type="float">
            <text:p>145</text:p>
          </table:table-cell>
          <table:table-cell office:value-type="float" office:value="11175" calcext:value-type="float">
            <text:p>11175</text:p>
          </table:table-cell>
          <table:table-cell office:value-type="float" office:value="33.319128" calcext:value-type="float">
            <text:p>33.319128</text:p>
          </table:table-cell>
          <table:table-cell table:formula="of:=([.D478]-[.D477])" office:value-type="float" office:value="0.0216369999999984" calcext:value-type="float">
            <text:p>0.021637</text:p>
          </table:table-cell>
          <table:table-cell/>
        </table:table-row>
        <table:table-row table:style-name="ro2">
          <table:table-cell table:style-name="ce7" office:value-type="float" office:value="258" calcext:value-type="float">
            <text:p>258</text:p>
          </table:table-cell>
          <table:table-cell office:value-type="float" office:value="146" calcext:value-type="float">
            <text:p>146</text:p>
          </table:table-cell>
          <table:table-cell office:value-type="float" office:value="11175" calcext:value-type="float">
            <text:p>11175</text:p>
          </table:table-cell>
          <table:table-cell office:value-type="float" office:value="33.339678" calcext:value-type="float">
            <text:p>33.339678</text:p>
          </table:table-cell>
          <table:table-cell table:formula="of:=([.D479]-[.D478])" office:value-type="float" office:value="0.0205500000000001" calcext:value-type="float">
            <text:p>0.020550</text:p>
          </table:table-cell>
          <table:table-cell/>
        </table:table-row>
        <table:table-row table:style-name="ro2">
          <table:table-cell table:style-name="ce7" office:value-type="float" office:value="259" calcext:value-type="float">
            <text:p>259</text:p>
          </table:table-cell>
          <table:table-cell office:value-type="float" office:value="147" calcext:value-type="float">
            <text:p>147</text:p>
          </table:table-cell>
          <table:table-cell office:value-type="float" office:value="11175" calcext:value-type="float">
            <text:p>11175</text:p>
          </table:table-cell>
          <table:table-cell office:value-type="float" office:value="33.358551" calcext:value-type="float">
            <text:p>33.358551</text:p>
          </table:table-cell>
          <table:table-cell table:formula="of:=([.D480]-[.D479])" office:value-type="float" office:value="0.0188729999999993" calcext:value-type="float">
            <text:p>0.018873</text:p>
          </table:table-cell>
          <table:table-cell/>
        </table:table-row>
        <table:table-row table:style-name="ro2">
          <table:table-cell table:style-name="ce7" office:value-type="float" office:value="260" calcext:value-type="float">
            <text:p>260</text:p>
          </table:table-cell>
          <table:table-cell office:value-type="float" office:value="148" calcext:value-type="float">
            <text:p>148</text:p>
          </table:table-cell>
          <table:table-cell office:value-type="float" office:value="11175" calcext:value-type="float">
            <text:p>11175</text:p>
          </table:table-cell>
          <table:table-cell office:value-type="float" office:value="33.37889" calcext:value-type="float">
            <text:p>33.37889</text:p>
          </table:table-cell>
          <table:table-cell table:formula="of:=([.D481]-[.D480])" office:value-type="float" office:value="0.0203389999999999" calcext:value-type="float">
            <text:p>0.020339</text:p>
          </table:table-cell>
          <table:table-cell/>
        </table:table-row>
        <table:table-row table:style-name="ro2">
          <table:table-cell table:style-name="ce7" office:value-type="float" office:value="261" calcext:value-type="float">
            <text:p>261</text:p>
          </table:table-cell>
          <table:table-cell office:value-type="float" office:value="149" calcext:value-type="float">
            <text:p>149</text:p>
          </table:table-cell>
          <table:table-cell office:value-type="float" office:value="11175" calcext:value-type="float">
            <text:p>11175</text:p>
          </table:table-cell>
          <table:table-cell office:value-type="float" office:value="33.400558" calcext:value-type="float">
            <text:p>33.400558</text:p>
          </table:table-cell>
          <table:table-cell table:formula="of:=([.D482]-[.D481])" office:value-type="float" office:value="0.0216679999999982" calcext:value-type="float">
            <text:p>0.021668</text:p>
          </table:table-cell>
          <table:table-cell/>
        </table:table-row>
        <table:table-row table:style-name="ro2">
          <table:table-cell table:style-name="ce7" office:value-type="float" office:value="262" calcext:value-type="float">
            <text:p>262</text:p>
          </table:table-cell>
          <table:table-cell office:value-type="float" office:value="150" calcext:value-type="float">
            <text:p>150</text:p>
          </table:table-cell>
          <table:table-cell office:value-type="float" office:value="11175" calcext:value-type="float">
            <text:p>11175</text:p>
          </table:table-cell>
          <table:table-cell office:value-type="float" office:value="33.420663" calcext:value-type="float">
            <text:p>33.420663</text:p>
          </table:table-cell>
          <table:table-cell table:formula="of:=([.D483]-[.D482])" office:value-type="float" office:value="0.0201050000000009" calcext:value-type="float">
            <text:p>0.020105</text:p>
          </table:table-cell>
          <table:table-cell/>
        </table:table-row>
        <table:table-row table:style-name="ro2">
          <table:table-cell table:style-name="ce7" office:value-type="float" office:value="263" calcext:value-type="float">
            <text:p>263</text:p>
          </table:table-cell>
          <table:table-cell office:value-type="float" office:value="151" calcext:value-type="float">
            <text:p>151</text:p>
          </table:table-cell>
          <table:table-cell office:value-type="float" office:value="11175" calcext:value-type="float">
            <text:p>11175</text:p>
          </table:table-cell>
          <table:table-cell office:value-type="float" office:value="33.440452" calcext:value-type="float">
            <text:p>33.440452</text:p>
          </table:table-cell>
          <table:table-cell table:formula="of:=([.D484]-[.D483])" office:value-type="float" office:value="0.0197890000000029" calcext:value-type="float">
            <text:p>0.019789</text:p>
          </table:table-cell>
          <table:table-cell/>
        </table:table-row>
        <table:table-row table:style-name="ro2">
          <table:table-cell table:style-name="ce7"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11175" calcext:value-type="float">
            <text:p>11175</text:p>
          </table:table-cell>
          <table:table-cell office:value-type="float" office:value="33.46118" calcext:value-type="float">
            <text:p>33.46118</text:p>
          </table:table-cell>
          <table:table-cell table:formula="of:=([.D485]-[.D484])" office:value-type="float" office:value="0.0207279999999983" calcext:value-type="float">
            <text:p>0.020728</text:p>
          </table:table-cell>
          <table:table-cell/>
        </table:table-row>
        <table:table-row table:style-name="ro2">
          <table:table-cell table:style-name="ce7"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office:value-type="float" office:value="11175" calcext:value-type="float">
            <text:p>11175</text:p>
          </table:table-cell>
          <table:table-cell office:value-type="float" office:value="33.481404" calcext:value-type="float">
            <text:p>33.481404</text:p>
          </table:table-cell>
          <table:table-cell table:formula="of:=([.D486]-[.D485])" office:value-type="float" office:value="0.0202239999999989" calcext:value-type="float">
            <text:p>0.020224</text:p>
          </table:table-cell>
          <table:table-cell/>
        </table:table-row>
        <table:table-row table:style-name="ro2">
          <table:table-cell table:style-name="ce7" office:value-type="float" office:value="266" calcext:value-type="float">
            <text:p>266</text:p>
          </table:table-cell>
          <table:table-cell office:value-type="float" office:value="154" calcext:value-type="float">
            <text:p>154</text:p>
          </table:table-cell>
          <table:table-cell office:value-type="float" office:value="11175" calcext:value-type="float">
            <text:p>11175</text:p>
          </table:table-cell>
          <table:table-cell office:value-type="float" office:value="33.501473" calcext:value-type="float">
            <text:p>33.501473</text:p>
          </table:table-cell>
          <table:table-cell table:formula="of:=([.D487]-[.D486])" office:value-type="float" office:value="0.0200689999999994" calcext:value-type="float">
            <text:p>0.020069</text:p>
          </table:table-cell>
          <table:table-cell/>
        </table:table-row>
        <table:table-row table:style-name="ro2">
          <table:table-cell table:style-name="ce7" office:value-type="float" office:value="267" calcext:value-type="float">
            <text:p>267</text:p>
          </table:table-cell>
          <table:table-cell office:value-type="float" office:value="155" calcext:value-type="float">
            <text:p>155</text:p>
          </table:table-cell>
          <table:table-cell office:value-type="float" office:value="11175" calcext:value-type="float">
            <text:p>11175</text:p>
          </table:table-cell>
          <table:table-cell office:value-type="float" office:value="33.536624" calcext:value-type="float">
            <text:p>33.536624</text:p>
          </table:table-cell>
          <table:table-cell table:formula="of:=([.D488]-[.D487])" office:value-type="float" office:value="0.0351510000000061" calcext:value-type="float">
            <text:p>0.035151</text:p>
          </table:table-cell>
          <table:table-cell/>
        </table:table-row>
        <table:table-row table:style-name="ro2">
          <table:table-cell table:style-name="ce7"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  <table:table-cell office:value-type="float" office:value="11175" calcext:value-type="float">
            <text:p>11175</text:p>
          </table:table-cell>
          <table:table-cell office:value-type="float" office:value="33.840563" calcext:value-type="float">
            <text:p>33.840563</text:p>
          </table:table-cell>
          <table:table-cell table:formula="of:=([.D489]-[.D488])" office:value-type="float" office:value="0.303939" calcext:value-type="float">
            <text:p>0.303939</text:p>
          </table:table-cell>
          <table:table-cell/>
        </table:table-row>
        <table:table-row table:style-name="ro2">
          <table:table-cell table:style-name="ce7"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11175" calcext:value-type="float">
            <text:p>11175</text:p>
          </table:table-cell>
          <table:table-cell office:value-type="float" office:value="33.871169" calcext:value-type="float">
            <text:p>33.871169</text:p>
          </table:table-cell>
          <table:table-cell table:formula="of:=([.D490]-[.D489])" office:value-type="float" office:value="0.0306059999999988" calcext:value-type="float">
            <text:p>0.030606</text:p>
          </table:table-cell>
          <table:table-cell/>
        </table:table-row>
        <table:table-row table:style-name="ro2">
          <table:table-cell table:style-name="ce7" office:value-type="float" office:value="270" calcext:value-type="float">
            <text:p>270</text:p>
          </table:table-cell>
          <table:table-cell office:value-type="float" office:value="158" calcext:value-type="float">
            <text:p>158</text:p>
          </table:table-cell>
          <table:table-cell office:value-type="float" office:value="11175" calcext:value-type="float">
            <text:p>11175</text:p>
          </table:table-cell>
          <table:table-cell office:value-type="float" office:value="34.219877" calcext:value-type="float">
            <text:p>34.219877</text:p>
          </table:table-cell>
          <table:table-cell table:formula="of:=([.D491]-[.D490])" office:value-type="float" office:value="0.348707999999995" calcext:value-type="float">
            <text:p>0.348708</text:p>
          </table:table-cell>
          <table:table-cell/>
        </table:table-row>
        <table:table-row table:style-name="ro2">
          <table:table-cell table:style-name="ce7" office:value-type="float" office:value="271" calcext:value-type="float">
            <text:p>271</text:p>
          </table:table-cell>
          <table:table-cell office:value-type="float" office:value="159" calcext:value-type="float">
            <text:p>159</text:p>
          </table:table-cell>
          <table:table-cell office:value-type="float" office:value="11175" calcext:value-type="float">
            <text:p>11175</text:p>
          </table:table-cell>
          <table:table-cell office:value-type="float" office:value="34.254083" calcext:value-type="float">
            <text:p>34.254083</text:p>
          </table:table-cell>
          <table:table-cell table:formula="of:=([.D492]-[.D491])" office:value-type="float" office:value="0.0342060000000046" calcext:value-type="float">
            <text:p>0.034206</text:p>
          </table:table-cell>
          <table:table-cell/>
        </table:table-row>
        <table:table-row table:style-name="ro2">
          <table:table-cell table:style-name="ce7"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11175" calcext:value-type="float">
            <text:p>11175</text:p>
          </table:table-cell>
          <table:table-cell office:value-type="float" office:value="34.601309" calcext:value-type="float">
            <text:p>34.601309</text:p>
          </table:table-cell>
          <table:table-cell table:formula="of:=([.D493]-[.D492])" office:value-type="float" office:value="0.347225999999999" calcext:value-type="float">
            <text:p>0.347226</text:p>
          </table:table-cell>
          <table:table-cell/>
        </table:table-row>
        <table:table-row table:style-name="ro2">
          <table:table-cell table:style-name="ce7"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11175" calcext:value-type="float">
            <text:p>11175</text:p>
          </table:table-cell>
          <table:table-cell office:value-type="float" office:value="34.691686" calcext:value-type="float">
            <text:p>34.691686</text:p>
          </table:table-cell>
          <table:table-cell table:formula="of:=([.D494]-[.D493])" office:value-type="float" office:value="0.0903769999999966" calcext:value-type="float">
            <text:p>0.090377</text:p>
          </table:table-cell>
          <table:table-cell/>
        </table:table-row>
        <table:table-row table:style-name="ro2">
          <table:table-cell table:style-name="ce7" office:value-type="float" office:value="274" calcext:value-type="float">
            <text:p>274</text:p>
          </table:table-cell>
          <table:table-cell office:value-type="float" office:value="162" calcext:value-type="float">
            <text:p>162</text:p>
          </table:table-cell>
          <table:table-cell office:value-type="float" office:value="11175" calcext:value-type="float">
            <text:p>11175</text:p>
          </table:table-cell>
          <table:table-cell office:value-type="float" office:value="35.032201" calcext:value-type="float">
            <text:p>35.032201</text:p>
          </table:table-cell>
          <table:table-cell table:formula="of:=([.D495]-[.D494])" office:value-type="float" office:value="0.340515000000003" calcext:value-type="float">
            <text:p>0.340515</text:p>
          </table:table-cell>
          <table:table-cell/>
        </table:table-row>
        <table:table-row table:style-name="ro2">
          <table:table-cell table:style-name="ce7" office:value-type="float" office:value="275" calcext:value-type="float">
            <text:p>275</text:p>
          </table:table-cell>
          <table:table-cell office:value-type="float" office:value="163" calcext:value-type="float">
            <text:p>163</text:p>
          </table:table-cell>
          <table:table-cell office:value-type="float" office:value="11175" calcext:value-type="float">
            <text:p>11175</text:p>
          </table:table-cell>
          <table:table-cell office:value-type="float" office:value="35.064902" calcext:value-type="float">
            <text:p>35.064902</text:p>
          </table:table-cell>
          <table:table-cell table:formula="of:=([.D496]-[.D495])" office:value-type="float" office:value="0.0327009999999959" calcext:value-type="float">
            <text:p>0.032701</text:p>
          </table:table-cell>
          <table:table-cell/>
        </table:table-row>
        <table:table-row table:style-name="ro2">
          <table:table-cell table:style-name="ce7" office:value-type="float" office:value="276" calcext:value-type="float">
            <text:p>276</text:p>
          </table:table-cell>
          <table:table-cell office:value-type="float" office:value="164" calcext:value-type="float">
            <text:p>164</text:p>
          </table:table-cell>
          <table:table-cell office:value-type="float" office:value="11175" calcext:value-type="float">
            <text:p>11175</text:p>
          </table:table-cell>
          <table:table-cell office:value-type="float" office:value="35.415385" calcext:value-type="float">
            <text:p>35.415385</text:p>
          </table:table-cell>
          <table:table-cell table:formula="of:=([.D497]-[.D496])" office:value-type="float" office:value="0.350483000000004" calcext:value-type="float">
            <text:p>0.350483</text:p>
          </table:table-cell>
          <table:table-cell/>
        </table:table-row>
        <table:table-row table:style-name="ro2">
          <table:table-cell table:style-name="ce7"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11175" calcext:value-type="float">
            <text:p>11175</text:p>
          </table:table-cell>
          <table:table-cell office:value-type="float" office:value="35.436289" calcext:value-type="float">
            <text:p>35.436289</text:p>
          </table:table-cell>
          <table:table-cell table:formula="of:=([.D498]-[.D497])" office:value-type="float" office:value="0.0209040000000016" calcext:value-type="float">
            <text:p>0.020904</text:p>
          </table:table-cell>
          <table:table-cell/>
        </table:table-row>
        <table:table-row table:style-name="ro2">
          <table:table-cell table:style-name="ce7" office:value-type="float" office:value="278" calcext:value-type="float">
            <text:p>278</text:p>
          </table:table-cell>
          <table:table-cell office:value-type="float" office:value="166" calcext:value-type="float">
            <text:p>166</text:p>
          </table:table-cell>
          <table:table-cell office:value-type="float" office:value="11175" calcext:value-type="float">
            <text:p>11175</text:p>
          </table:table-cell>
          <table:table-cell office:value-type="float" office:value="35.455911" calcext:value-type="float">
            <text:p>35.455911</text:p>
          </table:table-cell>
          <table:table-cell table:formula="of:=([.D499]-[.D498])" office:value-type="float" office:value="0.0196219999999983" calcext:value-type="float">
            <text:p>0.019622</text:p>
          </table:table-cell>
          <table:table-cell/>
        </table:table-row>
        <table:table-row table:style-name="ro2">
          <table:table-cell table:style-name="ce7"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11175" calcext:value-type="float">
            <text:p>11175</text:p>
          </table:table-cell>
          <table:table-cell office:value-type="float" office:value="35.476538" calcext:value-type="float">
            <text:p>35.476538</text:p>
          </table:table-cell>
          <table:table-cell table:formula="of:=([.D500]-[.D499])" office:value-type="float" office:value="0.0206269999999975" calcext:value-type="float">
            <text:p>0.020627</text:p>
          </table:table-cell>
          <table:table-cell/>
        </table:table-row>
        <table:table-row table:style-name="ro2">
          <table:table-cell table:style-name="ce7"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float" office:value="11175" calcext:value-type="float">
            <text:p>11175</text:p>
          </table:table-cell>
          <table:table-cell office:value-type="float" office:value="35.498203" calcext:value-type="float">
            <text:p>35.498203</text:p>
          </table:table-cell>
          <table:table-cell table:formula="of:=([.D501]-[.D500])" office:value-type="float" office:value="0.0216649999999987" calcext:value-type="float">
            <text:p>0.021665</text:p>
          </table:table-cell>
          <table:table-cell/>
        </table:table-row>
        <table:table-row table:style-name="ro2">
          <table:table-cell table:style-name="ce7"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float" office:value="11175" calcext:value-type="float">
            <text:p>11175</text:p>
          </table:table-cell>
          <table:table-cell office:value-type="float" office:value="35.519099" calcext:value-type="float">
            <text:p>35.519099</text:p>
          </table:table-cell>
          <table:table-cell table:formula="of:=([.D502]-[.D501])" office:value-type="float" office:value="0.0208960000000005" calcext:value-type="float">
            <text:p>0.020896</text:p>
          </table:table-cell>
          <table:table-cell/>
        </table:table-row>
        <table:table-row table:style-name="ro2">
          <table:table-cell table:style-name="ce7" office:value-type="float" office:value="282" calcext:value-type="float">
            <text:p>282</text:p>
          </table:table-cell>
          <table:table-cell office:value-type="float" office:value="422" calcext:value-type="float">
            <text:p>422</text:p>
          </table:table-cell>
          <table:table-cell office:value-type="float" office:value="11175" calcext:value-type="float">
            <text:p>11175</text:p>
          </table:table-cell>
          <table:table-cell office:value-type="float" office:value="35.538598" calcext:value-type="float">
            <text:p>35.538598</text:p>
          </table:table-cell>
          <table:table-cell table:formula="of:=([.D503]-[.D502])" office:value-type="float" office:value="0.0194990000000033" calcext:value-type="float">
            <text:p>0.019499</text:p>
          </table:table-cell>
          <table:table-cell/>
        </table:table-row>
        <table:table-row table:style-name="ro2">
          <table:table-cell table:style-name="ce7" office:value-type="float" office:value="283" calcext:value-type="float">
            <text:p>283</text:p>
          </table:table-cell>
          <table:table-cell office:value-type="float" office:value="423" calcext:value-type="float">
            <text:p>423</text:p>
          </table:table-cell>
          <table:table-cell office:value-type="float" office:value="11175" calcext:value-type="float">
            <text:p>11175</text:p>
          </table:table-cell>
          <table:table-cell office:value-type="float" office:value="35.559071" calcext:value-type="float">
            <text:p>35.559071</text:p>
          </table:table-cell>
          <table:table-cell table:formula="of:=([.D504]-[.D503])" office:value-type="float" office:value="0.0204730000000026" calcext:value-type="float">
            <text:p>0.020473</text:p>
          </table:table-cell>
          <table:table-cell/>
        </table:table-row>
        <table:table-row table:style-name="ro2">
          <table:table-cell table:style-name="ce7" office:value-type="float" office:value="284" calcext:value-type="float">
            <text:p>284</text:p>
          </table:table-cell>
          <table:table-cell office:value-type="float" office:value="424" calcext:value-type="float">
            <text:p>424</text:p>
          </table:table-cell>
          <table:table-cell office:value-type="float" office:value="11175" calcext:value-type="float">
            <text:p>11175</text:p>
          </table:table-cell>
          <table:table-cell office:value-type="float" office:value="35.578758" calcext:value-type="float">
            <text:p>35.578758</text:p>
          </table:table-cell>
          <table:table-cell table:formula="of:=([.D505]-[.D504])" office:value-type="float" office:value="0.0196869999999976" calcext:value-type="float">
            <text:p>0.019687</text:p>
          </table:table-cell>
          <table:table-cell/>
        </table:table-row>
        <table:table-row table:style-name="ro2">
          <table:table-cell table:style-name="ce7" office:value-type="float" office:value="285" calcext:value-type="float">
            <text:p>285</text:p>
          </table:table-cell>
          <table:table-cell office:value-type="float" office:value="425" calcext:value-type="float">
            <text:p>425</text:p>
          </table:table-cell>
          <table:table-cell office:value-type="float" office:value="11175" calcext:value-type="float">
            <text:p>11175</text:p>
          </table:table-cell>
          <table:table-cell office:value-type="float" office:value="35.599056" calcext:value-type="float">
            <text:p>35.599056</text:p>
          </table:table-cell>
          <table:table-cell table:formula="of:=([.D506]-[.D505])" office:value-type="float" office:value="0.0202979999999968" calcext:value-type="float">
            <text:p>0.020298</text:p>
          </table:table-cell>
          <table:table-cell/>
        </table:table-row>
        <table:table-row table:style-name="ro2">
          <table:table-cell table:style-name="ce7" office:value-type="float" office:value="286" calcext:value-type="float">
            <text:p>286</text:p>
          </table:table-cell>
          <table:table-cell office:value-type="float" office:value="426" calcext:value-type="float">
            <text:p>426</text:p>
          </table:table-cell>
          <table:table-cell office:value-type="float" office:value="11175" calcext:value-type="float">
            <text:p>11175</text:p>
          </table:table-cell>
          <table:table-cell office:value-type="float" office:value="35.619266" calcext:value-type="float">
            <text:p>35.619266</text:p>
          </table:table-cell>
          <table:table-cell table:formula="of:=([.D507]-[.D506])" office:value-type="float" office:value="0.0202100000000058" calcext:value-type="float">
            <text:p>0.020210</text:p>
          </table:table-cell>
          <table:table-cell/>
        </table:table-row>
        <table:table-row table:style-name="ro2">
          <table:table-cell table:style-name="ce7" office:value-type="float" office:value="287" calcext:value-type="float">
            <text:p>287</text:p>
          </table:table-cell>
          <table:table-cell office:value-type="float" office:value="427" calcext:value-type="float">
            <text:p>427</text:p>
          </table:table-cell>
          <table:table-cell office:value-type="float" office:value="11175" calcext:value-type="float">
            <text:p>11175</text:p>
          </table:table-cell>
          <table:table-cell office:value-type="float" office:value="35.639361" calcext:value-type="float">
            <text:p>35.639361</text:p>
          </table:table-cell>
          <table:table-cell table:formula="of:=([.D508]-[.D507])" office:value-type="float" office:value="0.0200949999999978" calcext:value-type="float">
            <text:p>0.020095</text:p>
          </table:table-cell>
          <table:table-cell/>
        </table:table-row>
        <table:table-row table:style-name="ro2">
          <table:table-cell table:style-name="ce7"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 office:value-type="float" office:value="11175" calcext:value-type="float">
            <text:p>11175</text:p>
          </table:table-cell>
          <table:table-cell office:value-type="float" office:value="35.659547" calcext:value-type="float">
            <text:p>35.659547</text:p>
          </table:table-cell>
          <table:table-cell table:formula="of:=([.D509]-[.D508])" office:value-type="float" office:value="0.0201860000000025" calcext:value-type="float">
            <text:p>0.020186</text:p>
          </table:table-cell>
          <table:table-cell/>
        </table:table-row>
        <table:table-row table:style-name="ro2">
          <table:table-cell table:style-name="ce7" office:value-type="float" office:value="289" calcext:value-type="float">
            <text:p>289</text:p>
          </table:table-cell>
          <table:table-cell office:value-type="float" office:value="429" calcext:value-type="float">
            <text:p>429</text:p>
          </table:table-cell>
          <table:table-cell office:value-type="float" office:value="11175" calcext:value-type="float">
            <text:p>11175</text:p>
          </table:table-cell>
          <table:table-cell office:value-type="float" office:value="35.680781" calcext:value-type="float">
            <text:p>35.680781</text:p>
          </table:table-cell>
          <table:table-cell table:formula="of:=([.D510]-[.D509])" office:value-type="float" office:value="0.0212339999999998" calcext:value-type="float">
            <text:p>0.021234</text:p>
          </table:table-cell>
          <table:table-cell/>
        </table:table-row>
        <table:table-row table:style-name="ro2">
          <table:table-cell table:style-name="ce7" office:value-type="float" office:value="290" calcext:value-type="float">
            <text:p>290</text:p>
          </table:table-cell>
          <table:table-cell office:value-type="float" office:value="430" calcext:value-type="float">
            <text:p>430</text:p>
          </table:table-cell>
          <table:table-cell office:value-type="float" office:value="11175" calcext:value-type="float">
            <text:p>11175</text:p>
          </table:table-cell>
          <table:table-cell office:value-type="float" office:value="35.700625" calcext:value-type="float">
            <text:p>35.700625</text:p>
          </table:table-cell>
          <table:table-cell table:formula="of:=([.D511]-[.D510])" office:value-type="float" office:value="0.0198439999999991" calcext:value-type="float">
            <text:p>0.019844</text:p>
          </table:table-cell>
          <table:table-cell/>
        </table:table-row>
        <table:table-row table:style-name="ro2">
          <table:table-cell table:style-name="ce7" office:value-type="float" office:value="291" calcext:value-type="float">
            <text:p>291</text:p>
          </table:table-cell>
          <table:table-cell office:value-type="float" office:value="431" calcext:value-type="float">
            <text:p>431</text:p>
          </table:table-cell>
          <table:table-cell office:value-type="float" office:value="11175" calcext:value-type="float">
            <text:p>11175</text:p>
          </table:table-cell>
          <table:table-cell office:value-type="float" office:value="35.720712" calcext:value-type="float">
            <text:p>35.720712</text:p>
          </table:table-cell>
          <table:table-cell table:formula="of:=([.D512]-[.D511])" office:value-type="float" office:value="0.0200869999999966" calcext:value-type="float">
            <text:p>0.020087</text:p>
          </table:table-cell>
          <table:table-cell/>
        </table:table-row>
        <table:table-row table:style-name="ro2">
          <table:table-cell table:style-name="ce7" office:value-type="float" office:value="292" calcext:value-type="float">
            <text:p>292</text:p>
          </table:table-cell>
          <table:table-cell office:value-type="float" office:value="432" calcext:value-type="float">
            <text:p>432</text:p>
          </table:table-cell>
          <table:table-cell office:value-type="float" office:value="11175" calcext:value-type="float">
            <text:p>11175</text:p>
          </table:table-cell>
          <table:table-cell office:value-type="float" office:value="35.741062" calcext:value-type="float">
            <text:p>35.741062</text:p>
          </table:table-cell>
          <table:table-cell table:formula="of:=([.D513]-[.D512])" office:value-type="float" office:value="0.0203500000000005" calcext:value-type="float">
            <text:p>0.020350</text:p>
          </table:table-cell>
          <table:table-cell/>
        </table:table-row>
        <table:table-row table:style-name="ro2">
          <table:table-cell table:style-name="ce7" office:value-type="float" office:value="293" calcext:value-type="float">
            <text:p>293</text:p>
          </table:table-cell>
          <table:table-cell office:value-type="float" office:value="433" calcext:value-type="float">
            <text:p>433</text:p>
          </table:table-cell>
          <table:table-cell office:value-type="float" office:value="11175" calcext:value-type="float">
            <text:p>11175</text:p>
          </table:table-cell>
          <table:table-cell office:value-type="float" office:value="35.761835" calcext:value-type="float">
            <text:p>35.761835</text:p>
          </table:table-cell>
          <table:table-cell table:formula="of:=([.D514]-[.D513])" office:value-type="float" office:value="0.0207729999999984" calcext:value-type="float">
            <text:p>0.020773</text:p>
          </table:table-cell>
          <table:table-cell/>
        </table:table-row>
        <table:table-row table:style-name="ro2">
          <table:table-cell table:style-name="ce7" office:value-type="float" office:value="294" calcext:value-type="float">
            <text:p>294</text:p>
          </table:table-cell>
          <table:table-cell office:value-type="float" office:value="434" calcext:value-type="float">
            <text:p>434</text:p>
          </table:table-cell>
          <table:table-cell office:value-type="float" office:value="11175" calcext:value-type="float">
            <text:p>11175</text:p>
          </table:table-cell>
          <table:table-cell office:value-type="float" office:value="35.781593" calcext:value-type="float">
            <text:p>35.781593</text:p>
          </table:table-cell>
          <table:table-cell table:formula="of:=([.D515]-[.D514])" office:value-type="float" office:value="0.0197580000000031" calcext:value-type="float">
            <text:p>0.019758</text:p>
          </table:table-cell>
          <table:table-cell/>
        </table:table-row>
        <table:table-row table:style-name="ro2">
          <table:table-cell table:style-name="ce7" office:value-type="float" office:value="295" calcext:value-type="float">
            <text:p>295</text:p>
          </table:table-cell>
          <table:table-cell office:value-type="float" office:value="435" calcext:value-type="float">
            <text:p>435</text:p>
          </table:table-cell>
          <table:table-cell office:value-type="float" office:value="11175" calcext:value-type="float">
            <text:p>11175</text:p>
          </table:table-cell>
          <table:table-cell office:value-type="float" office:value="35.802442" calcext:value-type="float">
            <text:p>35.802442</text:p>
          </table:table-cell>
          <table:table-cell table:formula="of:=([.D516]-[.D515])" office:value-type="float" office:value="0.0208489999999983" calcext:value-type="float">
            <text:p>0.020849</text:p>
          </table:table-cell>
          <table:table-cell/>
        </table:table-row>
        <table:table-row table:style-name="ro2">
          <table:table-cell table:style-name="ce7" office:value-type="float" office:value="296" calcext:value-type="float">
            <text:p>296</text:p>
          </table:table-cell>
          <table:table-cell office:value-type="float" office:value="436" calcext:value-type="float">
            <text:p>436</text:p>
          </table:table-cell>
          <table:table-cell office:value-type="float" office:value="11175" calcext:value-type="float">
            <text:p>11175</text:p>
          </table:table-cell>
          <table:table-cell office:value-type="float" office:value="35.823357" calcext:value-type="float">
            <text:p>35.823357</text:p>
          </table:table-cell>
          <table:table-cell table:formula="of:=([.D517]-[.D516])" office:value-type="float" office:value="0.0209150000000022" calcext:value-type="float">
            <text:p>0.020915</text:p>
          </table:table-cell>
          <table:table-cell/>
        </table:table-row>
        <table:table-row table:style-name="ro2">
          <table:table-cell table:style-name="ce7" office:value-type="float" office:value="305" calcext:value-type="float">
            <text:p>305</text:p>
          </table:table-cell>
          <table:table-cell office:value-type="float" office:value="437" calcext:value-type="float">
            <text:p>437</text:p>
          </table:table-cell>
          <table:table-cell office:value-type="float" office:value="11175" calcext:value-type="float">
            <text:p>11175</text:p>
          </table:table-cell>
          <table:table-cell office:value-type="float" office:value="35.844223" calcext:value-type="float">
            <text:p>35.844223</text:p>
          </table:table-cell>
          <table:table-cell table:formula="of:=([.D518]-[.D517])" office:value-type="float" office:value="0.0208659999999981" calcext:value-type="float">
            <text:p>0.020866</text:p>
          </table:table-cell>
          <table:table-cell/>
        </table:table-row>
        <table:table-row table:style-name="ro2">
          <table:table-cell table:style-name="ce7" office:value-type="float" office:value="324" calcext:value-type="float">
            <text:p>324</text:p>
          </table:table-cell>
          <table:table-cell office:value-type="float" office:value="438" calcext:value-type="float">
            <text:p>438</text:p>
          </table:table-cell>
          <table:table-cell office:value-type="float" office:value="11175" calcext:value-type="float">
            <text:p>11175</text:p>
          </table:table-cell>
          <table:table-cell office:value-type="float" office:value="36.046061" calcext:value-type="float">
            <text:p>36.046061</text:p>
          </table:table-cell>
          <table:table-cell table:formula="of:=([.D519]-[.D518])" office:value-type="float" office:value="0.201838000000002" calcext:value-type="float">
            <text:p>0.201838</text:p>
          </table:table-cell>
          <table:table-cell/>
        </table:table-row>
        <table:table-row table:style-name="ro2">
          <table:table-cell table:style-name="ce7" office:value-type="float" office:value="325" calcext:value-type="float">
            <text:p>325</text:p>
          </table:table-cell>
          <table:table-cell office:value-type="float" office:value="439" calcext:value-type="float">
            <text:p>439</text:p>
          </table:table-cell>
          <table:table-cell office:value-type="float" office:value="11175" calcext:value-type="float">
            <text:p>11175</text:p>
          </table:table-cell>
          <table:table-cell office:value-type="float" office:value="36.815515" calcext:value-type="float">
            <text:p>36.815515</text:p>
          </table:table-cell>
          <table:table-cell table:formula="of:=([.D520]-[.D519])" office:value-type="float" office:value="0.769453999999996" calcext:value-type="float">
            <text:p>0.769454</text:p>
          </table:table-cell>
          <table:table-cell/>
        </table:table-row>
        <table:table-row table:style-name="ro2">
          <table:table-cell table:style-name="ce7" office:value-type="float" office:value="326" calcext:value-type="float">
            <text:p>326</text:p>
          </table:table-cell>
          <table:table-cell office:value-type="float" office:value="440" calcext:value-type="float">
            <text:p>440</text:p>
          </table:table-cell>
          <table:table-cell office:value-type="float" office:value="11175" calcext:value-type="float">
            <text:p>11175</text:p>
          </table:table-cell>
          <table:table-cell office:value-type="float" office:value="37.120146" calcext:value-type="float">
            <text:p>37.120146</text:p>
          </table:table-cell>
          <table:table-cell table:formula="of:=([.D521]-[.D520])" office:value-type="float" office:value="0.304631000000001" calcext:value-type="float">
            <text:p>0.304631</text:p>
          </table:table-cell>
          <table:table-cell/>
        </table:table-row>
        <table:table-row table:style-name="ro2">
          <table:table-cell table:style-name="ce7" office:value-type="float" office:value="327" calcext:value-type="float">
            <text:p>327</text:p>
          </table:table-cell>
          <table:table-cell office:value-type="float" office:value="441" calcext:value-type="float">
            <text:p>441</text:p>
          </table:table-cell>
          <table:table-cell office:value-type="float" office:value="11175" calcext:value-type="float">
            <text:p>11175</text:p>
          </table:table-cell>
          <table:table-cell office:value-type="float" office:value="37.155555" calcext:value-type="float">
            <text:p>37.155555</text:p>
          </table:table-cell>
          <table:table-cell table:formula="of:=([.D522]-[.D521])" office:value-type="float" office:value="0.0354090000000014" calcext:value-type="float">
            <text:p>0.035409</text:p>
          </table:table-cell>
          <table:table-cell/>
        </table:table-row>
        <table:table-row table:style-name="ro2">
          <table:table-cell table:style-name="ce7" office:value-type="float" office:value="343" calcext:value-type="float">
            <text:p>343</text:p>
          </table:table-cell>
          <table:table-cell office:value-type="float" office:value="442" calcext:value-type="float">
            <text:p>442</text:p>
          </table:table-cell>
          <table:table-cell office:value-type="float" office:value="11175" calcext:value-type="float">
            <text:p>11175</text:p>
          </table:table-cell>
          <table:table-cell office:value-type="float" office:value="37.507378" calcext:value-type="float">
            <text:p>37.507378</text:p>
          </table:table-cell>
          <table:table-cell table:formula="of:=([.D523]-[.D522])" office:value-type="float" office:value="0.351823000000003" calcext:value-type="float">
            <text:p>0.351823</text:p>
          </table:table-cell>
          <table:table-cell/>
        </table:table-row>
        <table:table-row table:style-name="ro2">
          <table:table-cell table:style-name="ce7" office:value-type="float" office:value="344" calcext:value-type="float">
            <text:p>344</text:p>
          </table:table-cell>
          <table:table-cell office:value-type="float" office:value="443" calcext:value-type="float">
            <text:p>443</text:p>
          </table:table-cell>
          <table:table-cell office:value-type="float" office:value="11175" calcext:value-type="float">
            <text:p>11175</text:p>
          </table:table-cell>
          <table:table-cell office:value-type="float" office:value="38.846625" calcext:value-type="float">
            <text:p>38.846625</text:p>
          </table:table-cell>
          <table:table-cell table:formula="of:=([.D524]-[.D523])" office:value-type="float" office:value="1.339247" calcext:value-type="float">
            <text:p>1.339247</text:p>
          </table:table-cell>
          <table:table-cell/>
        </table:table-row>
        <table:table-row table:style-name="ro2">
          <table:table-cell table:style-name="ce7" office:value-type="float" office:value="345" calcext:value-type="float">
            <text:p>345</text:p>
          </table:table-cell>
          <table:table-cell office:value-type="float" office:value="444" calcext:value-type="float">
            <text:p>444</text:p>
          </table:table-cell>
          <table:table-cell office:value-type="float" office:value="11175" calcext:value-type="float">
            <text:p>11175</text:p>
          </table:table-cell>
          <table:table-cell office:value-type="float" office:value="38.883665" calcext:value-type="float">
            <text:p>38.883665</text:p>
          </table:table-cell>
          <table:table-cell table:formula="of:=([.D525]-[.D524])" office:value-type="float" office:value="0.0370399999999975" calcext:value-type="float">
            <text:p>0.037040</text:p>
          </table:table-cell>
          <table:table-cell/>
        </table:table-row>
        <table:table-row table:style-name="ro2">
          <table:table-cell table:style-name="ce7" office:value-type="float" office:value="346" calcext:value-type="float">
            <text:p>346</text:p>
          </table:table-cell>
          <table:table-cell office:value-type="float" office:value="445" calcext:value-type="float">
            <text:p>445</text:p>
          </table:table-cell>
          <table:table-cell office:value-type="float" office:value="11175" calcext:value-type="float">
            <text:p>11175</text:p>
          </table:table-cell>
          <table:table-cell office:value-type="float" office:value="39.582489" calcext:value-type="float">
            <text:p>39.582489</text:p>
          </table:table-cell>
          <table:table-cell table:formula="of:=([.D526]-[.D525])" office:value-type="float" office:value="0.698824000000002" calcext:value-type="float">
            <text:p>0.698824</text:p>
          </table:table-cell>
          <table:table-cell/>
        </table:table-row>
        <table:table-row table:style-name="ro2">
          <table:table-cell table:style-name="ce7" office:value-type="float" office:value="347" calcext:value-type="float">
            <text:p>347</text:p>
          </table:table-cell>
          <table:table-cell office:value-type="float" office:value="446" calcext:value-type="float">
            <text:p>446</text:p>
          </table:table-cell>
          <table:table-cell office:value-type="float" office:value="11175" calcext:value-type="float">
            <text:p>11175</text:p>
          </table:table-cell>
          <table:table-cell office:value-type="float" office:value="40.290066" calcext:value-type="float">
            <text:p>40.290066</text:p>
          </table:table-cell>
          <table:table-cell table:formula="of:=([.D527]-[.D526])" office:value-type="float" office:value="0.707577000000001" calcext:value-type="float">
            <text:p>0.707577</text:p>
          </table:table-cell>
          <table:table-cell/>
        </table:table-row>
        <table:table-row table:style-name="ro2">
          <table:table-cell table:style-name="ce7" office:value-type="float" office:value="348" calcext:value-type="float">
            <text:p>348</text:p>
          </table:table-cell>
          <table:table-cell office:value-type="float" office:value="447" calcext:value-type="float">
            <text:p>447</text:p>
          </table:table-cell>
          <table:table-cell office:value-type="float" office:value="11175" calcext:value-type="float">
            <text:p>11175</text:p>
          </table:table-cell>
          <table:table-cell office:value-type="float" office:value="40.316055" calcext:value-type="float">
            <text:p>40.316055</text:p>
          </table:table-cell>
          <table:table-cell table:formula="of:=([.D528]-[.D527])" office:value-type="float" office:value="0.0259889999999956" calcext:value-type="float">
            <text:p>0.025989</text:p>
          </table:table-cell>
          <table:table-cell/>
        </table:table-row>
        <table:table-row table:style-name="ro2">
          <table:table-cell table:style-name="ce7" office:value-type="float" office:value="349" calcext:value-type="float">
            <text:p>349</text:p>
          </table:table-cell>
          <table:table-cell office:value-type="float" office:value="448" calcext:value-type="float">
            <text:p>448</text:p>
          </table:table-cell>
          <table:table-cell office:value-type="float" office:value="11175" calcext:value-type="float">
            <text:p>11175</text:p>
          </table:table-cell>
          <table:table-cell office:value-type="float" office:value="40.336474" calcext:value-type="float">
            <text:p>40.336474</text:p>
          </table:table-cell>
          <table:table-cell table:formula="of:=([.D529]-[.D528])" office:value-type="float" office:value="0.020419000000004" calcext:value-type="float">
            <text:p>0.020419</text:p>
          </table:table-cell>
          <table:table-cell/>
        </table:table-row>
        <table:table-row table:style-name="ro2">
          <table:table-cell table:style-name="ce7" office:value-type="float" office:value="350" calcext:value-type="float">
            <text:p>350</text:p>
          </table:table-cell>
          <table:table-cell office:value-type="float" office:value="449" calcext:value-type="float">
            <text:p>449</text:p>
          </table:table-cell>
          <table:table-cell office:value-type="float" office:value="11175" calcext:value-type="float">
            <text:p>11175</text:p>
          </table:table-cell>
          <table:table-cell office:value-type="float" office:value="40.355831" calcext:value-type="float">
            <text:p>40.355831</text:p>
          </table:table-cell>
          <table:table-cell table:formula="of:=([.D530]-[.D529])" office:value-type="float" office:value="0.0193569999999994" calcext:value-type="float">
            <text:p>0.019357</text:p>
          </table:table-cell>
          <table:table-cell/>
        </table:table-row>
        <table:table-row table:style-name="ro2">
          <table:table-cell table:style-name="ce7" office:value-type="float" office:value="351" calcext:value-type="float">
            <text:p>351</text:p>
          </table:table-cell>
          <table:table-cell office:value-type="float" office:value="450" calcext:value-type="float">
            <text:p>450</text:p>
          </table:table-cell>
          <table:table-cell office:value-type="float" office:value="11175" calcext:value-type="float">
            <text:p>11175</text:p>
          </table:table-cell>
          <table:table-cell office:value-type="float" office:value="40.376634" calcext:value-type="float">
            <text:p>40.376634</text:p>
          </table:table-cell>
          <table:table-cell table:formula="of:=([.D531]-[.D530])" office:value-type="float" office:value="0.0208030000000008" calcext:value-type="float">
            <text:p>0.020803</text:p>
          </table:table-cell>
          <table:table-cell/>
        </table:table-row>
        <table:table-row table:style-name="ro2">
          <table:table-cell table:style-name="ce7"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office:value-type="float" office:value="11175" calcext:value-type="float">
            <text:p>11175</text:p>
          </table:table-cell>
          <table:table-cell office:value-type="float" office:value="40.396998" calcext:value-type="float">
            <text:p>40.396998</text:p>
          </table:table-cell>
          <table:table-cell table:formula="of:=([.D532]-[.D531])" office:value-type="float" office:value="0.0203639999999936" calcext:value-type="float">
            <text:p>0.020364</text:p>
          </table:table-cell>
          <table:table-cell/>
        </table:table-row>
        <table:table-row table:style-name="ro2">
          <table:table-cell table:style-name="ce7" office:value-type="float" office:value="353" calcext:value-type="float">
            <text:p>353</text:p>
          </table:table-cell>
          <table:table-cell office:value-type="float" office:value="452" calcext:value-type="float">
            <text:p>452</text:p>
          </table:table-cell>
          <table:table-cell office:value-type="float" office:value="11175" calcext:value-type="float">
            <text:p>11175</text:p>
          </table:table-cell>
          <table:table-cell office:value-type="float" office:value="40.417519" calcext:value-type="float">
            <text:p>40.417519</text:p>
          </table:table-cell>
          <table:table-cell table:formula="of:=([.D533]-[.D532])" office:value-type="float" office:value="0.0205210000000022" calcext:value-type="float">
            <text:p>0.020521</text:p>
          </table:table-cell>
          <table:table-cell/>
        </table:table-row>
        <table:table-row table:style-name="ro2">
          <table:table-cell table:style-name="ce7" office:value-type="float" office:value="354" calcext:value-type="float">
            <text:p>354</text:p>
          </table:table-cell>
          <table:table-cell office:value-type="float" office:value="453" calcext:value-type="float">
            <text:p>453</text:p>
          </table:table-cell>
          <table:table-cell office:value-type="float" office:value="11175" calcext:value-type="float">
            <text:p>11175</text:p>
          </table:table-cell>
          <table:table-cell office:value-type="float" office:value="40.436715" calcext:value-type="float">
            <text:p>40.436715</text:p>
          </table:table-cell>
          <table:table-cell table:formula="of:=([.D534]-[.D533])" office:value-type="float" office:value="0.0191960000000009" calcext:value-type="float">
            <text:p>0.019196</text:p>
          </table:table-cell>
          <table:table-cell/>
        </table:table-row>
        <table:table-row table:style-name="ro2">
          <table:table-cell table:style-name="ce7" office:value-type="float" office:value="355" calcext:value-type="float">
            <text:p>355</text:p>
          </table:table-cell>
          <table:table-cell office:value-type="float" office:value="454" calcext:value-type="float">
            <text:p>454</text:p>
          </table:table-cell>
          <table:table-cell office:value-type="float" office:value="11175" calcext:value-type="float">
            <text:p>11175</text:p>
          </table:table-cell>
          <table:table-cell office:value-type="float" office:value="40.45692" calcext:value-type="float">
            <text:p>40.45692</text:p>
          </table:table-cell>
          <table:table-cell table:formula="of:=([.D535]-[.D534])" office:value-type="float" office:value="0.0202049999999971" calcext:value-type="float">
            <text:p>0.020205</text:p>
          </table:table-cell>
          <table:table-cell/>
        </table:table-row>
        <table:table-row table:style-name="ro2">
          <table:table-cell table:style-name="ce7" office:value-type="float" office:value="356" calcext:value-type="float">
            <text:p>356</text:p>
          </table:table-cell>
          <table:table-cell office:value-type="float" office:value="455" calcext:value-type="float">
            <text:p>455</text:p>
          </table:table-cell>
          <table:table-cell office:value-type="float" office:value="11175" calcext:value-type="float">
            <text:p>11175</text:p>
          </table:table-cell>
          <table:table-cell office:value-type="float" office:value="40.478464" calcext:value-type="float">
            <text:p>40.478464</text:p>
          </table:table-cell>
          <table:table-cell table:formula="of:=([.D536]-[.D535])" office:value-type="float" office:value="0.0215440000000058" calcext:value-type="float">
            <text:p>0.021544</text:p>
          </table:table-cell>
          <table:table-cell/>
        </table:table-row>
        <table:table-row table:style-name="ro2">
          <table:table-cell table:style-name="ce7" office:value-type="float" office:value="357" calcext:value-type="float">
            <text:p>357</text:p>
          </table:table-cell>
          <table:table-cell office:value-type="float" office:value="456" calcext:value-type="float">
            <text:p>456</text:p>
          </table:table-cell>
          <table:table-cell office:value-type="float" office:value="11175" calcext:value-type="float">
            <text:p>11175</text:p>
          </table:table-cell>
          <table:table-cell office:value-type="float" office:value="40.499357" calcext:value-type="float">
            <text:p>40.499357</text:p>
          </table:table-cell>
          <table:table-cell table:formula="of:=([.D537]-[.D536])" office:value-type="float" office:value="0.0208930000000009" calcext:value-type="float">
            <text:p>0.020893</text:p>
          </table:table-cell>
          <table:table-cell/>
        </table:table-row>
        <table:table-row table:style-name="ro2">
          <table:table-cell table:style-name="ce7" office:value-type="float" office:value="358" calcext:value-type="float">
            <text:p>358</text:p>
          </table:table-cell>
          <table:table-cell office:value-type="float" office:value="457" calcext:value-type="float">
            <text:p>457</text:p>
          </table:table-cell>
          <table:table-cell office:value-type="float" office:value="11175" calcext:value-type="float">
            <text:p>11175</text:p>
          </table:table-cell>
          <table:table-cell office:value-type="float" office:value="40.518325" calcext:value-type="float">
            <text:p>40.518325</text:p>
          </table:table-cell>
          <table:table-cell table:formula="of:=([.D538]-[.D537])" office:value-type="float" office:value="0.0189679999999939" calcext:value-type="float">
            <text:p>0.018968</text:p>
          </table:table-cell>
          <table:table-cell/>
        </table:table-row>
        <table:table-row table:style-name="ro2">
          <table:table-cell table:style-name="ce7"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11175" calcext:value-type="float">
            <text:p>11175</text:p>
          </table:table-cell>
          <table:table-cell office:value-type="float" office:value="40.539851" calcext:value-type="float">
            <text:p>40.539851</text:p>
          </table:table-cell>
          <table:table-cell table:formula="of:=([.D539]-[.D538])" office:value-type="float" office:value="0.0215260000000015" calcext:value-type="float">
            <text:p>0.021526</text:p>
          </table:table-cell>
          <table:table-cell/>
        </table:table-row>
        <table:table-row table:style-name="ro2">
          <table:table-cell table:style-name="ce7" office:value-type="float" office:value="360" calcext:value-type="float">
            <text:p>360</text:p>
          </table:table-cell>
          <table:table-cell office:value-type="float" office:value="459" calcext:value-type="float">
            <text:p>459</text:p>
          </table:table-cell>
          <table:table-cell office:value-type="float" office:value="11175" calcext:value-type="float">
            <text:p>11175</text:p>
          </table:table-cell>
          <table:table-cell office:value-type="float" office:value="40.56064" calcext:value-type="float">
            <text:p>40.56064</text:p>
          </table:table-cell>
          <table:table-cell table:formula="of:=([.D540]-[.D539])" office:value-type="float" office:value="0.0207890000000006" calcext:value-type="float">
            <text:p>0.020789</text:p>
          </table:table-cell>
          <table:table-cell/>
        </table:table-row>
        <table:table-row table:style-name="ro2">
          <table:table-cell table:style-name="ce7" office:value-type="float" office:value="365" calcext:value-type="float">
            <text:p>365</text:p>
          </table:table-cell>
          <table:table-cell office:value-type="float" office:value="460" calcext:value-type="float">
            <text:p>460</text:p>
          </table:table-cell>
          <table:table-cell office:value-type="float" office:value="11175" calcext:value-type="float">
            <text:p>11175</text:p>
          </table:table-cell>
          <table:table-cell office:value-type="float" office:value="40.580587" calcext:value-type="float">
            <text:p>40.580587</text:p>
          </table:table-cell>
          <table:table-cell table:formula="of:=([.D541]-[.D540])" office:value-type="float" office:value="0.0199470000000019" calcext:value-type="float">
            <text:p>0.019947</text:p>
          </table:table-cell>
          <table:table-cell/>
        </table:table-row>
        <table:table-row table:style-name="ro2">
          <table:table-cell table:style-name="ce7" office:value-type="float" office:value="370" calcext:value-type="float">
            <text:p>370</text:p>
          </table:table-cell>
          <table:table-cell office:value-type="float" office:value="461" calcext:value-type="float">
            <text:p>461</text:p>
          </table:table-cell>
          <table:table-cell office:value-type="float" office:value="11175" calcext:value-type="float">
            <text:p>11175</text:p>
          </table:table-cell>
          <table:table-cell office:value-type="float" office:value="40.682146" calcext:value-type="float">
            <text:p>40.682146</text:p>
          </table:table-cell>
          <table:table-cell table:formula="of:=([.D542]-[.D541])" office:value-type="float" office:value="0.101559000000002" calcext:value-type="float">
            <text:p>0.101559</text:p>
          </table:table-cell>
          <table:table-cell/>
        </table:table-row>
        <table:table-row table:style-name="ro2">
          <table:table-cell table:style-name="ce7" office:value-type="float" office:value="371" calcext:value-type="float">
            <text:p>371</text:p>
          </table:table-cell>
          <table:table-cell office:value-type="float" office:value="462" calcext:value-type="float">
            <text:p>462</text:p>
          </table:table-cell>
          <table:table-cell office:value-type="float" office:value="11175" calcext:value-type="float">
            <text:p>11175</text:p>
          </table:table-cell>
          <table:table-cell office:value-type="float" office:value="41.729061" calcext:value-type="float">
            <text:p>41.729061</text:p>
          </table:table-cell>
          <table:table-cell table:formula="of:=([.D543]-[.D542])" office:value-type="float" office:value="1.046915" calcext:value-type="float">
            <text:p>1.046915</text:p>
          </table:table-cell>
          <table:table-cell/>
        </table:table-row>
        <table:table-row table:style-name="ro2">
          <table:table-cell table:style-name="ce7"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11175" calcext:value-type="float">
            <text:p>11175</text:p>
          </table:table-cell>
          <table:table-cell office:value-type="float" office:value="41.763977" calcext:value-type="float">
            <text:p>41.763977</text:p>
          </table:table-cell>
          <table:table-cell table:formula="of:=([.D544]-[.D543])" office:value-type="float" office:value="0.0349159999999955" calcext:value-type="float">
            <text:p>0.034916</text:p>
          </table:table-cell>
          <table:table-cell/>
        </table:table-row>
        <table:table-row table:style-name="ro2">
          <table:table-cell table:style-name="ce7" office:value-type="float" office:value="373" calcext:value-type="float">
            <text:p>373</text:p>
          </table:table-cell>
          <table:table-cell office:value-type="float" office:value="464" calcext:value-type="float">
            <text:p>464</text:p>
          </table:table-cell>
          <table:table-cell office:value-type="float" office:value="11175" calcext:value-type="float">
            <text:p>11175</text:p>
          </table:table-cell>
          <table:table-cell office:value-type="float" office:value="42.114023" calcext:value-type="float">
            <text:p>42.114023</text:p>
          </table:table-cell>
          <table:table-cell table:formula="of:=([.D545]-[.D544])" office:value-type="float" office:value="0.350046000000006" calcext:value-type="float">
            <text:p>0.350046</text:p>
          </table:table-cell>
          <table:table-cell/>
        </table:table-row>
        <table:table-row table:style-name="ro2">
          <table:table-cell table:style-name="ce7" office:value-type="float" office:value="374" calcext:value-type="float">
            <text:p>374</text:p>
          </table:table-cell>
          <table:table-cell office:value-type="float" office:value="465" calcext:value-type="float">
            <text:p>465</text:p>
          </table:table-cell>
          <table:table-cell office:value-type="float" office:value="11175" calcext:value-type="float">
            <text:p>11175</text:p>
          </table:table-cell>
          <table:table-cell office:value-type="float" office:value="42.13931" calcext:value-type="float">
            <text:p>42.13931</text:p>
          </table:table-cell>
          <table:table-cell table:formula="of:=([.D546]-[.D545])" office:value-type="float" office:value="0.0252869999999987" calcext:value-type="float">
            <text:p>0.025287</text:p>
          </table:table-cell>
          <table:table-cell/>
        </table:table-row>
        <table:table-row table:style-name="ro2">
          <table:table-cell table:style-name="ce7"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office:value-type="float" office:value="11175" calcext:value-type="float">
            <text:p>11175</text:p>
          </table:table-cell>
          <table:table-cell office:value-type="float" office:value="42.495759" calcext:value-type="float">
            <text:p>42.495759</text:p>
          </table:table-cell>
          <table:table-cell table:formula="of:=([.D547]-[.D546])" office:value-type="float" office:value="0.356448999999998" calcext:value-type="float">
            <text:p>0.356449</text:p>
          </table:table-cell>
          <table:table-cell/>
        </table:table-row>
        <table:table-row table:style-name="ro2">
          <table:table-cell table:style-name="ce7" office:value-type="float" office:value="376" calcext:value-type="float">
            <text:p>376</text:p>
          </table:table-cell>
          <table:table-cell office:value-type="float" office:value="467" calcext:value-type="float">
            <text:p>467</text:p>
          </table:table-cell>
          <table:table-cell office:value-type="float" office:value="11175" calcext:value-type="float">
            <text:p>11175</text:p>
          </table:table-cell>
          <table:table-cell office:value-type="float" office:value="42.534229" calcext:value-type="float">
            <text:p>42.534229</text:p>
          </table:table-cell>
          <table:table-cell table:formula="of:=([.D548]-[.D547])" office:value-type="float" office:value="0.0384700000000038" calcext:value-type="float">
            <text:p>0.038470</text:p>
          </table:table-cell>
          <table:table-cell/>
        </table:table-row>
        <table:table-row table:style-name="ro2">
          <table:table-cell table:style-name="ce7" office:value-type="float" office:value="377" calcext:value-type="float">
            <text:p>377</text:p>
          </table:table-cell>
          <table:table-cell office:value-type="float" office:value="468" calcext:value-type="float">
            <text:p>468</text:p>
          </table:table-cell>
          <table:table-cell office:value-type="float" office:value="11175" calcext:value-type="float">
            <text:p>11175</text:p>
          </table:table-cell>
          <table:table-cell office:value-type="float" office:value="42.884845" calcext:value-type="float">
            <text:p>42.884845</text:p>
          </table:table-cell>
          <table:table-cell table:formula="of:=([.D549]-[.D548])" office:value-type="float" office:value="0.350615999999995" calcext:value-type="float">
            <text:p>0.350616</text:p>
          </table:table-cell>
          <table:table-cell/>
        </table:table-row>
        <table:table-row table:style-name="ro2">
          <table:table-cell table:style-name="ce7" office:value-type="float" office:value="378" calcext:value-type="float">
            <text:p>378</text:p>
          </table:table-cell>
          <table:table-cell office:value-type="float" office:value="469" calcext:value-type="float">
            <text:p>469</text:p>
          </table:table-cell>
          <table:table-cell office:value-type="float" office:value="11175" calcext:value-type="float">
            <text:p>11175</text:p>
          </table:table-cell>
          <table:table-cell office:value-type="float" office:value="42.911258" calcext:value-type="float">
            <text:p>42.911258</text:p>
          </table:table-cell>
          <table:table-cell table:formula="of:=([.D550]-[.D549])" office:value-type="float" office:value="0.026412999999998" calcext:value-type="float">
            <text:p>0.026413</text:p>
          </table:table-cell>
          <table:table-cell/>
        </table:table-row>
        <table:table-row table:style-name="ro2">
          <table:table-cell table:style-name="ce7" office:value-type="float" office:value="379" calcext:value-type="float">
            <text:p>379</text:p>
          </table:table-cell>
          <table:table-cell office:value-type="float" office:value="470" calcext:value-type="float">
            <text:p>470</text:p>
          </table:table-cell>
          <table:table-cell office:value-type="float" office:value="11175" calcext:value-type="float">
            <text:p>11175</text:p>
          </table:table-cell>
          <table:table-cell office:value-type="float" office:value="43.261427" calcext:value-type="float">
            <text:p>43.261427</text:p>
          </table:table-cell>
          <table:table-cell table:formula="of:=([.D551]-[.D550])" office:value-type="float" office:value="0.350169000000001" calcext:value-type="float">
            <text:p>0.350169</text:p>
          </table:table-cell>
          <table:table-cell/>
        </table:table-row>
        <table:table-row table:style-name="ro2">
          <table:table-cell table:style-name="ce7" office:value-type="float" office:value="380" calcext:value-type="float">
            <text:p>380</text:p>
          </table:table-cell>
          <table:table-cell office:value-type="float" office:value="471" calcext:value-type="float">
            <text:p>471</text:p>
          </table:table-cell>
          <table:table-cell office:value-type="float" office:value="11175" calcext:value-type="float">
            <text:p>11175</text:p>
          </table:table-cell>
          <table:table-cell office:value-type="float" office:value="43.298347" calcext:value-type="float">
            <text:p>43.298347</text:p>
          </table:table-cell>
          <table:table-cell table:formula="of:=([.D552]-[.D551])" office:value-type="float" office:value="0.0369200000000021" calcext:value-type="float">
            <text:p>0.036920</text:p>
          </table:table-cell>
          <table:table-cell/>
        </table:table-row>
        <table:table-row table:style-name="ro2">
          <table:table-cell table:style-name="ce7" office:value-type="float" office:value="381" calcext:value-type="float">
            <text:p>381</text:p>
          </table:table-cell>
          <table:table-cell office:value-type="float" office:value="472" calcext:value-type="float">
            <text:p>472</text:p>
          </table:table-cell>
          <table:table-cell office:value-type="float" office:value="11175" calcext:value-type="float">
            <text:p>11175</text:p>
          </table:table-cell>
          <table:table-cell office:value-type="float" office:value="43.977645" calcext:value-type="float">
            <text:p>43.977645</text:p>
          </table:table-cell>
          <table:table-cell table:formula="of:=([.D553]-[.D552])" office:value-type="float" office:value="0.679298000000003" calcext:value-type="float">
            <text:p>0.679298</text:p>
          </table:table-cell>
          <table:table-cell/>
        </table:table-row>
        <table:table-row table:style-name="ro2">
          <table:table-cell table:style-name="ce7" office:value-type="float" office:value="382" calcext:value-type="float">
            <text:p>382</text:p>
          </table:table-cell>
          <table:table-cell office:value-type="float" office:value="473" calcext:value-type="float">
            <text:p>473</text:p>
          </table:table-cell>
          <table:table-cell office:value-type="float" office:value="11175" calcext:value-type="float">
            <text:p>11175</text:p>
          </table:table-cell>
          <table:table-cell office:value-type="float" office:value="44.001617" calcext:value-type="float">
            <text:p>44.001617</text:p>
          </table:table-cell>
          <table:table-cell table:formula="of:=([.D554]-[.D553])" office:value-type="float" office:value="0.0239720000000005" calcext:value-type="float">
            <text:p>0.023972</text:p>
          </table:table-cell>
          <table:table-cell/>
        </table:table-row>
        <table:table-row table:style-name="ro2">
          <table:table-cell table:style-name="ce7" office:value-type="float" office:value="383" calcext:value-type="float">
            <text:p>383</text:p>
          </table:table-cell>
          <table:table-cell office:value-type="float" office:value="474" calcext:value-type="float">
            <text:p>474</text:p>
          </table:table-cell>
          <table:table-cell office:value-type="float" office:value="11175" calcext:value-type="float">
            <text:p>11175</text:p>
          </table:table-cell>
          <table:table-cell office:value-type="float" office:value="44.023861" calcext:value-type="float">
            <text:p>44.023861</text:p>
          </table:table-cell>
          <table:table-cell table:formula="of:=([.D555]-[.D554])" office:value-type="float" office:value="0.0222439999999935" calcext:value-type="float">
            <text:p>0.022244</text:p>
          </table:table-cell>
          <table:table-cell/>
        </table:table-row>
        <table:table-row table:style-name="ro2">
          <table:table-cell table:style-name="ce7" office:value-type="float" office:value="404" calcext:value-type="float">
            <text:p>404</text:p>
          </table:table-cell>
          <table:table-cell office:value-type="float" office:value="475" calcext:value-type="float">
            <text:p>475</text:p>
          </table:table-cell>
          <table:table-cell office:value-type="float" office:value="11175" calcext:value-type="float">
            <text:p>11175</text:p>
          </table:table-cell>
          <table:table-cell office:value-type="float" office:value="44.044585" calcext:value-type="float">
            <text:p>44.044585</text:p>
          </table:table-cell>
          <table:table-cell table:formula="of:=([.D556]-[.D555])" office:value-type="float" office:value="0.0207240000000013" calcext:value-type="float">
            <text:p>0.020724</text:p>
          </table:table-cell>
          <table:table-cell/>
        </table:table-row>
        <table:table-row table:style-name="ro2">
          <table:table-cell table:style-name="ce7" office:value-type="float" office:value="405" calcext:value-type="float">
            <text:p>405</text:p>
          </table:table-cell>
          <table:table-cell office:value-type="float" office:value="476" calcext:value-type="float">
            <text:p>476</text:p>
          </table:table-cell>
          <table:table-cell office:value-type="float" office:value="11175" calcext:value-type="float">
            <text:p>11175</text:p>
          </table:table-cell>
          <table:table-cell office:value-type="float" office:value="45.193622" calcext:value-type="float">
            <text:p>45.193622</text:p>
          </table:table-cell>
          <table:table-cell table:formula="of:=([.D557]-[.D556])" office:value-type="float" office:value="1.149037" calcext:value-type="float">
            <text:p>1.149037</text:p>
          </table:table-cell>
          <table:table-cell/>
        </table:table-row>
        <table:table-row table:style-name="ro2">
          <table:table-cell table:style-name="ce7" office:value-type="float" office:value="406" calcext:value-type="float">
            <text:p>406</text:p>
          </table:table-cell>
          <table:table-cell office:value-type="float" office:value="477" calcext:value-type="float">
            <text:p>477</text:p>
          </table:table-cell>
          <table:table-cell office:value-type="float" office:value="11175" calcext:value-type="float">
            <text:p>11175</text:p>
          </table:table-cell>
          <table:table-cell office:value-type="float" office:value="45.212462" calcext:value-type="float">
            <text:p>45.212462</text:p>
          </table:table-cell>
          <table:table-cell table:formula="of:=([.D558]-[.D557])" office:value-type="float" office:value="0.0188400000000044" calcext:value-type="float">
            <text:p>0.018840</text:p>
          </table:table-cell>
          <table:table-cell/>
        </table:table-row>
        <table:table-row table:style-name="ro2">
          <table:table-cell table:style-name="ce7" office:value-type="float" office:value="407" calcext:value-type="float">
            <text:p>407</text:p>
          </table:table-cell>
          <table:table-cell office:value-type="float" office:value="478" calcext:value-type="float">
            <text:p>478</text:p>
          </table:table-cell>
          <table:table-cell office:value-type="float" office:value="11175" calcext:value-type="float">
            <text:p>11175</text:p>
          </table:table-cell>
          <table:table-cell office:value-type="float" office:value="45.231063" calcext:value-type="float">
            <text:p>45.231063</text:p>
          </table:table-cell>
          <table:table-cell table:formula="of:=([.D559]-[.D558])" office:value-type="float" office:value="0.0186009999999968" calcext:value-type="float">
            <text:p>0.018601</text:p>
          </table:table-cell>
          <table:table-cell/>
        </table:table-row>
        <table:table-row table:style-name="ro2">
          <table:table-cell table:style-name="ce7" office:value-type="float" office:value="408" calcext:value-type="float">
            <text:p>408</text:p>
          </table:table-cell>
          <table:table-cell office:value-type="float" office:value="479" calcext:value-type="float">
            <text:p>479</text:p>
          </table:table-cell>
          <table:table-cell office:value-type="float" office:value="11175" calcext:value-type="float">
            <text:p>11175</text:p>
          </table:table-cell>
          <table:table-cell office:value-type="float" office:value="45.250528" calcext:value-type="float">
            <text:p>45.250528</text:p>
          </table:table-cell>
          <table:table-cell table:formula="of:=([.D560]-[.D559])" office:value-type="float" office:value="0.0194650000000038" calcext:value-type="float">
            <text:p>0.019465</text:p>
          </table:table-cell>
          <table:table-cell/>
        </table:table-row>
        <table:table-row table:style-name="ro2">
          <table:table-cell table:style-name="ce7" office:value-type="float" office:value="409" calcext:value-type="float">
            <text:p>409</text:p>
          </table:table-cell>
          <table:table-cell office:value-type="float" office:value="480" calcext:value-type="float">
            <text:p>480</text:p>
          </table:table-cell>
          <table:table-cell office:value-type="float" office:value="11175" calcext:value-type="float">
            <text:p>11175</text:p>
          </table:table-cell>
          <table:table-cell office:value-type="float" office:value="45.27206" calcext:value-type="float">
            <text:p>45.27206</text:p>
          </table:table-cell>
          <table:table-cell table:formula="of:=([.D561]-[.D560])" office:value-type="float" office:value="0.0215320000000005" calcext:value-type="float">
            <text:p>0.021532</text:p>
          </table:table-cell>
          <table:table-cell/>
        </table:table-row>
        <table:table-row table:style-name="ro2">
          <table:table-cell table:style-name="ce7" office:value-type="float" office:value="410" calcext:value-type="float">
            <text:p>410</text:p>
          </table:table-cell>
          <table:table-cell office:value-type="float" office:value="481" calcext:value-type="float">
            <text:p>481</text:p>
          </table:table-cell>
          <table:table-cell office:value-type="float" office:value="11175" calcext:value-type="float">
            <text:p>11175</text:p>
          </table:table-cell>
          <table:table-cell office:value-type="float" office:value="45.294412" calcext:value-type="float">
            <text:p>45.294412</text:p>
          </table:table-cell>
          <table:table-cell table:formula="of:=([.D562]-[.D561])" office:value-type="float" office:value="0.0223519999999979" calcext:value-type="float">
            <text:p>0.022352</text:p>
          </table:table-cell>
          <table:table-cell/>
        </table:table-row>
        <table:table-row table:style-name="ro2">
          <table:table-cell table:style-name="ce7" office:value-type="float" office:value="411" calcext:value-type="float">
            <text:p>411</text:p>
          </table:table-cell>
          <table:table-cell office:value-type="float" office:value="482" calcext:value-type="float">
            <text:p>482</text:p>
          </table:table-cell>
          <table:table-cell office:value-type="float" office:value="11175" calcext:value-type="float">
            <text:p>11175</text:p>
          </table:table-cell>
          <table:table-cell office:value-type="float" office:value="45.315612" calcext:value-type="float">
            <text:p>45.315612</text:p>
          </table:table-cell>
          <table:table-cell table:formula="of:=([.D563]-[.D562])" office:value-type="float" office:value="0.0212000000000003" calcext:value-type="float">
            <text:p>0.021200</text:p>
          </table:table-cell>
          <table:table-cell/>
        </table:table-row>
        <table:table-row table:style-name="ro2">
          <table:table-cell table:style-name="ce7" office:value-type="float" office:value="412" calcext:value-type="float">
            <text:p>412</text:p>
          </table:table-cell>
          <table:table-cell office:value-type="float" office:value="483" calcext:value-type="float">
            <text:p>483</text:p>
          </table:table-cell>
          <table:table-cell office:value-type="float" office:value="11175" calcext:value-type="float">
            <text:p>11175</text:p>
          </table:table-cell>
          <table:table-cell office:value-type="float" office:value="45.336236" calcext:value-type="float">
            <text:p>45.336236</text:p>
          </table:table-cell>
          <table:table-cell table:formula="of:=([.D564]-[.D563])" office:value-type="float" office:value="0.020623999999998" calcext:value-type="float">
            <text:p>0.020624</text:p>
          </table:table-cell>
          <table:table-cell/>
        </table:table-row>
        <table:table-row table:style-name="ro2">
          <table:table-cell table:style-name="ce7" office:value-type="float" office:value="546" calcext:value-type="float">
            <text:p>546</text:p>
          </table:table-cell>
          <table:table-cell office:value-type="float" office:value="484" calcext:value-type="float">
            <text:p>484</text:p>
          </table:table-cell>
          <table:table-cell office:value-type="float" office:value="11175" calcext:value-type="float">
            <text:p>11175</text:p>
          </table:table-cell>
          <table:table-cell office:value-type="float" office:value="45.357562" calcext:value-type="float">
            <text:p>45.357562</text:p>
          </table:table-cell>
          <table:table-cell table:formula="of:=([.D565]-[.D564])" office:value-type="float" office:value="0.021326000000002" calcext:value-type="float">
            <text:p>0.021326</text:p>
          </table:table-cell>
          <table:table-cell/>
        </table:table-row>
        <table:table-row table:style-name="ro2">
          <table:table-cell table:style-name="ce7" office:value-type="float" office:value="547" calcext:value-type="float">
            <text:p>547</text:p>
          </table:table-cell>
          <table:table-cell office:value-type="float" office:value="485" calcext:value-type="float">
            <text:p>485</text:p>
          </table:table-cell>
          <table:table-cell office:value-type="float" office:value="11175" calcext:value-type="float">
            <text:p>11175</text:p>
          </table:table-cell>
          <table:table-cell office:value-type="float" office:value="1.760455" calcext:value-type="float">
            <text:p>1.760455</text:p>
          </table:table-cell>
          <table:table-cell table:formula="of:=([.D566]-[.D565])" office:value-type="float" office:value="-43.597107" calcext:value-type="float">
            <text:p>-43.597107</text:p>
          </table:table-cell>
          <table:table-cell/>
        </table:table-row>
        <table:table-row table:style-name="ro2">
          <table:table-cell table:style-name="ce7" office:value-type="float" office:value="548" calcext:value-type="float">
            <text:p>548</text:p>
          </table:table-cell>
          <table:table-cell office:value-type="float" office:value="486" calcext:value-type="float">
            <text:p>486</text:p>
          </table:table-cell>
          <table:table-cell office:value-type="float" office:value="11175" calcext:value-type="float">
            <text:p>11175</text:p>
          </table:table-cell>
          <table:table-cell office:value-type="float" office:value="1.782463" calcext:value-type="float">
            <text:p>1.782463</text:p>
          </table:table-cell>
          <table:table-cell table:formula="of:=([.D567]-[.D566])" office:value-type="float" office:value="0.022008" calcext:value-type="float">
            <text:p>0.022008</text:p>
          </table:table-cell>
          <table:table-cell/>
        </table:table-row>
        <table:table-row table:style-name="ro2">
          <table:table-cell table:style-name="ce7" office:value-type="float" office:value="549" calcext:value-type="float">
            <text:p>549</text:p>
          </table:table-cell>
          <table:table-cell office:value-type="float" office:value="487" calcext:value-type="float">
            <text:p>487</text:p>
          </table:table-cell>
          <table:table-cell office:value-type="float" office:value="11175" calcext:value-type="float">
            <text:p>11175</text:p>
          </table:table-cell>
          <table:table-cell office:value-type="float" office:value="1.811398" calcext:value-type="float">
            <text:p>1.811398</text:p>
          </table:table-cell>
          <table:table-cell table:formula="of:=([.D568]-[.D567])" office:value-type="float" office:value="0.0289350000000002" calcext:value-type="float">
            <text:p>0.028935</text:p>
          </table:table-cell>
          <table:table-cell/>
        </table:table-row>
        <table:table-row table:style-name="ro2">
          <table:table-cell table:style-name="ce7" office:value-type="float" office:value="550" calcext:value-type="float">
            <text:p>550</text:p>
          </table:table-cell>
          <table:table-cell office:value-type="float" office:value="488" calcext:value-type="float">
            <text:p>488</text:p>
          </table:table-cell>
          <table:table-cell office:value-type="float" office:value="11175" calcext:value-type="float">
            <text:p>11175</text:p>
          </table:table-cell>
          <table:table-cell office:value-type="float" office:value="1.83366" calcext:value-type="float">
            <text:p>1.83366</text:p>
          </table:table-cell>
          <table:table-cell table:formula="of:=([.D569]-[.D568])" office:value-type="float" office:value="0.022262" calcext:value-type="float">
            <text:p>0.022262</text:p>
          </table:table-cell>
          <table:table-cell/>
        </table:table-row>
        <table:table-row table:style-name="ro2">
          <table:table-cell table:style-name="ce7" office:value-type="float" office:value="551" calcext:value-type="float">
            <text:p>551</text:p>
          </table:table-cell>
          <table:table-cell office:value-type="float" office:value="489" calcext:value-type="float">
            <text:p>489</text:p>
          </table:table-cell>
          <table:table-cell office:value-type="float" office:value="11175" calcext:value-type="float">
            <text:p>11175</text:p>
          </table:table-cell>
          <table:table-cell office:value-type="float" office:value="1.855363" calcext:value-type="float">
            <text:p>1.855363</text:p>
          </table:table-cell>
          <table:table-cell table:formula="of:=([.D570]-[.D569])" office:value-type="float" office:value="0.021703" calcext:value-type="float">
            <text:p>0.021703</text:p>
          </table:table-cell>
          <table:table-cell/>
        </table:table-row>
        <table:table-row table:style-name="ro2">
          <table:table-cell table:style-name="ce7" office:value-type="float" office:value="552" calcext:value-type="float">
            <text:p>552</text:p>
          </table:table-cell>
          <table:table-cell office:value-type="float" office:value="490" calcext:value-type="float">
            <text:p>490</text:p>
          </table:table-cell>
          <table:table-cell office:value-type="float" office:value="11175" calcext:value-type="float">
            <text:p>11175</text:p>
          </table:table-cell>
          <table:table-cell office:value-type="float" office:value="1.87631" calcext:value-type="float">
            <text:p>1.87631</text:p>
          </table:table-cell>
          <table:table-cell table:formula="of:=([.D571]-[.D570])" office:value-type="float" office:value="0.0209469999999998" calcext:value-type="float">
            <text:p>0.020947</text:p>
          </table:table-cell>
          <table:table-cell/>
        </table:table-row>
        <table:table-row table:style-name="ro2">
          <table:table-cell table:style-name="ce7" office:value-type="float" office:value="553" calcext:value-type="float">
            <text:p>553</text:p>
          </table:table-cell>
          <table:table-cell office:value-type="float" office:value="491" calcext:value-type="float">
            <text:p>491</text:p>
          </table:table-cell>
          <table:table-cell office:value-type="float" office:value="11175" calcext:value-type="float">
            <text:p>11175</text:p>
          </table:table-cell>
          <table:table-cell office:value-type="float" office:value="1.897279" calcext:value-type="float">
            <text:p>1.897279</text:p>
          </table:table-cell>
          <table:table-cell table:formula="of:=([.D572]-[.D571])" office:value-type="float" office:value="0.020969" calcext:value-type="float">
            <text:p>0.020969</text:p>
          </table:table-cell>
          <table:table-cell/>
        </table:table-row>
        <table:table-row table:style-name="ro2">
          <table:table-cell table:style-name="ce7" office:value-type="float" office:value="554" calcext:value-type="float">
            <text:p>554</text:p>
          </table:table-cell>
          <table:table-cell office:value-type="float" office:value="492" calcext:value-type="float">
            <text:p>492</text:p>
          </table:table-cell>
          <table:table-cell office:value-type="float" office:value="11175" calcext:value-type="float">
            <text:p>11175</text:p>
          </table:table-cell>
          <table:table-cell office:value-type="float" office:value="1.92051" calcext:value-type="float">
            <text:p>1.92051</text:p>
          </table:table-cell>
          <table:table-cell table:formula="of:=([.D573]-[.D572])" office:value-type="float" office:value="0.023231" calcext:value-type="float">
            <text:p>0.023231</text:p>
          </table:table-cell>
          <table:table-cell/>
        </table:table-row>
        <table:table-row table:style-name="ro2">
          <table:table-cell table:style-name="ce7" office:value-type="float" office:value="555" calcext:value-type="float">
            <text:p>555</text:p>
          </table:table-cell>
          <table:table-cell office:value-type="float" office:value="493" calcext:value-type="float">
            <text:p>493</text:p>
          </table:table-cell>
          <table:table-cell office:value-type="float" office:value="11175" calcext:value-type="float">
            <text:p>11175</text:p>
          </table:table-cell>
          <table:table-cell office:value-type="float" office:value="1.942206" calcext:value-type="float">
            <text:p>1.942206</text:p>
          </table:table-cell>
          <table:table-cell table:formula="of:=([.D574]-[.D573])" office:value-type="float" office:value="0.0216960000000002" calcext:value-type="float">
            <text:p>0.021696</text:p>
          </table:table-cell>
          <table:table-cell/>
        </table:table-row>
        <table:table-row table:style-name="ro2">
          <table:table-cell table:style-name="ce7" office:value-type="float" office:value="556" calcext:value-type="float">
            <text:p>556</text:p>
          </table:table-cell>
          <table:table-cell office:value-type="float" office:value="494" calcext:value-type="float">
            <text:p>494</text:p>
          </table:table-cell>
          <table:table-cell office:value-type="float" office:value="11175" calcext:value-type="float">
            <text:p>11175</text:p>
          </table:table-cell>
          <table:table-cell office:value-type="float" office:value="1.963929" calcext:value-type="float">
            <text:p>1.963929</text:p>
          </table:table-cell>
          <table:table-cell table:formula="of:=([.D575]-[.D574])" office:value-type="float" office:value="0.0217229999999997" calcext:value-type="float">
            <text:p>0.021723</text:p>
          </table:table-cell>
          <table:table-cell/>
        </table:table-row>
        <table:table-row table:style-name="ro2">
          <table:table-cell table:style-name="ce7" office:value-type="float" office:value="557" calcext:value-type="float">
            <text:p>557</text:p>
          </table:table-cell>
          <table:table-cell office:value-type="float" office:value="495" calcext:value-type="float">
            <text:p>495</text:p>
          </table:table-cell>
          <table:table-cell office:value-type="float" office:value="11175" calcext:value-type="float">
            <text:p>11175</text:p>
          </table:table-cell>
          <table:table-cell office:value-type="float" office:value="1.98529" calcext:value-type="float">
            <text:p>1.98529</text:p>
          </table:table-cell>
          <table:table-cell table:formula="of:=([.D576]-[.D575])" office:value-type="float" office:value="0.0213610000000002" calcext:value-type="float">
            <text:p>0.021361</text:p>
          </table:table-cell>
          <table:table-cell/>
        </table:table-row>
        <table:table-row table:style-name="ro2">
          <table:table-cell table:style-name="ce7" office:value-type="float" office:value="558" calcext:value-type="float">
            <text:p>558</text:p>
          </table:table-cell>
          <table:table-cell office:value-type="float" office:value="496" calcext:value-type="float">
            <text:p>496</text:p>
          </table:table-cell>
          <table:table-cell office:value-type="float" office:value="11175" calcext:value-type="float">
            <text:p>11175</text:p>
          </table:table-cell>
          <table:table-cell office:value-type="float" office:value="2.006789" calcext:value-type="float">
            <text:p>2.006789</text:p>
          </table:table-cell>
          <table:table-cell table:formula="of:=([.D577]-[.D576])" office:value-type="float" office:value="0.0214989999999999" calcext:value-type="float">
            <text:p>0.021499</text:p>
          </table:table-cell>
          <table:table-cell/>
        </table:table-row>
        <table:table-row table:style-name="ro2">
          <table:table-cell table:style-name="ce7" office:value-type="float" office:value="559" calcext:value-type="float">
            <text:p>559</text:p>
          </table:table-cell>
          <table:table-cell office:value-type="float" office:value="497" calcext:value-type="float">
            <text:p>497</text:p>
          </table:table-cell>
          <table:table-cell office:value-type="float" office:value="11175" calcext:value-type="float">
            <text:p>11175</text:p>
          </table:table-cell>
          <table:table-cell office:value-type="float" office:value="2.02822" calcext:value-type="float">
            <text:p>2.02822</text:p>
          </table:table-cell>
          <table:table-cell table:formula="of:=([.D578]-[.D577])" office:value-type="float" office:value="0.0214310000000002" calcext:value-type="float">
            <text:p>0.021431</text:p>
          </table:table-cell>
          <table:table-cell/>
        </table:table-row>
        <table:table-row table:style-name="ro2">
          <table:table-cell table:style-name="ce7" office:value-type="float" office:value="560" calcext:value-type="float">
            <text:p>560</text:p>
          </table:table-cell>
          <table:table-cell office:value-type="float" office:value="498" calcext:value-type="float">
            <text:p>498</text:p>
          </table:table-cell>
          <table:table-cell office:value-type="float" office:value="11175" calcext:value-type="float">
            <text:p>11175</text:p>
          </table:table-cell>
          <table:table-cell office:value-type="float" office:value="2.0497" calcext:value-type="float">
            <text:p>2.0497</text:p>
          </table:table-cell>
          <table:table-cell table:formula="of:=([.D579]-[.D578])" office:value-type="float" office:value="0.0214799999999999" calcext:value-type="float">
            <text:p>0.021480</text:p>
          </table:table-cell>
          <table:table-cell/>
        </table:table-row>
        <table:table-row table:style-name="ro2">
          <table:table-cell table:style-name="ce7" office:value-type="float" office:value="561" calcext:value-type="float">
            <text:p>561</text:p>
          </table:table-cell>
          <table:table-cell office:value-type="float" office:value="499" calcext:value-type="float">
            <text:p>499</text:p>
          </table:table-cell>
          <table:table-cell office:value-type="float" office:value="11175" calcext:value-type="float">
            <text:p>11175</text:p>
          </table:table-cell>
          <table:table-cell office:value-type="float" office:value="2.07059" calcext:value-type="float">
            <text:p>2.07059</text:p>
          </table:table-cell>
          <table:table-cell table:formula="of:=([.D580]-[.D579])" office:value-type="float" office:value="0.0208900000000001" calcext:value-type="float">
            <text:p>0.020890</text:p>
          </table:table-cell>
          <table:table-cell/>
        </table:table-row>
        <table:table-row table:style-name="ro2">
          <table:table-cell table:style-name="ce7" office:value-type="float" office:value="562" calcext:value-type="float">
            <text:p>562</text:p>
          </table:table-cell>
          <table:table-cell office:value-type="float" office:value="500" calcext:value-type="float">
            <text:p>500</text:p>
          </table:table-cell>
          <table:table-cell office:value-type="float" office:value="11175" calcext:value-type="float">
            <text:p>11175</text:p>
          </table:table-cell>
          <table:table-cell office:value-type="float" office:value="2.092782" calcext:value-type="float">
            <text:p>2.092782</text:p>
          </table:table-cell>
          <table:table-cell table:formula="of:=([.D581]-[.D580])" office:value-type="float" office:value="0.022192" calcext:value-type="float">
            <text:p>0.022192</text:p>
          </table:table-cell>
          <table:table-cell/>
        </table:table-row>
        <table:table-row table:style-name="ro2">
          <table:table-cell table:style-name="ce7" office:value-type="float" office:value="563" calcext:value-type="float">
            <text:p>563</text:p>
          </table:table-cell>
          <table:table-cell office:value-type="float" office:value="501" calcext:value-type="float">
            <text:p>501</text:p>
          </table:table-cell>
          <table:table-cell office:value-type="float" office:value="11175" calcext:value-type="float">
            <text:p>11175</text:p>
          </table:table-cell>
          <table:table-cell office:value-type="float" office:value="2.115284" calcext:value-type="float">
            <text:p>2.115284</text:p>
          </table:table-cell>
          <table:table-cell table:formula="of:=([.D582]-[.D581])" office:value-type="float" office:value="0.0225019999999998" calcext:value-type="float">
            <text:p>0.022502</text:p>
          </table:table-cell>
          <table:table-cell/>
        </table:table-row>
        <table:table-row table:style-name="ro2">
          <table:table-cell table:style-name="ce7" office:value-type="float" office:value="564" calcext:value-type="float">
            <text:p>564</text:p>
          </table:table-cell>
          <table:table-cell office:value-type="float" office:value="502" calcext:value-type="float">
            <text:p>502</text:p>
          </table:table-cell>
          <table:table-cell office:value-type="float" office:value="11175" calcext:value-type="float">
            <text:p>11175</text:p>
          </table:table-cell>
          <table:table-cell office:value-type="float" office:value="2.137238" calcext:value-type="float">
            <text:p>2.137238</text:p>
          </table:table-cell>
          <table:table-cell table:formula="of:=([.D583]-[.D582])" office:value-type="float" office:value="0.021954" calcext:value-type="float">
            <text:p>0.021954</text:p>
          </table:table-cell>
          <table:table-cell/>
        </table:table-row>
        <table:table-row table:style-name="ro2">
          <table:table-cell table:style-name="ce7" office:value-type="float" office:value="565" calcext:value-type="float">
            <text:p>565</text:p>
          </table:table-cell>
          <table:table-cell office:value-type="float" office:value="503" calcext:value-type="float">
            <text:p>503</text:p>
          </table:table-cell>
          <table:table-cell office:value-type="float" office:value="11175" calcext:value-type="float">
            <text:p>11175</text:p>
          </table:table-cell>
          <table:table-cell office:value-type="float" office:value="2.15809" calcext:value-type="float">
            <text:p>2.15809</text:p>
          </table:table-cell>
          <table:table-cell table:formula="of:=([.D584]-[.D583])" office:value-type="float" office:value="0.0208520000000001" calcext:value-type="float">
            <text:p>0.020852</text:p>
          </table:table-cell>
          <table:table-cell/>
        </table:table-row>
        <table:table-row table:style-name="ro2">
          <table:table-cell table:style-name="ce7" office:value-type="float" office:value="566" calcext:value-type="float">
            <text:p>566</text:p>
          </table:table-cell>
          <table:table-cell office:value-type="float" office:value="672" calcext:value-type="float">
            <text:p>672</text:p>
          </table:table-cell>
          <table:table-cell office:value-type="float" office:value="11175" calcext:value-type="float">
            <text:p>11175</text:p>
          </table:table-cell>
          <table:table-cell office:value-type="float" office:value="2.187089" calcext:value-type="float">
            <text:p>2.187089</text:p>
          </table:table-cell>
          <table:table-cell table:number-columns-repeated="2"/>
        </table:table-row>
        <table:table-row table:style-name="ro2">
          <table:table-cell table:style-name="ce7" office:value-type="float" office:value="567" calcext:value-type="float">
            <text:p>567</text:p>
          </table:table-cell>
          <table:table-cell office:value-type="float" office:value="673" calcext:value-type="float">
            <text:p>673</text:p>
          </table:table-cell>
          <table:table-cell office:value-type="float" office:value="11175" calcext:value-type="float">
            <text:p>11175</text:p>
          </table:table-cell>
          <table:table-cell office:value-type="float" office:value="2.209417" calcext:value-type="float">
            <text:p>2.209417</text:p>
          </table:table-cell>
          <table:table-cell table:formula="of:=([.D586]-[.D585])" office:value-type="float" office:value="0.0223280000000003" calcext:value-type="float">
            <text:p>0.022328</text:p>
          </table:table-cell>
          <table:table-cell/>
        </table:table-row>
        <table:table-row table:style-name="ro2">
          <table:table-cell table:style-name="ce7" office:value-type="float" office:value="568" calcext:value-type="float">
            <text:p>568</text:p>
          </table:table-cell>
          <table:table-cell office:value-type="float" office:value="674" calcext:value-type="float">
            <text:p>674</text:p>
          </table:table-cell>
          <table:table-cell office:value-type="float" office:value="11175" calcext:value-type="float">
            <text:p>11175</text:p>
          </table:table-cell>
          <table:table-cell office:value-type="float" office:value="2.230392" calcext:value-type="float">
            <text:p>2.230392</text:p>
          </table:table-cell>
          <table:table-cell table:formula="of:=([.D587]-[.D586])" office:value-type="float" office:value="0.020975" calcext:value-type="float">
            <text:p>0.020975</text:p>
          </table:table-cell>
          <table:table-cell/>
        </table:table-row>
        <table:table-row table:style-name="ro2">
          <table:table-cell table:style-name="ce7" office:value-type="float" office:value="569" calcext:value-type="float">
            <text:p>569</text:p>
          </table:table-cell>
          <table:table-cell office:value-type="float" office:value="675" calcext:value-type="float">
            <text:p>675</text:p>
          </table:table-cell>
          <table:table-cell office:value-type="float" office:value="11175" calcext:value-type="float">
            <text:p>11175</text:p>
          </table:table-cell>
          <table:table-cell office:value-type="float" office:value="2.251387" calcext:value-type="float">
            <text:p>2.251387</text:p>
          </table:table-cell>
          <table:table-cell table:formula="of:=([.D588]-[.D587])" office:value-type="float" office:value="0.0209949999999997" calcext:value-type="float">
            <text:p>0.020995</text:p>
          </table:table-cell>
          <table:table-cell/>
        </table:table-row>
        <table:table-row table:style-name="ro2">
          <table:table-cell table:style-name="ce7" office:value-type="float" office:value="570" calcext:value-type="float">
            <text:p>570</text:p>
          </table:table-cell>
          <table:table-cell office:value-type="float" office:value="676" calcext:value-type="float">
            <text:p>676</text:p>
          </table:table-cell>
          <table:table-cell office:value-type="float" office:value="11175" calcext:value-type="float">
            <text:p>11175</text:p>
          </table:table-cell>
          <table:table-cell office:value-type="float" office:value="2.274364" calcext:value-type="float">
            <text:p>2.274364</text:p>
          </table:table-cell>
          <table:table-cell table:formula="of:=([.D589]-[.D588])" office:value-type="float" office:value="0.022977" calcext:value-type="float">
            <text:p>0.022977</text:p>
          </table:table-cell>
          <table:table-cell/>
        </table:table-row>
        <table:table-row table:style-name="ro2">
          <table:table-cell table:style-name="ce7" office:value-type="float" office:value="571" calcext:value-type="float">
            <text:p>571</text:p>
          </table:table-cell>
          <table:table-cell office:value-type="float" office:value="677" calcext:value-type="float">
            <text:p>677</text:p>
          </table:table-cell>
          <table:table-cell office:value-type="float" office:value="11175" calcext:value-type="float">
            <text:p>11175</text:p>
          </table:table-cell>
          <table:table-cell office:value-type="float" office:value="2.296219" calcext:value-type="float">
            <text:p>2.296219</text:p>
          </table:table-cell>
          <table:table-cell table:formula="of:=([.D590]-[.D589])" office:value-type="float" office:value="0.021855" calcext:value-type="float">
            <text:p>0.021855</text:p>
          </table:table-cell>
          <table:table-cell/>
        </table:table-row>
        <table:table-row table:style-name="ro2">
          <table:table-cell table:style-name="ce7" office:value-type="float" office:value="572" calcext:value-type="float">
            <text:p>572</text:p>
          </table:table-cell>
          <table:table-cell office:value-type="float" office:value="678" calcext:value-type="float">
            <text:p>678</text:p>
          </table:table-cell>
          <table:table-cell office:value-type="float" office:value="11175" calcext:value-type="float">
            <text:p>11175</text:p>
          </table:table-cell>
          <table:table-cell office:value-type="float" office:value="2.318016" calcext:value-type="float">
            <text:p>2.318016</text:p>
          </table:table-cell>
          <table:table-cell table:formula="of:=([.D591]-[.D590])" office:value-type="float" office:value="0.0217970000000003" calcext:value-type="float">
            <text:p>0.021797</text:p>
          </table:table-cell>
          <table:table-cell/>
        </table:table-row>
        <table:table-row table:style-name="ro2">
          <table:table-cell table:style-name="ce7" office:value-type="float" office:value="573" calcext:value-type="float">
            <text:p>573</text:p>
          </table:table-cell>
          <table:table-cell office:value-type="float" office:value="679" calcext:value-type="float">
            <text:p>679</text:p>
          </table:table-cell>
          <table:table-cell office:value-type="float" office:value="11175" calcext:value-type="float">
            <text:p>11175</text:p>
          </table:table-cell>
          <table:table-cell office:value-type="float" office:value="2.339334" calcext:value-type="float">
            <text:p>2.339334</text:p>
          </table:table-cell>
          <table:table-cell table:formula="of:=([.D592]-[.D591])" office:value-type="float" office:value="0.0213179999999999" calcext:value-type="float">
            <text:p>0.021318</text:p>
          </table:table-cell>
          <table:table-cell/>
        </table:table-row>
        <table:table-row table:style-name="ro2">
          <table:table-cell table:style-name="ce7"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11175" calcext:value-type="float">
            <text:p>11175</text:p>
          </table:table-cell>
          <table:table-cell office:value-type="float" office:value="2.363198" calcext:value-type="float">
            <text:p>2.363198</text:p>
          </table:table-cell>
          <table:table-cell table:formula="of:=([.D593]-[.D592])" office:value-type="float" office:value="0.0238640000000001" calcext:value-type="float">
            <text:p>0.023864</text:p>
          </table:table-cell>
          <table:table-cell/>
        </table:table-row>
        <table:table-row table:style-name="ro2">
          <table:table-cell table:style-name="ce7" office:value-type="float" office:value="575" calcext:value-type="float">
            <text:p>575</text:p>
          </table:table-cell>
          <table:table-cell office:value-type="float" office:value="681" calcext:value-type="float">
            <text:p>681</text:p>
          </table:table-cell>
          <table:table-cell office:value-type="float" office:value="11175" calcext:value-type="float">
            <text:p>11175</text:p>
          </table:table-cell>
          <table:table-cell office:value-type="float" office:value="2.38454" calcext:value-type="float">
            <text:p>2.38454</text:p>
          </table:table-cell>
          <table:table-cell table:formula="of:=([.D594]-[.D593])" office:value-type="float" office:value="0.0213419999999997" calcext:value-type="float">
            <text:p>0.021342</text:p>
          </table:table-cell>
          <table:table-cell/>
        </table:table-row>
        <table:table-row table:style-name="ro2">
          <table:table-cell table:style-name="ce7" office:value-type="float" office:value="576" calcext:value-type="float">
            <text:p>576</text:p>
          </table:table-cell>
          <table:table-cell office:value-type="float" office:value="682" calcext:value-type="float">
            <text:p>682</text:p>
          </table:table-cell>
          <table:table-cell office:value-type="float" office:value="11175" calcext:value-type="float">
            <text:p>11175</text:p>
          </table:table-cell>
          <table:table-cell office:value-type="float" office:value="2.406012" calcext:value-type="float">
            <text:p>2.406012</text:p>
          </table:table-cell>
          <table:table-cell table:formula="of:=([.D595]-[.D594])" office:value-type="float" office:value="0.0214720000000002" calcext:value-type="float">
            <text:p>0.021472</text:p>
          </table:table-cell>
          <table:table-cell/>
        </table:table-row>
        <table:table-row table:style-name="ro2">
          <table:table-cell table:style-name="ce7" office:value-type="float" office:value="577" calcext:value-type="float">
            <text:p>577</text:p>
          </table:table-cell>
          <table:table-cell office:value-type="float" office:value="683" calcext:value-type="float">
            <text:p>683</text:p>
          </table:table-cell>
          <table:table-cell office:value-type="float" office:value="11175" calcext:value-type="float">
            <text:p>11175</text:p>
          </table:table-cell>
          <table:table-cell office:value-type="float" office:value="2.427061" calcext:value-type="float">
            <text:p>2.427061</text:p>
          </table:table-cell>
          <table:table-cell table:formula="of:=([.D596]-[.D595])" office:value-type="float" office:value="0.0210490000000001" calcext:value-type="float">
            <text:p>0.021049</text:p>
          </table:table-cell>
          <table:table-cell/>
        </table:table-row>
        <table:table-row table:style-name="ro2">
          <table:table-cell table:style-name="ce7" office:value-type="float" office:value="578" calcext:value-type="float">
            <text:p>578</text:p>
          </table:table-cell>
          <table:table-cell office:value-type="float" office:value="684" calcext:value-type="float">
            <text:p>684</text:p>
          </table:table-cell>
          <table:table-cell office:value-type="float" office:value="11175" calcext:value-type="float">
            <text:p>11175</text:p>
          </table:table-cell>
          <table:table-cell office:value-type="float" office:value="2.449555" calcext:value-type="float">
            <text:p>2.449555</text:p>
          </table:table-cell>
          <table:table-cell table:formula="of:=([.D597]-[.D596])" office:value-type="float" office:value="0.022494" calcext:value-type="float">
            <text:p>0.022494</text:p>
          </table:table-cell>
          <table:table-cell/>
        </table:table-row>
        <table:table-row table:style-name="ro2">
          <table:table-cell table:style-name="ce7" office:value-type="float" office:value="579" calcext:value-type="float">
            <text:p>579</text:p>
          </table:table-cell>
          <table:table-cell office:value-type="float" office:value="685" calcext:value-type="float">
            <text:p>685</text:p>
          </table:table-cell>
          <table:table-cell office:value-type="float" office:value="11175" calcext:value-type="float">
            <text:p>11175</text:p>
          </table:table-cell>
          <table:table-cell office:value-type="float" office:value="2.471588" calcext:value-type="float">
            <text:p>2.471588</text:p>
          </table:table-cell>
          <table:table-cell table:formula="of:=([.D598]-[.D597])" office:value-type="float" office:value="0.022033" calcext:value-type="float">
            <text:p>0.022033</text:p>
          </table:table-cell>
          <table:table-cell/>
        </table:table-row>
        <table:table-row table:style-name="ro2">
          <table:table-cell table:style-name="ce7" office:value-type="float" office:value="580" calcext:value-type="float">
            <text:p>580</text:p>
          </table:table-cell>
          <table:table-cell office:value-type="float" office:value="686" calcext:value-type="float">
            <text:p>686</text:p>
          </table:table-cell>
          <table:table-cell office:value-type="float" office:value="11175" calcext:value-type="float">
            <text:p>11175</text:p>
          </table:table-cell>
          <table:table-cell office:value-type="float" office:value="2.493661" calcext:value-type="float">
            <text:p>2.493661</text:p>
          </table:table-cell>
          <table:table-cell table:formula="of:=([.D599]-[.D598])" office:value-type="float" office:value="0.0220729999999998" calcext:value-type="float">
            <text:p>0.022073</text:p>
          </table:table-cell>
          <table:table-cell/>
        </table:table-row>
        <table:table-row table:style-name="ro2">
          <table:table-cell table:style-name="ce7" office:value-type="float" office:value="609" calcext:value-type="float">
            <text:p>609</text:p>
          </table:table-cell>
          <table:table-cell office:value-type="float" office:value="687" calcext:value-type="float">
            <text:p>687</text:p>
          </table:table-cell>
          <table:table-cell office:value-type="float" office:value="11175" calcext:value-type="float">
            <text:p>11175</text:p>
          </table:table-cell>
          <table:table-cell office:value-type="float" office:value="2.514596" calcext:value-type="float">
            <text:p>2.514596</text:p>
          </table:table-cell>
          <table:table-cell table:formula="of:=([.D600]-[.D599])" office:value-type="float" office:value="0.0209350000000001" calcext:value-type="float">
            <text:p>0.020935</text:p>
          </table:table-cell>
          <table:table-cell/>
        </table:table-row>
        <table:table-row table:style-name="ro2">
          <table:table-cell table:style-name="ce7" office:value-type="float" office:value="610" calcext:value-type="float">
            <text:p>610</text:p>
          </table:table-cell>
          <table:table-cell office:value-type="float" office:value="688" calcext:value-type="float">
            <text:p>688</text:p>
          </table:table-cell>
          <table:table-cell office:value-type="float" office:value="11175" calcext:value-type="float">
            <text:p>11175</text:p>
          </table:table-cell>
          <table:table-cell office:value-type="float" office:value="3.768355" calcext:value-type="float">
            <text:p>3.768355</text:p>
          </table:table-cell>
          <table:table-cell table:formula="of:=([.D601]-[.D600])" office:value-type="float" office:value="1.253759" calcext:value-type="float">
            <text:p>1.253759</text:p>
          </table:table-cell>
          <table:table-cell/>
        </table:table-row>
        <table:table-row table:style-name="ro2">
          <table:table-cell table:style-name="ce7" office:value-type="float" office:value="611" calcext:value-type="float">
            <text:p>611</text:p>
          </table:table-cell>
          <table:table-cell office:value-type="float" office:value="689" calcext:value-type="float">
            <text:p>689</text:p>
          </table:table-cell>
          <table:table-cell office:value-type="float" office:value="11175" calcext:value-type="float">
            <text:p>11175</text:p>
          </table:table-cell>
          <table:table-cell office:value-type="float" office:value="3.7903" calcext:value-type="float">
            <text:p>3.7903</text:p>
          </table:table-cell>
          <table:table-cell table:formula="of:=([.D602]-[.D601])" office:value-type="float" office:value="0.0219450000000001" calcext:value-type="float">
            <text:p>0.021945</text:p>
          </table:table-cell>
          <table:table-cell/>
        </table:table-row>
        <table:table-row table:style-name="ro2">
          <table:table-cell table:style-name="ce7" office:value-type="float" office:value="612" calcext:value-type="float">
            <text:p>612</text:p>
          </table:table-cell>
          <table:table-cell office:value-type="float" office:value="690" calcext:value-type="float">
            <text:p>690</text:p>
          </table:table-cell>
          <table:table-cell office:value-type="float" office:value="11175" calcext:value-type="float">
            <text:p>11175</text:p>
          </table:table-cell>
          <table:table-cell office:value-type="float" office:value="3.811588" calcext:value-type="float">
            <text:p>3.811588</text:p>
          </table:table-cell>
          <table:table-cell table:formula="of:=([.D603]-[.D602])" office:value-type="float" office:value="0.0212879999999998" calcext:value-type="float">
            <text:p>0.021288</text:p>
          </table:table-cell>
          <table:table-cell/>
        </table:table-row>
        <table:table-row table:style-name="ro2">
          <table:table-cell table:style-name="ce7" office:value-type="float" office:value="613" calcext:value-type="float">
            <text:p>613</text:p>
          </table:table-cell>
          <table:table-cell office:value-type="float" office:value="691" calcext:value-type="float">
            <text:p>691</text:p>
          </table:table-cell>
          <table:table-cell office:value-type="float" office:value="11175" calcext:value-type="float">
            <text:p>11175</text:p>
          </table:table-cell>
          <table:table-cell office:value-type="float" office:value="3.833301" calcext:value-type="float">
            <text:p>3.833301</text:p>
          </table:table-cell>
          <table:table-cell table:formula="of:=([.D604]-[.D603])" office:value-type="float" office:value="0.0217130000000001" calcext:value-type="float">
            <text:p>0.021713</text:p>
          </table:table-cell>
          <table:table-cell/>
        </table:table-row>
        <table:table-row table:style-name="ro2">
          <table:table-cell table:style-name="ce7" office:value-type="float" office:value="614" calcext:value-type="float">
            <text:p>614</text:p>
          </table:table-cell>
          <table:table-cell office:value-type="float" office:value="692" calcext:value-type="float">
            <text:p>692</text:p>
          </table:table-cell>
          <table:table-cell office:value-type="float" office:value="11175" calcext:value-type="float">
            <text:p>11175</text:p>
          </table:table-cell>
          <table:table-cell office:value-type="float" office:value="3.859239" calcext:value-type="float">
            <text:p>3.859239</text:p>
          </table:table-cell>
          <table:table-cell table:formula="of:=([.D605]-[.D604])" office:value-type="float" office:value="0.025938" calcext:value-type="float">
            <text:p>0.025938</text:p>
          </table:table-cell>
          <table:table-cell/>
        </table:table-row>
        <table:table-row table:style-name="ro2">
          <table:table-cell table:style-name="ce7" office:value-type="float" office:value="615" calcext:value-type="float">
            <text:p>615</text:p>
          </table:table-cell>
          <table:table-cell office:value-type="float" office:value="693" calcext:value-type="float">
            <text:p>693</text:p>
          </table:table-cell>
          <table:table-cell office:value-type="float" office:value="11175" calcext:value-type="float">
            <text:p>11175</text:p>
          </table:table-cell>
          <table:table-cell office:value-type="float" office:value="3.881164" calcext:value-type="float">
            <text:p>3.881164</text:p>
          </table:table-cell>
          <table:table-cell table:formula="of:=([.D606]-[.D605])" office:value-type="float" office:value="0.021925" calcext:value-type="float">
            <text:p>0.021925</text:p>
          </table:table-cell>
          <table:table-cell/>
        </table:table-row>
        <table:table-row table:style-name="ro2">
          <table:table-cell table:style-name="ce7" office:value-type="float" office:value="616" calcext:value-type="float">
            <text:p>616</text:p>
          </table:table-cell>
          <table:table-cell office:value-type="float" office:value="694" calcext:value-type="float">
            <text:p>694</text:p>
          </table:table-cell>
          <table:table-cell office:value-type="float" office:value="11175" calcext:value-type="float">
            <text:p>11175</text:p>
          </table:table-cell>
          <table:table-cell office:value-type="float" office:value="3.901736" calcext:value-type="float">
            <text:p>3.901736</text:p>
          </table:table-cell>
          <table:table-cell table:formula="of:=([.D607]-[.D606])" office:value-type="float" office:value="0.020572" calcext:value-type="float">
            <text:p>0.020572</text:p>
          </table:table-cell>
          <table:table-cell/>
        </table:table-row>
        <table:table-row table:style-name="ro2">
          <table:table-cell table:style-name="ce7" office:value-type="float" office:value="617" calcext:value-type="float">
            <text:p>617</text:p>
          </table:table-cell>
          <table:table-cell office:value-type="float" office:value="695" calcext:value-type="float">
            <text:p>695</text:p>
          </table:table-cell>
          <table:table-cell office:value-type="float" office:value="11175" calcext:value-type="float">
            <text:p>11175</text:p>
          </table:table-cell>
          <table:table-cell office:value-type="float" office:value="3.924619" calcext:value-type="float">
            <text:p>3.924619</text:p>
          </table:table-cell>
          <table:table-cell table:formula="of:=([.D608]-[.D607])" office:value-type="float" office:value="0.0228829999999998" calcext:value-type="float">
            <text:p>0.022883</text:p>
          </table:table-cell>
          <table:table-cell/>
        </table:table-row>
        <table:table-row table:style-name="ro2">
          <table:table-cell table:style-name="ce7" office:value-type="float" office:value="618" calcext:value-type="float">
            <text:p>618</text:p>
          </table:table-cell>
          <table:table-cell office:value-type="float" office:value="696" calcext:value-type="float">
            <text:p>696</text:p>
          </table:table-cell>
          <table:table-cell office:value-type="float" office:value="11175" calcext:value-type="float">
            <text:p>11175</text:p>
          </table:table-cell>
          <table:table-cell office:value-type="float" office:value="3.947049" calcext:value-type="float">
            <text:p>3.947049</text:p>
          </table:table-cell>
          <table:table-cell table:formula="of:=([.D609]-[.D608])" office:value-type="float" office:value="0.0224299999999999" calcext:value-type="float">
            <text:p>0.022430</text:p>
          </table:table-cell>
          <table:table-cell/>
        </table:table-row>
        <table:table-row table:style-name="ro2">
          <table:table-cell table:style-name="ce7" office:value-type="float" office:value="619" calcext:value-type="float">
            <text:p>619</text:p>
          </table:table-cell>
          <table:table-cell office:value-type="float" office:value="697" calcext:value-type="float">
            <text:p>697</text:p>
          </table:table-cell>
          <table:table-cell office:value-type="float" office:value="11175" calcext:value-type="float">
            <text:p>11175</text:p>
          </table:table-cell>
          <table:table-cell office:value-type="float" office:value="3.968231" calcext:value-type="float">
            <text:p>3.968231</text:p>
          </table:table-cell>
          <table:table-cell table:formula="of:=([.D610]-[.D609])" office:value-type="float" office:value="0.021182" calcext:value-type="float">
            <text:p>0.021182</text:p>
          </table:table-cell>
          <table:table-cell/>
        </table:table-row>
        <table:table-row table:style-name="ro2">
          <table:table-cell table:style-name="ce7" office:value-type="float" office:value="620" calcext:value-type="float">
            <text:p>620</text:p>
          </table:table-cell>
          <table:table-cell office:value-type="float" office:value="698" calcext:value-type="float">
            <text:p>698</text:p>
          </table:table-cell>
          <table:table-cell office:value-type="float" office:value="11175" calcext:value-type="float">
            <text:p>11175</text:p>
          </table:table-cell>
          <table:table-cell office:value-type="float" office:value="3.989003" calcext:value-type="float">
            <text:p>3.989003</text:p>
          </table:table-cell>
          <table:table-cell table:formula="of:=([.D611]-[.D610])" office:value-type="float" office:value="0.020772" calcext:value-type="float">
            <text:p>0.020772</text:p>
          </table:table-cell>
          <table:table-cell/>
        </table:table-row>
        <table:table-row table:style-name="ro2">
          <table:table-cell table:style-name="ce7" office:value-type="float" office:value="621" calcext:value-type="float">
            <text:p>621</text:p>
          </table:table-cell>
          <table:table-cell office:value-type="float" office:value="699" calcext:value-type="float">
            <text:p>699</text:p>
          </table:table-cell>
          <table:table-cell office:value-type="float" office:value="11175" calcext:value-type="float">
            <text:p>11175</text:p>
          </table:table-cell>
          <table:table-cell office:value-type="float" office:value="4.011056" calcext:value-type="float">
            <text:p>4.011056</text:p>
          </table:table-cell>
          <table:table-cell table:formula="of:=([.D612]-[.D611])" office:value-type="float" office:value="0.0220530000000001" calcext:value-type="float">
            <text:p>0.022053</text:p>
          </table:table-cell>
          <table:table-cell/>
        </table:table-row>
        <table:table-row table:style-name="ro2">
          <table:table-cell table:style-name="ce7" office:value-type="float" office:value="622" calcext:value-type="float">
            <text:p>622</text:p>
          </table:table-cell>
          <table:table-cell office:value-type="float" office:value="700" calcext:value-type="float">
            <text:p>700</text:p>
          </table:table-cell>
          <table:table-cell office:value-type="float" office:value="11175" calcext:value-type="float">
            <text:p>11175</text:p>
          </table:table-cell>
          <table:table-cell office:value-type="float" office:value="4.033968" calcext:value-type="float">
            <text:p>4.033968</text:p>
          </table:table-cell>
          <table:table-cell table:formula="of:=([.D613]-[.D612])" office:value-type="float" office:value="0.0229119999999998" calcext:value-type="float">
            <text:p>0.022912</text:p>
          </table:table-cell>
          <table:table-cell/>
        </table:table-row>
        <table:table-row table:style-name="ro2">
          <table:table-cell table:style-name="ce7" office:value-type="float" office:value="623" calcext:value-type="float">
            <text:p>623</text:p>
          </table:table-cell>
          <table:table-cell office:value-type="float" office:value="701" calcext:value-type="float">
            <text:p>701</text:p>
          </table:table-cell>
          <table:table-cell office:value-type="float" office:value="11175" calcext:value-type="float">
            <text:p>11175</text:p>
          </table:table-cell>
          <table:table-cell office:value-type="float" office:value="4.055511" calcext:value-type="float">
            <text:p>4.055511</text:p>
          </table:table-cell>
          <table:table-cell table:formula="of:=([.D614]-[.D613])" office:value-type="float" office:value="0.0215430000000003" calcext:value-type="float">
            <text:p>0.021543</text:p>
          </table:table-cell>
          <table:table-cell/>
        </table:table-row>
        <table:table-row table:style-name="ro2">
          <table:table-cell table:style-name="ce7" office:value-type="float" office:value="630" calcext:value-type="float">
            <text:p>630</text:p>
          </table:table-cell>
          <table:table-cell office:value-type="float" office:value="702" calcext:value-type="float">
            <text:p>702</text:p>
          </table:table-cell>
          <table:table-cell office:value-type="float" office:value="11175" calcext:value-type="float">
            <text:p>11175</text:p>
          </table:table-cell>
          <table:table-cell office:value-type="float" office:value="4.076664" calcext:value-type="float">
            <text:p>4.076664</text:p>
          </table:table-cell>
          <table:table-cell table:formula="of:=([.D615]-[.D614])" office:value-type="float" office:value="0.021153" calcext:value-type="float">
            <text:p>0.021153</text:p>
          </table:table-cell>
          <table:table-cell/>
        </table:table-row>
        <table:table-row table:style-name="ro2">
          <table:table-cell table:style-name="ce7"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office:value-type="float" office:value="11175" calcext:value-type="float">
            <text:p>11175</text:p>
          </table:table-cell>
          <table:table-cell office:value-type="float" office:value="4.227957" calcext:value-type="float">
            <text:p>4.227957</text:p>
          </table:table-cell>
          <table:table-cell table:formula="of:=([.D616]-[.D615])" office:value-type="float" office:value="0.151293" calcext:value-type="float">
            <text:p>0.151293</text:p>
          </table:table-cell>
          <table:table-cell/>
        </table:table-row>
        <table:table-row table:style-name="ro2">
          <table:table-cell table:style-name="ce7" office:value-type="float" office:value="632" calcext:value-type="float">
            <text:p>632</text:p>
          </table:table-cell>
          <table:table-cell office:value-type="float" office:value="704" calcext:value-type="float">
            <text:p>704</text:p>
          </table:table-cell>
          <table:table-cell office:value-type="float" office:value="11175" calcext:value-type="float">
            <text:p>11175</text:p>
          </table:table-cell>
          <table:table-cell office:value-type="float" office:value="4.250093" calcext:value-type="float">
            <text:p>4.250093</text:p>
          </table:table-cell>
          <table:table-cell table:formula="of:=([.D617]-[.D616])" office:value-type="float" office:value="0.0221359999999997" calcext:value-type="float">
            <text:p>0.022136</text:p>
          </table:table-cell>
          <table:table-cell/>
        </table:table-row>
        <table:table-row table:style-name="ro2">
          <table:table-cell table:style-name="ce7" office:value-type="float" office:value="633" calcext:value-type="float">
            <text:p>633</text:p>
          </table:table-cell>
          <table:table-cell office:value-type="float" office:value="705" calcext:value-type="float">
            <text:p>705</text:p>
          </table:table-cell>
          <table:table-cell office:value-type="float" office:value="11175" calcext:value-type="float">
            <text:p>11175</text:p>
          </table:table-cell>
          <table:table-cell office:value-type="float" office:value="4.271997" calcext:value-type="float">
            <text:p>4.271997</text:p>
          </table:table-cell>
          <table:table-cell table:formula="of:=([.D618]-[.D617])" office:value-type="float" office:value="0.0219040000000001" calcext:value-type="float">
            <text:p>0.021904</text:p>
          </table:table-cell>
          <table:table-cell/>
        </table:table-row>
        <table:table-row table:style-name="ro2">
          <table:table-cell table:style-name="ce7" office:value-type="float" office:value="634" calcext:value-type="float">
            <text:p>634</text:p>
          </table:table-cell>
          <table:table-cell office:value-type="float" office:value="706" calcext:value-type="float">
            <text:p>706</text:p>
          </table:table-cell>
          <table:table-cell office:value-type="float" office:value="11175" calcext:value-type="float">
            <text:p>11175</text:p>
          </table:table-cell>
          <table:table-cell office:value-type="float" office:value="4.294417" calcext:value-type="float">
            <text:p>4.294417</text:p>
          </table:table-cell>
          <table:table-cell table:formula="of:=([.D619]-[.D618])" office:value-type="float" office:value="0.0224200000000003" calcext:value-type="float">
            <text:p>0.022420</text:p>
          </table:table-cell>
          <table:table-cell/>
        </table:table-row>
        <table:table-row table:style-name="ro2">
          <table:table-cell table:style-name="ce7"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11175" calcext:value-type="float">
            <text:p>11175</text:p>
          </table:table-cell>
          <table:table-cell office:value-type="float" office:value="4.314797" calcext:value-type="float">
            <text:p>4.314797</text:p>
          </table:table-cell>
          <table:table-cell table:formula="of:=([.D620]-[.D619])" office:value-type="float" office:value="0.0203800000000003" calcext:value-type="float">
            <text:p>0.020380</text:p>
          </table:table-cell>
          <table:table-cell/>
        </table:table-row>
        <table:table-row table:style-name="ro2">
          <table:table-cell table:style-name="ce7" office:value-type="float" office:value="734" calcext:value-type="float">
            <text:p>734</text:p>
          </table:table-cell>
          <table:table-cell office:value-type="float" office:value="708" calcext:value-type="float">
            <text:p>708</text:p>
          </table:table-cell>
          <table:table-cell office:value-type="float" office:value="11175" calcext:value-type="float">
            <text:p>11175</text:p>
          </table:table-cell>
          <table:table-cell office:value-type="float" office:value="6.467151" calcext:value-type="float">
            <text:p>6.467151</text:p>
          </table:table-cell>
          <table:table-cell table:formula="of:=([.D621]-[.D620])" office:value-type="float" office:value="2.152354" calcext:value-type="float">
            <text:p>2.152354</text:p>
          </table:table-cell>
          <table:table-cell/>
        </table:table-row>
        <table:table-row table:style-name="ro2">
          <table:table-cell table:style-name="ce7"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11175" calcext:value-type="float">
            <text:p>11175</text:p>
          </table:table-cell>
          <table:table-cell office:value-type="float" office:value="6.815517" calcext:value-type="float">
            <text:p>6.815517</text:p>
          </table:table-cell>
          <table:table-cell table:formula="of:=([.D622]-[.D621])" office:value-type="float" office:value="0.348365999999999" calcext:value-type="float">
            <text:p>0.348366</text:p>
          </table:table-cell>
          <table:table-cell/>
        </table:table-row>
        <table:table-row table:style-name="ro2">
          <table:table-cell table:style-name="ce7" office:value-type="float" office:value="742" calcext:value-type="float">
            <text:p>742</text:p>
          </table:table-cell>
          <table:table-cell office:value-type="float" office:value="710" calcext:value-type="float">
            <text:p>710</text:p>
          </table:table-cell>
          <table:table-cell office:value-type="float" office:value="11175" calcext:value-type="float">
            <text:p>11175</text:p>
          </table:table-cell>
          <table:table-cell office:value-type="float" office:value="6.966128" calcext:value-type="float">
            <text:p>6.966128</text:p>
          </table:table-cell>
          <table:table-cell table:formula="of:=([.D623]-[.D622])" office:value-type="float" office:value="0.150611000000001" calcext:value-type="float">
            <text:p>0.150611</text:p>
          </table:table-cell>
          <table:table-cell/>
        </table:table-row>
        <table:table-row table:style-name="ro2">
          <table:table-cell table:style-name="ce7" office:value-type="float" office:value="743" calcext:value-type="float">
            <text:p>743</text:p>
          </table:table-cell>
          <table:table-cell office:value-type="float" office:value="711" calcext:value-type="float">
            <text:p>711</text:p>
          </table:table-cell>
          <table:table-cell office:value-type="float" office:value="11175" calcext:value-type="float">
            <text:p>11175</text:p>
          </table:table-cell>
          <table:table-cell office:value-type="float" office:value="6.986137" calcext:value-type="float">
            <text:p>6.986137</text:p>
          </table:table-cell>
          <table:table-cell table:formula="of:=([.D624]-[.D623])" office:value-type="float" office:value="0.0200089999999999" calcext:value-type="float">
            <text:p>0.020009</text:p>
          </table:table-cell>
          <table:table-cell/>
        </table:table-row>
        <table:table-row table:style-name="ro2">
          <table:table-cell table:style-name="ce7" office:value-type="float" office:value="744" calcext:value-type="float">
            <text:p>744</text:p>
          </table:table-cell>
          <table:table-cell office:value-type="float" office:value="712" calcext:value-type="float">
            <text:p>712</text:p>
          </table:table-cell>
          <table:table-cell office:value-type="float" office:value="11175" calcext:value-type="float">
            <text:p>11175</text:p>
          </table:table-cell>
          <table:table-cell office:value-type="float" office:value="7.007976" calcext:value-type="float">
            <text:p>7.007976</text:p>
          </table:table-cell>
          <table:table-cell table:formula="of:=([.D625]-[.D624])" office:value-type="float" office:value="0.0218389999999999" calcext:value-type="float">
            <text:p>0.021839</text:p>
          </table:table-cell>
          <table:table-cell/>
        </table:table-row>
        <table:table-row table:style-name="ro2">
          <table:table-cell table:style-name="ce7" office:value-type="float" office:value="745" calcext:value-type="float">
            <text:p>745</text:p>
          </table:table-cell>
          <table:table-cell office:value-type="float" office:value="713" calcext:value-type="float">
            <text:p>713</text:p>
          </table:table-cell>
          <table:table-cell office:value-type="float" office:value="11175" calcext:value-type="float">
            <text:p>11175</text:p>
          </table:table-cell>
          <table:table-cell office:value-type="float" office:value="7.030566" calcext:value-type="float">
            <text:p>7.030566</text:p>
          </table:table-cell>
          <table:table-cell table:formula="of:=([.D626]-[.D625])" office:value-type="float" office:value="0.0225900000000001" calcext:value-type="float">
            <text:p>0.022590</text:p>
          </table:table-cell>
          <table:table-cell/>
        </table:table-row>
        <table:table-row table:style-name="ro2">
          <table:table-cell table:style-name="ce7" office:value-type="float" office:value="746" calcext:value-type="float">
            <text:p>746</text:p>
          </table:table-cell>
          <table:table-cell office:value-type="float" office:value="714" calcext:value-type="float">
            <text:p>714</text:p>
          </table:table-cell>
          <table:table-cell office:value-type="float" office:value="11175" calcext:value-type="float">
            <text:p>11175</text:p>
          </table:table-cell>
          <table:table-cell office:value-type="float" office:value="7.060181" calcext:value-type="float">
            <text:p>7.060181</text:p>
          </table:table-cell>
          <table:table-cell table:formula="of:=([.D627]-[.D626])" office:value-type="float" office:value="0.0296149999999997" calcext:value-type="float">
            <text:p>0.029615</text:p>
          </table:table-cell>
          <table:table-cell/>
        </table:table-row>
        <table:table-row table:style-name="ro2">
          <table:table-cell table:style-name="ce7" office:value-type="float" office:value="747" calcext:value-type="float">
            <text:p>747</text:p>
          </table:table-cell>
          <table:table-cell office:value-type="float" office:value="715" calcext:value-type="float">
            <text:p>715</text:p>
          </table:table-cell>
          <table:table-cell office:value-type="float" office:value="11175" calcext:value-type="float">
            <text:p>11175</text:p>
          </table:table-cell>
          <table:table-cell office:value-type="float" office:value="7.08026" calcext:value-type="float">
            <text:p>7.08026</text:p>
          </table:table-cell>
          <table:table-cell table:formula="of:=([.D628]-[.D627])" office:value-type="float" office:value="0.020079" calcext:value-type="float">
            <text:p>0.020079</text:p>
          </table:table-cell>
          <table:table-cell/>
        </table:table-row>
        <table:table-row table:style-name="ro2">
          <table:table-cell table:style-name="ce7" office:value-type="float" office:value="748" calcext:value-type="float">
            <text:p>748</text:p>
          </table:table-cell>
          <table:table-cell office:value-type="float" office:value="716" calcext:value-type="float">
            <text:p>716</text:p>
          </table:table-cell>
          <table:table-cell office:value-type="float" office:value="11175" calcext:value-type="float">
            <text:p>11175</text:p>
          </table:table-cell>
          <table:table-cell office:value-type="float" office:value="7.103307" calcext:value-type="float">
            <text:p>7.103307</text:p>
          </table:table-cell>
          <table:table-cell table:formula="of:=([.D629]-[.D628])" office:value-type="float" office:value="0.023047" calcext:value-type="float">
            <text:p>0.023047</text:p>
          </table:table-cell>
          <table:table-cell/>
        </table:table-row>
        <table:table-row table:style-name="ro2">
          <table:table-cell table:style-name="ce7" office:value-type="float" office:value="770" calcext:value-type="float">
            <text:p>770</text:p>
          </table:table-cell>
          <table:table-cell office:value-type="float" office:value="717" calcext:value-type="float">
            <text:p>717</text:p>
          </table:table-cell>
          <table:table-cell office:value-type="float" office:value="11175" calcext:value-type="float">
            <text:p>11175</text:p>
          </table:table-cell>
          <table:table-cell office:value-type="float" office:value="7.126939" calcext:value-type="float">
            <text:p>7.126939</text:p>
          </table:table-cell>
          <table:table-cell table:formula="of:=([.D630]-[.D629])" office:value-type="float" office:value="0.0236320000000001" calcext:value-type="float">
            <text:p>0.023632</text:p>
          </table:table-cell>
          <table:table-cell/>
        </table:table-row>
        <table:table-row table:style-name="ro2">
          <table:table-cell table:style-name="ce7" office:value-type="float" office:value="771" calcext:value-type="float">
            <text:p>771</text:p>
          </table:table-cell>
          <table:table-cell office:value-type="float" office:value="718" calcext:value-type="float">
            <text:p>718</text:p>
          </table:table-cell>
          <table:table-cell office:value-type="float" office:value="11175" calcext:value-type="float">
            <text:p>11175</text:p>
          </table:table-cell>
          <table:table-cell office:value-type="float" office:value="7.609294" calcext:value-type="float">
            <text:p>7.609294</text:p>
          </table:table-cell>
          <table:table-cell table:formula="of:=([.D631]-[.D630])" office:value-type="float" office:value="0.482355" calcext:value-type="float">
            <text:p>0.482355</text:p>
          </table:table-cell>
          <table:table-cell/>
        </table:table-row>
        <table:table-row table:style-name="ro2">
          <table:table-cell table:style-name="ce7" office:value-type="float" office:value="772" calcext:value-type="float">
            <text:p>772</text:p>
          </table:table-cell>
          <table:table-cell office:value-type="float" office:value="719" calcext:value-type="float">
            <text:p>719</text:p>
          </table:table-cell>
          <table:table-cell office:value-type="float" office:value="11175" calcext:value-type="float">
            <text:p>11175</text:p>
          </table:table-cell>
          <table:table-cell office:value-type="float" office:value="7.63213" calcext:value-type="float">
            <text:p>7.63213</text:p>
          </table:table-cell>
          <table:table-cell table:formula="of:=([.D632]-[.D631])" office:value-type="float" office:value="0.0228359999999999" calcext:value-type="float">
            <text:p>0.022836</text:p>
          </table:table-cell>
          <table:table-cell/>
        </table:table-row>
        <table:table-row table:style-name="ro2">
          <table:table-cell table:style-name="ce7" office:value-type="float" office:value="773" calcext:value-type="float">
            <text:p>773</text:p>
          </table:table-cell>
          <table:table-cell office:value-type="float" office:value="720" calcext:value-type="float">
            <text:p>720</text:p>
          </table:table-cell>
          <table:table-cell office:value-type="float" office:value="11175" calcext:value-type="float">
            <text:p>11175</text:p>
          </table:table-cell>
          <table:table-cell office:value-type="float" office:value="7.653685" calcext:value-type="float">
            <text:p>7.653685</text:p>
          </table:table-cell>
          <table:table-cell table:formula="of:=([.D633]-[.D632])" office:value-type="float" office:value="0.0215550000000002" calcext:value-type="float">
            <text:p>0.021555</text:p>
          </table:table-cell>
          <table:table-cell/>
        </table:table-row>
        <table:table-row table:style-name="ro2">
          <table:table-cell table:style-name="ce7" office:value-type="float" office:value="774" calcext:value-type="float">
            <text:p>774</text:p>
          </table:table-cell>
          <table:table-cell office:value-type="float" office:value="721" calcext:value-type="float">
            <text:p>721</text:p>
          </table:table-cell>
          <table:table-cell office:value-type="float" office:value="11175" calcext:value-type="float">
            <text:p>11175</text:p>
          </table:table-cell>
          <table:table-cell office:value-type="float" office:value="7.676155" calcext:value-type="float">
            <text:p>7.676155</text:p>
          </table:table-cell>
          <table:table-cell table:formula="of:=([.D634]-[.D633])" office:value-type="float" office:value="0.0224699999999993" calcext:value-type="float">
            <text:p>0.022470</text:p>
          </table:table-cell>
          <table:table-cell/>
        </table:table-row>
        <table:table-row table:style-name="ro2">
          <table:table-cell table:style-name="ce7" office:value-type="float" office:value="780" calcext:value-type="float">
            <text:p>780</text:p>
          </table:table-cell>
          <table:table-cell office:value-type="float" office:value="722" calcext:value-type="float">
            <text:p>722</text:p>
          </table:table-cell>
          <table:table-cell office:value-type="float" office:value="11175" calcext:value-type="float">
            <text:p>11175</text:p>
          </table:table-cell>
          <table:table-cell office:value-type="float" office:value="7.698441" calcext:value-type="float">
            <text:p>7.698441</text:p>
          </table:table-cell>
          <table:table-cell table:formula="of:=([.D635]-[.D634])" office:value-type="float" office:value="0.0222860000000002" calcext:value-type="float">
            <text:p>0.022286</text:p>
          </table:table-cell>
          <table:table-cell/>
        </table:table-row>
        <table:table-row table:style-name="ro2">
          <table:table-cell table:style-name="ce7" office:value-type="float" office:value="781" calcext:value-type="float">
            <text:p>781</text:p>
          </table:table-cell>
          <table:table-cell office:value-type="float" office:value="723" calcext:value-type="float">
            <text:p>723</text:p>
          </table:table-cell>
          <table:table-cell office:value-type="float" office:value="11175" calcext:value-type="float">
            <text:p>11175</text:p>
          </table:table-cell>
          <table:table-cell office:value-type="float" office:value="7.826857" calcext:value-type="float">
            <text:p>7.826857</text:p>
          </table:table-cell>
          <table:table-cell table:formula="of:=([.D636]-[.D635])" office:value-type="float" office:value="0.128416000000001" calcext:value-type="float">
            <text:p>0.128416</text:p>
          </table:table-cell>
          <table:table-cell/>
        </table:table-row>
        <table:table-row table:style-name="ro2">
          <table:table-cell table:style-name="ce7" office:value-type="float" office:value="782" calcext:value-type="float">
            <text:p>782</text:p>
          </table:table-cell>
          <table:table-cell office:value-type="float" office:value="724" calcext:value-type="float">
            <text:p>724</text:p>
          </table:table-cell>
          <table:table-cell office:value-type="float" office:value="11175" calcext:value-type="float">
            <text:p>11175</text:p>
          </table:table-cell>
          <table:table-cell office:value-type="float" office:value="7.848914" calcext:value-type="float">
            <text:p>7.848914</text:p>
          </table:table-cell>
          <table:table-cell table:formula="of:=([.D637]-[.D636])" office:value-type="float" office:value="0.0220569999999993" calcext:value-type="float">
            <text:p>0.022057</text:p>
          </table:table-cell>
          <table:table-cell/>
        </table:table-row>
        <table:table-row table:style-name="ro2">
          <table:table-cell table:style-name="ce7" office:value-type="float" office:value="783" calcext:value-type="float">
            <text:p>783</text:p>
          </table:table-cell>
          <table:table-cell office:value-type="float" office:value="725" calcext:value-type="float">
            <text:p>725</text:p>
          </table:table-cell>
          <table:table-cell office:value-type="float" office:value="11175" calcext:value-type="float">
            <text:p>11175</text:p>
          </table:table-cell>
          <table:table-cell office:value-type="float" office:value="7.870179" calcext:value-type="float">
            <text:p>7.870179</text:p>
          </table:table-cell>
          <table:table-cell table:formula="of:=([.D638]-[.D637])" office:value-type="float" office:value="0.0212650000000005" calcext:value-type="float">
            <text:p>0.021265</text:p>
          </table:table-cell>
          <table:table-cell/>
        </table:table-row>
        <table:table-row table:style-name="ro2">
          <table:table-cell table:style-name="ce7" office:value-type="float" office:value="784" calcext:value-type="float">
            <text:p>784</text:p>
          </table:table-cell>
          <table:table-cell office:value-type="float" office:value="726" calcext:value-type="float">
            <text:p>726</text:p>
          </table:table-cell>
          <table:table-cell office:value-type="float" office:value="11175" calcext:value-type="float">
            <text:p>11175</text:p>
          </table:table-cell>
          <table:table-cell office:value-type="float" office:value="7.892792" calcext:value-type="float">
            <text:p>7.892792</text:p>
          </table:table-cell>
          <table:table-cell table:formula="of:=([.D639]-[.D638])" office:value-type="float" office:value="0.0226129999999998" calcext:value-type="float">
            <text:p>0.022613</text:p>
          </table:table-cell>
          <table:table-cell/>
        </table:table-row>
        <table:table-row table:style-name="ro2">
          <table:table-cell table:style-name="ce7" office:value-type="float" office:value="785" calcext:value-type="float">
            <text:p>785</text:p>
          </table:table-cell>
          <table:table-cell office:value-type="float" office:value="727" calcext:value-type="float">
            <text:p>727</text:p>
          </table:table-cell>
          <table:table-cell office:value-type="float" office:value="11175" calcext:value-type="float">
            <text:p>11175</text:p>
          </table:table-cell>
          <table:table-cell office:value-type="float" office:value="7.91402" calcext:value-type="float">
            <text:p>7.91402</text:p>
          </table:table-cell>
          <table:table-cell table:formula="of:=([.D640]-[.D639])" office:value-type="float" office:value="0.0212279999999998" calcext:value-type="float">
            <text:p>0.021228</text:p>
          </table:table-cell>
          <table:table-cell/>
        </table:table-row>
        <table:table-row table:style-name="ro2">
          <table:table-cell table:style-name="ce7" office:value-type="float" office:value="786" calcext:value-type="float">
            <text:p>786</text:p>
          </table:table-cell>
          <table:table-cell office:value-type="float" office:value="728" calcext:value-type="float">
            <text:p>728</text:p>
          </table:table-cell>
          <table:table-cell office:value-type="float" office:value="11175" calcext:value-type="float">
            <text:p>11175</text:p>
          </table:table-cell>
          <table:table-cell office:value-type="float" office:value="7.935564" calcext:value-type="float">
            <text:p>7.935564</text:p>
          </table:table-cell>
          <table:table-cell table:formula="of:=([.D641]-[.D640])" office:value-type="float" office:value="0.0215440000000005" calcext:value-type="float">
            <text:p>0.021544</text:p>
          </table:table-cell>
          <table:table-cell/>
        </table:table-row>
        <table:table-row table:style-name="ro2">
          <table:table-cell table:style-name="ce7" office:value-type="float" office:value="919" calcext:value-type="float">
            <text:p>919</text:p>
          </table:table-cell>
          <table:table-cell office:value-type="float" office:value="729" calcext:value-type="float">
            <text:p>729</text:p>
          </table:table-cell>
          <table:table-cell office:value-type="float" office:value="11175" calcext:value-type="float">
            <text:p>11175</text:p>
          </table:table-cell>
          <table:table-cell office:value-type="float" office:value="7.970107" calcext:value-type="float">
            <text:p>7.970107</text:p>
          </table:table-cell>
          <table:table-cell table:formula="of:=([.D642]-[.D641])" office:value-type="float" office:value="0.0345429999999993" calcext:value-type="float">
            <text:p>0.034543</text:p>
          </table:table-cell>
          <table:table-cell/>
        </table:table-row>
        <table:table-row table:style-name="ro2">
          <table:table-cell table:style-name="ce7" office:value-type="float" office:value="920" calcext:value-type="float">
            <text:p>920</text:p>
          </table:table-cell>
          <table:table-cell office:value-type="float" office:value="730" calcext:value-type="float">
            <text:p>730</text:p>
          </table:table-cell>
          <table:table-cell office:value-type="float" office:value="11175" calcext:value-type="float">
            <text:p>11175</text:p>
          </table:table-cell>
          <table:table-cell office:value-type="float" office:value="15.628936" calcext:value-type="float">
            <text:p>15.628936</text:p>
          </table:table-cell>
          <table:table-cell table:formula="of:=([.D643]-[.D642])" office:value-type="float" office:value="7.658829" calcext:value-type="float">
            <text:p>7.658829</text:p>
          </table:table-cell>
          <table:table-cell/>
        </table:table-row>
        <table:table-row table:style-name="ro2">
          <table:table-cell table:style-name="ce7" office:value-type="float" office:value="921" calcext:value-type="float">
            <text:p>921</text:p>
          </table:table-cell>
          <table:table-cell office:value-type="float" office:value="731" calcext:value-type="float">
            <text:p>731</text:p>
          </table:table-cell>
          <table:table-cell office:value-type="float" office:value="11175" calcext:value-type="float">
            <text:p>11175</text:p>
          </table:table-cell>
          <table:table-cell office:value-type="float" office:value="15.65084" calcext:value-type="float">
            <text:p>15.65084</text:p>
          </table:table-cell>
          <table:table-cell table:formula="of:=([.D644]-[.D643])" office:value-type="float" office:value="0.021904000000001" calcext:value-type="float">
            <text:p>0.021904</text:p>
          </table:table-cell>
          <table:table-cell/>
        </table:table-row>
        <table:table-row table:style-name="ro2">
          <table:table-cell table:style-name="ce7" office:value-type="float" office:value="922" calcext:value-type="float">
            <text:p>922</text:p>
          </table:table-cell>
          <table:table-cell office:value-type="float" office:value="732" calcext:value-type="float">
            <text:p>732</text:p>
          </table:table-cell>
          <table:table-cell office:value-type="float" office:value="11175" calcext:value-type="float">
            <text:p>11175</text:p>
          </table:table-cell>
          <table:table-cell office:value-type="float" office:value="15.672179" calcext:value-type="float">
            <text:p>15.672179</text:p>
          </table:table-cell>
          <table:table-cell table:formula="of:=([.D645]-[.D644])" office:value-type="float" office:value="0.0213389999999993" calcext:value-type="float">
            <text:p>0.021339</text:p>
          </table:table-cell>
          <table:table-cell/>
        </table:table-row>
        <table:table-row table:style-name="ro2">
          <table:table-cell table:style-name="ce7" office:value-type="float" office:value="923" calcext:value-type="float">
            <text:p>923</text:p>
          </table:table-cell>
          <table:table-cell office:value-type="float" office:value="733" calcext:value-type="float">
            <text:p>733</text:p>
          </table:table-cell>
          <table:table-cell office:value-type="float" office:value="11175" calcext:value-type="float">
            <text:p>11175</text:p>
          </table:table-cell>
          <table:table-cell office:value-type="float" office:value="15.691644" calcext:value-type="float">
            <text:p>15.691644</text:p>
          </table:table-cell>
          <table:table-cell table:formula="of:=([.D646]-[.D645])" office:value-type="float" office:value="0.0194650000000003" calcext:value-type="float">
            <text:p>0.019465</text:p>
          </table:table-cell>
          <table:table-cell/>
        </table:table-row>
        <table:table-row table:style-name="ro2">
          <table:table-cell table:style-name="ce7" office:value-type="float" office:value="925" calcext:value-type="float">
            <text:p>925</text:p>
          </table:table-cell>
          <table:table-cell office:value-type="float" office:value="734" calcext:value-type="float">
            <text:p>734</text:p>
          </table:table-cell>
          <table:table-cell office:value-type="float" office:value="11175" calcext:value-type="float">
            <text:p>11175</text:p>
          </table:table-cell>
          <table:table-cell office:value-type="float" office:value="15.713589" calcext:value-type="float">
            <text:p>15.713589</text:p>
          </table:table-cell>
          <table:table-cell table:formula="of:=([.D647]-[.D646])" office:value-type="float" office:value="0.0219450000000005" calcext:value-type="float">
            <text:p>0.021945</text:p>
          </table:table-cell>
          <table:table-cell/>
        </table:table-row>
        <table:table-row table:style-name="ro2">
          <table:table-cell table:style-name="ce7" office:value-type="float" office:value="926" calcext:value-type="float">
            <text:p>926</text:p>
          </table:table-cell>
          <table:table-cell office:value-type="float" office:value="735" calcext:value-type="float">
            <text:p>735</text:p>
          </table:table-cell>
          <table:table-cell office:value-type="float" office:value="11175" calcext:value-type="float">
            <text:p>11175</text:p>
          </table:table-cell>
          <table:table-cell office:value-type="float" office:value="15.754445" calcext:value-type="float">
            <text:p>15.754445</text:p>
          </table:table-cell>
          <table:table-cell table:formula="of:=([.D648]-[.D647])" office:value-type="float" office:value="0.0408559999999998" calcext:value-type="float">
            <text:p>0.040856</text:p>
          </table:table-cell>
          <table:table-cell/>
        </table:table-row>
        <table:table-row table:style-name="ro2">
          <table:table-cell table:style-name="ce7" office:value-type="float" office:value="927" calcext:value-type="float">
            <text:p>927</text:p>
          </table:table-cell>
          <table:table-cell office:value-type="float" office:value="736" calcext:value-type="float">
            <text:p>736</text:p>
          </table:table-cell>
          <table:table-cell office:value-type="float" office:value="11175" calcext:value-type="float">
            <text:p>11175</text:p>
          </table:table-cell>
          <table:table-cell office:value-type="float" office:value="15.774138" calcext:value-type="float">
            <text:p>15.774138</text:p>
          </table:table-cell>
          <table:table-cell table:formula="of:=([.D649]-[.D648])" office:value-type="float" office:value="0.0196930000000002" calcext:value-type="float">
            <text:p>0.019693</text:p>
          </table:table-cell>
          <table:table-cell/>
        </table:table-row>
        <table:table-row table:style-name="ro2">
          <table:table-cell table:style-name="ce7" office:value-type="float" office:value="928" calcext:value-type="float">
            <text:p>928</text:p>
          </table:table-cell>
          <table:table-cell office:value-type="float" office:value="737" calcext:value-type="float">
            <text:p>737</text:p>
          </table:table-cell>
          <table:table-cell office:value-type="float" office:value="11175" calcext:value-type="float">
            <text:p>11175</text:p>
          </table:table-cell>
          <table:table-cell office:value-type="float" office:value="15.794863" calcext:value-type="float">
            <text:p>15.794863</text:p>
          </table:table-cell>
          <table:table-cell table:formula="of:=([.D650]-[.D649])" office:value-type="float" office:value="0.0207249999999988" calcext:value-type="float">
            <text:p>0.020725</text:p>
          </table:table-cell>
          <table:table-cell/>
        </table:table-row>
        <table:table-row table:style-name="ro2">
          <table:table-cell table:style-name="ce7" office:value-type="float" office:value="929" calcext:value-type="float">
            <text:p>929</text:p>
          </table:table-cell>
          <table:table-cell office:value-type="float" office:value="738" calcext:value-type="float">
            <text:p>738</text:p>
          </table:table-cell>
          <table:table-cell office:value-type="float" office:value="11175" calcext:value-type="float">
            <text:p>11175</text:p>
          </table:table-cell>
          <table:table-cell office:value-type="float" office:value="15.815386" calcext:value-type="float">
            <text:p>15.815386</text:p>
          </table:table-cell>
          <table:table-cell table:formula="of:=([.D651]-[.D650])" office:value-type="float" office:value="0.0205230000000007" calcext:value-type="float">
            <text:p>0.020523</text:p>
          </table:table-cell>
          <table:table-cell/>
        </table:table-row>
        <table:table-row table:style-name="ro2">
          <table:table-cell table:style-name="ce7" office:value-type="float" office:value="930" calcext:value-type="float">
            <text:p>930</text:p>
          </table:table-cell>
          <table:table-cell office:value-type="float" office:value="739" calcext:value-type="float">
            <text:p>739</text:p>
          </table:table-cell>
          <table:table-cell office:value-type="float" office:value="11175" calcext:value-type="float">
            <text:p>11175</text:p>
          </table:table-cell>
          <table:table-cell office:value-type="float" office:value="15.836799" calcext:value-type="float">
            <text:p>15.836799</text:p>
          </table:table-cell>
          <table:table-cell table:formula="of:=([.D652]-[.D651])" office:value-type="float" office:value="0.021412999999999" calcext:value-type="float">
            <text:p>0.021413</text:p>
          </table:table-cell>
          <table:table-cell/>
        </table:table-row>
        <table:table-row table:style-name="ro2">
          <table:table-cell table:style-name="ce7" office:value-type="float" office:value="931" calcext:value-type="float">
            <text:p>931</text:p>
          </table:table-cell>
          <table:table-cell office:value-type="float" office:value="740" calcext:value-type="float">
            <text:p>740</text:p>
          </table:table-cell>
          <table:table-cell office:value-type="float" office:value="11175" calcext:value-type="float">
            <text:p>11175</text:p>
          </table:table-cell>
          <table:table-cell office:value-type="float" office:value="15.856565" calcext:value-type="float">
            <text:p>15.856565</text:p>
          </table:table-cell>
          <table:table-cell table:formula="of:=([.D653]-[.D652])" office:value-type="float" office:value="0.0197660000000006" calcext:value-type="float">
            <text:p>0.019766</text:p>
          </table:table-cell>
          <table:table-cell/>
        </table:table-row>
        <table:table-row table:style-name="ro2">
          <table:table-cell table:style-name="ce7" office:value-type="float" office:value="932" calcext:value-type="float">
            <text:p>932</text:p>
          </table:table-cell>
          <table:table-cell office:value-type="float" office:value="741" calcext:value-type="float">
            <text:p>741</text:p>
          </table:table-cell>
          <table:table-cell office:value-type="float" office:value="11175" calcext:value-type="float">
            <text:p>11175</text:p>
          </table:table-cell>
          <table:table-cell office:value-type="float" office:value="15.877568" calcext:value-type="float">
            <text:p>15.877568</text:p>
          </table:table-cell>
          <table:table-cell table:formula="of:=([.D654]-[.D653])" office:value-type="float" office:value="0.0210030000000003" calcext:value-type="float">
            <text:p>0.021003</text:p>
          </table:table-cell>
          <table:table-cell/>
        </table:table-row>
        <table:table-row table:style-name="ro2">
          <table:table-cell table:style-name="ce7" office:value-type="float" office:value="933" calcext:value-type="float">
            <text:p>933</text:p>
          </table:table-cell>
          <table:table-cell office:value-type="float" office:value="742" calcext:value-type="float">
            <text:p>742</text:p>
          </table:table-cell>
          <table:table-cell office:value-type="float" office:value="11175" calcext:value-type="float">
            <text:p>11175</text:p>
          </table:table-cell>
          <table:table-cell office:value-type="float" office:value="15.898788" calcext:value-type="float">
            <text:p>15.898788</text:p>
          </table:table-cell>
          <table:table-cell table:formula="of:=([.D655]-[.D654])" office:value-type="float" office:value="0.0212199999999996" calcext:value-type="float">
            <text:p>0.021220</text:p>
          </table:table-cell>
          <table:table-cell/>
        </table:table-row>
        <table:table-row table:style-name="ro2">
          <table:table-cell table:style-name="ce7" office:value-type="float" office:value="934" calcext:value-type="float">
            <text:p>934</text:p>
          </table:table-cell>
          <table:table-cell office:value-type="float" office:value="743" calcext:value-type="float">
            <text:p>743</text:p>
          </table:table-cell>
          <table:table-cell office:value-type="float" office:value="11175" calcext:value-type="float">
            <text:p>11175</text:p>
          </table:table-cell>
          <table:table-cell office:value-type="float" office:value="15.919869" calcext:value-type="float">
            <text:p>15.919869</text:p>
          </table:table-cell>
          <table:table-cell table:formula="of:=([.D656]-[.D655])" office:value-type="float" office:value="0.0210810000000006" calcext:value-type="float">
            <text:p>0.021081</text:p>
          </table:table-cell>
          <table:table-cell/>
        </table:table-row>
        <table:table-row table:style-name="ro2">
          <table:table-cell table:style-name="ce7" office:value-type="float" office:value="935" calcext:value-type="float">
            <text:p>935</text:p>
          </table:table-cell>
          <table:table-cell office:value-type="float" office:value="744" calcext:value-type="float">
            <text:p>744</text:p>
          </table:table-cell>
          <table:table-cell office:value-type="float" office:value="11175" calcext:value-type="float">
            <text:p>11175</text:p>
          </table:table-cell>
          <table:table-cell office:value-type="float" office:value="15.939477" calcext:value-type="float">
            <text:p>15.939477</text:p>
          </table:table-cell>
          <table:table-cell table:formula="of:=([.D657]-[.D656])" office:value-type="float" office:value="0.0196079999999998" calcext:value-type="float">
            <text:p>0.019608</text:p>
          </table:table-cell>
          <table:table-cell/>
        </table:table-row>
        <table:table-row table:style-name="ro2">
          <table:table-cell table:style-name="ce7" office:value-type="float" office:value="936" calcext:value-type="float">
            <text:p>936</text:p>
          </table:table-cell>
          <table:table-cell office:value-type="float" office:value="745" calcext:value-type="float">
            <text:p>745</text:p>
          </table:table-cell>
          <table:table-cell office:value-type="float" office:value="11175" calcext:value-type="float">
            <text:p>11175</text:p>
          </table:table-cell>
          <table:table-cell office:value-type="float" office:value="15.959584" calcext:value-type="float">
            <text:p>15.959584</text:p>
          </table:table-cell>
          <table:table-cell table:formula="of:=([.D658]-[.D657])" office:value-type="float" office:value="0.0201069999999994" calcext:value-type="float">
            <text:p>0.020107</text:p>
          </table:table-cell>
          <table:table-cell/>
        </table:table-row>
        <table:table-row table:style-name="ro2">
          <table:table-cell table:style-name="ce7" office:value-type="float" office:value="937" calcext:value-type="float">
            <text:p>937</text:p>
          </table:table-cell>
          <table:table-cell office:value-type="float" office:value="746" calcext:value-type="float">
            <text:p>746</text:p>
          </table:table-cell>
          <table:table-cell office:value-type="float" office:value="11175" calcext:value-type="float">
            <text:p>11175</text:p>
          </table:table-cell>
          <table:table-cell office:value-type="float" office:value="15.980584" calcext:value-type="float">
            <text:p>15.980584</text:p>
          </table:table-cell>
          <table:table-cell table:formula="of:=([.D659]-[.D658])" office:value-type="float" office:value="0.0210000000000008" calcext:value-type="float">
            <text:p>0.021000</text:p>
          </table:table-cell>
          <table:table-cell/>
        </table:table-row>
        <table:table-row table:style-name="ro2">
          <table:table-cell table:style-name="ce7" office:value-type="float" office:value="938" calcext:value-type="float">
            <text:p>938</text:p>
          </table:table-cell>
          <table:table-cell office:value-type="float" office:value="747" calcext:value-type="float">
            <text:p>747</text:p>
          </table:table-cell>
          <table:table-cell office:value-type="float" office:value="11175" calcext:value-type="float">
            <text:p>11175</text:p>
          </table:table-cell>
          <table:table-cell office:value-type="float" office:value="16.009918" calcext:value-type="float">
            <text:p>16.009918</text:p>
          </table:table-cell>
          <table:table-cell table:formula="of:=([.D660]-[.D659])" office:value-type="float" office:value="0.0293339999999986" calcext:value-type="float">
            <text:p>0.029334</text:p>
          </table:table-cell>
          <table:table-cell/>
        </table:table-row>
        <table:table-row table:style-name="ro2">
          <table:table-cell table:style-name="ce7" office:value-type="float" office:value="939" calcext:value-type="float">
            <text:p>939</text:p>
          </table:table-cell>
          <table:table-cell office:value-type="float" office:value="748" calcext:value-type="float">
            <text:p>748</text:p>
          </table:table-cell>
          <table:table-cell office:value-type="float" office:value="11175" calcext:value-type="float">
            <text:p>11175</text:p>
          </table:table-cell>
          <table:table-cell office:value-type="float" office:value="16.0351" calcext:value-type="float">
            <text:p>16.0351</text:p>
          </table:table-cell>
          <table:table-cell table:formula="of:=([.D661]-[.D660])" office:value-type="float" office:value="0.0251820000000009" calcext:value-type="float">
            <text:p>0.025182</text:p>
          </table:table-cell>
          <table:table-cell/>
        </table:table-row>
        <table:table-row table:style-name="ro2">
          <table:table-cell table:style-name="ce7" office:value-type="float" office:value="940" calcext:value-type="float">
            <text:p>940</text:p>
          </table:table-cell>
          <table:table-cell office:value-type="float" office:value="749" calcext:value-type="float">
            <text:p>749</text:p>
          </table:table-cell>
          <table:table-cell office:value-type="float" office:value="11175" calcext:value-type="float">
            <text:p>11175</text:p>
          </table:table-cell>
          <table:table-cell office:value-type="float" office:value="16.056469" calcext:value-type="float">
            <text:p>16.056469</text:p>
          </table:table-cell>
          <table:table-cell table:formula="of:=([.D662]-[.D661])" office:value-type="float" office:value="0.021369" calcext:value-type="float">
            <text:p>0.021369</text:p>
          </table:table-cell>
          <table:table-cell/>
        </table:table-row>
        <table:table-row table:style-name="ro2">
          <table:table-cell table:style-name="ce7" office:value-type="float" office:value="941" calcext:value-type="float">
            <text:p>941</text:p>
          </table:table-cell>
          <table:table-cell office:value-type="float" office:value="750" calcext:value-type="float">
            <text:p>750</text:p>
          </table:table-cell>
          <table:table-cell office:value-type="float" office:value="11175" calcext:value-type="float">
            <text:p>11175</text:p>
          </table:table-cell>
          <table:table-cell office:value-type="float" office:value="16.077987" calcext:value-type="float">
            <text:p>16.077987</text:p>
          </table:table-cell>
          <table:table-cell table:formula="of:=([.D663]-[.D662])" office:value-type="float" office:value="0.0215180000000004" calcext:value-type="float">
            <text:p>0.021518</text:p>
          </table:table-cell>
          <table:table-cell/>
        </table:table-row>
        <table:table-row table:style-name="ro2">
          <table:table-cell table:style-name="ce7" office:value-type="float" office:value="942" calcext:value-type="float">
            <text:p>942</text:p>
          </table:table-cell>
          <table:table-cell office:value-type="float" office:value="751" calcext:value-type="float">
            <text:p>751</text:p>
          </table:table-cell>
          <table:table-cell office:value-type="float" office:value="11175" calcext:value-type="float">
            <text:p>11175</text:p>
          </table:table-cell>
          <table:table-cell office:value-type="float" office:value="16.098723" calcext:value-type="float">
            <text:p>16.098723</text:p>
          </table:table-cell>
          <table:table-cell table:formula="of:=([.D664]-[.D663])" office:value-type="float" office:value="0.0207359999999994" calcext:value-type="float">
            <text:p>0.020736</text:p>
          </table:table-cell>
          <table:table-cell/>
        </table:table-row>
        <table:table-row table:style-name="ro2">
          <table:table-cell table:style-name="ce7" office:value-type="float" office:value="943" calcext:value-type="float">
            <text:p>943</text:p>
          </table:table-cell>
          <table:table-cell office:value-type="float" office:value="752" calcext:value-type="float">
            <text:p>752</text:p>
          </table:table-cell>
          <table:table-cell office:value-type="float" office:value="11175" calcext:value-type="float">
            <text:p>11175</text:p>
          </table:table-cell>
          <table:table-cell office:value-type="float" office:value="16.118275" calcext:value-type="float">
            <text:p>16.118275</text:p>
          </table:table-cell>
          <table:table-cell table:formula="of:=([.D665]-[.D664])" office:value-type="float" office:value="0.0195520000000009" calcext:value-type="float">
            <text:p>0.019552</text:p>
          </table:table-cell>
          <table:table-cell/>
        </table:table-row>
        <table:table-row table:style-name="ro2">
          <table:table-cell table:style-name="ce7" office:value-type="float" office:value="944" calcext:value-type="float">
            <text:p>944</text:p>
          </table:table-cell>
          <table:table-cell office:value-type="float" office:value="753" calcext:value-type="float">
            <text:p>753</text:p>
          </table:table-cell>
          <table:table-cell office:value-type="float" office:value="11175" calcext:value-type="float">
            <text:p>11175</text:p>
          </table:table-cell>
          <table:table-cell office:value-type="float" office:value="16.139191" calcext:value-type="float">
            <text:p>16.139191</text:p>
          </table:table-cell>
          <table:table-cell table:formula="of:=([.D666]-[.D665])" office:value-type="float" office:value="0.0209159999999997" calcext:value-type="float">
            <text:p>0.020916</text:p>
          </table:table-cell>
          <table:table-cell/>
        </table:table-row>
        <table:table-row table:style-name="ro2">
          <table:table-cell table:style-name="ce7" office:value-type="float" office:value="945" calcext:value-type="float">
            <text:p>945</text:p>
          </table:table-cell>
          <table:table-cell office:value-type="float" office:value="754" calcext:value-type="float">
            <text:p>754</text:p>
          </table:table-cell>
          <table:table-cell office:value-type="float" office:value="11175" calcext:value-type="float">
            <text:p>11175</text:p>
          </table:table-cell>
          <table:table-cell office:value-type="float" office:value="16.159219" calcext:value-type="float">
            <text:p>16.159219</text:p>
          </table:table-cell>
          <table:table-cell table:formula="of:=([.D667]-[.D666])" office:value-type="float" office:value="0.0200279999999999" calcext:value-type="float">
            <text:p>0.020028</text:p>
          </table:table-cell>
          <table:table-cell/>
        </table:table-row>
        <table:table-row table:style-name="ro2">
          <table:table-cell table:style-name="ce7" office:value-type="float" office:value="946" calcext:value-type="float">
            <text:p>946</text:p>
          </table:table-cell>
          <table:table-cell office:value-type="float" office:value="755" calcext:value-type="float">
            <text:p>755</text:p>
          </table:table-cell>
          <table:table-cell office:value-type="float" office:value="11175" calcext:value-type="float">
            <text:p>11175</text:p>
          </table:table-cell>
          <table:table-cell office:value-type="float" office:value="16.179786" calcext:value-type="float">
            <text:p>16.179786</text:p>
          </table:table-cell>
          <table:table-cell table:formula="of:=([.D668]-[.D667])" office:value-type="float" office:value="0.0205669999999998" calcext:value-type="float">
            <text:p>0.020567</text:p>
          </table:table-cell>
          <table:table-cell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1176" calcext:value-type="float">
            <text:p>11176</text:p>
          </table:table-cell>
          <table:table-cell office:value-type="float" office:value="20.864645" calcext:value-type="float">
            <text:p>20.864645</text:p>
          </table:table-cell>
          <table:table-cell table:number-columns-repeated="2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1176" calcext:value-type="float">
            <text:p>11176</text:p>
          </table:table-cell>
          <table:table-cell office:value-type="float" office:value="25.219036" calcext:value-type="float">
            <text:p>25.219036</text:p>
          </table:table-cell>
          <table:table-cell table:formula="of:=([.D670]-[.D669])" office:value-type="float" office:value="4.354391" calcext:value-type="float">
            <text:p>4.354391</text:p>
          </table:table-cell>
          <table:table-cell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11176" calcext:value-type="float">
            <text:p>11176</text:p>
          </table:table-cell>
          <table:table-cell office:value-type="float" office:value="25.238769" calcext:value-type="float">
            <text:p>25.238769</text:p>
          </table:table-cell>
          <table:table-cell table:formula="of:=([.D671]-[.D670])" office:value-type="float" office:value="0.0197330000000022" calcext:value-type="float">
            <text:p>0.019733</text:p>
          </table:table-cell>
          <table:table-cell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11176" calcext:value-type="float">
            <text:p>11176</text:p>
          </table:table-cell>
          <table:table-cell office:value-type="float" office:value="25.258488" calcext:value-type="float">
            <text:p>25.258488</text:p>
          </table:table-cell>
          <table:table-cell table:formula="of:=([.D672]-[.D671])" office:value-type="float" office:value="0.0197189999999985" calcext:value-type="float">
            <text:p>0.019719</text:p>
          </table:table-cell>
          <table:table-cell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1176" calcext:value-type="float">
            <text:p>11176</text:p>
          </table:table-cell>
          <table:table-cell office:value-type="float" office:value="25.276383" calcext:value-type="float">
            <text:p>25.276383</text:p>
          </table:table-cell>
          <table:table-cell table:formula="of:=([.D673]-[.D672])" office:value-type="float" office:value="0.0178949999999993" calcext:value-type="float">
            <text:p>0.017895</text:p>
          </table:table-cell>
          <table:table-cell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11176" calcext:value-type="float">
            <text:p>11176</text:p>
          </table:table-cell>
          <table:table-cell office:value-type="float" office:value="25.295472" calcext:value-type="float">
            <text:p>25.295472</text:p>
          </table:table-cell>
          <table:table-cell table:formula="of:=([.D674]-[.D673])" office:value-type="float" office:value="0.019089000000001" calcext:value-type="float">
            <text:p>0.019089</text:p>
          </table:table-cell>
          <table:table-cell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11176" calcext:value-type="float">
            <text:p>11176</text:p>
          </table:table-cell>
          <table:table-cell office:value-type="float" office:value="25.31584" calcext:value-type="float">
            <text:p>25.31584</text:p>
          </table:table-cell>
          <table:table-cell table:formula="of:=([.D675]-[.D674])" office:value-type="float" office:value="0.0203680000000013" calcext:value-type="float">
            <text:p>0.020368</text:p>
          </table:table-cell>
          <table:table-cell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1176" calcext:value-type="float">
            <text:p>11176</text:p>
          </table:table-cell>
          <table:table-cell office:value-type="float" office:value="25.334897" calcext:value-type="float">
            <text:p>25.334897</text:p>
          </table:table-cell>
          <table:table-cell table:formula="of:=([.D676]-[.D675])" office:value-type="float" office:value="0.0190570000000001" calcext:value-type="float">
            <text:p>0.019057</text:p>
          </table:table-cell>
          <table:table-cell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1176" calcext:value-type="float">
            <text:p>11176</text:p>
          </table:table-cell>
          <table:table-cell office:value-type="float" office:value="25.35408" calcext:value-type="float">
            <text:p>25.35408</text:p>
          </table:table-cell>
          <table:table-cell table:formula="of:=([.D677]-[.D676])" office:value-type="float" office:value="0.0191829999999982" calcext:value-type="float">
            <text:p>0.019183</text:p>
          </table:table-cell>
          <table:table-cell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11176" calcext:value-type="float">
            <text:p>11176</text:p>
          </table:table-cell>
          <table:table-cell office:value-type="float" office:value="25.373925" calcext:value-type="float">
            <text:p>25.373925</text:p>
          </table:table-cell>
          <table:table-cell table:formula="of:=([.D678]-[.D677])" office:value-type="float" office:value="0.0198450000000001" calcext:value-type="float">
            <text:p>0.019845</text:p>
          </table:table-cell>
          <table:table-cell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11176" calcext:value-type="float">
            <text:p>11176</text:p>
          </table:table-cell>
          <table:table-cell office:value-type="float" office:value="25.393131" calcext:value-type="float">
            <text:p>25.393131</text:p>
          </table:table-cell>
          <table:table-cell table:formula="of:=([.D679]-[.D678])" office:value-type="float" office:value="0.0192060000000005" calcext:value-type="float">
            <text:p>0.019206</text:p>
          </table:table-cell>
          <table:table-cell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11176" calcext:value-type="float">
            <text:p>11176</text:p>
          </table:table-cell>
          <table:table-cell office:value-type="float" office:value="25.412002" calcext:value-type="float">
            <text:p>25.412002</text:p>
          </table:table-cell>
          <table:table-cell table:formula="of:=([.D680]-[.D679])" office:value-type="float" office:value="0.0188710000000007" calcext:value-type="float">
            <text:p>0.018871</text:p>
          </table:table-cell>
          <table:table-cell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1176" calcext:value-type="float">
            <text:p>11176</text:p>
          </table:table-cell>
          <table:table-cell office:value-type="float" office:value="25.431007" calcext:value-type="float">
            <text:p>25.431007</text:p>
          </table:table-cell>
          <table:table-cell table:formula="of:=([.D681]-[.D680])" office:value-type="float" office:value="0.0190049999999999" calcext:value-type="float">
            <text:p>0.019005</text:p>
          </table:table-cell>
          <table:table-cell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11176" calcext:value-type="float">
            <text:p>11176</text:p>
          </table:table-cell>
          <table:table-cell office:value-type="float" office:value="25.450088" calcext:value-type="float">
            <text:p>25.450088</text:p>
          </table:table-cell>
          <table:table-cell table:formula="of:=([.D682]-[.D681])" office:value-type="float" office:value="0.0190809999999999" calcext:value-type="float">
            <text:p>0.019081</text:p>
          </table:table-cell>
          <table:table-cell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float" office:value="11176" calcext:value-type="float">
            <text:p>11176</text:p>
          </table:table-cell>
          <table:table-cell office:value-type="float" office:value="25.470055" calcext:value-type="float">
            <text:p>25.470055</text:p>
          </table:table-cell>
          <table:table-cell table:formula="of:=([.D683]-[.D682])" office:value-type="float" office:value="0.0199669999999976" calcext:value-type="float">
            <text:p>0.019967</text:p>
          </table:table-cell>
          <table:table-cell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1176" calcext:value-type="float">
            <text:p>11176</text:p>
          </table:table-cell>
          <table:table-cell office:value-type="float" office:value="25.497641" calcext:value-type="float">
            <text:p>25.497641</text:p>
          </table:table-cell>
          <table:table-cell table:formula="of:=([.D684]-[.D683])" office:value-type="float" office:value="0.027586000000003" calcext:value-type="float">
            <text:p>0.027586</text:p>
          </table:table-cell>
          <table:table-cell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office:value-type="float" office:value="184" calcext:value-type="float">
            <text:p>184</text:p>
          </table:table-cell>
          <table:table-cell office:value-type="float" office:value="11176" calcext:value-type="float">
            <text:p>11176</text:p>
          </table:table-cell>
          <table:table-cell office:value-type="float" office:value="25.516493" calcext:value-type="float">
            <text:p>25.516493</text:p>
          </table:table-cell>
          <table:table-cell table:formula="of:=([.D685]-[.D684])" office:value-type="float" office:value="0.018851999999999" calcext:value-type="float">
            <text:p>0.018852</text:p>
          </table:table-cell>
          <table:table-cell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11176" calcext:value-type="float">
            <text:p>11176</text:p>
          </table:table-cell>
          <table:table-cell office:value-type="float" office:value="25.535808" calcext:value-type="float">
            <text:p>25.535808</text:p>
          </table:table-cell>
          <table:table-cell table:formula="of:=([.D686]-[.D685])" office:value-type="float" office:value="0.0193149999999989" calcext:value-type="float">
            <text:p>0.019315</text:p>
          </table:table-cell>
          <table:table-cell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1176" calcext:value-type="float">
            <text:p>11176</text:p>
          </table:table-cell>
          <table:table-cell office:value-type="float" office:value="25.555494" calcext:value-type="float">
            <text:p>25.555494</text:p>
          </table:table-cell>
          <table:table-cell table:formula="of:=([.D687]-[.D686])" office:value-type="float" office:value="0.0196860000000001" calcext:value-type="float">
            <text:p>0.019686</text:p>
          </table:table-cell>
          <table:table-cell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office:value-type="float" office:value="11176" calcext:value-type="float">
            <text:p>11176</text:p>
          </table:table-cell>
          <table:table-cell office:value-type="float" office:value="25.574934" calcext:value-type="float">
            <text:p>25.574934</text:p>
          </table:table-cell>
          <table:table-cell table:formula="of:=([.D688]-[.D687])" office:value-type="float" office:value="0.0194399999999995" calcext:value-type="float">
            <text:p>0.019440</text:p>
          </table:table-cell>
          <table:table-cell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11176" calcext:value-type="float">
            <text:p>11176</text:p>
          </table:table-cell>
          <table:table-cell office:value-type="float" office:value="25.59268" calcext:value-type="float">
            <text:p>25.59268</text:p>
          </table:table-cell>
          <table:table-cell table:formula="of:=([.D689]-[.D688])" office:value-type="float" office:value="0.0177460000000025" calcext:value-type="float">
            <text:p>0.017746</text:p>
          </table:table-cell>
          <table:table-cell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11176" calcext:value-type="float">
            <text:p>11176</text:p>
          </table:table-cell>
          <table:table-cell office:value-type="float" office:value="25.611942" calcext:value-type="float">
            <text:p>25.611942</text:p>
          </table:table-cell>
          <table:table-cell table:formula="of:=([.D690]-[.D689])" office:value-type="float" office:value="0.0192619999999977" calcext:value-type="float">
            <text:p>0.019262</text:p>
          </table:table-cell>
          <table:table-cell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1176" calcext:value-type="float">
            <text:p>11176</text:p>
          </table:table-cell>
          <table:table-cell office:value-type="float" office:value="25.6324" calcext:value-type="float">
            <text:p>25.6324</text:p>
          </table:table-cell>
          <table:table-cell table:formula="of:=([.D691]-[.D690])" office:value-type="float" office:value="0.0204580000000014" calcext:value-type="float">
            <text:p>0.020458</text:p>
          </table:table-cell>
          <table:table-cell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office:value-type="float" office:value="191" calcext:value-type="float">
            <text:p>191</text:p>
          </table:table-cell>
          <table:table-cell office:value-type="float" office:value="11176" calcext:value-type="float">
            <text:p>11176</text:p>
          </table:table-cell>
          <table:table-cell office:value-type="float" office:value="25.651646" calcext:value-type="float">
            <text:p>25.651646</text:p>
          </table:table-cell>
          <table:table-cell table:formula="of:=([.D692]-[.D691])" office:value-type="float" office:value="0.019245999999999" calcext:value-type="float">
            <text:p>0.019246</text:p>
          </table:table-cell>
          <table:table-cell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office:value-type="float" office:value="11176" calcext:value-type="float">
            <text:p>11176</text:p>
          </table:table-cell>
          <table:table-cell office:value-type="float" office:value="25.670652" calcext:value-type="float">
            <text:p>25.670652</text:p>
          </table:table-cell>
          <table:table-cell table:formula="of:=([.D693]-[.D692])" office:value-type="float" office:value="0.019006000000001" calcext:value-type="float">
            <text:p>0.019006</text:p>
          </table:table-cell>
          <table:table-cell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1176" calcext:value-type="float">
            <text:p>11176</text:p>
          </table:table-cell>
          <table:table-cell office:value-type="float" office:value="25.690393" calcext:value-type="float">
            <text:p>25.690393</text:p>
          </table:table-cell>
          <table:table-cell table:formula="of:=([.D694]-[.D693])" office:value-type="float" office:value="0.0197409999999998" calcext:value-type="float">
            <text:p>0.019741</text:p>
          </table:table-cell>
          <table:table-cell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office:value-type="float" office:value="194" calcext:value-type="float">
            <text:p>194</text:p>
          </table:table-cell>
          <table:table-cell office:value-type="float" office:value="11176" calcext:value-type="float">
            <text:p>11176</text:p>
          </table:table-cell>
          <table:table-cell office:value-type="float" office:value="25.709551" calcext:value-type="float">
            <text:p>25.709551</text:p>
          </table:table-cell>
          <table:table-cell table:formula="of:=([.D695]-[.D694])" office:value-type="float" office:value="0.0191580000000009" calcext:value-type="float">
            <text:p>0.019158</text:p>
          </table:table-cell>
          <table:table-cell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1176" calcext:value-type="float">
            <text:p>11176</text:p>
          </table:table-cell>
          <table:table-cell office:value-type="float" office:value="25.728463" calcext:value-type="float">
            <text:p>25.728463</text:p>
          </table:table-cell>
          <table:table-cell table:formula="of:=([.D696]-[.D695])" office:value-type="float" office:value="0.0189120000000003" calcext:value-type="float">
            <text:p>0.018912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office:value-type="float" office:value="11176" calcext:value-type="float">
            <text:p>11176</text:p>
          </table:table-cell>
          <table:table-cell office:value-type="float" office:value="25.747427" calcext:value-type="float">
            <text:p>25.747427</text:p>
          </table:table-cell>
          <table:table-cell table:formula="of:=([.D697]-[.D696])" office:value-type="float" office:value="0.0189639999999969" calcext:value-type="float">
            <text:p>0.018964</text:p>
          </table:table-cell>
          <table:table-cell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office:value-type="float" office:value="197" calcext:value-type="float">
            <text:p>197</text:p>
          </table:table-cell>
          <table:table-cell office:value-type="float" office:value="11176" calcext:value-type="float">
            <text:p>11176</text:p>
          </table:table-cell>
          <table:table-cell office:value-type="float" office:value="28.067073" calcext:value-type="float">
            <text:p>28.067073</text:p>
          </table:table-cell>
          <table:table-cell table:formula="of:=([.D698]-[.D697])" office:value-type="float" office:value="2.319646" calcext:value-type="float">
            <text:p>2.319646</text:p>
          </table:table-cell>
          <table:table-cell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1176" calcext:value-type="float">
            <text:p>11176</text:p>
          </table:table-cell>
          <table:table-cell office:value-type="float" office:value="28.089029" calcext:value-type="float">
            <text:p>28.089029</text:p>
          </table:table-cell>
          <table:table-cell table:formula="of:=([.D699]-[.D698])" office:value-type="float" office:value="0.0219559999999994" calcext:value-type="float">
            <text:p>0.021956</text:p>
          </table:table-cell>
          <table:table-cell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office:value-type="float" office:value="199" calcext:value-type="float">
            <text:p>199</text:p>
          </table:table-cell>
          <table:table-cell office:value-type="float" office:value="11176" calcext:value-type="float">
            <text:p>11176</text:p>
          </table:table-cell>
          <table:table-cell office:value-type="float" office:value="28.110269" calcext:value-type="float">
            <text:p>28.110269</text:p>
          </table:table-cell>
          <table:table-cell table:formula="of:=([.D700]-[.D699])" office:value-type="float" office:value="0.0212399999999988" calcext:value-type="float">
            <text:p>0.021240</text:p>
          </table:table-cell>
          <table:table-cell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1176" calcext:value-type="float">
            <text:p>11176</text:p>
          </table:table-cell>
          <table:table-cell office:value-type="float" office:value="28.131843" calcext:value-type="float">
            <text:p>28.131843</text:p>
          </table:table-cell>
          <table:table-cell table:formula="of:=([.D701]-[.D700])" office:value-type="float" office:value="0.0215740000000011" calcext:value-type="float">
            <text:p>0.021574</text:p>
          </table:table-cell>
          <table:table-cell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11176" calcext:value-type="float">
            <text:p>11176</text:p>
          </table:table-cell>
          <table:table-cell office:value-type="float" office:value="28.15385" calcext:value-type="float">
            <text:p>28.15385</text:p>
          </table:table-cell>
          <table:table-cell table:formula="of:=([.D702]-[.D701])" office:value-type="float" office:value="0.0220069999999986" calcext:value-type="float">
            <text:p>0.022007</text:p>
          </table:table-cell>
          <table:table-cell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office:value-type="float" office:value="202" calcext:value-type="float">
            <text:p>202</text:p>
          </table:table-cell>
          <table:table-cell office:value-type="float" office:value="11176" calcext:value-type="float">
            <text:p>11176</text:p>
          </table:table-cell>
          <table:table-cell office:value-type="float" office:value="28.175414" calcext:value-type="float">
            <text:p>28.175414</text:p>
          </table:table-cell>
          <table:table-cell table:formula="of:=([.D703]-[.D702])" office:value-type="float" office:value="0.0215640000000015" calcext:value-type="float">
            <text:p>0.021564</text:p>
          </table:table-cell>
          <table:table-cell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office:value-type="float" office:value="203" calcext:value-type="float">
            <text:p>203</text:p>
          </table:table-cell>
          <table:table-cell office:value-type="float" office:value="11176" calcext:value-type="float">
            <text:p>11176</text:p>
          </table:table-cell>
          <table:table-cell office:value-type="float" office:value="28.19768" calcext:value-type="float">
            <text:p>28.19768</text:p>
          </table:table-cell>
          <table:table-cell table:formula="of:=([.D704]-[.D703])" office:value-type="float" office:value="0.0222659999999983" calcext:value-type="float">
            <text:p>0.022266</text:p>
          </table:table-cell>
          <table:table-cell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11176" calcext:value-type="float">
            <text:p>11176</text:p>
          </table:table-cell>
          <table:table-cell office:value-type="float" office:value="29.21622" calcext:value-type="float">
            <text:p>29.21622</text:p>
          </table:table-cell>
          <table:table-cell table:formula="of:=([.D705]-[.D704])" office:value-type="float" office:value="1.01854" calcext:value-type="float">
            <text:p>1.018540</text:p>
          </table:table-cell>
          <table:table-cell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11176" calcext:value-type="float">
            <text:p>11176</text:p>
          </table:table-cell>
          <table:table-cell office:value-type="float" office:value="29.247464" calcext:value-type="float">
            <text:p>29.247464</text:p>
          </table:table-cell>
          <table:table-cell table:formula="of:=([.D706]-[.D705])" office:value-type="float" office:value="0.0312440000000009" calcext:value-type="float">
            <text:p>0.031244</text:p>
          </table:table-cell>
          <table:table-cell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float" office:value="11176" calcext:value-type="float">
            <text:p>11176</text:p>
          </table:table-cell>
          <table:table-cell office:value-type="float" office:value="29.268034" calcext:value-type="float">
            <text:p>29.268034</text:p>
          </table:table-cell>
          <table:table-cell table:formula="of:=([.D707]-[.D706])" office:value-type="float" office:value="0.0205699999999993" calcext:value-type="float">
            <text:p>0.020570</text:p>
          </table:table-cell>
          <table:table-cell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office:value-type="float" office:value="11176" calcext:value-type="float">
            <text:p>11176</text:p>
          </table:table-cell>
          <table:table-cell office:value-type="float" office:value="29.28882" calcext:value-type="float">
            <text:p>29.28882</text:p>
          </table:table-cell>
          <table:table-cell table:formula="of:=([.D708]-[.D707])" office:value-type="float" office:value="0.0207860000000011" calcext:value-type="float">
            <text:p>0.020786</text:p>
          </table:table-cell>
          <table:table-cell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office:value-type="float" office:value="11176" calcext:value-type="float">
            <text:p>11176</text:p>
          </table:table-cell>
          <table:table-cell office:value-type="float" office:value="29.316608" calcext:value-type="float">
            <text:p>29.316608</text:p>
          </table:table-cell>
          <table:table-cell table:formula="of:=([.D709]-[.D708])" office:value-type="float" office:value="0.0277879999999975" calcext:value-type="float">
            <text:p>0.027788</text:p>
          </table:table-cell>
          <table:table-cell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11176" calcext:value-type="float">
            <text:p>11176</text:p>
          </table:table-cell>
          <table:table-cell office:value-type="float" office:value="29.338731" calcext:value-type="float">
            <text:p>29.338731</text:p>
          </table:table-cell>
          <table:table-cell table:formula="of:=([.D710]-[.D709])" office:value-type="float" office:value="0.0221230000000006" calcext:value-type="float">
            <text:p>0.022123</text:p>
          </table:table-cell>
          <table:table-cell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11176" calcext:value-type="float">
            <text:p>11176</text:p>
          </table:table-cell>
          <table:table-cell office:value-type="float" office:value="29.359428" calcext:value-type="float">
            <text:p>29.359428</text:p>
          </table:table-cell>
          <table:table-cell table:formula="of:=([.D711]-[.D710])" office:value-type="float" office:value="0.020697000000002" calcext:value-type="float">
            <text:p>0.020697</text:p>
          </table:table-cell>
          <table:table-cell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11176" calcext:value-type="float">
            <text:p>11176</text:p>
          </table:table-cell>
          <table:table-cell office:value-type="float" office:value="29.379216" calcext:value-type="float">
            <text:p>29.379216</text:p>
          </table:table-cell>
          <table:table-cell table:formula="of:=([.D712]-[.D711])" office:value-type="float" office:value="0.0197879999999984" calcext:value-type="float">
            <text:p>0.019788</text:p>
          </table:table-cell>
          <table:table-cell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float" office:value="11176" calcext:value-type="float">
            <text:p>11176</text:p>
          </table:table-cell>
          <table:table-cell office:value-type="float" office:value="29.398945" calcext:value-type="float">
            <text:p>29.398945</text:p>
          </table:table-cell>
          <table:table-cell table:formula="of:=([.D713]-[.D712])" office:value-type="float" office:value="0.0197290000000017" calcext:value-type="float">
            <text:p>0.019729</text:p>
          </table:table-cell>
          <table:table-cell/>
        </table:table-row>
        <table:table-row table:style-name="ro2">
          <table:table-cell table:style-name="ce7"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office:value-type="float" office:value="11176" calcext:value-type="float">
            <text:p>11176</text:p>
          </table:table-cell>
          <table:table-cell office:value-type="float" office:value="29.420441" calcext:value-type="float">
            <text:p>29.420441</text:p>
          </table:table-cell>
          <table:table-cell table:formula="of:=([.D714]-[.D713])" office:value-type="float" office:value="0.0214959999999991" calcext:value-type="float">
            <text:p>0.021496</text:p>
          </table:table-cell>
          <table:table-cell/>
        </table:table-row>
        <table:table-row table:style-name="ro2">
          <table:table-cell table:style-name="ce7"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11176" calcext:value-type="float">
            <text:p>11176</text:p>
          </table:table-cell>
          <table:table-cell office:value-type="float" office:value="29.441235" calcext:value-type="float">
            <text:p>29.441235</text:p>
          </table:table-cell>
          <table:table-cell table:formula="of:=([.D715]-[.D714])" office:value-type="float" office:value="0.0207939999999986" calcext:value-type="float">
            <text:p>0.020794</text:p>
          </table:table-cell>
          <table:table-cell/>
        </table:table-row>
        <table:table-row table:style-name="ro2">
          <table:table-cell table:style-name="ce7" office:value-type="float" office:value="147" calcext:value-type="float">
            <text:p>147</text:p>
          </table:table-cell>
          <table:table-cell office:value-type="float" office:value="215" calcext:value-type="float">
            <text:p>215</text:p>
          </table:table-cell>
          <table:table-cell office:value-type="float" office:value="11176" calcext:value-type="float">
            <text:p>11176</text:p>
          </table:table-cell>
          <table:table-cell office:value-type="float" office:value="29.460603" calcext:value-type="float">
            <text:p>29.460603</text:p>
          </table:table-cell>
          <table:table-cell table:formula="of:=([.D716]-[.D715])" office:value-type="float" office:value="0.0193680000000001" calcext:value-type="float">
            <text:p>0.019368</text:p>
          </table:table-cell>
          <table:table-cell/>
        </table:table-row>
        <table:table-row table:style-name="ro2">
          <table:table-cell table:style-name="ce7"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  <table:table-cell office:value-type="float" office:value="11176" calcext:value-type="float">
            <text:p>11176</text:p>
          </table:table-cell>
          <table:table-cell office:value-type="float" office:value="29.481299" calcext:value-type="float">
            <text:p>29.481299</text:p>
          </table:table-cell>
          <table:table-cell table:formula="of:=([.D717]-[.D716])" office:value-type="float" office:value="0.0206960000000009" calcext:value-type="float">
            <text:p>0.020696</text:p>
          </table:table-cell>
          <table:table-cell/>
        </table:table-row>
        <table:table-row table:style-name="ro2">
          <table:table-cell table:style-name="ce7" office:value-type="float" office:value="149" calcext:value-type="float">
            <text:p>149</text:p>
          </table:table-cell>
          <table:table-cell office:value-type="float" office:value="217" calcext:value-type="float">
            <text:p>217</text:p>
          </table:table-cell>
          <table:table-cell office:value-type="float" office:value="11176" calcext:value-type="float">
            <text:p>11176</text:p>
          </table:table-cell>
          <table:table-cell office:value-type="float" office:value="29.50201" calcext:value-type="float">
            <text:p>29.50201</text:p>
          </table:table-cell>
          <table:table-cell table:formula="of:=([.D718]-[.D717])" office:value-type="float" office:value="0.0207109999999986" calcext:value-type="float">
            <text:p>0.020711</text:p>
          </table:table-cell>
          <table:table-cell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office:value-type="float" office:value="218" calcext:value-type="float">
            <text:p>218</text:p>
          </table:table-cell>
          <table:table-cell office:value-type="float" office:value="11176" calcext:value-type="float">
            <text:p>11176</text:p>
          </table:table-cell>
          <table:table-cell office:value-type="float" office:value="29.522002" calcext:value-type="float">
            <text:p>29.522002</text:p>
          </table:table-cell>
          <table:table-cell table:formula="of:=([.D719]-[.D718])" office:value-type="float" office:value="0.019992000000002" calcext:value-type="float">
            <text:p>0.019992</text:p>
          </table:table-cell>
          <table:table-cell/>
        </table:table-row>
        <table:table-row table:style-name="ro2">
          <table:table-cell table:style-name="ce7" office:value-type="float" office:value="151" calcext:value-type="float">
            <text:p>151</text:p>
          </table:table-cell>
          <table:table-cell office:value-type="float" office:value="219" calcext:value-type="float">
            <text:p>219</text:p>
          </table:table-cell>
          <table:table-cell office:value-type="float" office:value="11176" calcext:value-type="float">
            <text:p>11176</text:p>
          </table:table-cell>
          <table:table-cell office:value-type="float" office:value="29.541575" calcext:value-type="float">
            <text:p>29.541575</text:p>
          </table:table-cell>
          <table:table-cell table:formula="of:=([.D720]-[.D719])" office:value-type="float" office:value="0.0195730000000012" calcext:value-type="float">
            <text:p>0.019573</text:p>
          </table:table-cell>
          <table:table-cell/>
        </table:table-row>
        <table:table-row table:style-name="ro2">
          <table:table-cell table:style-name="ce7" office:value-type="float" office:value="152" calcext:value-type="float">
            <text:p>152</text:p>
          </table:table-cell>
          <table:table-cell office:value-type="float" office:value="220" calcext:value-type="float">
            <text:p>220</text:p>
          </table:table-cell>
          <table:table-cell office:value-type="float" office:value="11176" calcext:value-type="float">
            <text:p>11176</text:p>
          </table:table-cell>
          <table:table-cell office:value-type="float" office:value="29.561852" calcext:value-type="float">
            <text:p>29.561852</text:p>
          </table:table-cell>
          <table:table-cell table:formula="of:=([.D721]-[.D720])" office:value-type="float" office:value="0.0202770000000001" calcext:value-type="float">
            <text:p>0.020277</text:p>
          </table:table-cell>
          <table:table-cell/>
        </table:table-row>
        <table:table-row table:style-name="ro2">
          <table:table-cell table:style-name="ce7" office:value-type="float" office:value="153" calcext:value-type="float">
            <text:p>153</text:p>
          </table:table-cell>
          <table:table-cell office:value-type="float" office:value="221" calcext:value-type="float">
            <text:p>221</text:p>
          </table:table-cell>
          <table:table-cell office:value-type="float" office:value="11176" calcext:value-type="float">
            <text:p>11176</text:p>
          </table:table-cell>
          <table:table-cell office:value-type="float" office:value="29.583087" calcext:value-type="float">
            <text:p>29.583087</text:p>
          </table:table-cell>
          <table:table-cell table:formula="of:=([.D722]-[.D721])" office:value-type="float" office:value="0.0212349999999972" calcext:value-type="float">
            <text:p>0.021235</text:p>
          </table:table-cell>
          <table:table-cell/>
        </table:table-row>
        <table:table-row table:style-name="ro2">
          <table:table-cell table:style-name="ce7" office:value-type="float" office:value="154" calcext:value-type="float">
            <text:p>154</text:p>
          </table:table-cell>
          <table:table-cell office:value-type="float" office:value="222" calcext:value-type="float">
            <text:p>222</text:p>
          </table:table-cell>
          <table:table-cell office:value-type="float" office:value="11176" calcext:value-type="float">
            <text:p>11176</text:p>
          </table:table-cell>
          <table:table-cell office:value-type="float" office:value="29.603492" calcext:value-type="float">
            <text:p>29.603492</text:p>
          </table:table-cell>
          <table:table-cell table:formula="of:=([.D723]-[.D722])" office:value-type="float" office:value="0.0204050000000002" calcext:value-type="float">
            <text:p>0.020405</text:p>
          </table:table-cell>
          <table:table-cell/>
        </table:table-row>
        <table:table-row table:style-name="ro2">
          <table:table-cell table:style-name="ce7" office:value-type="float" office:value="155" calcext:value-type="float">
            <text:p>155</text:p>
          </table:table-cell>
          <table:table-cell office:value-type="float" office:value="223" calcext:value-type="float">
            <text:p>223</text:p>
          </table:table-cell>
          <table:table-cell office:value-type="float" office:value="11176" calcext:value-type="float">
            <text:p>11176</text:p>
          </table:table-cell>
          <table:table-cell office:value-type="float" office:value="29.623982" calcext:value-type="float">
            <text:p>29.623982</text:p>
          </table:table-cell>
          <table:table-cell table:formula="of:=([.D724]-[.D723])" office:value-type="float" office:value="0.0204900000000023" calcext:value-type="float">
            <text:p>0.020490</text:p>
          </table:table-cell>
          <table:table-cell/>
        </table:table-row>
        <table:table-row table:style-name="ro2">
          <table:table-cell table:style-name="ce7"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11176" calcext:value-type="float">
            <text:p>11176</text:p>
          </table:table-cell>
          <table:table-cell office:value-type="float" office:value="29.644226" calcext:value-type="float">
            <text:p>29.644226</text:p>
          </table:table-cell>
          <table:table-cell table:formula="of:=([.D725]-[.D724])" office:value-type="float" office:value="0.0202439999999982" calcext:value-type="float">
            <text:p>0.020244</text:p>
          </table:table-cell>
          <table:table-cell/>
        </table:table-row>
        <table:table-row table:style-name="ro2">
          <table:table-cell table:style-name="ce7"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  <table:table-cell office:value-type="float" office:value="11176" calcext:value-type="float">
            <text:p>11176</text:p>
          </table:table-cell>
          <table:table-cell office:value-type="float" office:value="29.664412" calcext:value-type="float">
            <text:p>29.664412</text:p>
          </table:table-cell>
          <table:table-cell table:formula="of:=([.D726]-[.D725])" office:value-type="float" office:value="0.0201859999999989" calcext:value-type="float">
            <text:p>0.020186</text:p>
          </table:table-cell>
          <table:table-cell/>
        </table:table-row>
        <table:table-row table:style-name="ro2">
          <table:table-cell table:style-name="ce7" office:value-type="float" office:value="158" calcext:value-type="float">
            <text:p>158</text:p>
          </table:table-cell>
          <table:table-cell office:value-type="float" office:value="226" calcext:value-type="float">
            <text:p>226</text:p>
          </table:table-cell>
          <table:table-cell office:value-type="float" office:value="11176" calcext:value-type="float">
            <text:p>11176</text:p>
          </table:table-cell>
          <table:table-cell office:value-type="float" office:value="29.684911" calcext:value-type="float">
            <text:p>29.684911</text:p>
          </table:table-cell>
          <table:table-cell table:formula="of:=([.D727]-[.D726])" office:value-type="float" office:value="0.0204990000000009" calcext:value-type="float">
            <text:p>0.020499</text:p>
          </table:table-cell>
          <table:table-cell/>
        </table:table-row>
        <table:table-row table:style-name="ro2">
          <table:table-cell table:style-name="ce7" office:value-type="float" office:value="159" calcext:value-type="float">
            <text:p>159</text:p>
          </table:table-cell>
          <table:table-cell office:value-type="float" office:value="227" calcext:value-type="float">
            <text:p>227</text:p>
          </table:table-cell>
          <table:table-cell office:value-type="float" office:value="11176" calcext:value-type="float">
            <text:p>11176</text:p>
          </table:table-cell>
          <table:table-cell office:value-type="float" office:value="29.704739" calcext:value-type="float">
            <text:p>29.704739</text:p>
          </table:table-cell>
          <table:table-cell table:formula="of:=([.D728]-[.D727])" office:value-type="float" office:value="0.0198280000000004" calcext:value-type="float">
            <text:p>0.019828</text:p>
          </table:table-cell>
          <table:table-cell/>
        </table:table-row>
        <table:table-row table:style-name="ro2">
          <table:table-cell table:style-name="ce7" office:value-type="float" office:value="160" calcext:value-type="float">
            <text:p>160</text:p>
          </table:table-cell>
          <table:table-cell office:value-type="float" office:value="228" calcext:value-type="float">
            <text:p>228</text:p>
          </table:table-cell>
          <table:table-cell office:value-type="float" office:value="11176" calcext:value-type="float">
            <text:p>11176</text:p>
          </table:table-cell>
          <table:table-cell office:value-type="float" office:value="29.724466" calcext:value-type="float">
            <text:p>29.724466</text:p>
          </table:table-cell>
          <table:table-cell table:formula="of:=([.D729]-[.D728])" office:value-type="float" office:value="0.0197269999999996" calcext:value-type="float">
            <text:p>0.019727</text:p>
          </table:table-cell>
          <table:table-cell/>
        </table:table-row>
        <table:table-row table:style-name="ro2">
          <table:table-cell table:style-name="ce7" office:value-type="float" office:value="161" calcext:value-type="float">
            <text:p>161</text:p>
          </table:table-cell>
          <table:table-cell office:value-type="float" office:value="229" calcext:value-type="float">
            <text:p>229</text:p>
          </table:table-cell>
          <table:table-cell office:value-type="float" office:value="11176" calcext:value-type="float">
            <text:p>11176</text:p>
          </table:table-cell>
          <table:table-cell office:value-type="float" office:value="29.745987" calcext:value-type="float">
            <text:p>29.745987</text:p>
          </table:table-cell>
          <table:table-cell table:formula="of:=([.D730]-[.D729])" office:value-type="float" office:value="0.0215209999999999" calcext:value-type="float">
            <text:p>0.021521</text:p>
          </table:table-cell>
          <table:table-cell/>
        </table:table-row>
        <table:table-row table:style-name="ro2">
          <table:table-cell table:style-name="ce7" office:value-type="float" office:value="162" calcext:value-type="float">
            <text:p>162</text:p>
          </table:table-cell>
          <table:table-cell office:value-type="float" office:value="230" calcext:value-type="float">
            <text:p>230</text:p>
          </table:table-cell>
          <table:table-cell office:value-type="float" office:value="11176" calcext:value-type="float">
            <text:p>11176</text:p>
          </table:table-cell>
          <table:table-cell office:value-type="float" office:value="29.766828" calcext:value-type="float">
            <text:p>29.766828</text:p>
          </table:table-cell>
          <table:table-cell table:formula="of:=([.D731]-[.D730])" office:value-type="float" office:value="0.0208410000000008" calcext:value-type="float">
            <text:p>0.020841</text:p>
          </table:table-cell>
          <table:table-cell/>
        </table:table-row>
        <table:table-row table:style-name="ro2">
          <table:table-cell table:style-name="ce7" office:value-type="float" office:value="163" calcext:value-type="float">
            <text:p>163</text:p>
          </table:table-cell>
          <table:table-cell office:value-type="float" office:value="231" calcext:value-type="float">
            <text:p>231</text:p>
          </table:table-cell>
          <table:table-cell office:value-type="float" office:value="11176" calcext:value-type="float">
            <text:p>11176</text:p>
          </table:table-cell>
          <table:table-cell office:value-type="float" office:value="29.78625" calcext:value-type="float">
            <text:p>29.78625</text:p>
          </table:table-cell>
          <table:table-cell table:formula="of:=([.D732]-[.D731])" office:value-type="float" office:value="0.0194219999999987" calcext:value-type="float">
            <text:p>0.019422</text:p>
          </table:table-cell>
          <table:table-cell/>
        </table:table-row>
        <table:table-row table:style-name="ro2">
          <table:table-cell table:style-name="ce7"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1176" calcext:value-type="float">
            <text:p>11176</text:p>
          </table:table-cell>
          <table:table-cell office:value-type="float" office:value="29.807038" calcext:value-type="float">
            <text:p>29.807038</text:p>
          </table:table-cell>
          <table:table-cell table:formula="of:=([.D733]-[.D732])" office:value-type="float" office:value="0.0207879999999996" calcext:value-type="float">
            <text:p>0.020788</text:p>
          </table:table-cell>
          <table:table-cell/>
        </table:table-row>
        <table:table-row table:style-name="ro2">
          <table:table-cell table:style-name="ce7"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11176" calcext:value-type="float">
            <text:p>11176</text:p>
          </table:table-cell>
          <table:table-cell office:value-type="float" office:value="29.827793" calcext:value-type="float">
            <text:p>29.827793</text:p>
          </table:table-cell>
          <table:table-cell table:formula="of:=([.D734]-[.D733])" office:value-type="float" office:value="0.0207550000000012" calcext:value-type="float">
            <text:p>0.020755</text:p>
          </table:table-cell>
          <table:table-cell/>
        </table:table-row>
        <table:table-row table:style-name="ro2">
          <table:table-cell table:style-name="ce7"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11176" calcext:value-type="float">
            <text:p>11176</text:p>
          </table:table-cell>
          <table:table-cell office:value-type="float" office:value="29.847709" calcext:value-type="float">
            <text:p>29.847709</text:p>
          </table:table-cell>
          <table:table-cell table:formula="of:=([.D735]-[.D734])" office:value-type="float" office:value="0.0199159999999985" calcext:value-type="float">
            <text:p>0.019916</text:p>
          </table:table-cell>
          <table:table-cell/>
        </table:table-row>
        <table:table-row table:style-name="ro2">
          <table:table-cell table:style-name="ce7" office:value-type="float" office:value="167" calcext:value-type="float">
            <text:p>167</text:p>
          </table:table-cell>
          <table:table-cell office:value-type="float" office:value="235" calcext:value-type="float">
            <text:p>235</text:p>
          </table:table-cell>
          <table:table-cell office:value-type="float" office:value="11176" calcext:value-type="float">
            <text:p>11176</text:p>
          </table:table-cell>
          <table:table-cell office:value-type="float" office:value="29.867078" calcext:value-type="float">
            <text:p>29.867078</text:p>
          </table:table-cell>
          <table:table-cell table:formula="of:=([.D736]-[.D735])" office:value-type="float" office:value="0.0193690000000011" calcext:value-type="float">
            <text:p>0.019369</text:p>
          </table:table-cell>
          <table:table-cell/>
        </table:table-row>
        <table:table-row table:style-name="ro2">
          <table:table-cell table:style-name="ce7" office:value-type="float" office:value="168" calcext:value-type="float">
            <text:p>168</text:p>
          </table:table-cell>
          <table:table-cell office:value-type="float" office:value="236" calcext:value-type="float">
            <text:p>236</text:p>
          </table:table-cell>
          <table:table-cell office:value-type="float" office:value="11176" calcext:value-type="float">
            <text:p>11176</text:p>
          </table:table-cell>
          <table:table-cell office:value-type="float" office:value="29.887323" calcext:value-type="float">
            <text:p>29.887323</text:p>
          </table:table-cell>
          <table:table-cell table:formula="of:=([.D737]-[.D736])" office:value-type="float" office:value="0.0202449999999992" calcext:value-type="float">
            <text:p>0.020245</text:p>
          </table:table-cell>
          <table:table-cell/>
        </table:table-row>
        <table:table-row table:style-name="ro2">
          <table:table-cell table:style-name="ce7" office:value-type="float" office:value="169" calcext:value-type="float">
            <text:p>169</text:p>
          </table:table-cell>
          <table:table-cell office:value-type="float" office:value="237" calcext:value-type="float">
            <text:p>237</text:p>
          </table:table-cell>
          <table:table-cell office:value-type="float" office:value="11176" calcext:value-type="float">
            <text:p>11176</text:p>
          </table:table-cell>
          <table:table-cell office:value-type="float" office:value="29.908476" calcext:value-type="float">
            <text:p>29.908476</text:p>
          </table:table-cell>
          <table:table-cell table:formula="of:=([.D738]-[.D737])" office:value-type="float" office:value="0.0211530000000018" calcext:value-type="float">
            <text:p>0.021153</text:p>
          </table:table-cell>
          <table:table-cell/>
        </table:table-row>
        <table:table-row table:style-name="ro2">
          <table:table-cell table:style-name="ce7" office:value-type="float" office:value="170" calcext:value-type="float">
            <text:p>170</text:p>
          </table:table-cell>
          <table:table-cell office:value-type="float" office:value="238" calcext:value-type="float">
            <text:p>238</text:p>
          </table:table-cell>
          <table:table-cell office:value-type="float" office:value="11176" calcext:value-type="float">
            <text:p>11176</text:p>
          </table:table-cell>
          <table:table-cell office:value-type="float" office:value="29.928704" calcext:value-type="float">
            <text:p>29.928704</text:p>
          </table:table-cell>
          <table:table-cell table:formula="of:=([.D739]-[.D738])" office:value-type="float" office:value="0.0202279999999995" calcext:value-type="float">
            <text:p>0.020228</text:p>
          </table:table-cell>
          <table:table-cell/>
        </table:table-row>
        <table:table-row table:style-name="ro2">
          <table:table-cell table:style-name="ce7"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11176" calcext:value-type="float">
            <text:p>11176</text:p>
          </table:table-cell>
          <table:table-cell office:value-type="float" office:value="29.949149" calcext:value-type="float">
            <text:p>29.949149</text:p>
          </table:table-cell>
          <table:table-cell table:formula="of:=([.D740]-[.D739])" office:value-type="float" office:value="0.0204449999999987" calcext:value-type="float">
            <text:p>0.020445</text:p>
          </table:table-cell>
          <table:table-cell/>
        </table:table-row>
        <table:table-row table:style-name="ro2">
          <table:table-cell table:style-name="ce7" office:value-type="float" office:value="172" calcext:value-type="float">
            <text:p>172</text:p>
          </table:table-cell>
          <table:table-cell office:value-type="float" office:value="240" calcext:value-type="float">
            <text:p>240</text:p>
          </table:table-cell>
          <table:table-cell office:value-type="float" office:value="11176" calcext:value-type="float">
            <text:p>11176</text:p>
          </table:table-cell>
          <table:table-cell office:value-type="float" office:value="29.969478" calcext:value-type="float">
            <text:p>29.969478</text:p>
          </table:table-cell>
          <table:table-cell table:formula="of:=([.D741]-[.D740])" office:value-type="float" office:value="0.0203290000000003" calcext:value-type="float">
            <text:p>0.020329</text:p>
          </table:table-cell>
          <table:table-cell/>
        </table:table-row>
        <table:table-row table:style-name="ro2">
          <table:table-cell table:style-name="ce7" office:value-type="float" office:value="173" calcext:value-type="float">
            <text:p>173</text:p>
          </table:table-cell>
          <table:table-cell office:value-type="float" office:value="241" calcext:value-type="float">
            <text:p>241</text:p>
          </table:table-cell>
          <table:table-cell office:value-type="float" office:value="11176" calcext:value-type="float">
            <text:p>11176</text:p>
          </table:table-cell>
          <table:table-cell office:value-type="float" office:value="29.989596" calcext:value-type="float">
            <text:p>29.989596</text:p>
          </table:table-cell>
          <table:table-cell table:formula="of:=([.D742]-[.D741])" office:value-type="float" office:value="0.0201180000000001" calcext:value-type="float">
            <text:p>0.020118</text:p>
          </table:table-cell>
          <table:table-cell/>
        </table:table-row>
        <table:table-row table:style-name="ro2">
          <table:table-cell table:style-name="ce7"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11176" calcext:value-type="float">
            <text:p>11176</text:p>
          </table:table-cell>
          <table:table-cell office:value-type="float" office:value="30.010004" calcext:value-type="float">
            <text:p>30.010004</text:p>
          </table:table-cell>
          <table:table-cell table:formula="of:=([.D743]-[.D742])" office:value-type="float" office:value="0.0204079999999998" calcext:value-type="float">
            <text:p>0.020408</text:p>
          </table:table-cell>
          <table:table-cell/>
        </table:table-row>
        <table:table-row table:style-name="ro2">
          <table:table-cell table:style-name="ce7" office:value-type="float" office:value="175" calcext:value-type="float">
            <text:p>175</text:p>
          </table:table-cell>
          <table:table-cell office:value-type="float" office:value="243" calcext:value-type="float">
            <text:p>243</text:p>
          </table:table-cell>
          <table:table-cell office:value-type="float" office:value="11176" calcext:value-type="float">
            <text:p>11176</text:p>
          </table:table-cell>
          <table:table-cell office:value-type="float" office:value="30.029344" calcext:value-type="float">
            <text:p>30.029344</text:p>
          </table:table-cell>
          <table:table-cell table:formula="of:=([.D744]-[.D743])" office:value-type="float" office:value="0.0193399999999997" calcext:value-type="float">
            <text:p>0.019340</text:p>
          </table:table-cell>
          <table:table-cell/>
        </table:table-row>
        <table:table-row table:style-name="ro2">
          <table:table-cell table:style-name="ce7" office:value-type="float" office:value="176" calcext:value-type="float">
            <text:p>176</text:p>
          </table:table-cell>
          <table:table-cell office:value-type="float" office:value="244" calcext:value-type="float">
            <text:p>244</text:p>
          </table:table-cell>
          <table:table-cell office:value-type="float" office:value="11176" calcext:value-type="float">
            <text:p>11176</text:p>
          </table:table-cell>
          <table:table-cell office:value-type="float" office:value="30.049081" calcext:value-type="float">
            <text:p>30.049081</text:p>
          </table:table-cell>
          <table:table-cell table:formula="of:=([.D745]-[.D744])" office:value-type="float" office:value="0.0197370000000028" calcext:value-type="float">
            <text:p>0.019737</text:p>
          </table:table-cell>
          <table:table-cell/>
        </table:table-row>
        <table:table-row table:style-name="ro2">
          <table:table-cell table:style-name="ce7"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11176" calcext:value-type="float">
            <text:p>11176</text:p>
          </table:table-cell>
          <table:table-cell office:value-type="float" office:value="30.070575" calcext:value-type="float">
            <text:p>30.070575</text:p>
          </table:table-cell>
          <table:table-cell table:formula="of:=([.D746]-[.D745])" office:value-type="float" office:value="0.0214940000000006" calcext:value-type="float">
            <text:p>0.021494</text:p>
          </table:table-cell>
          <table:table-cell/>
        </table:table-row>
        <table:table-row table:style-name="ro2">
          <table:table-cell table:style-name="ce7" office:value-type="float" office:value="178" calcext:value-type="float">
            <text:p>178</text:p>
          </table:table-cell>
          <table:table-cell office:value-type="float" office:value="246" calcext:value-type="float">
            <text:p>246</text:p>
          </table:table-cell>
          <table:table-cell office:value-type="float" office:value="11176" calcext:value-type="float">
            <text:p>11176</text:p>
          </table:table-cell>
          <table:table-cell office:value-type="float" office:value="30.091186" calcext:value-type="float">
            <text:p>30.091186</text:p>
          </table:table-cell>
          <table:table-cell table:formula="of:=([.D747]-[.D746])" office:value-type="float" office:value="0.0206109999999988" calcext:value-type="float">
            <text:p>0.020611</text:p>
          </table:table-cell>
          <table:table-cell/>
        </table:table-row>
        <table:table-row table:style-name="ro2">
          <table:table-cell table:style-name="ce7" office:value-type="float" office:value="179" calcext:value-type="float">
            <text:p>179</text:p>
          </table:table-cell>
          <table:table-cell office:value-type="float" office:value="247" calcext:value-type="float">
            <text:p>247</text:p>
          </table:table-cell>
          <table:table-cell office:value-type="float" office:value="11176" calcext:value-type="float">
            <text:p>11176</text:p>
          </table:table-cell>
          <table:table-cell office:value-type="float" office:value="30.11059" calcext:value-type="float">
            <text:p>30.11059</text:p>
          </table:table-cell>
          <table:table-cell table:formula="of:=([.D748]-[.D747])" office:value-type="float" office:value="0.019403999999998" calcext:value-type="float">
            <text:p>0.019404</text:p>
          </table:table-cell>
          <table:table-cell/>
        </table:table-row>
        <table:table-row table:style-name="ro2">
          <table:table-cell table:style-name="ce7" office:value-type="float" office:value="180" calcext:value-type="float">
            <text:p>180</text:p>
          </table:table-cell>
          <table:table-cell office:value-type="float" office:value="248" calcext:value-type="float">
            <text:p>248</text:p>
          </table:table-cell>
          <table:table-cell office:value-type="float" office:value="11176" calcext:value-type="float">
            <text:p>11176</text:p>
          </table:table-cell>
          <table:table-cell office:value-type="float" office:value="30.131312" calcext:value-type="float">
            <text:p>30.131312</text:p>
          </table:table-cell>
          <table:table-cell table:formula="of:=([.D749]-[.D748])" office:value-type="float" office:value="0.0207220000000028" calcext:value-type="float">
            <text:p>0.020722</text:p>
          </table:table-cell>
          <table:table-cell/>
        </table:table-row>
        <table:table-row table:style-name="ro2">
          <table:table-cell table:style-name="ce7"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  <table:table-cell office:value-type="float" office:value="11176" calcext:value-type="float">
            <text:p>11176</text:p>
          </table:table-cell>
          <table:table-cell office:value-type="float" office:value="30.166375" calcext:value-type="float">
            <text:p>30.166375</text:p>
          </table:table-cell>
          <table:table-cell table:formula="of:=([.D750]-[.D749])" office:value-type="float" office:value="0.0350629999999974" calcext:value-type="float">
            <text:p>0.035063</text:p>
          </table:table-cell>
          <table:table-cell/>
        </table:table-row>
        <table:table-row table:style-name="ro2">
          <table:table-cell table:style-name="ce7"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11176" calcext:value-type="float">
            <text:p>11176</text:p>
          </table:table-cell>
          <table:table-cell office:value-type="float" office:value="30.186295" calcext:value-type="float">
            <text:p>30.186295</text:p>
          </table:table-cell>
          <table:table-cell table:formula="of:=([.D751]-[.D750])" office:value-type="float" office:value="0.0199200000000026" calcext:value-type="float">
            <text:p>0.019920</text:p>
          </table:table-cell>
          <table:table-cell/>
        </table:table-row>
        <table:table-row table:style-name="ro2">
          <table:table-cell table:style-name="ce7" office:value-type="float" office:value="183" calcext:value-type="float">
            <text:p>183</text:p>
          </table:table-cell>
          <table:table-cell office:value-type="float" office:value="251" calcext:value-type="float">
            <text:p>251</text:p>
          </table:table-cell>
          <table:table-cell office:value-type="float" office:value="11176" calcext:value-type="float">
            <text:p>11176</text:p>
          </table:table-cell>
          <table:table-cell office:value-type="float" office:value="30.205713" calcext:value-type="float">
            <text:p>30.205713</text:p>
          </table:table-cell>
          <table:table-cell table:formula="of:=([.D752]-[.D751])" office:value-type="float" office:value="0.0194179999999982" calcext:value-type="float">
            <text:p>0.019418</text:p>
          </table:table-cell>
          <table:table-cell/>
        </table:table-row>
        <table:table-row table:style-name="ro2">
          <table:table-cell table:style-name="ce7" office:value-type="float" office:value="184" calcext:value-type="float">
            <text:p>184</text:p>
          </table:table-cell>
          <table:table-cell office:value-type="float" office:value="336" calcext:value-type="float">
            <text:p>336</text:p>
          </table:table-cell>
          <table:table-cell office:value-type="float" office:value="11176" calcext:value-type="float">
            <text:p>11176</text:p>
          </table:table-cell>
          <table:table-cell office:value-type="float" office:value="30.226939" calcext:value-type="float">
            <text:p>30.226939</text:p>
          </table:table-cell>
          <table:table-cell table:formula="of:=([.D753]-[.D752])" office:value-type="float" office:value="0.0212260000000022" calcext:value-type="float">
            <text:p>0.021226</text:p>
          </table:table-cell>
          <table:table-cell/>
        </table:table-row>
        <table:table-row table:style-name="ro2">
          <table:table-cell table:style-name="ce7" office:value-type="float" office:value="185" calcext:value-type="float">
            <text:p>185</text:p>
          </table:table-cell>
          <table:table-cell office:value-type="float" office:value="337" calcext:value-type="float">
            <text:p>337</text:p>
          </table:table-cell>
          <table:table-cell office:value-type="float" office:value="11176" calcext:value-type="float">
            <text:p>11176</text:p>
          </table:table-cell>
          <table:table-cell office:value-type="float" office:value="30.248248" calcext:value-type="float">
            <text:p>30.248248</text:p>
          </table:table-cell>
          <table:table-cell table:formula="of:=([.D754]-[.D753])" office:value-type="float" office:value="0.0213089999999987" calcext:value-type="float">
            <text:p>0.021309</text:p>
          </table:table-cell>
          <table:table-cell/>
        </table:table-row>
        <table:table-row table:style-name="ro2">
          <table:table-cell table:style-name="ce7" office:value-type="float" office:value="186" calcext:value-type="float">
            <text:p>186</text:p>
          </table:table-cell>
          <table:table-cell office:value-type="float" office:value="338" calcext:value-type="float">
            <text:p>338</text:p>
          </table:table-cell>
          <table:table-cell office:value-type="float" office:value="11176" calcext:value-type="float">
            <text:p>11176</text:p>
          </table:table-cell>
          <table:table-cell office:value-type="float" office:value="30.268755" calcext:value-type="float">
            <text:p>30.268755</text:p>
          </table:table-cell>
          <table:table-cell table:formula="of:=([.D755]-[.D754])" office:value-type="float" office:value="0.0205069999999985" calcext:value-type="float">
            <text:p>0.020507</text:p>
          </table:table-cell>
          <table:table-cell/>
        </table:table-row>
        <table:table-row table:style-name="ro2">
          <table:table-cell table:style-name="ce7" office:value-type="float" office:value="187" calcext:value-type="float">
            <text:p>187</text:p>
          </table:table-cell>
          <table:table-cell office:value-type="float" office:value="339" calcext:value-type="float">
            <text:p>339</text:p>
          </table:table-cell>
          <table:table-cell office:value-type="float" office:value="11176" calcext:value-type="float">
            <text:p>11176</text:p>
          </table:table-cell>
          <table:table-cell office:value-type="float" office:value="30.289256" calcext:value-type="float">
            <text:p>30.289256</text:p>
          </table:table-cell>
          <table:table-cell table:formula="of:=([.D756]-[.D755])" office:value-type="float" office:value="0.020501000000003" calcext:value-type="float">
            <text:p>0.020501</text:p>
          </table:table-cell>
          <table:table-cell/>
        </table:table-row>
        <table:table-row table:style-name="ro2">
          <table:table-cell table:style-name="ce7" office:value-type="float" office:value="188" calcext:value-type="float">
            <text:p>188</text:p>
          </table:table-cell>
          <table:table-cell office:value-type="float" office:value="340" calcext:value-type="float">
            <text:p>340</text:p>
          </table:table-cell>
          <table:table-cell office:value-type="float" office:value="11176" calcext:value-type="float">
            <text:p>11176</text:p>
          </table:table-cell>
          <table:table-cell office:value-type="float" office:value="30.309518" calcext:value-type="float">
            <text:p>30.309518</text:p>
          </table:table-cell>
          <table:table-cell table:formula="of:=([.D757]-[.D756])" office:value-type="float" office:value="0.0202619999999989" calcext:value-type="float">
            <text:p>0.020262</text:p>
          </table:table-cell>
          <table:table-cell/>
        </table:table-row>
        <table:table-row table:style-name="ro2">
          <table:table-cell table:style-name="ce7" office:value-type="float" office:value="189" calcext:value-type="float">
            <text:p>189</text:p>
          </table:table-cell>
          <table:table-cell office:value-type="float" office:value="341" calcext:value-type="float">
            <text:p>341</text:p>
          </table:table-cell>
          <table:table-cell office:value-type="float" office:value="11176" calcext:value-type="float">
            <text:p>11176</text:p>
          </table:table-cell>
          <table:table-cell office:value-type="float" office:value="30.329586" calcext:value-type="float">
            <text:p>30.329586</text:p>
          </table:table-cell>
          <table:table-cell table:formula="of:=([.D758]-[.D757])" office:value-type="float" office:value="0.0200679999999984" calcext:value-type="float">
            <text:p>0.020068</text:p>
          </table:table-cell>
          <table:table-cell/>
        </table:table-row>
        <table:table-row table:style-name="ro2">
          <table:table-cell table:style-name="ce7" office:value-type="float" office:value="190" calcext:value-type="float">
            <text:p>190</text:p>
          </table:table-cell>
          <table:table-cell office:value-type="float" office:value="342" calcext:value-type="float">
            <text:p>342</text:p>
          </table:table-cell>
          <table:table-cell office:value-type="float" office:value="11176" calcext:value-type="float">
            <text:p>11176</text:p>
          </table:table-cell>
          <table:table-cell office:value-type="float" office:value="30.350008" calcext:value-type="float">
            <text:p>30.350008</text:p>
          </table:table-cell>
          <table:table-cell table:formula="of:=([.D759]-[.D758])" office:value-type="float" office:value="0.0204219999999999" calcext:value-type="float">
            <text:p>0.020422</text:p>
          </table:table-cell>
          <table:table-cell/>
        </table:table-row>
        <table:table-row table:style-name="ro2">
          <table:table-cell table:style-name="ce7" office:value-type="float" office:value="191" calcext:value-type="float">
            <text:p>191</text:p>
          </table:table-cell>
          <table:table-cell office:value-type="float" office:value="343" calcext:value-type="float">
            <text:p>343</text:p>
          </table:table-cell>
          <table:table-cell office:value-type="float" office:value="11176" calcext:value-type="float">
            <text:p>11176</text:p>
          </table:table-cell>
          <table:table-cell office:value-type="float" office:value="30.369465" calcext:value-type="float">
            <text:p>30.369465</text:p>
          </table:table-cell>
          <table:table-cell table:formula="of:=([.D760]-[.D759])" office:value-type="float" office:value="0.0194570000000027" calcext:value-type="float">
            <text:p>0.019457</text:p>
          </table:table-cell>
          <table:table-cell/>
        </table:table-row>
        <table:table-row table:style-name="ro2">
          <table:table-cell table:style-name="ce7"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11176" calcext:value-type="float">
            <text:p>11176</text:p>
          </table:table-cell>
          <table:table-cell office:value-type="float" office:value="30.389212" calcext:value-type="float">
            <text:p>30.389212</text:p>
          </table:table-cell>
          <table:table-cell table:formula="of:=([.D761]-[.D760])" office:value-type="float" office:value="0.0197469999999989" calcext:value-type="float">
            <text:p>0.019747</text:p>
          </table:table-cell>
          <table:table-cell/>
        </table:table-row>
        <table:table-row table:style-name="ro2">
          <table:table-cell table:style-name="ce7" office:value-type="float" office:value="193" calcext:value-type="float">
            <text:p>193</text:p>
          </table:table-cell>
          <table:table-cell office:value-type="float" office:value="345" calcext:value-type="float">
            <text:p>345</text:p>
          </table:table-cell>
          <table:table-cell office:value-type="float" office:value="11176" calcext:value-type="float">
            <text:p>11176</text:p>
          </table:table-cell>
          <table:table-cell office:value-type="float" office:value="30.41064" calcext:value-type="float">
            <text:p>30.41064</text:p>
          </table:table-cell>
          <table:table-cell table:formula="of:=([.D762]-[.D761])" office:value-type="float" office:value="0.0214280000000002" calcext:value-type="float">
            <text:p>0.021428</text:p>
          </table:table-cell>
          <table:table-cell/>
        </table:table-row>
        <table:table-row table:style-name="ro2">
          <table:table-cell table:style-name="ce7" office:value-type="float" office:value="194" calcext:value-type="float">
            <text:p>194</text:p>
          </table:table-cell>
          <table:table-cell office:value-type="float" office:value="346" calcext:value-type="float">
            <text:p>346</text:p>
          </table:table-cell>
          <table:table-cell office:value-type="float" office:value="11176" calcext:value-type="float">
            <text:p>11176</text:p>
          </table:table-cell>
          <table:table-cell office:value-type="float" office:value="30.431305" calcext:value-type="float">
            <text:p>30.431305</text:p>
          </table:table-cell>
          <table:table-cell table:formula="of:=([.D763]-[.D762])" office:value-type="float" office:value="0.0206649999999975" calcext:value-type="float">
            <text:p>0.020665</text:p>
          </table:table-cell>
          <table:table-cell/>
        </table:table-row>
        <table:table-row table:style-name="ro2">
          <table:table-cell table:style-name="ce7" office:value-type="float" office:value="219" calcext:value-type="float">
            <text:p>219</text:p>
          </table:table-cell>
          <table:table-cell office:value-type="float" office:value="347" calcext:value-type="float">
            <text:p>347</text:p>
          </table:table-cell>
          <table:table-cell office:value-type="float" office:value="11176" calcext:value-type="float">
            <text:p>11176</text:p>
          </table:table-cell>
          <table:table-cell office:value-type="float" office:value="30.450812" calcext:value-type="float">
            <text:p>30.450812</text:p>
          </table:table-cell>
          <table:table-cell table:formula="of:=([.D764]-[.D763])" office:value-type="float" office:value="0.0195070000000008" calcext:value-type="float">
            <text:p>0.019507</text:p>
          </table:table-cell>
          <table:table-cell/>
        </table:table-row>
        <table:table-row table:style-name="ro2">
          <table:table-cell table:style-name="ce7"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11176" calcext:value-type="float">
            <text:p>11176</text:p>
          </table:table-cell>
          <table:table-cell office:value-type="float" office:value="31.87437" calcext:value-type="float">
            <text:p>31.87437</text:p>
          </table:table-cell>
          <table:table-cell table:formula="of:=([.D765]-[.D764])" office:value-type="float" office:value="1.423558" calcext:value-type="float">
            <text:p>1.423558</text:p>
          </table:table-cell>
          <table:table-cell/>
        </table:table-row>
        <table:table-row table:style-name="ro2">
          <table:table-cell table:style-name="ce7" office:value-type="float" office:value="297" calcext:value-type="float">
            <text:p>297</text:p>
          </table:table-cell>
          <table:table-cell office:value-type="float" office:value="349" calcext:value-type="float">
            <text:p>349</text:p>
          </table:table-cell>
          <table:table-cell office:value-type="float" office:value="11176" calcext:value-type="float">
            <text:p>11176</text:p>
          </table:table-cell>
          <table:table-cell office:value-type="float" office:value="31.910989" calcext:value-type="float">
            <text:p>31.910989</text:p>
          </table:table-cell>
          <table:table-cell table:formula="of:=([.D766]-[.D765])" office:value-type="float" office:value="0.0366190000000017" calcext:value-type="float">
            <text:p>0.036619</text:p>
          </table:table-cell>
          <table:table-cell/>
        </table:table-row>
        <table:table-row table:style-name="ro2">
          <table:table-cell table:style-name="ce7"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11176" calcext:value-type="float">
            <text:p>11176</text:p>
          </table:table-cell>
          <table:table-cell office:value-type="float" office:value="35.864622" calcext:value-type="float">
            <text:p>35.864622</text:p>
          </table:table-cell>
          <table:table-cell table:formula="of:=([.D767]-[.D766])" office:value-type="float" office:value="3.953633" calcext:value-type="float">
            <text:p>3.953633</text:p>
          </table:table-cell>
          <table:table-cell/>
        </table:table-row>
        <table:table-row table:style-name="ro2">
          <table:table-cell table:style-name="ce7"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11176" calcext:value-type="float">
            <text:p>11176</text:p>
          </table:table-cell>
          <table:table-cell office:value-type="float" office:value="35.885052" calcext:value-type="float">
            <text:p>35.885052</text:p>
          </table:table-cell>
          <table:table-cell table:formula="of:=([.D768]-[.D767])" office:value-type="float" office:value="0.0204300000000046" calcext:value-type="float">
            <text:p>0.020430</text:p>
          </table:table-cell>
          <table:table-cell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11176" calcext:value-type="float">
            <text:p>11176</text:p>
          </table:table-cell>
          <table:table-cell office:value-type="float" office:value="35.905332" calcext:value-type="float">
            <text:p>35.905332</text:p>
          </table:table-cell>
          <table:table-cell table:formula="of:=([.D769]-[.D768])" office:value-type="float" office:value="0.0202799999999996" calcext:value-type="float">
            <text:p>0.020280</text:p>
          </table:table-cell>
          <table:table-cell/>
        </table:table-row>
        <table:table-row table:style-name="ro2">
          <table:table-cell table:style-name="ce7" office:value-type="float" office:value="301" calcext:value-type="float">
            <text:p>301</text:p>
          </table:table-cell>
          <table:table-cell office:value-type="float" office:value="353" calcext:value-type="float">
            <text:p>353</text:p>
          </table:table-cell>
          <table:table-cell office:value-type="float" office:value="11176" calcext:value-type="float">
            <text:p>11176</text:p>
          </table:table-cell>
          <table:table-cell office:value-type="float" office:value="35.939703" calcext:value-type="float">
            <text:p>35.939703</text:p>
          </table:table-cell>
          <table:table-cell table:formula="of:=([.D770]-[.D769])" office:value-type="float" office:value="0.0343710000000002" calcext:value-type="float">
            <text:p>0.034371</text:p>
          </table:table-cell>
          <table:table-cell/>
        </table:table-row>
        <table:table-row table:style-name="ro2">
          <table:table-cell table:style-name="ce7" office:value-type="float" office:value="302" calcext:value-type="float">
            <text:p>302</text:p>
          </table:table-cell>
          <table:table-cell office:value-type="float" office:value="354" calcext:value-type="float">
            <text:p>354</text:p>
          </table:table-cell>
          <table:table-cell office:value-type="float" office:value="11176" calcext:value-type="float">
            <text:p>11176</text:p>
          </table:table-cell>
          <table:table-cell office:value-type="float" office:value="35.959887" calcext:value-type="float">
            <text:p>35.959887</text:p>
          </table:table-cell>
          <table:table-cell table:formula="of:=([.D771]-[.D770])" office:value-type="float" office:value="0.0201840000000004" calcext:value-type="float">
            <text:p>0.020184</text:p>
          </table:table-cell>
          <table:table-cell/>
        </table:table-row>
        <table:table-row table:style-name="ro2">
          <table:table-cell table:style-name="ce7" office:value-type="float" office:value="303" calcext:value-type="float">
            <text:p>303</text:p>
          </table:table-cell>
          <table:table-cell office:value-type="float" office:value="355" calcext:value-type="float">
            <text:p>355</text:p>
          </table:table-cell>
          <table:table-cell office:value-type="float" office:value="11176" calcext:value-type="float">
            <text:p>11176</text:p>
          </table:table-cell>
          <table:table-cell office:value-type="float" office:value="35.979981" calcext:value-type="float">
            <text:p>35.979981</text:p>
          </table:table-cell>
          <table:table-cell table:formula="of:=([.D772]-[.D771])" office:value-type="float" office:value="0.0200940000000003" calcext:value-type="float">
            <text:p>0.020094</text:p>
          </table:table-cell>
          <table:table-cell/>
        </table:table-row>
        <table:table-row table:style-name="ro2">
          <table:table-cell table:style-name="ce7"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11176" calcext:value-type="float">
            <text:p>11176</text:p>
          </table:table-cell>
          <table:table-cell office:value-type="float" office:value="36.000331" calcext:value-type="float">
            <text:p>36.000331</text:p>
          </table:table-cell>
          <table:table-cell table:formula="of:=([.D773]-[.D772])" office:value-type="float" office:value="0.0203500000000005" calcext:value-type="float">
            <text:p>0.020350</text:p>
          </table:table-cell>
          <table:table-cell/>
        </table:table-row>
        <table:table-row table:style-name="ro2">
          <table:table-cell table:style-name="ce7"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11176" calcext:value-type="float">
            <text:p>11176</text:p>
          </table:table-cell>
          <table:table-cell office:value-type="float" office:value="36.026988" calcext:value-type="float">
            <text:p>36.026988</text:p>
          </table:table-cell>
          <table:table-cell table:formula="of:=([.D774]-[.D773])" office:value-type="float" office:value="0.0266570000000002" calcext:value-type="float">
            <text:p>0.026657</text:p>
          </table:table-cell>
          <table:table-cell/>
        </table:table-row>
        <table:table-row table:style-name="ro2">
          <table:table-cell table:style-name="ce7"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11176" calcext:value-type="float">
            <text:p>11176</text:p>
          </table:table-cell>
          <table:table-cell office:value-type="float" office:value="40.599827" calcext:value-type="float">
            <text:p>40.599827</text:p>
          </table:table-cell>
          <table:table-cell table:formula="of:=([.D775]-[.D774])" office:value-type="float" office:value="4.572839" calcext:value-type="float">
            <text:p>4.572839</text:p>
          </table:table-cell>
          <table:table-cell/>
        </table:table-row>
        <table:table-row table:style-name="ro2">
          <table:table-cell table:style-name="ce7"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11176" calcext:value-type="float">
            <text:p>11176</text:p>
          </table:table-cell>
          <table:table-cell office:value-type="float" office:value="40.620559" calcext:value-type="float">
            <text:p>40.620559</text:p>
          </table:table-cell>
          <table:table-cell table:formula="of:=([.D776]-[.D775])" office:value-type="float" office:value="0.0207320000000024" calcext:value-type="float">
            <text:p>0.020732</text:p>
          </table:table-cell>
          <table:table-cell/>
        </table:table-row>
        <table:table-row table:style-name="ro2">
          <table:table-cell table:style-name="ce7"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  <table:table-cell office:value-type="float" office:value="11176" calcext:value-type="float">
            <text:p>11176</text:p>
          </table:table-cell>
          <table:table-cell office:value-type="float" office:value="40.641453" calcext:value-type="float">
            <text:p>40.641453</text:p>
          </table:table-cell>
          <table:table-cell table:formula="of:=([.D777]-[.D776])" office:value-type="float" office:value="0.0208939999999984" calcext:value-type="float">
            <text:p>0.020894</text:p>
          </table:table-cell>
          <table:table-cell/>
        </table:table-row>
        <table:table-row table:style-name="ro2">
          <table:table-cell table:style-name="ce7"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11176" calcext:value-type="float">
            <text:p>11176</text:p>
          </table:table-cell>
          <table:table-cell office:value-type="float" office:value="40.661821" calcext:value-type="float">
            <text:p>40.661821</text:p>
          </table:table-cell>
          <table:table-cell table:formula="of:=([.D778]-[.D777])" office:value-type="float" office:value="0.0203680000000048" calcext:value-type="float">
            <text:p>0.020368</text:p>
          </table:table-cell>
          <table:table-cell/>
        </table:table-row>
        <table:table-row table:style-name="ro2">
          <table:table-cell table:style-name="ce7"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11176" calcext:value-type="float">
            <text:p>11176</text:p>
          </table:table-cell>
          <table:table-cell office:value-type="float" office:value="41.039168" calcext:value-type="float">
            <text:p>41.039168</text:p>
          </table:table-cell>
          <table:table-cell table:formula="of:=([.D779]-[.D778])" office:value-type="float" office:value="0.377346999999993" calcext:value-type="float">
            <text:p>0.377347</text:p>
          </table:table-cell>
          <table:table-cell/>
        </table:table-row>
        <table:table-row table:style-name="ro2">
          <table:table-cell table:style-name="ce7"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11176" calcext:value-type="float">
            <text:p>11176</text:p>
          </table:table-cell>
          <table:table-cell office:value-type="float" office:value="41.059781" calcext:value-type="float">
            <text:p>41.059781</text:p>
          </table:table-cell>
          <table:table-cell table:formula="of:=([.D780]-[.D779])" office:value-type="float" office:value="0.0206130000000044" calcext:value-type="float">
            <text:p>0.020613</text:p>
          </table:table-cell>
          <table:table-cell/>
        </table:table-row>
        <table:table-row table:style-name="ro2">
          <table:table-cell table:style-name="ce7"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11176" calcext:value-type="float">
            <text:p>11176</text:p>
          </table:table-cell>
          <table:table-cell office:value-type="float" office:value="41.092604" calcext:value-type="float">
            <text:p>41.092604</text:p>
          </table:table-cell>
          <table:table-cell table:formula="of:=([.D781]-[.D780])" office:value-type="float" office:value="0.0328230000000005" calcext:value-type="float">
            <text:p>0.032823</text:p>
          </table:table-cell>
          <table:table-cell/>
        </table:table-row>
        <table:table-row table:style-name="ro2">
          <table:table-cell table:style-name="ce7" office:value-type="float" office:value="384" calcext:value-type="float">
            <text:p>384</text:p>
          </table:table-cell>
          <table:table-cell office:value-type="float" office:value="365" calcext:value-type="float">
            <text:p>365</text:p>
          </table:table-cell>
          <table:table-cell office:value-type="float" office:value="11176" calcext:value-type="float">
            <text:p>11176</text:p>
          </table:table-cell>
          <table:table-cell office:value-type="float" office:value="41.112695" calcext:value-type="float">
            <text:p>41.112695</text:p>
          </table:table-cell>
          <table:table-cell table:formula="of:=([.D782]-[.D781])" office:value-type="float" office:value="0.0200910000000007" calcext:value-type="float">
            <text:p>0.020091</text:p>
          </table:table-cell>
          <table:table-cell/>
        </table:table-row>
        <table:table-row table:style-name="ro2">
          <table:table-cell table:style-name="ce7" office:value-type="float" office:value="385" calcext:value-type="float">
            <text:p>385</text:p>
          </table:table-cell>
          <table:table-cell office:value-type="float" office:value="366" calcext:value-type="float">
            <text:p>366</text:p>
          </table:table-cell>
          <table:table-cell office:value-type="float" office:value="11176" calcext:value-type="float">
            <text:p>11176</text:p>
          </table:table-cell>
          <table:table-cell office:value-type="float" office:value="44.067273" calcext:value-type="float">
            <text:p>44.067273</text:p>
          </table:table-cell>
          <table:table-cell table:formula="of:=([.D783]-[.D782])" office:value-type="float" office:value="2.954578" calcext:value-type="float">
            <text:p>2.954578</text:p>
          </table:table-cell>
          <table:table-cell/>
        </table:table-row>
        <table:table-row table:style-name="ro2">
          <table:table-cell table:style-name="ce7"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  <table:table-cell office:value-type="float" office:value="11176" calcext:value-type="float">
            <text:p>11176</text:p>
          </table:table-cell>
          <table:table-cell office:value-type="float" office:value="44.086879" calcext:value-type="float">
            <text:p>44.086879</text:p>
          </table:table-cell>
          <table:table-cell table:formula="of:=([.D784]-[.D783])" office:value-type="float" office:value="0.0196060000000031" calcext:value-type="float">
            <text:p>0.019606</text:p>
          </table:table-cell>
          <table:table-cell/>
        </table:table-row>
        <table:table-row table:style-name="ro2">
          <table:table-cell table:style-name="ce7" office:value-type="float" office:value="387" calcext:value-type="float">
            <text:p>387</text:p>
          </table:table-cell>
          <table:table-cell office:value-type="float" office:value="368" calcext:value-type="float">
            <text:p>368</text:p>
          </table:table-cell>
          <table:table-cell office:value-type="float" office:value="11176" calcext:value-type="float">
            <text:p>11176</text:p>
          </table:table-cell>
          <table:table-cell office:value-type="float" office:value="44.108531" calcext:value-type="float">
            <text:p>44.108531</text:p>
          </table:table-cell>
          <table:table-cell table:formula="of:=([.D785]-[.D784])" office:value-type="float" office:value="0.021651999999996" calcext:value-type="float">
            <text:p>0.021652</text:p>
          </table:table-cell>
          <table:table-cell/>
        </table:table-row>
        <table:table-row table:style-name="ro2">
          <table:table-cell table:style-name="ce7"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11176" calcext:value-type="float">
            <text:p>11176</text:p>
          </table:table-cell>
          <table:table-cell office:value-type="float" office:value="44.204091" calcext:value-type="float">
            <text:p>44.204091</text:p>
          </table:table-cell>
          <table:table-cell table:formula="of:=([.D786]-[.D785])" office:value-type="float" office:value="0.095559999999999" calcext:value-type="float">
            <text:p>0.095560</text:p>
          </table:table-cell>
          <table:table-cell/>
        </table:table-row>
        <table:table-row table:style-name="ro2">
          <table:table-cell table:style-name="ce7"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11176" calcext:value-type="float">
            <text:p>11176</text:p>
          </table:table-cell>
          <table:table-cell office:value-type="float" office:value="44.546989" calcext:value-type="float">
            <text:p>44.546989</text:p>
          </table:table-cell>
          <table:table-cell table:formula="of:=([.D787]-[.D786])" office:value-type="float" office:value="0.342897999999998" calcext:value-type="float">
            <text:p>0.342898</text:p>
          </table:table-cell>
          <table:table-cell/>
        </table:table-row>
        <table:table-row table:style-name="ro2">
          <table:table-cell table:style-name="ce7" office:value-type="float" office:value="390" calcext:value-type="float">
            <text:p>390</text:p>
          </table:table-cell>
          <table:table-cell office:value-type="float" office:value="371" calcext:value-type="float">
            <text:p>371</text:p>
          </table:table-cell>
          <table:table-cell office:value-type="float" office:value="11176" calcext:value-type="float">
            <text:p>11176</text:p>
          </table:table-cell>
          <table:table-cell office:value-type="float" office:value="44.586504" calcext:value-type="float">
            <text:p>44.586504</text:p>
          </table:table-cell>
          <table:table-cell table:formula="of:=([.D788]-[.D787])" office:value-type="float" office:value="0.0395150000000015" calcext:value-type="float">
            <text:p>0.039515</text:p>
          </table:table-cell>
          <table:table-cell/>
        </table:table-row>
        <table:table-row table:style-name="ro2">
          <table:table-cell table:style-name="ce7" office:value-type="float" office:value="391" calcext:value-type="float">
            <text:p>391</text:p>
          </table:table-cell>
          <table:table-cell office:value-type="float" office:value="372" calcext:value-type="float">
            <text:p>372</text:p>
          </table:table-cell>
          <table:table-cell office:value-type="float" office:value="11176" calcext:value-type="float">
            <text:p>11176</text:p>
          </table:table-cell>
          <table:table-cell office:value-type="float" office:value="44.928095" calcext:value-type="float">
            <text:p>44.928095</text:p>
          </table:table-cell>
          <table:table-cell table:formula="of:=([.D789]-[.D788])" office:value-type="float" office:value="0.341591000000001" calcext:value-type="float">
            <text:p>0.341591</text:p>
          </table:table-cell>
          <table:table-cell/>
        </table:table-row>
        <table:table-row table:style-name="ro2">
          <table:table-cell table:style-name="ce7"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office:value-type="float" office:value="11176" calcext:value-type="float">
            <text:p>11176</text:p>
          </table:table-cell>
          <table:table-cell office:value-type="float" office:value="44.945825" calcext:value-type="float">
            <text:p>44.945825</text:p>
          </table:table-cell>
          <table:table-cell table:formula="of:=([.D790]-[.D789])" office:value-type="float" office:value="0.0177300000000002" calcext:value-type="float">
            <text:p>0.017730</text:p>
          </table:table-cell>
          <table:table-cell/>
        </table:table-row>
        <table:table-row table:style-name="ro2">
          <table:table-cell table:style-name="ce7" office:value-type="float" office:value="393" calcext:value-type="float">
            <text:p>393</text:p>
          </table:table-cell>
          <table:table-cell office:value-type="float" office:value="374" calcext:value-type="float">
            <text:p>374</text:p>
          </table:table-cell>
          <table:table-cell office:value-type="float" office:value="11176" calcext:value-type="float">
            <text:p>11176</text:p>
          </table:table-cell>
          <table:table-cell office:value-type="float" office:value="44.964564" calcext:value-type="float">
            <text:p>44.964564</text:p>
          </table:table-cell>
          <table:table-cell table:formula="of:=([.D791]-[.D790])" office:value-type="float" office:value="0.0187390000000036" calcext:value-type="float">
            <text:p>0.018739</text:p>
          </table:table-cell>
          <table:table-cell/>
        </table:table-row>
        <table:table-row table:style-name="ro2">
          <table:table-cell table:style-name="ce7" office:value-type="float" office:value="394" calcext:value-type="float">
            <text:p>394</text:p>
          </table:table-cell>
          <table:table-cell office:value-type="float" office:value="375" calcext:value-type="float">
            <text:p>375</text:p>
          </table:table-cell>
          <table:table-cell office:value-type="float" office:value="11176" calcext:value-type="float">
            <text:p>11176</text:p>
          </table:table-cell>
          <table:table-cell office:value-type="float" office:value="44.982968" calcext:value-type="float">
            <text:p>44.982968</text:p>
          </table:table-cell>
          <table:table-cell table:formula="of:=([.D792]-[.D791])" office:value-type="float" office:value="0.0184039999999968" calcext:value-type="float">
            <text:p>0.018404</text:p>
          </table:table-cell>
          <table:table-cell/>
        </table:table-row>
        <table:table-row table:style-name="ro2">
          <table:table-cell table:style-name="ce7" office:value-type="float" office:value="395" calcext:value-type="float">
            <text:p>395</text:p>
          </table:table-cell>
          <table:table-cell office:value-type="float" office:value="376" calcext:value-type="float">
            <text:p>376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02484" calcext:value-type="float">
            <text:p>45.002484</text:p>
          </table:table-cell>
          <table:table-cell table:formula="of:=([.D793]-[.D792])" office:value-type="float" office:value="0.019516000000003" calcext:value-type="float">
            <text:p>0.019516</text:p>
          </table:table-cell>
          <table:table-cell/>
        </table:table-row>
        <table:table-row table:style-name="ro2">
          <table:table-cell table:style-name="ce7" office:value-type="float" office:value="396" calcext:value-type="float">
            <text:p>396</text:p>
          </table:table-cell>
          <table:table-cell office:value-type="float" office:value="377" calcext:value-type="float">
            <text:p>377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20314" calcext:value-type="float">
            <text:p>45.020314</text:p>
          </table:table-cell>
          <table:table-cell table:formula="of:=([.D794]-[.D793])" office:value-type="float" office:value="0.0178299999999965" calcext:value-type="float">
            <text:p>0.017830</text:p>
          </table:table-cell>
          <table:table-cell/>
        </table:table-row>
        <table:table-row table:style-name="ro2">
          <table:table-cell table:style-name="ce7"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39899" calcext:value-type="float">
            <text:p>45.039899</text:p>
          </table:table-cell>
          <table:table-cell table:formula="of:=([.D795]-[.D794])" office:value-type="float" office:value="0.0195849999999993" calcext:value-type="float">
            <text:p>0.019585</text:p>
          </table:table-cell>
          <table:table-cell/>
        </table:table-row>
        <table:table-row table:style-name="ro2">
          <table:table-cell table:style-name="ce7" office:value-type="float" office:value="398" calcext:value-type="float">
            <text:p>398</text:p>
          </table:table-cell>
          <table:table-cell office:value-type="float" office:value="379" calcext:value-type="float">
            <text:p>379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58765" calcext:value-type="float">
            <text:p>45.058765</text:p>
          </table:table-cell>
          <table:table-cell table:formula="of:=([.D796]-[.D795])" office:value-type="float" office:value="0.0188660000000027" calcext:value-type="float">
            <text:p>0.018866</text:p>
          </table:table-cell>
          <table:table-cell/>
        </table:table-row>
        <table:table-row table:style-name="ro2">
          <table:table-cell table:style-name="ce7" office:value-type="float" office:value="399" calcext:value-type="float">
            <text:p>399</text:p>
          </table:table-cell>
          <table:table-cell office:value-type="float" office:value="380" calcext:value-type="float">
            <text:p>380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78232" calcext:value-type="float">
            <text:p>45.078232</text:p>
          </table:table-cell>
          <table:table-cell table:formula="of:=([.D797]-[.D796])" office:value-type="float" office:value="0.0194669999999988" calcext:value-type="float">
            <text:p>0.019467</text:p>
          </table:table-cell>
          <table:table-cell/>
        </table:table-row>
        <table:table-row table:style-name="ro2">
          <table:table-cell table:style-name="ce7"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office:value-type="float" office:value="11176" calcext:value-type="float">
            <text:p>11176</text:p>
          </table:table-cell>
          <table:table-cell office:value-type="float" office:value="45.095887" calcext:value-type="float">
            <text:p>45.095887</text:p>
          </table:table-cell>
          <table:table-cell table:formula="of:=([.D798]-[.D797])" office:value-type="float" office:value="0.0176549999999978" calcext:value-type="float">
            <text:p>0.017655</text:p>
          </table:table-cell>
          <table:table-cell/>
        </table:table-row>
        <table:table-row table:style-name="ro2">
          <table:table-cell table:style-name="ce7"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11176" calcext:value-type="float">
            <text:p>11176</text:p>
          </table:table-cell>
          <table:table-cell office:value-type="float" office:value="45.115189" calcext:value-type="float">
            <text:p>45.115189</text:p>
          </table:table-cell>
          <table:table-cell table:formula="of:=([.D799]-[.D798])" office:value-type="float" office:value="0.0193020000000033" calcext:value-type="float">
            <text:p>0.019302</text:p>
          </table:table-cell>
          <table:table-cell/>
        </table:table-row>
        <table:table-row table:style-name="ro2">
          <table:table-cell table:style-name="ce7" office:value-type="float" office:value="402" calcext:value-type="float">
            <text:p>402</text:p>
          </table:table-cell>
          <table:table-cell office:value-type="float" office:value="383" calcext:value-type="float">
            <text:p>383</text:p>
          </table:table-cell>
          <table:table-cell office:value-type="float" office:value="11176" calcext:value-type="float">
            <text:p>11176</text:p>
          </table:table-cell>
          <table:table-cell office:value-type="float" office:value="45.133147" calcext:value-type="float">
            <text:p>45.133147</text:p>
          </table:table-cell>
          <table:table-cell table:formula="of:=([.D800]-[.D799])" office:value-type="float" office:value="0.0179580000000001" calcext:value-type="float">
            <text:p>0.017958</text:p>
          </table:table-cell>
          <table:table-cell/>
        </table:table-row>
        <table:table-row table:style-name="ro2">
          <table:table-cell table:style-name="ce7"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11176" calcext:value-type="float">
            <text:p>11176</text:p>
          </table:table-cell>
          <table:table-cell office:value-type="float" office:value="45.152188" calcext:value-type="float">
            <text:p>45.152188</text:p>
          </table:table-cell>
          <table:table-cell table:formula="of:=([.D801]-[.D800])" office:value-type="float" office:value="0.0190410000000014" calcext:value-type="float">
            <text:p>0.019041</text:p>
          </table:table-cell>
          <table:table-cell/>
        </table:table-row>
        <table:table-row table:style-name="ro2">
          <table:table-cell table:style-name="ce7" office:value-type="float" office:value="413" calcext:value-type="float">
            <text:p>413</text:p>
          </table:table-cell>
          <table:table-cell office:value-type="float" office:value="385" calcext:value-type="float">
            <text:p>385</text:p>
          </table:table-cell>
          <table:table-cell office:value-type="float" office:value="11176" calcext:value-type="float">
            <text:p>11176</text:p>
          </table:table-cell>
          <table:table-cell office:value-type="float" office:value="45.17679" calcext:value-type="float">
            <text:p>45.17679</text:p>
          </table:table-cell>
          <table:table-cell table:formula="of:=([.D802]-[.D801])" office:value-type="float" office:value="0.0246019999999945" calcext:value-type="float">
            <text:p>0.024602</text:p>
          </table:table-cell>
          <table:table-cell/>
        </table:table-row>
        <table:table-row table:style-name="ro2">
          <table:table-cell table:style-name="ce7" office:value-type="float" office:value="414" calcext:value-type="float">
            <text:p>414</text:p>
          </table:table-cell>
          <table:table-cell office:value-type="float" office:value="386" calcext:value-type="float">
            <text:p>386</text:p>
          </table:table-cell>
          <table:table-cell office:value-type="float" office:value="11176" calcext:value-type="float">
            <text:p>11176</text:p>
          </table:table-cell>
          <table:table-cell office:value-type="float" office:value="45.379244" calcext:value-type="float">
            <text:p>45.379244</text:p>
          </table:table-cell>
          <table:table-cell table:formula="of:=([.D803]-[.D802])" office:value-type="float" office:value="0.202454000000003" calcext:value-type="float">
            <text:p>0.202454</text:p>
          </table:table-cell>
          <table:table-cell/>
        </table:table-row>
        <table:table-row table:style-name="ro2">
          <table:table-cell table:style-name="ce7"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office:value-type="float" office:value="11176" calcext:value-type="float">
            <text:p>11176</text:p>
          </table:table-cell>
          <table:table-cell office:value-type="float" office:value="45.39954" calcext:value-type="float">
            <text:p>45.39954</text:p>
          </table:table-cell>
          <table:table-cell table:formula="of:=([.D804]-[.D803])" office:value-type="float" office:value="0.0202960000000019" calcext:value-type="float">
            <text:p>0.020296</text:p>
          </table:table-cell>
          <table:table-cell/>
        </table:table-row>
        <table:table-row table:style-name="ro2">
          <table:table-cell table:style-name="ce7" office:value-type="float" office:value="416" calcext:value-type="float">
            <text:p>416</text:p>
          </table:table-cell>
          <table:table-cell office:value-type="float" office:value="388" calcext:value-type="float">
            <text:p>388</text:p>
          </table:table-cell>
          <table:table-cell office:value-type="float" office:value="11176" calcext:value-type="float">
            <text:p>11176</text:p>
          </table:table-cell>
          <table:table-cell office:value-type="float" office:value="45.420606" calcext:value-type="float">
            <text:p>45.420606</text:p>
          </table:table-cell>
          <table:table-cell table:formula="of:=([.D805]-[.D804])" office:value-type="float" office:value="0.0210659999999976" calcext:value-type="float">
            <text:p>0.021066</text:p>
          </table:table-cell>
          <table:table-cell/>
        </table:table-row>
        <table:table-row table:style-name="ro2">
          <table:table-cell table:style-name="ce7" office:value-type="float" office:value="417" calcext:value-type="float">
            <text:p>417</text:p>
          </table:table-cell>
          <table:table-cell office:value-type="float" office:value="389" calcext:value-type="float">
            <text:p>389</text:p>
          </table:table-cell>
          <table:table-cell office:value-type="float" office:value="11176" calcext:value-type="float">
            <text:p>11176</text:p>
          </table:table-cell>
          <table:table-cell office:value-type="float" office:value="45.442682" calcext:value-type="float">
            <text:p>45.442682</text:p>
          </table:table-cell>
          <table:table-cell table:formula="of:=([.D806]-[.D805])" office:value-type="float" office:value="0.0220759999999984" calcext:value-type="float">
            <text:p>0.022076</text:p>
          </table:table-cell>
          <table:table-cell/>
        </table:table-row>
        <table:table-row table:style-name="ro2">
          <table:table-cell table:style-name="ce7" office:value-type="float" office:value="418" calcext:value-type="float">
            <text:p>418</text:p>
          </table:table-cell>
          <table:table-cell office:value-type="float" office:value="390" calcext:value-type="float">
            <text:p>390</text:p>
          </table:table-cell>
          <table:table-cell office:value-type="float" office:value="11176" calcext:value-type="float">
            <text:p>11176</text:p>
          </table:table-cell>
          <table:table-cell office:value-type="float" office:value="45.464487" calcext:value-type="float">
            <text:p>45.464487</text:p>
          </table:table-cell>
          <table:table-cell table:formula="of:=([.D807]-[.D806])" office:value-type="float" office:value="0.0218050000000005" calcext:value-type="float">
            <text:p>0.021805</text:p>
          </table:table-cell>
          <table:table-cell/>
        </table:table-row>
        <table:table-row table:style-name="ro2">
          <table:table-cell table:style-name="ce7" office:value-type="float" office:value="419" calcext:value-type="float">
            <text:p>419</text:p>
          </table:table-cell>
          <table:table-cell office:value-type="float" office:value="391" calcext:value-type="float">
            <text:p>391</text:p>
          </table:table-cell>
          <table:table-cell office:value-type="float" office:value="11176" calcext:value-type="float">
            <text:p>11176</text:p>
          </table:table-cell>
          <table:table-cell office:value-type="float" office:value="45.485147" calcext:value-type="float">
            <text:p>45.485147</text:p>
          </table:table-cell>
          <table:table-cell table:formula="of:=([.D808]-[.D807])" office:value-type="float" office:value="0.0206599999999995" calcext:value-type="float">
            <text:p>0.020660</text:p>
          </table:table-cell>
          <table:table-cell/>
        </table:table-row>
        <table:table-row table:style-name="ro2">
          <table:table-cell table:style-name="ce7"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office:value-type="float" office:value="11176" calcext:value-type="float">
            <text:p>11176</text:p>
          </table:table-cell>
          <table:table-cell office:value-type="float" office:value="45.506249" calcext:value-type="float">
            <text:p>45.506249</text:p>
          </table:table-cell>
          <table:table-cell table:formula="of:=([.D809]-[.D808])" office:value-type="float" office:value="0.0211019999999991" calcext:value-type="float">
            <text:p>0.021102</text:p>
          </table:table-cell>
          <table:table-cell/>
        </table:table-row>
        <table:table-row table:style-name="ro2">
          <table:table-cell table:style-name="ce7"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11176" calcext:value-type="float">
            <text:p>11176</text:p>
          </table:table-cell>
          <table:table-cell office:value-type="float" office:value="45.526878" calcext:value-type="float">
            <text:p>45.526878</text:p>
          </table:table-cell>
          <table:table-cell table:number-columns-repeated="2"/>
        </table:table-row>
        <table:table-row table:style-name="ro2">
          <table:table-cell table:style-name="ce7" office:value-type="float" office:value="422" calcext:value-type="float">
            <text:p>422</text:p>
          </table:table-cell>
          <table:table-cell office:value-type="float" office:value="394" calcext:value-type="float">
            <text:p>394</text:p>
          </table:table-cell>
          <table:table-cell office:value-type="float" office:value="11176" calcext:value-type="float">
            <text:p>11176</text:p>
          </table:table-cell>
          <table:table-cell office:value-type="float" office:value="45.548392" calcext:value-type="float">
            <text:p>45.548392</text:p>
          </table:table-cell>
          <table:table-cell table:formula="of:=([.D811]-[.D810])" office:value-type="float" office:value="0.0215140000000034" calcext:value-type="float">
            <text:p>0.021514</text:p>
          </table:table-cell>
          <table:table-cell/>
        </table:table-row>
        <table:table-row table:style-name="ro2">
          <table:table-cell table:style-name="ce7" office:value-type="float" office:value="423" calcext:value-type="float">
            <text:p>423</text:p>
          </table:table-cell>
          <table:table-cell office:value-type="float" office:value="395" calcext:value-type="float">
            <text:p>395</text:p>
          </table:table-cell>
          <table:table-cell office:value-type="float" office:value="11176" calcext:value-type="float">
            <text:p>11176</text:p>
          </table:table-cell>
          <table:table-cell office:value-type="float" office:value="45.575264" calcext:value-type="float">
            <text:p>45.575264</text:p>
          </table:table-cell>
          <table:table-cell table:formula="of:=([.D812]-[.D811])" office:value-type="float" office:value="0.0268719999999973" calcext:value-type="float">
            <text:p>0.026872</text:p>
          </table:table-cell>
          <table:table-cell/>
        </table:table-row>
        <table:table-row table:style-name="ro2">
          <table:table-cell table:style-name="ce7" office:value-type="float" office:value="424" calcext:value-type="float">
            <text:p>424</text:p>
          </table:table-cell>
          <table:table-cell office:value-type="float" office:value="396" calcext:value-type="float">
            <text:p>396</text:p>
          </table:table-cell>
          <table:table-cell office:value-type="float" office:value="11176" calcext:value-type="float">
            <text:p>11176</text:p>
          </table:table-cell>
          <table:table-cell office:value-type="float" office:value="45.89419" calcext:value-type="float">
            <text:p>45.89419</text:p>
          </table:table-cell>
          <table:table-cell table:formula="of:=([.D813]-[.D812])" office:value-type="float" office:value="0.318926000000005" calcext:value-type="float">
            <text:p>0.318926</text:p>
          </table:table-cell>
          <table:table-cell/>
        </table:table-row>
        <table:table-row table:style-name="ro2">
          <table:table-cell table:style-name="ce7" office:value-type="float" office:value="425" calcext:value-type="float">
            <text:p>425</text:p>
          </table:table-cell>
          <table:table-cell office:value-type="float" office:value="397" calcext:value-type="float">
            <text:p>397</text:p>
          </table:table-cell>
          <table:table-cell office:value-type="float" office:value="11176" calcext:value-type="float">
            <text:p>11176</text:p>
          </table:table-cell>
          <table:table-cell office:value-type="float" office:value="45.936673" calcext:value-type="float">
            <text:p>45.936673</text:p>
          </table:table-cell>
          <table:table-cell table:formula="of:=([.D814]-[.D813])" office:value-type="float" office:value="0.0424829999999972" calcext:value-type="float">
            <text:p>0.042483</text:p>
          </table:table-cell>
          <table:table-cell/>
        </table:table-row>
        <table:table-row table:style-name="ro2">
          <table:table-cell table:style-name="ce7" office:value-type="float" office:value="426" calcext:value-type="float">
            <text:p>426</text:p>
          </table:table-cell>
          <table:table-cell office:value-type="float" office:value="398" calcext:value-type="float">
            <text:p>398</text:p>
          </table:table-cell>
          <table:table-cell office:value-type="float" office:value="11176" calcext:value-type="float">
            <text:p>11176</text:p>
          </table:table-cell>
          <table:table-cell office:value-type="float" office:value="46.289772" calcext:value-type="float">
            <text:p>46.289772</text:p>
          </table:table-cell>
          <table:table-cell table:formula="of:=([.D815]-[.D814])" office:value-type="float" office:value="0.353099" calcext:value-type="float">
            <text:p>0.353099</text:p>
          </table:table-cell>
          <table:table-cell/>
        </table:table-row>
        <table:table-row table:style-name="ro2">
          <table:table-cell table:style-name="ce7" office:value-type="float" office:value="427" calcext:value-type="float">
            <text:p>427</text:p>
          </table:table-cell>
          <table:table-cell office:value-type="float" office:value="399" calcext:value-type="float">
            <text:p>399</text:p>
          </table:table-cell>
          <table:table-cell office:value-type="float" office:value="11176" calcext:value-type="float">
            <text:p>11176</text:p>
          </table:table-cell>
          <table:table-cell office:value-type="float" office:value="46.317253" calcext:value-type="float">
            <text:p>46.317253</text:p>
          </table:table-cell>
          <table:table-cell table:formula="of:=([.D816]-[.D815])" office:value-type="float" office:value="0.0274810000000016" calcext:value-type="float">
            <text:p>0.027481</text:p>
          </table:table-cell>
          <table:table-cell/>
        </table:table-row>
        <table:table-row table:style-name="ro2">
          <table:table-cell table:style-name="ce7" office:value-type="float" office:value="428" calcext:value-type="float">
            <text:p>428</text:p>
          </table:table-cell>
          <table:table-cell office:value-type="float" office:value="400" calcext:value-type="float">
            <text:p>400</text:p>
          </table:table-cell>
          <table:table-cell office:value-type="float" office:value="11176" calcext:value-type="float">
            <text:p>11176</text:p>
          </table:table-cell>
          <table:table-cell office:value-type="float" office:value="46.663075" calcext:value-type="float">
            <text:p>46.663075</text:p>
          </table:table-cell>
          <table:table-cell table:formula="of:=([.D817]-[.D816])" office:value-type="float" office:value="0.345821999999998" calcext:value-type="float">
            <text:p>0.345822</text:p>
          </table:table-cell>
          <table:table-cell/>
        </table:table-row>
        <table:table-row table:style-name="ro2">
          <table:table-cell table:style-name="ce7" office:value-type="float" office:value="429" calcext:value-type="float">
            <text:p>429</text:p>
          </table:table-cell>
          <table:table-cell office:value-type="float" office:value="401" calcext:value-type="float">
            <text:p>401</text:p>
          </table:table-cell>
          <table:table-cell office:value-type="float" office:value="11176" calcext:value-type="float">
            <text:p>11176</text:p>
          </table:table-cell>
          <table:table-cell office:value-type="float" office:value="46.697741" calcext:value-type="float">
            <text:p>46.697741</text:p>
          </table:table-cell>
          <table:table-cell table:formula="of:=([.D818]-[.D817])" office:value-type="float" office:value="0.0346660000000014" calcext:value-type="float">
            <text:p>0.034666</text:p>
          </table:table-cell>
          <table:table-cell/>
        </table:table-row>
        <table:table-row table:style-name="ro2">
          <table:table-cell table:style-name="ce7" office:value-type="float" office:value="430" calcext:value-type="float">
            <text:p>430</text:p>
          </table:table-cell>
          <table:table-cell office:value-type="float" office:value="402" calcext:value-type="float">
            <text:p>402</text:p>
          </table:table-cell>
          <table:table-cell office:value-type="float" office:value="11176" calcext:value-type="float">
            <text:p>11176</text:p>
          </table:table-cell>
          <table:table-cell office:value-type="float" office:value="47.050598" calcext:value-type="float">
            <text:p>47.050598</text:p>
          </table:table-cell>
          <table:table-cell table:formula="of:=([.D819]-[.D818])" office:value-type="float" office:value="0.352857" calcext:value-type="float">
            <text:p>0.352857</text:p>
          </table:table-cell>
          <table:table-cell/>
        </table:table-row>
        <table:table-row table:style-name="ro2">
          <table:table-cell table:style-name="ce7" office:value-type="float" office:value="431" calcext:value-type="float">
            <text:p>431</text:p>
          </table:table-cell>
          <table:table-cell office:value-type="float" office:value="403" calcext:value-type="float">
            <text:p>403</text:p>
          </table:table-cell>
          <table:table-cell office:value-type="float" office:value="11176" calcext:value-type="float">
            <text:p>11176</text:p>
          </table:table-cell>
          <table:table-cell office:value-type="float" office:value="47.07723" calcext:value-type="float">
            <text:p>47.07723</text:p>
          </table:table-cell>
          <table:table-cell table:formula="of:=([.D820]-[.D819])" office:value-type="float" office:value="0.0266319999999993" calcext:value-type="float">
            <text:p>0.026632</text:p>
          </table:table-cell>
          <table:table-cell/>
        </table:table-row>
        <table:table-row table:style-name="ro2">
          <table:table-cell table:style-name="ce7"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office:value-type="float" office:value="11176" calcext:value-type="float">
            <text:p>11176</text:p>
          </table:table-cell>
          <table:table-cell office:value-type="float" office:value="47.418893" calcext:value-type="float">
            <text:p>47.418893</text:p>
          </table:table-cell>
          <table:table-cell table:formula="of:=([.D821]-[.D820])" office:value-type="float" office:value="0.341662999999997" calcext:value-type="float">
            <text:p>0.341663</text:p>
          </table:table-cell>
          <table:table-cell/>
        </table:table-row>
        <table:table-row table:style-name="ro2">
          <table:table-cell table:style-name="ce7" office:value-type="float" office:value="433" calcext:value-type="float">
            <text:p>433</text:p>
          </table:table-cell>
          <table:table-cell office:value-type="float" office:value="405" calcext:value-type="float">
            <text:p>405</text:p>
          </table:table-cell>
          <table:table-cell office:value-type="float" office:value="11176" calcext:value-type="float">
            <text:p>11176</text:p>
          </table:table-cell>
          <table:table-cell office:value-type="float" office:value="47.73511" calcext:value-type="float">
            <text:p>47.73511</text:p>
          </table:table-cell>
          <table:table-cell table:formula="of:=([.D822]-[.D821])" office:value-type="float" office:value="0.316217000000002" calcext:value-type="float">
            <text:p>0.316217</text:p>
          </table:table-cell>
          <table:table-cell/>
        </table:table-row>
        <table:table-row table:style-name="ro2">
          <table:table-cell table:style-name="ce7"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11176" calcext:value-type="float">
            <text:p>11176</text:p>
          </table:table-cell>
          <table:table-cell office:value-type="float" office:value="48.14277" calcext:value-type="float">
            <text:p>48.14277</text:p>
          </table:table-cell>
          <table:table-cell table:formula="of:=([.D823]-[.D822])" office:value-type="float" office:value="0.40766" calcext:value-type="float">
            <text:p>0.407660</text:p>
          </table:table-cell>
          <table:table-cell/>
        </table:table-row>
        <table:table-row table:style-name="ro2">
          <table:table-cell table:style-name="ce7" office:value-type="float" office:value="435" calcext:value-type="float">
            <text:p>435</text:p>
          </table:table-cell>
          <table:table-cell office:value-type="float" office:value="407" calcext:value-type="float">
            <text:p>407</text:p>
          </table:table-cell>
          <table:table-cell office:value-type="float" office:value="11176" calcext:value-type="float">
            <text:p>11176</text:p>
          </table:table-cell>
          <table:table-cell office:value-type="float" office:value="48.169982" calcext:value-type="float">
            <text:p>48.169982</text:p>
          </table:table-cell>
          <table:table-cell table:formula="of:=([.D824]-[.D823])" office:value-type="float" office:value="0.0272119999999987" calcext:value-type="float">
            <text:p>0.027212</text:p>
          </table:table-cell>
          <table:table-cell/>
        </table:table-row>
        <table:table-row table:style-name="ro2">
          <table:table-cell table:style-name="ce7"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11176" calcext:value-type="float">
            <text:p>11176</text:p>
          </table:table-cell>
          <table:table-cell office:value-type="float" office:value="48.521993" calcext:value-type="float">
            <text:p>48.521993</text:p>
          </table:table-cell>
          <table:table-cell table:formula="of:=([.D825]-[.D824])" office:value-type="float" office:value="0.352011000000005" calcext:value-type="float">
            <text:p>0.352011</text:p>
          </table:table-cell>
          <table:table-cell/>
        </table:table-row>
        <table:table-row table:style-name="ro2">
          <table:table-cell table:style-name="ce7" office:value-type="float" office:value="437" calcext:value-type="float">
            <text:p>437</text:p>
          </table:table-cell>
          <table:table-cell office:value-type="float" office:value="409" calcext:value-type="float">
            <text:p>409</text:p>
          </table:table-cell>
          <table:table-cell office:value-type="float" office:value="11176" calcext:value-type="float">
            <text:p>11176</text:p>
          </table:table-cell>
          <table:table-cell office:value-type="float" office:value="48.558566" calcext:value-type="float">
            <text:p>48.558566</text:p>
          </table:table-cell>
          <table:table-cell table:formula="of:=([.D826]-[.D825])" office:value-type="float" office:value="0.0365729999999971" calcext:value-type="float">
            <text:p>0.036573</text:p>
          </table:table-cell>
          <table:table-cell/>
        </table:table-row>
        <table:table-row table:style-name="ro2">
          <table:table-cell table:style-name="ce7" office:value-type="float" office:value="438" calcext:value-type="float">
            <text:p>438</text:p>
          </table:table-cell>
          <table:table-cell office:value-type="float" office:value="410" calcext:value-type="float">
            <text:p>410</text:p>
          </table:table-cell>
          <table:table-cell office:value-type="float" office:value="11176" calcext:value-type="float">
            <text:p>11176</text:p>
          </table:table-cell>
          <table:table-cell office:value-type="float" office:value="48.909856" calcext:value-type="float">
            <text:p>48.909856</text:p>
          </table:table-cell>
          <table:table-cell table:formula="of:=([.D827]-[.D826])" office:value-type="float" office:value="0.351289999999999" calcext:value-type="float">
            <text:p>0.351290</text:p>
          </table:table-cell>
          <table:table-cell/>
        </table:table-row>
        <table:table-row table:style-name="ro2">
          <table:table-cell table:style-name="ce7" office:value-type="float" office:value="439" calcext:value-type="float">
            <text:p>439</text:p>
          </table:table-cell>
          <table:table-cell office:value-type="float" office:value="411" calcext:value-type="float">
            <text:p>411</text:p>
          </table:table-cell>
          <table:table-cell office:value-type="float" office:value="11176" calcext:value-type="float">
            <text:p>11176</text:p>
          </table:table-cell>
          <table:table-cell office:value-type="float" office:value="48.936931" calcext:value-type="float">
            <text:p>48.936931</text:p>
          </table:table-cell>
          <table:table-cell table:formula="of:=([.D828]-[.D827])" office:value-type="float" office:value="0.0270750000000035" calcext:value-type="float">
            <text:p>0.027075</text:p>
          </table:table-cell>
          <table:table-cell/>
        </table:table-row>
        <table:table-row table:style-name="ro2">
          <table:table-cell table:style-name="ce7" office:value-type="float" office:value="440" calcext:value-type="float">
            <text:p>440</text:p>
          </table:table-cell>
          <table:table-cell office:value-type="float" office:value="412" calcext:value-type="float">
            <text:p>412</text:p>
          </table:table-cell>
          <table:table-cell office:value-type="float" office:value="11176" calcext:value-type="float">
            <text:p>11176</text:p>
          </table:table-cell>
          <table:table-cell office:value-type="float" office:value="49.281713" calcext:value-type="float">
            <text:p>49.281713</text:p>
          </table:table-cell>
          <table:table-cell table:formula="of:=([.D829]-[.D828])" office:value-type="float" office:value="0.344782000000002" calcext:value-type="float">
            <text:p>0.344782</text:p>
          </table:table-cell>
          <table:table-cell/>
        </table:table-row>
        <table:table-row table:style-name="ro2">
          <table:table-cell table:style-name="ce7" office:value-type="float" office:value="441" calcext:value-type="float">
            <text:p>441</text:p>
          </table:table-cell>
          <table:table-cell office:value-type="float" office:value="413" calcext:value-type="float">
            <text:p>413</text:p>
          </table:table-cell>
          <table:table-cell office:value-type="float" office:value="11176" calcext:value-type="float">
            <text:p>11176</text:p>
          </table:table-cell>
          <table:table-cell office:value-type="float" office:value="49.326472" calcext:value-type="float">
            <text:p>49.326472</text:p>
          </table:table-cell>
          <table:table-cell table:formula="of:=([.D830]-[.D829])" office:value-type="float" office:value="0.0447589999999991" calcext:value-type="float">
            <text:p>0.044759</text:p>
          </table:table-cell>
          <table:table-cell/>
        </table:table-row>
        <table:table-row table:style-name="ro2">
          <table:table-cell table:style-name="ce7" office:value-type="float" office:value="445" calcext:value-type="float">
            <text:p>445</text:p>
          </table:table-cell>
          <table:table-cell office:value-type="float" office:value="414" calcext:value-type="float">
            <text:p>414</text:p>
          </table:table-cell>
          <table:table-cell office:value-type="float" office:value="11176" calcext:value-type="float">
            <text:p>11176</text:p>
          </table:table-cell>
          <table:table-cell office:value-type="float" office:value="49.678481" calcext:value-type="float">
            <text:p>49.678481</text:p>
          </table:table-cell>
          <table:table-cell table:formula="of:=([.D831]-[.D830])" office:value-type="float" office:value="0.352008999999995" calcext:value-type="float">
            <text:p>0.352009</text:p>
          </table:table-cell>
          <table:table-cell/>
        </table:table-row>
        <table:table-row table:style-name="ro2">
          <table:table-cell table:style-name="ce7"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11176" calcext:value-type="float">
            <text:p>11176</text:p>
          </table:table-cell>
          <table:table-cell office:value-type="float" office:value="50.712511" calcext:value-type="float">
            <text:p>50.712511</text:p>
          </table:table-cell>
          <table:table-cell table:formula="of:=([.D832]-[.D831])" office:value-type="float" office:value="1.03403" calcext:value-type="float">
            <text:p>1.034030</text:p>
          </table:table-cell>
          <table:table-cell/>
        </table:table-row>
        <table:table-row table:style-name="ro2">
          <table:table-cell table:style-name="ce7" office:value-type="float" office:value="447" calcext:value-type="float">
            <text:p>447</text:p>
          </table:table-cell>
          <table:table-cell office:value-type="float" office:value="416" calcext:value-type="float">
            <text:p>416</text:p>
          </table:table-cell>
          <table:table-cell office:value-type="float" office:value="11176" calcext:value-type="float">
            <text:p>11176</text:p>
          </table:table-cell>
          <table:table-cell office:value-type="float" office:value="50.767779" calcext:value-type="float">
            <text:p>50.767779</text:p>
          </table:table-cell>
          <table:table-cell table:formula="of:=([.D833]-[.D832])" office:value-type="float" office:value="0.0552679999999981" calcext:value-type="float">
            <text:p>0.055268</text:p>
          </table:table-cell>
          <table:table-cell/>
        </table:table-row>
        <table:table-row table:style-name="ro2">
          <table:table-cell table:style-name="ce7" office:value-type="float" office:value="448" calcext:value-type="float">
            <text:p>448</text:p>
          </table:table-cell>
          <table:table-cell office:value-type="float" office:value="417" calcext:value-type="float">
            <text:p>417</text:p>
          </table:table-cell>
          <table:table-cell office:value-type="float" office:value="11176" calcext:value-type="float">
            <text:p>11176</text:p>
          </table:table-cell>
          <table:table-cell office:value-type="float" office:value="51.112206" calcext:value-type="float">
            <text:p>51.112206</text:p>
          </table:table-cell>
          <table:table-cell table:formula="of:=([.D834]-[.D833])" office:value-type="float" office:value="0.344427000000003" calcext:value-type="float">
            <text:p>0.344427</text:p>
          </table:table-cell>
          <table:table-cell/>
        </table:table-row>
        <table:table-row table:style-name="ro2">
          <table:table-cell table:style-name="ce7" office:value-type="float" office:value="449" calcext:value-type="float">
            <text:p>449</text:p>
          </table:table-cell>
          <table:table-cell office:value-type="float" office:value="418" calcext:value-type="float">
            <text:p>418</text:p>
          </table:table-cell>
          <table:table-cell office:value-type="float" office:value="11176" calcext:value-type="float">
            <text:p>11176</text:p>
          </table:table-cell>
          <table:table-cell office:value-type="float" office:value="51.147992" calcext:value-type="float">
            <text:p>51.147992</text:p>
          </table:table-cell>
          <table:table-cell table:formula="of:=([.D835]-[.D834])" office:value-type="float" office:value="0.0357860000000016" calcext:value-type="float">
            <text:p>0.035786</text:p>
          </table:table-cell>
          <table:table-cell/>
        </table:table-row>
        <table:table-row table:style-name="ro2">
          <table:table-cell table:style-name="ce7" office:value-type="float" office:value="450" calcext:value-type="float">
            <text:p>450</text:p>
          </table:table-cell>
          <table:table-cell office:value-type="float" office:value="419" calcext:value-type="float">
            <text:p>419</text:p>
          </table:table-cell>
          <table:table-cell office:value-type="float" office:value="11176" calcext:value-type="float">
            <text:p>11176</text:p>
          </table:table-cell>
          <table:table-cell office:value-type="float" office:value="51.497863" calcext:value-type="float">
            <text:p>51.497863</text:p>
          </table:table-cell>
          <table:table-cell table:formula="of:=([.D836]-[.D835])" office:value-type="float" office:value="0.349871" calcext:value-type="float">
            <text:p>0.349871</text:p>
          </table:table-cell>
          <table:table-cell/>
        </table:table-row>
        <table:table-row table:style-name="ro2">
          <table:table-cell table:style-name="ce7" office:value-type="float" office:value="451" calcext:value-type="float">
            <text:p>451</text:p>
          </table:table-cell>
          <table:table-cell office:value-type="float" office:value="504" calcext:value-type="float">
            <text:p>504</text:p>
          </table:table-cell>
          <table:table-cell office:value-type="float" office:value="11176" calcext:value-type="float">
            <text:p>11176</text:p>
          </table:table-cell>
          <table:table-cell office:value-type="float" office:value="51.525577" calcext:value-type="float">
            <text:p>51.525577</text:p>
          </table:table-cell>
          <table:table-cell table:formula="of:=([.D837]-[.D836])" office:value-type="float" office:value="0.027713999999996" calcext:value-type="float">
            <text:p>0.027714</text:p>
          </table:table-cell>
          <table:table-cell/>
        </table:table-row>
        <table:table-row table:style-name="ro2">
          <table:table-cell table:style-name="ce7"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office:value-type="float" office:value="11176" calcext:value-type="float">
            <text:p>11176</text:p>
          </table:table-cell>
          <table:table-cell office:value-type="float" office:value="51.872552" calcext:value-type="float">
            <text:p>51.872552</text:p>
          </table:table-cell>
          <table:table-cell table:formula="of:=([.D838]-[.D837])" office:value-type="float" office:value="0.346975" calcext:value-type="float">
            <text:p>0.346975</text:p>
          </table:table-cell>
          <table:table-cell/>
        </table:table-row>
        <table:table-row table:style-name="ro2">
          <table:table-cell table:style-name="ce7" office:value-type="float" office:value="453" calcext:value-type="float">
            <text:p>453</text:p>
          </table:table-cell>
          <table:table-cell office:value-type="float" office:value="506" calcext:value-type="float">
            <text:p>506</text:p>
          </table:table-cell>
          <table:table-cell office:value-type="float" office:value="11176" calcext:value-type="float">
            <text:p>11176</text:p>
          </table:table-cell>
          <table:table-cell office:value-type="float" office:value="51.905707" calcext:value-type="float">
            <text:p>51.905707</text:p>
          </table:table-cell>
          <table:table-cell table:formula="of:=([.D839]-[.D838])" office:value-type="float" office:value="0.0331550000000007" calcext:value-type="float">
            <text:p>0.033155</text:p>
          </table:table-cell>
          <table:table-cell/>
        </table:table-row>
        <table:table-row table:style-name="ro2">
          <table:table-cell table:style-name="ce7" office:value-type="float" office:value="454" calcext:value-type="float">
            <text:p>454</text:p>
          </table:table-cell>
          <table:table-cell office:value-type="float" office:value="507" calcext:value-type="float">
            <text:p>507</text:p>
          </table:table-cell>
          <table:table-cell office:value-type="float" office:value="11176" calcext:value-type="float">
            <text:p>11176</text:p>
          </table:table-cell>
          <table:table-cell office:value-type="float" office:value="52.254916" calcext:value-type="float">
            <text:p>52.254916</text:p>
          </table:table-cell>
          <table:table-cell table:formula="of:=([.D840]-[.D839])" office:value-type="float" office:value="0.349209000000002" calcext:value-type="float">
            <text:p>0.349209</text:p>
          </table:table-cell>
          <table:table-cell/>
        </table:table-row>
        <table:table-row table:style-name="ro2">
          <table:table-cell table:style-name="ce7" office:value-type="float" office:value="455" calcext:value-type="float">
            <text:p>455</text:p>
          </table:table-cell>
          <table:table-cell office:value-type="float" office:value="508" calcext:value-type="float">
            <text:p>508</text:p>
          </table:table-cell>
          <table:table-cell office:value-type="float" office:value="11176" calcext:value-type="float">
            <text:p>11176</text:p>
          </table:table-cell>
          <table:table-cell office:value-type="float" office:value="52.289582" calcext:value-type="float">
            <text:p>52.289582</text:p>
          </table:table-cell>
          <table:table-cell table:formula="of:=([.D841]-[.D840])" office:value-type="float" office:value="0.0346660000000014" calcext:value-type="float">
            <text:p>0.034666</text:p>
          </table:table-cell>
          <table:table-cell/>
        </table:table-row>
        <table:table-row table:style-name="ro2">
          <table:table-cell table:style-name="ce7" office:value-type="float" office:value="456" calcext:value-type="float">
            <text:p>456</text:p>
          </table:table-cell>
          <table:table-cell office:value-type="float" office:value="509" calcext:value-type="float">
            <text:p>509</text:p>
          </table:table-cell>
          <table:table-cell office:value-type="float" office:value="11176" calcext:value-type="float">
            <text:p>11176</text:p>
          </table:table-cell>
          <table:table-cell office:value-type="float" office:value="52.63227" calcext:value-type="float">
            <text:p>52.63227</text:p>
          </table:table-cell>
          <table:table-cell table:formula="of:=([.D842]-[.D841])" office:value-type="float" office:value="0.342687999999995" calcext:value-type="float">
            <text:p>0.342688</text:p>
          </table:table-cell>
          <table:table-cell/>
        </table:table-row>
        <table:table-row table:style-name="ro2">
          <table:table-cell table:style-name="ce7" office:value-type="float" office:value="457" calcext:value-type="float">
            <text:p>457</text:p>
          </table:table-cell>
          <table:table-cell office:value-type="float" office:value="510" calcext:value-type="float">
            <text:p>510</text:p>
          </table:table-cell>
          <table:table-cell office:value-type="float" office:value="11176" calcext:value-type="float">
            <text:p>11176</text:p>
          </table:table-cell>
          <table:table-cell office:value-type="float" office:value="52.669406" calcext:value-type="float">
            <text:p>52.669406</text:p>
          </table:table-cell>
          <table:table-cell table:formula="of:=([.D843]-[.D842])" office:value-type="float" office:value="0.0371360000000038" calcext:value-type="float">
            <text:p>0.037136</text:p>
          </table:table-cell>
          <table:table-cell/>
        </table:table-row>
        <table:table-row table:style-name="ro2">
          <table:table-cell table:style-name="ce7" office:value-type="float" office:value="458" calcext:value-type="float">
            <text:p>458</text:p>
          </table:table-cell>
          <table:table-cell office:value-type="float" office:value="511" calcext:value-type="float">
            <text:p>511</text:p>
          </table:table-cell>
          <table:table-cell office:value-type="float" office:value="11176" calcext:value-type="float">
            <text:p>11176</text:p>
          </table:table-cell>
          <table:table-cell office:value-type="float" office:value="53.020003" calcext:value-type="float">
            <text:p>53.020003</text:p>
          </table:table-cell>
          <table:table-cell table:formula="of:=([.D844]-[.D843])" office:value-type="float" office:value="0.350597" calcext:value-type="float">
            <text:p>0.350597</text:p>
          </table:table-cell>
          <table:table-cell/>
        </table:table-row>
        <table:table-row table:style-name="ro2">
          <table:table-cell table:style-name="ce7" office:value-type="float" office:value="459" calcext:value-type="float">
            <text:p>459</text:p>
          </table:table-cell>
          <table:table-cell office:value-type="float" office:value="512" calcext:value-type="float">
            <text:p>512</text:p>
          </table:table-cell>
          <table:table-cell office:value-type="float" office:value="11176" calcext:value-type="float">
            <text:p>11176</text:p>
          </table:table-cell>
          <table:table-cell office:value-type="float" office:value="53.10515" calcext:value-type="float">
            <text:p>53.10515</text:p>
          </table:table-cell>
          <table:table-cell table:formula="of:=([.D845]-[.D844])" office:value-type="float" office:value="0.0851469999999992" calcext:value-type="float">
            <text:p>0.085147</text:p>
          </table:table-cell>
          <table:table-cell/>
        </table:table-row>
        <table:table-row table:style-name="ro2">
          <table:table-cell table:style-name="ce7" office:value-type="float" office:value="460" calcext:value-type="float">
            <text:p>460</text:p>
          </table:table-cell>
          <table:table-cell office:value-type="float" office:value="513" calcext:value-type="float">
            <text:p>513</text:p>
          </table:table-cell>
          <table:table-cell office:value-type="float" office:value="11176" calcext:value-type="float">
            <text:p>11176</text:p>
          </table:table-cell>
          <table:table-cell office:value-type="float" office:value="53.46511" calcext:value-type="float">
            <text:p>53.46511</text:p>
          </table:table-cell>
          <table:table-cell table:formula="of:=([.D846]-[.D845])" office:value-type="float" office:value="0.359960000000001" calcext:value-type="float">
            <text:p>0.359960</text:p>
          </table:table-cell>
          <table:table-cell/>
        </table:table-row>
        <table:table-row table:style-name="ro2">
          <table:table-cell table:style-name="ce7"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  <table:table-cell office:value-type="float" office:value="11176" calcext:value-type="float">
            <text:p>11176</text:p>
          </table:table-cell>
          <table:table-cell office:value-type="float" office:value="53.499683" calcext:value-type="float">
            <text:p>53.499683</text:p>
          </table:table-cell>
          <table:table-cell table:formula="of:=([.D847]-[.D846])" office:value-type="float" office:value="0.0345729999999946" calcext:value-type="float">
            <text:p>0.034573</text:p>
          </table:table-cell>
          <table:table-cell/>
        </table:table-row>
        <table:table-row table:style-name="ro2">
          <table:table-cell table:style-name="ce7" office:value-type="float" office:value="462" calcext:value-type="float">
            <text:p>462</text:p>
          </table:table-cell>
          <table:table-cell office:value-type="float" office:value="515" calcext:value-type="float">
            <text:p>515</text:p>
          </table:table-cell>
          <table:table-cell office:value-type="float" office:value="11176" calcext:value-type="float">
            <text:p>11176</text:p>
          </table:table-cell>
          <table:table-cell office:value-type="float" office:value="53.851272" calcext:value-type="float">
            <text:p>53.851272</text:p>
          </table:table-cell>
          <table:table-cell table:formula="of:=([.D848]-[.D847])" office:value-type="float" office:value="0.351589000000004" calcext:value-type="float">
            <text:p>0.351589</text:p>
          </table:table-cell>
          <table:table-cell/>
        </table:table-row>
        <table:table-row table:style-name="ro2">
          <table:table-cell table:style-name="ce7" office:value-type="float" office:value="463" calcext:value-type="float">
            <text:p>463</text:p>
          </table:table-cell>
          <table:table-cell office:value-type="float" office:value="516" calcext:value-type="float">
            <text:p>516</text:p>
          </table:table-cell>
          <table:table-cell office:value-type="float" office:value="11176" calcext:value-type="float">
            <text:p>11176</text:p>
          </table:table-cell>
          <table:table-cell office:value-type="float" office:value="53.886649" calcext:value-type="float">
            <text:p>53.886649</text:p>
          </table:table-cell>
          <table:table-cell table:formula="of:=([.D849]-[.D848])" office:value-type="float" office:value="0.0353769999999969" calcext:value-type="float">
            <text:p>0.035377</text:p>
          </table:table-cell>
          <table:table-cell/>
        </table:table-row>
        <table:table-row table:style-name="ro2">
          <table:table-cell table:style-name="ce7" office:value-type="float" office:value="464" calcext:value-type="float">
            <text:p>464</text:p>
          </table:table-cell>
          <table:table-cell office:value-type="float" office:value="517" calcext:value-type="float">
            <text:p>517</text:p>
          </table:table-cell>
          <table:table-cell office:value-type="float" office:value="11176" calcext:value-type="float">
            <text:p>11176</text:p>
          </table:table-cell>
          <table:table-cell office:value-type="float" office:value="54.227589" calcext:value-type="float">
            <text:p>54.227589</text:p>
          </table:table-cell>
          <table:table-cell table:formula="of:=([.D850]-[.D849])" office:value-type="float" office:value="0.340940000000003" calcext:value-type="float">
            <text:p>0.340940</text:p>
          </table:table-cell>
          <table:table-cell/>
        </table:table-row>
        <table:table-row table:style-name="ro2">
          <table:table-cell table:style-name="ce7" office:value-type="float" office:value="465" calcext:value-type="float">
            <text:p>465</text:p>
          </table:table-cell>
          <table:table-cell office:value-type="float" office:value="518" calcext:value-type="float">
            <text:p>518</text:p>
          </table:table-cell>
          <table:table-cell office:value-type="float" office:value="11176" calcext:value-type="float">
            <text:p>11176</text:p>
          </table:table-cell>
          <table:table-cell office:value-type="float" office:value="54.257171" calcext:value-type="float">
            <text:p>54.257171</text:p>
          </table:table-cell>
          <table:table-cell table:formula="of:=([.D851]-[.D850])" office:value-type="float" office:value="0.0295819999999978" calcext:value-type="float">
            <text:p>0.029582</text:p>
          </table:table-cell>
          <table:table-cell/>
        </table:table-row>
        <table:table-row table:style-name="ro2">
          <table:table-cell table:style-name="ce7" office:value-type="float" office:value="466" calcext:value-type="float">
            <text:p>466</text:p>
          </table:table-cell>
          <table:table-cell office:value-type="float" office:value="519" calcext:value-type="float">
            <text:p>519</text:p>
          </table:table-cell>
          <table:table-cell office:value-type="float" office:value="11176" calcext:value-type="float">
            <text:p>11176</text:p>
          </table:table-cell>
          <table:table-cell office:value-type="float" office:value="54.606438" calcext:value-type="float">
            <text:p>54.606438</text:p>
          </table:table-cell>
          <table:table-cell table:formula="of:=([.D852]-[.D851])" office:value-type="float" office:value="0.349266999999998" calcext:value-type="float">
            <text:p>0.349267</text:p>
          </table:table-cell>
          <table:table-cell/>
        </table:table-row>
        <table:table-row table:style-name="ro2">
          <table:table-cell table:style-name="ce7" office:value-type="float" office:value="467" calcext:value-type="float">
            <text:p>467</text:p>
          </table:table-cell>
          <table:table-cell office:value-type="float" office:value="520" calcext:value-type="float">
            <text:p>520</text:p>
          </table:table-cell>
          <table:table-cell office:value-type="float" office:value="11176" calcext:value-type="float">
            <text:p>11176</text:p>
          </table:table-cell>
          <table:table-cell office:value-type="float" office:value="54.633238" calcext:value-type="float">
            <text:p>54.633238</text:p>
          </table:table-cell>
          <table:table-cell table:formula="of:=([.D853]-[.D852])" office:value-type="float" office:value="0.0268000000000015" calcext:value-type="float">
            <text:p>0.026800</text:p>
          </table:table-cell>
          <table:table-cell/>
        </table:table-row>
        <table:table-row table:style-name="ro2">
          <table:table-cell table:style-name="ce7" office:value-type="float" office:value="468" calcext:value-type="float">
            <text:p>468</text:p>
          </table:table-cell>
          <table:table-cell office:value-type="float" office:value="521" calcext:value-type="float">
            <text:p>521</text:p>
          </table:table-cell>
          <table:table-cell office:value-type="float" office:value="11176" calcext:value-type="float">
            <text:p>11176</text:p>
          </table:table-cell>
          <table:table-cell office:value-type="float" office:value="54.974748" calcext:value-type="float">
            <text:p>54.974748</text:p>
          </table:table-cell>
          <table:table-cell table:formula="of:=([.D854]-[.D853])" office:value-type="float" office:value="0.34151" calcext:value-type="float">
            <text:p>0.341510</text:p>
          </table:table-cell>
          <table:table-cell/>
        </table:table-row>
        <table:table-row table:style-name="ro2">
          <table:table-cell table:style-name="ce7" office:value-type="float" office:value="469" calcext:value-type="float">
            <text:p>469</text:p>
          </table:table-cell>
          <table:table-cell office:value-type="float" office:value="522" calcext:value-type="float">
            <text:p>522</text:p>
          </table:table-cell>
          <table:table-cell office:value-type="float" office:value="11176" calcext:value-type="float">
            <text:p>11176</text:p>
          </table:table-cell>
          <table:table-cell office:value-type="float" office:value="55.010778" calcext:value-type="float">
            <text:p>55.010778</text:p>
          </table:table-cell>
          <table:table-cell table:formula="of:=([.D855]-[.D854])" office:value-type="float" office:value="0.0360300000000038" calcext:value-type="float">
            <text:p>0.036030</text:p>
          </table:table-cell>
          <table:table-cell/>
        </table:table-row>
        <table:table-row table:style-name="ro2">
          <table:table-cell table:style-name="ce7" office:value-type="float" office:value="470" calcext:value-type="float">
            <text:p>470</text:p>
          </table:table-cell>
          <table:table-cell office:value-type="float" office:value="523" calcext:value-type="float">
            <text:p>523</text:p>
          </table:table-cell>
          <table:table-cell office:value-type="float" office:value="11176" calcext:value-type="float">
            <text:p>11176</text:p>
          </table:table-cell>
          <table:table-cell office:value-type="float" office:value="55.368691" calcext:value-type="float">
            <text:p>55.368691</text:p>
          </table:table-cell>
          <table:table-cell table:formula="of:=([.D856]-[.D855])" office:value-type="float" office:value="0.357912999999996" calcext:value-type="float">
            <text:p>0.357913</text:p>
          </table:table-cell>
          <table:table-cell/>
        </table:table-row>
        <table:table-row table:style-name="ro2">
          <table:table-cell table:style-name="ce7" office:value-type="float" office:value="471" calcext:value-type="float">
            <text:p>471</text:p>
          </table:table-cell>
          <table:table-cell office:value-type="float" office:value="524" calcext:value-type="float">
            <text:p>524</text:p>
          </table:table-cell>
          <table:table-cell office:value-type="float" office:value="11176" calcext:value-type="float">
            <text:p>11176</text:p>
          </table:table-cell>
          <table:table-cell office:value-type="float" office:value="55.392736" calcext:value-type="float">
            <text:p>55.392736</text:p>
          </table:table-cell>
          <table:table-cell table:formula="of:=([.D857]-[.D856])" office:value-type="float" office:value="0.024045000000001" calcext:value-type="float">
            <text:p>0.024045</text:p>
          </table:table-cell>
          <table:table-cell/>
        </table:table-row>
        <table:table-row table:style-name="ro2">
          <table:table-cell table:style-name="ce7" office:value-type="float" office:value="472" calcext:value-type="float">
            <text:p>472</text:p>
          </table:table-cell>
          <table:table-cell office:value-type="float" office:value="525" calcext:value-type="float">
            <text:p>525</text:p>
          </table:table-cell>
          <table:table-cell office:value-type="float" office:value="11176" calcext:value-type="float">
            <text:p>11176</text:p>
          </table:table-cell>
          <table:table-cell office:value-type="float" office:value="55.728465" calcext:value-type="float">
            <text:p>55.728465</text:p>
          </table:table-cell>
          <table:table-cell table:formula="of:=([.D858]-[.D857])" office:value-type="float" office:value="0.335729000000001" calcext:value-type="float">
            <text:p>0.335729</text:p>
          </table:table-cell>
          <table:table-cell/>
        </table:table-row>
        <table:table-row table:style-name="ro2">
          <table:table-cell table:style-name="ce7" office:value-type="float" office:value="473" calcext:value-type="float">
            <text:p>473</text:p>
          </table:table-cell>
          <table:table-cell office:value-type="float" office:value="526" calcext:value-type="float">
            <text:p>526</text:p>
          </table:table-cell>
          <table:table-cell office:value-type="float" office:value="11176" calcext:value-type="float">
            <text:p>11176</text:p>
          </table:table-cell>
          <table:table-cell office:value-type="float" office:value="56.100583" calcext:value-type="float">
            <text:p>56.100583</text:p>
          </table:table-cell>
          <table:table-cell table:formula="of:=([.D859]-[.D858])" office:value-type="float" office:value="0.372118" calcext:value-type="float">
            <text:p>0.372118</text:p>
          </table:table-cell>
          <table:table-cell/>
        </table:table-row>
        <table:table-row table:style-name="ro2">
          <table:table-cell table:style-name="ce7" office:value-type="float" office:value="474" calcext:value-type="float">
            <text:p>474</text:p>
          </table:table-cell>
          <table:table-cell office:value-type="float" office:value="527" calcext:value-type="float">
            <text:p>527</text:p>
          </table:table-cell>
          <table:table-cell office:value-type="float" office:value="11176" calcext:value-type="float">
            <text:p>11176</text:p>
          </table:table-cell>
          <table:table-cell office:value-type="float" office:value="56.452383" calcext:value-type="float">
            <text:p>56.452383</text:p>
          </table:table-cell>
          <table:table-cell table:formula="of:=([.D860]-[.D859])" office:value-type="float" office:value="0.351799999999997" calcext:value-type="float">
            <text:p>0.351800</text:p>
          </table:table-cell>
          <table:table-cell/>
        </table:table-row>
        <table:table-row table:style-name="ro2">
          <table:table-cell table:style-name="ce7" office:value-type="float" office:value="475" calcext:value-type="float">
            <text:p>475</text:p>
          </table:table-cell>
          <table:table-cell office:value-type="float" office:value="528" calcext:value-type="float">
            <text:p>528</text:p>
          </table:table-cell>
          <table:table-cell office:value-type="float" office:value="11176" calcext:value-type="float">
            <text:p>11176</text:p>
          </table:table-cell>
          <table:table-cell office:value-type="float" office:value="56.486866" calcext:value-type="float">
            <text:p>56.486866</text:p>
          </table:table-cell>
          <table:table-cell table:formula="of:=([.D861]-[.D860])" office:value-type="float" office:value="0.0344830000000016" calcext:value-type="float">
            <text:p>0.034483</text:p>
          </table:table-cell>
          <table:table-cell/>
        </table:table-row>
        <table:table-row table:style-name="ro2">
          <table:table-cell table:style-name="ce7" office:value-type="float" office:value="476" calcext:value-type="float">
            <text:p>476</text:p>
          </table:table-cell>
          <table:table-cell office:value-type="float" office:value="529" calcext:value-type="float">
            <text:p>529</text:p>
          </table:table-cell>
          <table:table-cell office:value-type="float" office:value="11176" calcext:value-type="float">
            <text:p>11176</text:p>
          </table:table-cell>
          <table:table-cell office:value-type="float" office:value="56.828579" calcext:value-type="float">
            <text:p>56.828579</text:p>
          </table:table-cell>
          <table:table-cell table:formula="of:=([.D862]-[.D861])" office:value-type="float" office:value="0.341712999999999" calcext:value-type="float">
            <text:p>0.341713</text:p>
          </table:table-cell>
          <table:table-cell/>
        </table:table-row>
        <table:table-row table:style-name="ro2">
          <table:table-cell table:style-name="ce7" office:value-type="float" office:value="477" calcext:value-type="float">
            <text:p>477</text:p>
          </table:table-cell>
          <table:table-cell office:value-type="float" office:value="530" calcext:value-type="float">
            <text:p>530</text:p>
          </table:table-cell>
          <table:table-cell office:value-type="float" office:value="11176" calcext:value-type="float">
            <text:p>11176</text:p>
          </table:table-cell>
          <table:table-cell office:value-type="float" office:value="56.860072" calcext:value-type="float">
            <text:p>56.860072</text:p>
          </table:table-cell>
          <table:table-cell table:formula="of:=([.D863]-[.D862])" office:value-type="float" office:value="0.0314930000000047" calcext:value-type="float">
            <text:p>0.031493</text:p>
          </table:table-cell>
          <table:table-cell/>
        </table:table-row>
        <table:table-row table:style-name="ro2">
          <table:table-cell table:style-name="ce7" office:value-type="float" office:value="478" calcext:value-type="float">
            <text:p>478</text:p>
          </table:table-cell>
          <table:table-cell office:value-type="float" office:value="531" calcext:value-type="float">
            <text:p>531</text:p>
          </table:table-cell>
          <table:table-cell office:value-type="float" office:value="11176" calcext:value-type="float">
            <text:p>11176</text:p>
          </table:table-cell>
          <table:table-cell office:value-type="float" office:value="57.208723" calcext:value-type="float">
            <text:p>57.208723</text:p>
          </table:table-cell>
          <table:table-cell table:formula="of:=([.D864]-[.D863])" office:value-type="float" office:value="0.348650999999997" calcext:value-type="float">
            <text:p>0.348651</text:p>
          </table:table-cell>
          <table:table-cell/>
        </table:table-row>
        <table:table-row table:style-name="ro2">
          <table:table-cell table:style-name="ce7" office:value-type="float" office:value="479" calcext:value-type="float">
            <text:p>479</text:p>
          </table:table-cell>
          <table:table-cell office:value-type="float" office:value="532" calcext:value-type="float">
            <text:p>532</text:p>
          </table:table-cell>
          <table:table-cell office:value-type="float" office:value="11176" calcext:value-type="float">
            <text:p>11176</text:p>
          </table:table-cell>
          <table:table-cell office:value-type="float" office:value="57.23448" calcext:value-type="float">
            <text:p>57.23448</text:p>
          </table:table-cell>
          <table:table-cell table:formula="of:=([.D865]-[.D864])" office:value-type="float" office:value="0.0257569999999987" calcext:value-type="float">
            <text:p>0.025757</text:p>
          </table:table-cell>
          <table:table-cell/>
        </table:table-row>
        <table:table-row table:style-name="ro2">
          <table:table-cell table:style-name="ce7" office:value-type="float" office:value="480" calcext:value-type="float">
            <text:p>480</text:p>
          </table:table-cell>
          <table:table-cell office:value-type="float" office:value="533" calcext:value-type="float">
            <text:p>533</text:p>
          </table:table-cell>
          <table:table-cell office:value-type="float" office:value="11176" calcext:value-type="float">
            <text:p>11176</text:p>
          </table:table-cell>
          <table:table-cell office:value-type="float" office:value="57.583742" calcext:value-type="float">
            <text:p>57.583742</text:p>
          </table:table-cell>
          <table:table-cell table:formula="of:=([.D866]-[.D865])" office:value-type="float" office:value="0.349262000000003" calcext:value-type="float">
            <text:p>0.349262</text:p>
          </table:table-cell>
          <table:table-cell/>
        </table:table-row>
        <table:table-row table:style-name="ro2">
          <table:table-cell table:style-name="ce7" office:value-type="float" office:value="481" calcext:value-type="float">
            <text:p>481</text:p>
          </table:table-cell>
          <table:table-cell office:value-type="float" office:value="534" calcext:value-type="float">
            <text:p>534</text:p>
          </table:table-cell>
          <table:table-cell office:value-type="float" office:value="11176" calcext:value-type="float">
            <text:p>11176</text:p>
          </table:table-cell>
          <table:table-cell office:value-type="float" office:value="57.619543" calcext:value-type="float">
            <text:p>57.619543</text:p>
          </table:table-cell>
          <table:table-cell table:formula="of:=([.D867]-[.D866])" office:value-type="float" office:value="0.0358009999999993" calcext:value-type="float">
            <text:p>0.035801</text:p>
          </table:table-cell>
          <table:table-cell/>
        </table:table-row>
        <table:table-row table:style-name="ro2">
          <table:table-cell table:style-name="ce7" office:value-type="float" office:value="482" calcext:value-type="float">
            <text:p>482</text:p>
          </table:table-cell>
          <table:table-cell office:value-type="float" office:value="535" calcext:value-type="float">
            <text:p>535</text:p>
          </table:table-cell>
          <table:table-cell office:value-type="float" office:value="11176" calcext:value-type="float">
            <text:p>11176</text:p>
          </table:table-cell>
          <table:table-cell office:value-type="float" office:value="57.968279" calcext:value-type="float">
            <text:p>57.968279</text:p>
          </table:table-cell>
          <table:table-cell table:formula="of:=([.D868]-[.D867])" office:value-type="float" office:value="0.348736000000002" calcext:value-type="float">
            <text:p>0.348736</text:p>
          </table:table-cell>
          <table:table-cell/>
        </table:table-row>
        <table:table-row table:style-name="ro2">
          <table:table-cell table:style-name="ce7" office:value-type="float" office:value="483" calcext:value-type="float">
            <text:p>483</text:p>
          </table:table-cell>
          <table:table-cell office:value-type="float" office:value="536" calcext:value-type="float">
            <text:p>536</text:p>
          </table:table-cell>
          <table:table-cell office:value-type="float" office:value="11176" calcext:value-type="float">
            <text:p>11176</text:p>
          </table:table-cell>
          <table:table-cell office:value-type="float" office:value="58.00053" calcext:value-type="float">
            <text:p>58.00053</text:p>
          </table:table-cell>
          <table:table-cell table:formula="of:=([.D869]-[.D868])" office:value-type="float" office:value="0.0322509999999951" calcext:value-type="float">
            <text:p>0.032251</text:p>
          </table:table-cell>
          <table:table-cell/>
        </table:table-row>
        <table:table-row table:style-name="ro2">
          <table:table-cell table:style-name="ce7" office:value-type="float" office:value="484" calcext:value-type="float">
            <text:p>484</text:p>
          </table:table-cell>
          <table:table-cell office:value-type="float" office:value="537" calcext:value-type="float">
            <text:p>537</text:p>
          </table:table-cell>
          <table:table-cell office:value-type="float" office:value="11176" calcext:value-type="float">
            <text:p>11176</text:p>
          </table:table-cell>
          <table:table-cell office:value-type="float" office:value="58.342471" calcext:value-type="float">
            <text:p>58.342471</text:p>
          </table:table-cell>
          <table:table-cell table:formula="of:=([.D870]-[.D869])" office:value-type="float" office:value="0.341941000000006" calcext:value-type="float">
            <text:p>0.341941</text:p>
          </table:table-cell>
          <table:table-cell/>
        </table:table-row>
        <table:table-row table:style-name="ro2">
          <table:table-cell table:style-name="ce7"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11176" calcext:value-type="float">
            <text:p>11176</text:p>
          </table:table-cell>
          <table:table-cell office:value-type="float" office:value="58.650949" calcext:value-type="float">
            <text:p>58.650949</text:p>
          </table:table-cell>
          <table:table-cell table:formula="of:=([.D871]-[.D870])" office:value-type="float" office:value="0.308477999999994" calcext:value-type="float">
            <text:p>0.308478</text:p>
          </table:table-cell>
          <table:table-cell/>
        </table:table-row>
        <table:table-row table:style-name="ro2">
          <table:table-cell table:style-name="ce7" office:value-type="float" office:value="486" calcext:value-type="float">
            <text:p>486</text:p>
          </table:table-cell>
          <table:table-cell office:value-type="float" office:value="539" calcext:value-type="float">
            <text:p>539</text:p>
          </table:table-cell>
          <table:table-cell office:value-type="float" office:value="11176" calcext:value-type="float">
            <text:p>11176</text:p>
          </table:table-cell>
          <table:table-cell office:value-type="float" office:value="59.058929" calcext:value-type="float">
            <text:p>59.058929</text:p>
          </table:table-cell>
          <table:table-cell table:formula="of:=([.D872]-[.D871])" office:value-type="float" office:value="0.407980000000002" calcext:value-type="float">
            <text:p>0.407980</text:p>
          </table:table-cell>
          <table:table-cell/>
        </table:table-row>
        <table:table-row table:style-name="ro2">
          <table:table-cell table:style-name="ce7" office:value-type="float" office:value="487" calcext:value-type="float">
            <text:p>487</text:p>
          </table:table-cell>
          <table:table-cell office:value-type="float" office:value="540" calcext:value-type="float">
            <text:p>540</text:p>
          </table:table-cell>
          <table:table-cell office:value-type="float" office:value="11176" calcext:value-type="float">
            <text:p>11176</text:p>
          </table:table-cell>
          <table:table-cell office:value-type="float" office:value="59.087425" calcext:value-type="float">
            <text:p>59.087425</text:p>
          </table:table-cell>
          <table:table-cell table:formula="of:=([.D873]-[.D872])" office:value-type="float" office:value="0.0284960000000041" calcext:value-type="float">
            <text:p>0.028496</text:p>
          </table:table-cell>
          <table:table-cell/>
        </table:table-row>
        <table:table-row table:style-name="ro2">
          <table:table-cell table:style-name="ce7" office:value-type="float" office:value="488" calcext:value-type="float">
            <text:p>488</text:p>
          </table:table-cell>
          <table:table-cell office:value-type="float" office:value="541" calcext:value-type="float">
            <text:p>541</text:p>
          </table:table-cell>
          <table:table-cell office:value-type="float" office:value="11176" calcext:value-type="float">
            <text:p>11176</text:p>
          </table:table-cell>
          <table:table-cell office:value-type="float" office:value="59.783032" calcext:value-type="float">
            <text:p>59.783032</text:p>
          </table:table-cell>
          <table:table-cell table:formula="of:=([.D874]-[.D873])" office:value-type="float" office:value="0.695606999999995" calcext:value-type="float">
            <text:p>0.695607</text:p>
          </table:table-cell>
          <table:table-cell/>
        </table:table-row>
        <table:table-row table:style-name="ro2">
          <table:table-cell table:style-name="ce7" office:value-type="float" office:value="489" calcext:value-type="float">
            <text:p>489</text:p>
          </table:table-cell>
          <table:table-cell office:value-type="float" office:value="542" calcext:value-type="float">
            <text:p>542</text:p>
          </table:table-cell>
          <table:table-cell office:value-type="float" office:value="11176" calcext:value-type="float">
            <text:p>11176</text:p>
          </table:table-cell>
          <table:table-cell office:value-type="float" office:value="59.806446" calcext:value-type="float">
            <text:p>59.806446</text:p>
          </table:table-cell>
          <table:table-cell table:formula="of:=([.D875]-[.D874])" office:value-type="float" office:value="0.0234140000000025" calcext:value-type="float">
            <text:p>0.023414</text:p>
          </table:table-cell>
          <table:table-cell/>
        </table:table-row>
        <table:table-row table:style-name="ro2">
          <table:table-cell table:style-name="ce7" office:value-type="float" office:value="490" calcext:value-type="float">
            <text:p>490</text:p>
          </table:table-cell>
          <table:table-cell office:value-type="float" office:value="543" calcext:value-type="float">
            <text:p>543</text:p>
          </table:table-cell>
          <table:table-cell office:value-type="float" office:value="11176" calcext:value-type="float">
            <text:p>11176</text:p>
          </table:table-cell>
          <table:table-cell office:value-type="float" office:value="59.826156" calcext:value-type="float">
            <text:p>59.826156</text:p>
          </table:table-cell>
          <table:table-cell table:formula="of:=([.D876]-[.D875])" office:value-type="float" office:value="0.0197099999999963" calcext:value-type="float">
            <text:p>0.019710</text:p>
          </table:table-cell>
          <table:table-cell/>
        </table:table-row>
        <table:table-row table:style-name="ro2">
          <table:table-cell table:style-name="ce7" office:value-type="float" office:value="491" calcext:value-type="float">
            <text:p>491</text:p>
          </table:table-cell>
          <table:table-cell office:value-type="float" office:value="544" calcext:value-type="float">
            <text:p>544</text:p>
          </table:table-cell>
          <table:table-cell office:value-type="float" office:value="11176" calcext:value-type="float">
            <text:p>11176</text:p>
          </table:table-cell>
          <table:table-cell office:value-type="float" office:value="59.844448" calcext:value-type="float">
            <text:p>59.844448</text:p>
          </table:table-cell>
          <table:table-cell table:formula="of:=([.D877]-[.D876])" office:value-type="float" office:value="0.0182920000000024" calcext:value-type="float">
            <text:p>0.018292</text:p>
          </table:table-cell>
          <table:table-cell/>
        </table:table-row>
        <table:table-row table:style-name="ro2">
          <table:table-cell table:style-name="ce7" office:value-type="float" office:value="492" calcext:value-type="float">
            <text:p>492</text:p>
          </table:table-cell>
          <table:table-cell office:value-type="float" office:value="545" calcext:value-type="float">
            <text:p>545</text:p>
          </table:table-cell>
          <table:table-cell office:value-type="float" office:value="11176" calcext:value-type="float">
            <text:p>11176</text:p>
          </table:table-cell>
          <table:table-cell office:value-type="float" office:value="59.866525" calcext:value-type="float">
            <text:p>59.866525</text:p>
          </table:table-cell>
          <table:table-cell table:formula="of:=([.D878]-[.D877])" office:value-type="float" office:value="0.022077000000003" calcext:value-type="float">
            <text:p>0.022077</text:p>
          </table:table-cell>
          <table:table-cell/>
        </table:table-row>
        <table:table-row table:style-name="ro2">
          <table:table-cell table:style-name="ce7" office:value-type="float" office:value="493" calcext:value-type="float">
            <text:p>493</text:p>
          </table:table-cell>
          <table:table-cell office:value-type="float" office:value="546" calcext:value-type="float">
            <text:p>546</text:p>
          </table:table-cell>
          <table:table-cell office:value-type="float" office:value="11176" calcext:value-type="float">
            <text:p>11176</text:p>
          </table:table-cell>
          <table:table-cell office:value-type="float" office:value="59.887223" calcext:value-type="float">
            <text:p>59.887223</text:p>
          </table:table-cell>
          <table:table-cell table:formula="of:=([.D879]-[.D878])" office:value-type="float" office:value="0.0206979999999959" calcext:value-type="float">
            <text:p>0.020698</text:p>
          </table:table-cell>
          <table:table-cell/>
        </table:table-row>
        <table:table-row table:style-name="ro2">
          <table:table-cell table:style-name="ce7" office:value-type="float" office:value="494" calcext:value-type="float">
            <text:p>494</text:p>
          </table:table-cell>
          <table:table-cell office:value-type="float" office:value="547" calcext:value-type="float">
            <text:p>547</text:p>
          </table:table-cell>
          <table:table-cell office:value-type="float" office:value="11176" calcext:value-type="float">
            <text:p>11176</text:p>
          </table:table-cell>
          <table:table-cell office:value-type="float" office:value="59.909271" calcext:value-type="float">
            <text:p>59.909271</text:p>
          </table:table-cell>
          <table:table-cell table:formula="of:=([.D880]-[.D879])" office:value-type="float" office:value="0.0220479999999981" calcext:value-type="float">
            <text:p>0.022048</text:p>
          </table:table-cell>
          <table:table-cell/>
        </table:table-row>
        <table:table-row table:style-name="ro2">
          <table:table-cell table:style-name="ce7" office:value-type="float" office:value="495" calcext:value-type="float">
            <text:p>495</text:p>
          </table:table-cell>
          <table:table-cell office:value-type="float" office:value="548" calcext:value-type="float">
            <text:p>548</text:p>
          </table:table-cell>
          <table:table-cell office:value-type="float" office:value="11176" calcext:value-type="float">
            <text:p>11176</text:p>
          </table:table-cell>
          <table:table-cell office:value-type="float" office:value="59.930484" calcext:value-type="float">
            <text:p>59.930484</text:p>
          </table:table-cell>
          <table:table-cell table:formula="of:=([.D881]-[.D880])" office:value-type="float" office:value="0.021213000000003" calcext:value-type="float">
            <text:p>0.021213</text:p>
          </table:table-cell>
          <table:table-cell/>
        </table:table-row>
        <table:table-row table:style-name="ro2">
          <table:table-cell table:style-name="ce7"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office:value-type="float" office:value="11176" calcext:value-type="float">
            <text:p>11176</text:p>
          </table:table-cell>
          <table:table-cell office:value-type="float" office:value="59.953744" calcext:value-type="float">
            <text:p>59.953744</text:p>
          </table:table-cell>
          <table:table-cell table:formula="of:=([.D882]-[.D881])" office:value-type="float" office:value="0.0232600000000005" calcext:value-type="float">
            <text:p>0.023260</text:p>
          </table:table-cell>
          <table:table-cell/>
        </table:table-row>
        <table:table-row table:style-name="ro2">
          <table:table-cell table:style-name="ce7" office:value-type="float" office:value="497" calcext:value-type="float">
            <text:p>497</text:p>
          </table:table-cell>
          <table:table-cell office:value-type="float" office:value="550" calcext:value-type="float">
            <text:p>550</text:p>
          </table:table-cell>
          <table:table-cell office:value-type="float" office:value="11176" calcext:value-type="float">
            <text:p>11176</text:p>
          </table:table-cell>
          <table:table-cell office:value-type="float" office:value="59.973864" calcext:value-type="float">
            <text:p>59.973864</text:p>
          </table:table-cell>
          <table:table-cell table:formula="of:=([.D883]-[.D882])" office:value-type="float" office:value="0.0201199999999986" calcext:value-type="float">
            <text:p>0.020120</text:p>
          </table:table-cell>
          <table:table-cell/>
        </table:table-row>
        <table:table-row table:style-name="ro2">
          <table:table-cell table:style-name="ce7" office:value-type="float" office:value="498" calcext:value-type="float">
            <text:p>498</text:p>
          </table:table-cell>
          <table:table-cell office:value-type="float" office:value="551" calcext:value-type="float">
            <text:p>551</text:p>
          </table:table-cell>
          <table:table-cell office:value-type="float" office:value="11176" calcext:value-type="float">
            <text:p>11176</text:p>
          </table:table-cell>
          <table:table-cell office:value-type="float" office:value="0.00359" calcext:value-type="float">
            <text:p>0.00359</text:p>
          </table:table-cell>
          <table:table-cell table:number-columns-repeated="2"/>
        </table:table-row>
        <table:table-row table:style-name="ro2">
          <table:table-cell table:style-name="ce7" office:value-type="float" office:value="499" calcext:value-type="float">
            <text:p>499</text:p>
          </table:table-cell>
          <table:table-cell office:value-type="float" office:value="552" calcext:value-type="float">
            <text:p>552</text:p>
          </table:table-cell>
          <table:table-cell office:value-type="float" office:value="11176" calcext:value-type="float">
            <text:p>11176</text:p>
          </table:table-cell>
          <table:table-cell office:value-type="float" office:value="0.024788" calcext:value-type="float">
            <text:p>0.024788</text:p>
          </table:table-cell>
          <table:table-cell table:formula="of:=([.D885]-[.D884])" office:value-type="float" office:value="0.021198" calcext:value-type="float">
            <text:p>0.021198</text:p>
          </table:table-cell>
          <table:table-cell/>
        </table:table-row>
        <table:table-row table:style-name="ro2">
          <table:table-cell table:style-name="ce7" office:value-type="float" office:value="505" calcext:value-type="float">
            <text:p>505</text:p>
          </table:table-cell>
          <table:table-cell office:value-type="float" office:value="553" calcext:value-type="float">
            <text:p>553</text:p>
          </table:table-cell>
          <table:table-cell office:value-type="float" office:value="11176" calcext:value-type="float">
            <text:p>11176</text:p>
          </table:table-cell>
          <table:table-cell office:value-type="float" office:value="0.049649" calcext:value-type="float">
            <text:p>0.049649</text:p>
          </table:table-cell>
          <table:table-cell table:formula="of:=([.D886]-[.D885])" office:value-type="float" office:value="0.024861" calcext:value-type="float">
            <text:p>0.024861</text:p>
          </table:table-cell>
          <table:table-cell/>
        </table:table-row>
        <table:table-row table:style-name="ro2">
          <table:table-cell table:style-name="ce7" office:value-type="float" office:value="506" calcext:value-type="float">
            <text:p>506</text:p>
          </table:table-cell>
          <table:table-cell office:value-type="float" office:value="554" calcext:value-type="float">
            <text:p>554</text:p>
          </table:table-cell>
          <table:table-cell office:value-type="float" office:value="11176" calcext:value-type="float">
            <text:p>11176</text:p>
          </table:table-cell>
          <table:table-cell office:value-type="float" office:value="0.502677" calcext:value-type="float">
            <text:p>0.502677</text:p>
          </table:table-cell>
          <table:table-cell table:formula="of:=([.D887]-[.D886])" office:value-type="float" office:value="0.453028" calcext:value-type="float">
            <text:p>0.453028</text:p>
          </table:table-cell>
          <table:table-cell/>
        </table:table-row>
        <table:table-row table:style-name="ro2">
          <table:table-cell table:style-name="ce7" office:value-type="float" office:value="507" calcext:value-type="float">
            <text:p>507</text:p>
          </table:table-cell>
          <table:table-cell office:value-type="float" office:value="555" calcext:value-type="float">
            <text:p>555</text:p>
          </table:table-cell>
          <table:table-cell office:value-type="float" office:value="11176" calcext:value-type="float">
            <text:p>11176</text:p>
          </table:table-cell>
          <table:table-cell office:value-type="float" office:value="0.524316" calcext:value-type="float">
            <text:p>0.524316</text:p>
          </table:table-cell>
          <table:table-cell table:formula="of:=([.D888]-[.D887])" office:value-type="float" office:value="0.0216390000000001" calcext:value-type="float">
            <text:p>0.021639</text:p>
          </table:table-cell>
          <table:table-cell/>
        </table:table-row>
        <table:table-row table:style-name="ro2">
          <table:table-cell table:style-name="ce7" office:value-type="float" office:value="508" calcext:value-type="float">
            <text:p>508</text:p>
          </table:table-cell>
          <table:table-cell office:value-type="float" office:value="556" calcext:value-type="float">
            <text:p>556</text:p>
          </table:table-cell>
          <table:table-cell office:value-type="float" office:value="11176" calcext:value-type="float">
            <text:p>11176</text:p>
          </table:table-cell>
          <table:table-cell office:value-type="float" office:value="0.545983" calcext:value-type="float">
            <text:p>0.545983</text:p>
          </table:table-cell>
          <table:table-cell table:formula="of:=([.D889]-[.D888])" office:value-type="float" office:value="0.021667" calcext:value-type="float">
            <text:p>0.021667</text:p>
          </table:table-cell>
          <table:table-cell/>
        </table:table-row>
        <table:table-row table:style-name="ro2">
          <table:table-cell table:style-name="ce7" office:value-type="float" office:value="509" calcext:value-type="float">
            <text:p>509</text:p>
          </table:table-cell>
          <table:table-cell office:value-type="float" office:value="557" calcext:value-type="float">
            <text:p>557</text:p>
          </table:table-cell>
          <table:table-cell office:value-type="float" office:value="11176" calcext:value-type="float">
            <text:p>11176</text:p>
          </table:table-cell>
          <table:table-cell office:value-type="float" office:value="0.567588" calcext:value-type="float">
            <text:p>0.567588</text:p>
          </table:table-cell>
          <table:table-cell table:formula="of:=([.D890]-[.D889])" office:value-type="float" office:value="0.021605" calcext:value-type="float">
            <text:p>0.021605</text:p>
          </table:table-cell>
          <table:table-cell/>
        </table:table-row>
        <table:table-row table:style-name="ro2">
          <table:table-cell table:style-name="ce7" office:value-type="float" office:value="510" calcext:value-type="float">
            <text:p>510</text:p>
          </table:table-cell>
          <table:table-cell office:value-type="float" office:value="558" calcext:value-type="float">
            <text:p>558</text:p>
          </table:table-cell>
          <table:table-cell office:value-type="float" office:value="11176" calcext:value-type="float">
            <text:p>11176</text:p>
          </table:table-cell>
          <table:table-cell office:value-type="float" office:value="0.588009" calcext:value-type="float">
            <text:p>0.588009</text:p>
          </table:table-cell>
          <table:table-cell table:formula="of:=([.D891]-[.D890])" office:value-type="float" office:value="0.020421" calcext:value-type="float">
            <text:p>0.020421</text:p>
          </table:table-cell>
          <table:table-cell/>
        </table:table-row>
        <table:table-row table:style-name="ro2">
          <table:table-cell table:style-name="ce7" office:value-type="float" office:value="511" calcext:value-type="float">
            <text:p>511</text:p>
          </table:table-cell>
          <table:table-cell office:value-type="float" office:value="559" calcext:value-type="float">
            <text:p>559</text:p>
          </table:table-cell>
          <table:table-cell office:value-type="float" office:value="11176" calcext:value-type="float">
            <text:p>11176</text:p>
          </table:table-cell>
          <table:table-cell office:value-type="float" office:value="0.60895" calcext:value-type="float">
            <text:p>0.60895</text:p>
          </table:table-cell>
          <table:table-cell table:formula="of:=([.D892]-[.D891])" office:value-type="float" office:value="0.020941" calcext:value-type="float">
            <text:p>0.020941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office:value-type="float" office:value="11176" calcext:value-type="float">
            <text:p>11176</text:p>
          </table:table-cell>
          <table:table-cell office:value-type="float" office:value="0.630666" calcext:value-type="float">
            <text:p>0.630666</text:p>
          </table:table-cell>
          <table:table-cell table:formula="of:=([.D893]-[.D892])" office:value-type="float" office:value="0.021716" calcext:value-type="float">
            <text:p>0.021716</text:p>
          </table:table-cell>
          <table:table-cell/>
        </table:table-row>
        <table:table-row table:style-name="ro2">
          <table:table-cell table:style-name="ce7" office:value-type="float" office:value="513" calcext:value-type="float">
            <text:p>513</text:p>
          </table:table-cell>
          <table:table-cell office:value-type="float" office:value="561" calcext:value-type="float">
            <text:p>561</text:p>
          </table:table-cell>
          <table:table-cell office:value-type="float" office:value="11176" calcext:value-type="float">
            <text:p>11176</text:p>
          </table:table-cell>
          <table:table-cell office:value-type="float" office:value="0.652502" calcext:value-type="float">
            <text:p>0.652502</text:p>
          </table:table-cell>
          <table:table-cell table:formula="of:=([.D894]-[.D893])" office:value-type="float" office:value="0.021836" calcext:value-type="float">
            <text:p>0.021836</text:p>
          </table:table-cell>
          <table:table-cell/>
        </table:table-row>
        <table:table-row table:style-name="ro2">
          <table:table-cell table:style-name="ce7"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office:value-type="float" office:value="11176" calcext:value-type="float">
            <text:p>11176</text:p>
          </table:table-cell>
          <table:table-cell office:value-type="float" office:value="0.673775" calcext:value-type="float">
            <text:p>0.673775</text:p>
          </table:table-cell>
          <table:table-cell table:formula="of:=([.D895]-[.D894])" office:value-type="float" office:value="0.0212730000000001" calcext:value-type="float">
            <text:p>0.021273</text:p>
          </table:table-cell>
          <table:table-cell/>
        </table:table-row>
        <table:table-row table:style-name="ro2">
          <table:table-cell table:style-name="ce7"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11176" calcext:value-type="float">
            <text:p>11176</text:p>
          </table:table-cell>
          <table:table-cell office:value-type="float" office:value="0.695546" calcext:value-type="float">
            <text:p>0.695546</text:p>
          </table:table-cell>
          <table:table-cell table:formula="of:=([.D896]-[.D895])" office:value-type="float" office:value="0.021771" calcext:value-type="float">
            <text:p>0.021771</text:p>
          </table:table-cell>
          <table:table-cell/>
        </table:table-row>
        <table:table-row table:style-name="ro2">
          <table:table-cell table:style-name="ce7" office:value-type="float" office:value="516" calcext:value-type="float">
            <text:p>516</text:p>
          </table:table-cell>
          <table:table-cell office:value-type="float" office:value="564" calcext:value-type="float">
            <text:p>564</text:p>
          </table:table-cell>
          <table:table-cell office:value-type="float" office:value="11176" calcext:value-type="float">
            <text:p>11176</text:p>
          </table:table-cell>
          <table:table-cell office:value-type="float" office:value="0.71773" calcext:value-type="float">
            <text:p>0.71773</text:p>
          </table:table-cell>
          <table:table-cell table:formula="of:=([.D897]-[.D896])" office:value-type="float" office:value="0.022184" calcext:value-type="float">
            <text:p>0.022184</text:p>
          </table:table-cell>
          <table:table-cell/>
        </table:table-row>
        <table:table-row table:style-name="ro2">
          <table:table-cell table:style-name="ce7" office:value-type="float" office:value="517" calcext:value-type="float">
            <text:p>517</text:p>
          </table:table-cell>
          <table:table-cell office:value-type="float" office:value="565" calcext:value-type="float">
            <text:p>565</text:p>
          </table:table-cell>
          <table:table-cell office:value-type="float" office:value="11176" calcext:value-type="float">
            <text:p>11176</text:p>
          </table:table-cell>
          <table:table-cell office:value-type="float" office:value="0.738193" calcext:value-type="float">
            <text:p>0.738193</text:p>
          </table:table-cell>
          <table:table-cell table:formula="of:=([.D898]-[.D897])" office:value-type="float" office:value="0.020463" calcext:value-type="float">
            <text:p>0.020463</text:p>
          </table:table-cell>
          <table:table-cell/>
        </table:table-row>
        <table:table-row table:style-name="ro2">
          <table:table-cell table:style-name="ce7" office:value-type="float" office:value="518" calcext:value-type="float">
            <text:p>518</text:p>
          </table:table-cell>
          <table:table-cell office:value-type="float" office:value="566" calcext:value-type="float">
            <text:p>566</text:p>
          </table:table-cell>
          <table:table-cell office:value-type="float" office:value="11176" calcext:value-type="float">
            <text:p>11176</text:p>
          </table:table-cell>
          <table:table-cell office:value-type="float" office:value="0.7594" calcext:value-type="float">
            <text:p>0.7594</text:p>
          </table:table-cell>
          <table:table-cell table:formula="of:=([.D899]-[.D898])" office:value-type="float" office:value="0.021207" calcext:value-type="float">
            <text:p>0.021207</text:p>
          </table:table-cell>
          <table:table-cell/>
        </table:table-row>
        <table:table-row table:style-name="ro2">
          <table:table-cell table:style-name="ce7" office:value-type="float" office:value="519" calcext:value-type="float">
            <text:p>519</text:p>
          </table:table-cell>
          <table:table-cell office:value-type="float" office:value="567" calcext:value-type="float">
            <text:p>567</text:p>
          </table:table-cell>
          <table:table-cell office:value-type="float" office:value="11176" calcext:value-type="float">
            <text:p>11176</text:p>
          </table:table-cell>
          <table:table-cell office:value-type="float" office:value="0.780935" calcext:value-type="float">
            <text:p>0.780935</text:p>
          </table:table-cell>
          <table:table-cell table:formula="of:=([.D900]-[.D899])" office:value-type="float" office:value="0.021535" calcext:value-type="float">
            <text:p>0.021535</text:p>
          </table:table-cell>
          <table:table-cell/>
        </table:table-row>
        <table:table-row table:style-name="ro2">
          <table:table-cell table:style-name="ce7"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11176" calcext:value-type="float">
            <text:p>11176</text:p>
          </table:table-cell>
          <table:table-cell office:value-type="float" office:value="0.802354" calcext:value-type="float">
            <text:p>0.802354</text:p>
          </table:table-cell>
          <table:table-cell table:formula="of:=([.D901]-[.D900])" office:value-type="float" office:value="0.0214190000000001" calcext:value-type="float">
            <text:p>0.021419</text:p>
          </table:table-cell>
          <table:table-cell/>
        </table:table-row>
        <table:table-row table:style-name="ro2">
          <table:table-cell table:style-name="ce7" office:value-type="float" office:value="521" calcext:value-type="float">
            <text:p>521</text:p>
          </table:table-cell>
          <table:table-cell office:value-type="float" office:value="569" calcext:value-type="float">
            <text:p>569</text:p>
          </table:table-cell>
          <table:table-cell office:value-type="float" office:value="11176" calcext:value-type="float">
            <text:p>11176</text:p>
          </table:table-cell>
          <table:table-cell office:value-type="float" office:value="0.82447" calcext:value-type="float">
            <text:p>0.82447</text:p>
          </table:table-cell>
          <table:table-cell table:formula="of:=([.D902]-[.D901])" office:value-type="float" office:value="0.0221159999999999" calcext:value-type="float">
            <text:p>0.022116</text:p>
          </table:table-cell>
          <table:table-cell/>
        </table:table-row>
        <table:table-row table:style-name="ro2">
          <table:table-cell table:style-name="ce7" office:value-type="float" office:value="522" calcext:value-type="float">
            <text:p>522</text:p>
          </table:table-cell>
          <table:table-cell office:value-type="float" office:value="570" calcext:value-type="float">
            <text:p>570</text:p>
          </table:table-cell>
          <table:table-cell office:value-type="float" office:value="11176" calcext:value-type="float">
            <text:p>11176</text:p>
          </table:table-cell>
          <table:table-cell office:value-type="float" office:value="0.845674" calcext:value-type="float">
            <text:p>0.845674</text:p>
          </table:table-cell>
          <table:table-cell table:formula="of:=([.D903]-[.D902])" office:value-type="float" office:value="0.021204" calcext:value-type="float">
            <text:p>0.021204</text:p>
          </table:table-cell>
          <table:table-cell/>
        </table:table-row>
        <table:table-row table:style-name="ro2">
          <table:table-cell table:style-name="ce7" office:value-type="float" office:value="523" calcext:value-type="float">
            <text:p>523</text:p>
          </table:table-cell>
          <table:table-cell office:value-type="float" office:value="571" calcext:value-type="float">
            <text:p>571</text:p>
          </table:table-cell>
          <table:table-cell office:value-type="float" office:value="11176" calcext:value-type="float">
            <text:p>11176</text:p>
          </table:table-cell>
          <table:table-cell office:value-type="float" office:value="0.869729" calcext:value-type="float">
            <text:p>0.869729</text:p>
          </table:table-cell>
          <table:table-cell table:formula="of:=([.D904]-[.D903])" office:value-type="float" office:value="0.024055" calcext:value-type="float">
            <text:p>0.024055</text:p>
          </table:table-cell>
          <table:table-cell/>
        </table:table-row>
        <table:table-row table:style-name="ro2">
          <table:table-cell table:style-name="ce7" office:value-type="float" office:value="524" calcext:value-type="float">
            <text:p>524</text:p>
          </table:table-cell>
          <table:table-cell office:value-type="float" office:value="572" calcext:value-type="float">
            <text:p>572</text:p>
          </table:table-cell>
          <table:table-cell office:value-type="float" office:value="11176" calcext:value-type="float">
            <text:p>11176</text:p>
          </table:table-cell>
          <table:table-cell office:value-type="float" office:value="0.891627" calcext:value-type="float">
            <text:p>0.891627</text:p>
          </table:table-cell>
          <table:table-cell table:formula="of:=([.D905]-[.D904])" office:value-type="float" office:value="0.021898" calcext:value-type="float">
            <text:p>0.021898</text:p>
          </table:table-cell>
          <table:table-cell/>
        </table:table-row>
        <table:table-row table:style-name="ro2">
          <table:table-cell table:style-name="ce7" office:value-type="float" office:value="525" calcext:value-type="float">
            <text:p>525</text:p>
          </table:table-cell>
          <table:table-cell office:value-type="float" office:value="573" calcext:value-type="float">
            <text:p>573</text:p>
          </table:table-cell>
          <table:table-cell office:value-type="float" office:value="11176" calcext:value-type="float">
            <text:p>11176</text:p>
          </table:table-cell>
          <table:table-cell office:value-type="float" office:value="0.91365" calcext:value-type="float">
            <text:p>0.91365</text:p>
          </table:table-cell>
          <table:table-cell table:formula="of:=([.D906]-[.D905])" office:value-type="float" office:value="0.022023" calcext:value-type="float">
            <text:p>0.022023</text:p>
          </table:table-cell>
          <table:table-cell/>
        </table:table-row>
        <table:table-row table:style-name="ro2">
          <table:table-cell table:style-name="ce7" office:value-type="float" office:value="526" calcext:value-type="float">
            <text:p>526</text:p>
          </table:table-cell>
          <table:table-cell office:value-type="float" office:value="574" calcext:value-type="float">
            <text:p>574</text:p>
          </table:table-cell>
          <table:table-cell office:value-type="float" office:value="11176" calcext:value-type="float">
            <text:p>11176</text:p>
          </table:table-cell>
          <table:table-cell office:value-type="float" office:value="0.934207" calcext:value-type="float">
            <text:p>0.934207</text:p>
          </table:table-cell>
          <table:table-cell table:formula="of:=([.D907]-[.D906])" office:value-type="float" office:value="0.020557" calcext:value-type="float">
            <text:p>0.020557</text:p>
          </table:table-cell>
          <table:table-cell/>
        </table:table-row>
        <table:table-row table:style-name="ro2">
          <table:table-cell table:style-name="ce7" office:value-type="float" office:value="527" calcext:value-type="float">
            <text:p>527</text:p>
          </table:table-cell>
          <table:table-cell office:value-type="float" office:value="575" calcext:value-type="float">
            <text:p>575</text:p>
          </table:table-cell>
          <table:table-cell office:value-type="float" office:value="11176" calcext:value-type="float">
            <text:p>11176</text:p>
          </table:table-cell>
          <table:table-cell office:value-type="float" office:value="0.955101" calcext:value-type="float">
            <text:p>0.955101</text:p>
          </table:table-cell>
          <table:table-cell table:formula="of:=([.D908]-[.D907])" office:value-type="float" office:value="0.020894" calcext:value-type="float">
            <text:p>0.020894</text:p>
          </table:table-cell>
          <table:table-cell/>
        </table:table-row>
        <table:table-row table:style-name="ro2">
          <table:table-cell table:style-name="ce7"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office:value-type="float" office:value="11176" calcext:value-type="float">
            <text:p>11176</text:p>
          </table:table-cell>
          <table:table-cell office:value-type="float" office:value="0.976688" calcext:value-type="float">
            <text:p>0.976688</text:p>
          </table:table-cell>
          <table:table-cell table:formula="of:=([.D909]-[.D908])" office:value-type="float" office:value="0.021587" calcext:value-type="float">
            <text:p>0.021587</text:p>
          </table:table-cell>
          <table:table-cell/>
        </table:table-row>
        <table:table-row table:style-name="ro2">
          <table:table-cell table:style-name="ce7" office:value-type="float" office:value="529" calcext:value-type="float">
            <text:p>529</text:p>
          </table:table-cell>
          <table:table-cell office:value-type="float" office:value="577" calcext:value-type="float">
            <text:p>577</text:p>
          </table:table-cell>
          <table:table-cell office:value-type="float" office:value="11176" calcext:value-type="float">
            <text:p>11176</text:p>
          </table:table-cell>
          <table:table-cell office:value-type="float" office:value="0.99883" calcext:value-type="float">
            <text:p>0.99883</text:p>
          </table:table-cell>
          <table:table-cell table:formula="of:=([.D910]-[.D909])" office:value-type="float" office:value="0.022142" calcext:value-type="float">
            <text:p>0.022142</text:p>
          </table:table-cell>
          <table:table-cell/>
        </table:table-row>
        <table:table-row table:style-name="ro2">
          <table:table-cell table:style-name="ce7" office:value-type="float" office:value="530" calcext:value-type="float">
            <text:p>530</text:p>
          </table:table-cell>
          <table:table-cell office:value-type="float" office:value="578" calcext:value-type="float">
            <text:p>578</text:p>
          </table:table-cell>
          <table:table-cell office:value-type="float" office:value="11176" calcext:value-type="float">
            <text:p>11176</text:p>
          </table:table-cell>
          <table:table-cell office:value-type="float" office:value="1.030144" calcext:value-type="float">
            <text:p>1.030144</text:p>
          </table:table-cell>
          <table:table-cell table:formula="of:=([.D911]-[.D910])" office:value-type="float" office:value="0.031314" calcext:value-type="float">
            <text:p>0.031314</text:p>
          </table:table-cell>
          <table:table-cell/>
        </table:table-row>
        <table:table-row table:style-name="ro2">
          <table:table-cell table:style-name="ce7" office:value-type="float" office:value="531" calcext:value-type="float">
            <text:p>531</text:p>
          </table:table-cell>
          <table:table-cell office:value-type="float" office:value="579" calcext:value-type="float">
            <text:p>579</text:p>
          </table:table-cell>
          <table:table-cell office:value-type="float" office:value="11176" calcext:value-type="float">
            <text:p>11176</text:p>
          </table:table-cell>
          <table:table-cell office:value-type="float" office:value="1.398863" calcext:value-type="float">
            <text:p>1.398863</text:p>
          </table:table-cell>
          <table:table-cell table:formula="of:=([.D912]-[.D911])" office:value-type="float" office:value="0.368719" calcext:value-type="float">
            <text:p>0.368719</text:p>
          </table:table-cell>
          <table:table-cell/>
        </table:table-row>
        <table:table-row table:style-name="ro2">
          <table:table-cell table:style-name="ce7" office:value-type="float" office:value="532" calcext:value-type="float">
            <text:p>532</text:p>
          </table:table-cell>
          <table:table-cell office:value-type="float" office:value="580" calcext:value-type="float">
            <text:p>580</text:p>
          </table:table-cell>
          <table:table-cell office:value-type="float" office:value="11176" calcext:value-type="float">
            <text:p>11176</text:p>
          </table:table-cell>
          <table:table-cell office:value-type="float" office:value="1.420819" calcext:value-type="float">
            <text:p>1.420819</text:p>
          </table:table-cell>
          <table:table-cell table:formula="of:=([.D913]-[.D912])" office:value-type="float" office:value="0.0219560000000001" calcext:value-type="float">
            <text:p>0.021956</text:p>
          </table:table-cell>
          <table:table-cell/>
        </table:table-row>
        <table:table-row table:style-name="ro2">
          <table:table-cell table:style-name="ce7" office:value-type="float" office:value="533" calcext:value-type="float">
            <text:p>533</text:p>
          </table:table-cell>
          <table:table-cell office:value-type="float" office:value="581" calcext:value-type="float">
            <text:p>581</text:p>
          </table:table-cell>
          <table:table-cell office:value-type="float" office:value="11176" calcext:value-type="float">
            <text:p>11176</text:p>
          </table:table-cell>
          <table:table-cell office:value-type="float" office:value="1.440961" calcext:value-type="float">
            <text:p>1.440961</text:p>
          </table:table-cell>
          <table:table-cell table:formula="of:=([.D914]-[.D913])" office:value-type="float" office:value="0.0201419999999999" calcext:value-type="float">
            <text:p>0.020142</text:p>
          </table:table-cell>
          <table:table-cell/>
        </table:table-row>
        <table:table-row table:style-name="ro2">
          <table:table-cell table:style-name="ce7" office:value-type="float" office:value="534" calcext:value-type="float">
            <text:p>534</text:p>
          </table:table-cell>
          <table:table-cell office:value-type="float" office:value="582" calcext:value-type="float">
            <text:p>582</text:p>
          </table:table-cell>
          <table:table-cell office:value-type="float" office:value="11176" calcext:value-type="float">
            <text:p>11176</text:p>
          </table:table-cell>
          <table:table-cell office:value-type="float" office:value="1.462608" calcext:value-type="float">
            <text:p>1.462608</text:p>
          </table:table-cell>
          <table:table-cell table:formula="of:=([.D915]-[.D914])" office:value-type="float" office:value="0.021647" calcext:value-type="float">
            <text:p>0.021647</text:p>
          </table:table-cell>
          <table:table-cell/>
        </table:table-row>
        <table:table-row table:style-name="ro2">
          <table:table-cell table:style-name="ce7" office:value-type="float" office:value="535" calcext:value-type="float">
            <text:p>535</text:p>
          </table:table-cell>
          <table:table-cell office:value-type="float" office:value="583" calcext:value-type="float">
            <text:p>583</text:p>
          </table:table-cell>
          <table:table-cell office:value-type="float" office:value="11176" calcext:value-type="float">
            <text:p>11176</text:p>
          </table:table-cell>
          <table:table-cell office:value-type="float" office:value="1.485084" calcext:value-type="float">
            <text:p>1.485084</text:p>
          </table:table-cell>
          <table:table-cell table:formula="of:=([.D916]-[.D915])" office:value-type="float" office:value="0.0224760000000002" calcext:value-type="float">
            <text:p>0.022476</text:p>
          </table:table-cell>
          <table:table-cell/>
        </table:table-row>
        <table:table-row table:style-name="ro2">
          <table:table-cell table:style-name="ce7"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11176" calcext:value-type="float">
            <text:p>11176</text:p>
          </table:table-cell>
          <table:table-cell office:value-type="float" office:value="1.507218" calcext:value-type="float">
            <text:p>1.507218</text:p>
          </table:table-cell>
          <table:table-cell table:formula="of:=([.D917]-[.D916])" office:value-type="float" office:value="0.0221339999999999" calcext:value-type="float">
            <text:p>0.022134</text:p>
          </table:table-cell>
          <table:table-cell/>
        </table:table-row>
        <table:table-row table:style-name="ro2">
          <table:table-cell table:style-name="ce7" office:value-type="float" office:value="537" calcext:value-type="float">
            <text:p>537</text:p>
          </table:table-cell>
          <table:table-cell office:value-type="float" office:value="585" calcext:value-type="float">
            <text:p>585</text:p>
          </table:table-cell>
          <table:table-cell office:value-type="float" office:value="11176" calcext:value-type="float">
            <text:p>11176</text:p>
          </table:table-cell>
          <table:table-cell office:value-type="float" office:value="1.528055" calcext:value-type="float">
            <text:p>1.528055</text:p>
          </table:table-cell>
          <table:table-cell table:formula="of:=([.D918]-[.D917])" office:value-type="float" office:value="0.020837" calcext:value-type="float">
            <text:p>0.020837</text:p>
          </table:table-cell>
          <table:table-cell/>
        </table:table-row>
        <table:table-row table:style-name="ro2">
          <table:table-cell table:style-name="ce7" office:value-type="float" office:value="538" calcext:value-type="float">
            <text:p>538</text:p>
          </table:table-cell>
          <table:table-cell office:value-type="float" office:value="586" calcext:value-type="float">
            <text:p>586</text:p>
          </table:table-cell>
          <table:table-cell office:value-type="float" office:value="11176" calcext:value-type="float">
            <text:p>11176</text:p>
          </table:table-cell>
          <table:table-cell office:value-type="float" office:value="1.549999" calcext:value-type="float">
            <text:p>1.549999</text:p>
          </table:table-cell>
          <table:table-cell table:formula="of:=([.D919]-[.D918])" office:value-type="float" office:value="0.0219440000000002" calcext:value-type="float">
            <text:p>0.021944</text:p>
          </table:table-cell>
          <table:table-cell/>
        </table:table-row>
        <table:table-row table:style-name="ro2">
          <table:table-cell table:style-name="ce7" office:value-type="float" office:value="539" calcext:value-type="float">
            <text:p>539</text:p>
          </table:table-cell>
          <table:table-cell office:value-type="float" office:value="587" calcext:value-type="float">
            <text:p>587</text:p>
          </table:table-cell>
          <table:table-cell office:value-type="float" office:value="11176" calcext:value-type="float">
            <text:p>11176</text:p>
          </table:table-cell>
          <table:table-cell office:value-type="float" office:value="1.572157" calcext:value-type="float">
            <text:p>1.572157</text:p>
          </table:table-cell>
          <table:table-cell table:formula="of:=([.D920]-[.D919])" office:value-type="float" office:value="0.0221579999999999" calcext:value-type="float">
            <text:p>0.022158</text:p>
          </table:table-cell>
          <table:table-cell/>
        </table:table-row>
        <table:table-row table:style-name="ro2">
          <table:table-cell table:style-name="ce7" office:value-type="float" office:value="540" calcext:value-type="float">
            <text:p>540</text:p>
          </table:table-cell>
          <table:table-cell office:value-type="float" office:value="588" calcext:value-type="float">
            <text:p>588</text:p>
          </table:table-cell>
          <table:table-cell office:value-type="float" office:value="11176" calcext:value-type="float">
            <text:p>11176</text:p>
          </table:table-cell>
          <table:table-cell office:value-type="float" office:value="1.594406" calcext:value-type="float">
            <text:p>1.594406</text:p>
          </table:table-cell>
          <table:table-cell table:formula="of:=([.D921]-[.D920])" office:value-type="float" office:value="0.022249" calcext:value-type="float">
            <text:p>0.022249</text:p>
          </table:table-cell>
          <table:table-cell/>
        </table:table-row>
        <table:table-row table:style-name="ro2">
          <table:table-cell table:style-name="ce7" office:value-type="float" office:value="541" calcext:value-type="float">
            <text:p>541</text:p>
          </table:table-cell>
          <table:table-cell office:value-type="float" office:value="589" calcext:value-type="float">
            <text:p>589</text:p>
          </table:table-cell>
          <table:table-cell office:value-type="float" office:value="11176" calcext:value-type="float">
            <text:p>11176</text:p>
          </table:table-cell>
          <table:table-cell office:value-type="float" office:value="1.614981" calcext:value-type="float">
            <text:p>1.614981</text:p>
          </table:table-cell>
          <table:table-cell table:formula="of:=([.D922]-[.D921])" office:value-type="float" office:value="0.020575" calcext:value-type="float">
            <text:p>0.020575</text:p>
          </table:table-cell>
          <table:table-cell/>
        </table:table-row>
        <table:table-row table:style-name="ro2">
          <table:table-cell table:style-name="ce7" office:value-type="float" office:value="542" calcext:value-type="float">
            <text:p>542</text:p>
          </table:table-cell>
          <table:table-cell office:value-type="float" office:value="590" calcext:value-type="float">
            <text:p>590</text:p>
          </table:table-cell>
          <table:table-cell office:value-type="float" office:value="11176" calcext:value-type="float">
            <text:p>11176</text:p>
          </table:table-cell>
          <table:table-cell office:value-type="float" office:value="1.63588" calcext:value-type="float">
            <text:p>1.63588</text:p>
          </table:table-cell>
          <table:table-cell table:formula="of:=([.D923]-[.D922])" office:value-type="float" office:value="0.020899" calcext:value-type="float">
            <text:p>0.020899</text:p>
          </table:table-cell>
          <table:table-cell/>
        </table:table-row>
        <table:table-row table:style-name="ro2">
          <table:table-cell table:style-name="ce7" office:value-type="float" office:value="543" calcext:value-type="float">
            <text:p>543</text:p>
          </table:table-cell>
          <table:table-cell office:value-type="float" office:value="591" calcext:value-type="float">
            <text:p>591</text:p>
          </table:table-cell>
          <table:table-cell office:value-type="float" office:value="11176" calcext:value-type="float">
            <text:p>11176</text:p>
          </table:table-cell>
          <table:table-cell office:value-type="float" office:value="1.671636" calcext:value-type="float">
            <text:p>1.671636</text:p>
          </table:table-cell>
          <table:table-cell table:formula="of:=([.D924]-[.D923])" office:value-type="float" office:value="0.0357559999999999" calcext:value-type="float">
            <text:p>0.035756</text:p>
          </table:table-cell>
          <table:table-cell/>
        </table:table-row>
        <table:table-row table:style-name="ro2">
          <table:table-cell table:style-name="ce7" office:value-type="float" office:value="544" calcext:value-type="float">
            <text:p>544</text:p>
          </table:table-cell>
          <table:table-cell office:value-type="float" office:value="592" calcext:value-type="float">
            <text:p>592</text:p>
          </table:table-cell>
          <table:table-cell office:value-type="float" office:value="11176" calcext:value-type="float">
            <text:p>11176</text:p>
          </table:table-cell>
          <table:table-cell office:value-type="float" office:value="1.694885" calcext:value-type="float">
            <text:p>1.694885</text:p>
          </table:table-cell>
          <table:table-cell table:formula="of:=([.D925]-[.D924])" office:value-type="float" office:value="0.0232490000000001" calcext:value-type="float">
            <text:p>0.023249</text:p>
          </table:table-cell>
          <table:table-cell/>
        </table:table-row>
        <table:table-row table:style-name="ro2">
          <table:table-cell table:style-name="ce7" office:value-type="float" office:value="545" calcext:value-type="float">
            <text:p>545</text:p>
          </table:table-cell>
          <table:table-cell office:value-type="float" office:value="593" calcext:value-type="float">
            <text:p>593</text:p>
          </table:table-cell>
          <table:table-cell office:value-type="float" office:value="11176" calcext:value-type="float">
            <text:p>11176</text:p>
          </table:table-cell>
          <table:table-cell office:value-type="float" office:value="1.716004" calcext:value-type="float">
            <text:p>1.716004</text:p>
          </table:table-cell>
          <table:table-cell table:formula="of:=([.D926]-[.D925])" office:value-type="float" office:value="0.0211189999999999" calcext:value-type="float">
            <text:p>0.021119</text:p>
          </table:table-cell>
          <table:table-cell/>
        </table:table-row>
        <table:table-row table:style-name="ro2">
          <table:table-cell table:style-name="ce7" office:value-type="float" office:value="642" calcext:value-type="float">
            <text:p>642</text:p>
          </table:table-cell>
          <table:table-cell office:value-type="float" office:value="594" calcext:value-type="float">
            <text:p>594</text:p>
          </table:table-cell>
          <table:table-cell office:value-type="float" office:value="11176" calcext:value-type="float">
            <text:p>11176</text:p>
          </table:table-cell>
          <table:table-cell office:value-type="float" office:value="1.738072" calcext:value-type="float">
            <text:p>1.738072</text:p>
          </table:table-cell>
          <table:table-cell table:formula="of:=([.D927]-[.D926])" office:value-type="float" office:value="0.022068" calcext:value-type="float">
            <text:p>0.022068</text:p>
          </table:table-cell>
          <table:table-cell/>
        </table:table-row>
        <table:table-row table:style-name="ro2">
          <table:table-cell table:style-name="ce7" office:value-type="float" office:value="643" calcext:value-type="float">
            <text:p>643</text:p>
          </table:table-cell>
          <table:table-cell office:value-type="float" office:value="595" calcext:value-type="float">
            <text:p>595</text:p>
          </table:table-cell>
          <table:table-cell office:value-type="float" office:value="11176" calcext:value-type="float">
            <text:p>11176</text:p>
          </table:table-cell>
          <table:table-cell office:value-type="float" office:value="4.49033" calcext:value-type="float">
            <text:p>4.49033</text:p>
          </table:table-cell>
          <table:table-cell table:formula="of:=([.D928]-[.D927])" office:value-type="float" office:value="2.752258" calcext:value-type="float">
            <text:p>2.752258</text:p>
          </table:table-cell>
          <table:table-cell/>
        </table:table-row>
        <table:table-row table:style-name="ro2">
          <table:table-cell table:style-name="ce7" office:value-type="float" office:value="644" calcext:value-type="float">
            <text:p>644</text:p>
          </table:table-cell>
          <table:table-cell office:value-type="float" office:value="596" calcext:value-type="float">
            <text:p>596</text:p>
          </table:table-cell>
          <table:table-cell office:value-type="float" office:value="11176" calcext:value-type="float">
            <text:p>11176</text:p>
          </table:table-cell>
          <table:table-cell office:value-type="float" office:value="4.512029" calcext:value-type="float">
            <text:p>4.512029</text:p>
          </table:table-cell>
          <table:table-cell table:formula="of:=([.D929]-[.D928])" office:value-type="float" office:value="0.0216989999999999" calcext:value-type="float">
            <text:p>0.021699</text:p>
          </table:table-cell>
          <table:table-cell/>
        </table:table-row>
        <table:table-row table:style-name="ro2">
          <table:table-cell table:style-name="ce7"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11176" calcext:value-type="float">
            <text:p>11176</text:p>
          </table:table-cell>
          <table:table-cell office:value-type="float" office:value="4.533844" calcext:value-type="float">
            <text:p>4.533844</text:p>
          </table:table-cell>
          <table:table-cell table:formula="of:=([.D930]-[.D929])" office:value-type="float" office:value="0.0218150000000001" calcext:value-type="float">
            <text:p>0.021815</text:p>
          </table:table-cell>
          <table:table-cell/>
        </table:table-row>
        <table:table-row table:style-name="ro2">
          <table:table-cell table:style-name="ce7" office:value-type="float" office:value="646" calcext:value-type="float">
            <text:p>646</text:p>
          </table:table-cell>
          <table:table-cell office:value-type="float" office:value="598" calcext:value-type="float">
            <text:p>598</text:p>
          </table:table-cell>
          <table:table-cell office:value-type="float" office:value="11176" calcext:value-type="float">
            <text:p>11176</text:p>
          </table:table-cell>
          <table:table-cell office:value-type="float" office:value="4.557177" calcext:value-type="float">
            <text:p>4.557177</text:p>
          </table:table-cell>
          <table:table-cell table:formula="of:=([.D931]-[.D930])" office:value-type="float" office:value="0.023333" calcext:value-type="float">
            <text:p>0.023333</text:p>
          </table:table-cell>
          <table:table-cell/>
        </table:table-row>
        <table:table-row table:style-name="ro2">
          <table:table-cell table:style-name="ce7" office:value-type="float" office:value="652" calcext:value-type="float">
            <text:p>652</text:p>
          </table:table-cell>
          <table:table-cell office:value-type="float" office:value="599" calcext:value-type="float">
            <text:p>599</text:p>
          </table:table-cell>
          <table:table-cell office:value-type="float" office:value="11176" calcext:value-type="float">
            <text:p>11176</text:p>
          </table:table-cell>
          <table:table-cell office:value-type="float" office:value="4.579118" calcext:value-type="float">
            <text:p>4.579118</text:p>
          </table:table-cell>
          <table:table-cell table:formula="of:=([.D932]-[.D931])" office:value-type="float" office:value="0.021941" calcext:value-type="float">
            <text:p>0.021941</text:p>
          </table:table-cell>
          <table:table-cell/>
        </table:table-row>
        <table:table-row table:style-name="ro2">
          <table:table-cell table:style-name="ce7" office:value-type="float" office:value="653" calcext:value-type="float">
            <text:p>653</text:p>
          </table:table-cell>
          <table:table-cell office:value-type="float" office:value="600" calcext:value-type="float">
            <text:p>600</text:p>
          </table:table-cell>
          <table:table-cell office:value-type="float" office:value="11176" calcext:value-type="float">
            <text:p>11176</text:p>
          </table:table-cell>
          <table:table-cell office:value-type="float" office:value="4.716071" calcext:value-type="float">
            <text:p>4.716071</text:p>
          </table:table-cell>
          <table:table-cell table:formula="of:=([.D933]-[.D932])" office:value-type="float" office:value="0.136953" calcext:value-type="float">
            <text:p>0.136953</text:p>
          </table:table-cell>
          <table:table-cell/>
        </table:table-row>
        <table:table-row table:style-name="ro2">
          <table:table-cell table:style-name="ce7" office:value-type="float" office:value="654" calcext:value-type="float">
            <text:p>654</text:p>
          </table:table-cell>
          <table:table-cell office:value-type="float" office:value="601" calcext:value-type="float">
            <text:p>601</text:p>
          </table:table-cell>
          <table:table-cell office:value-type="float" office:value="11176" calcext:value-type="float">
            <text:p>11176</text:p>
          </table:table-cell>
          <table:table-cell office:value-type="float" office:value="4.738809" calcext:value-type="float">
            <text:p>4.738809</text:p>
          </table:table-cell>
          <table:table-cell table:formula="of:=([.D934]-[.D933])" office:value-type="float" office:value="0.0227379999999995" calcext:value-type="float">
            <text:p>0.022738</text:p>
          </table:table-cell>
          <table:table-cell/>
        </table:table-row>
        <table:table-row table:style-name="ro2">
          <table:table-cell table:style-name="ce7" office:value-type="float" office:value="655" calcext:value-type="float">
            <text:p>655</text:p>
          </table:table-cell>
          <table:table-cell office:value-type="float" office:value="602" calcext:value-type="float">
            <text:p>602</text:p>
          </table:table-cell>
          <table:table-cell office:value-type="float" office:value="11176" calcext:value-type="float">
            <text:p>11176</text:p>
          </table:table-cell>
          <table:table-cell office:value-type="float" office:value="4.759712" calcext:value-type="float">
            <text:p>4.759712</text:p>
          </table:table-cell>
          <table:table-cell table:formula="of:=([.D935]-[.D934])" office:value-type="float" office:value="0.0209030000000006" calcext:value-type="float">
            <text:p>0.020903</text:p>
          </table:table-cell>
          <table:table-cell/>
        </table:table-row>
        <table:table-row table:style-name="ro2">
          <table:table-cell table:style-name="ce7" office:value-type="float" office:value="656" calcext:value-type="float">
            <text:p>656</text:p>
          </table:table-cell>
          <table:table-cell office:value-type="float" office:value="603" calcext:value-type="float">
            <text:p>603</text:p>
          </table:table-cell>
          <table:table-cell office:value-type="float" office:value="11176" calcext:value-type="float">
            <text:p>11176</text:p>
          </table:table-cell>
          <table:table-cell office:value-type="float" office:value="4.7823" calcext:value-type="float">
            <text:p>4.7823</text:p>
          </table:table-cell>
          <table:table-cell table:formula="of:=([.D936]-[.D935])" office:value-type="float" office:value="0.0225879999999998" calcext:value-type="float">
            <text:p>0.022588</text:p>
          </table:table-cell>
          <table:table-cell/>
        </table:table-row>
        <table:table-row table:style-name="ro2">
          <table:table-cell table:style-name="ce7" office:value-type="float" office:value="657" calcext:value-type="float">
            <text:p>657</text:p>
          </table:table-cell>
          <table:table-cell office:value-type="float" office:value="604" calcext:value-type="float">
            <text:p>604</text:p>
          </table:table-cell>
          <table:table-cell office:value-type="float" office:value="11176" calcext:value-type="float">
            <text:p>11176</text:p>
          </table:table-cell>
          <table:table-cell office:value-type="float" office:value="4.804697" calcext:value-type="float">
            <text:p>4.804697</text:p>
          </table:table-cell>
          <table:table-cell table:formula="of:=([.D937]-[.D936])" office:value-type="float" office:value="0.0223969999999998" calcext:value-type="float">
            <text:p>0.022397</text:p>
          </table:table-cell>
          <table:table-cell/>
        </table:table-row>
        <table:table-row table:style-name="ro2">
          <table:table-cell table:style-name="ce7" office:value-type="float" office:value="658" calcext:value-type="float">
            <text:p>658</text:p>
          </table:table-cell>
          <table:table-cell office:value-type="float" office:value="605" calcext:value-type="float">
            <text:p>605</text:p>
          </table:table-cell>
          <table:table-cell office:value-type="float" office:value="11176" calcext:value-type="float">
            <text:p>11176</text:p>
          </table:table-cell>
          <table:table-cell office:value-type="float" office:value="4.826961" calcext:value-type="float">
            <text:p>4.826961</text:p>
          </table:table-cell>
          <table:table-cell table:formula="of:=([.D938]-[.D937])" office:value-type="float" office:value="0.0222639999999998" calcext:value-type="float">
            <text:p>0.022264</text:p>
          </table:table-cell>
          <table:table-cell/>
        </table:table-row>
        <table:table-row table:style-name="ro2">
          <table:table-cell table:style-name="ce7" office:value-type="float" office:value="659" calcext:value-type="float">
            <text:p>659</text:p>
          </table:table-cell>
          <table:table-cell office:value-type="float" office:value="606" calcext:value-type="float">
            <text:p>606</text:p>
          </table:table-cell>
          <table:table-cell office:value-type="float" office:value="11176" calcext:value-type="float">
            <text:p>11176</text:p>
          </table:table-cell>
          <table:table-cell office:value-type="float" office:value="4.847479" calcext:value-type="float">
            <text:p>4.847479</text:p>
          </table:table-cell>
          <table:table-cell table:formula="of:=([.D939]-[.D938])" office:value-type="float" office:value="0.020518" calcext:value-type="float">
            <text:p>0.020518</text:p>
          </table:table-cell>
          <table:table-cell/>
        </table:table-row>
        <table:table-row table:style-name="ro2">
          <table:table-cell table:style-name="ce7" office:value-type="float" office:value="660" calcext:value-type="float">
            <text:p>660</text:p>
          </table:table-cell>
          <table:table-cell office:value-type="float" office:value="607" calcext:value-type="float">
            <text:p>607</text:p>
          </table:table-cell>
          <table:table-cell office:value-type="float" office:value="11176" calcext:value-type="float">
            <text:p>11176</text:p>
          </table:table-cell>
          <table:table-cell office:value-type="float" office:value="4.868878" calcext:value-type="float">
            <text:p>4.868878</text:p>
          </table:table-cell>
          <table:table-cell table:formula="of:=([.D940]-[.D939])" office:value-type="float" office:value="0.0213989999999997" calcext:value-type="float">
            <text:p>0.021399</text:p>
          </table:table-cell>
          <table:table-cell/>
        </table:table-row>
        <table:table-row table:style-name="ro2">
          <table:table-cell table:style-name="ce7"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11176" calcext:value-type="float">
            <text:p>11176</text:p>
          </table:table-cell>
          <table:table-cell office:value-type="float" office:value="4.890375" calcext:value-type="float">
            <text:p>4.890375</text:p>
          </table:table-cell>
          <table:table-cell table:formula="of:=([.D941]-[.D940])" office:value-type="float" office:value="0.0214970000000001" calcext:value-type="float">
            <text:p>0.021497</text:p>
          </table:table-cell>
          <table:table-cell/>
        </table:table-row>
        <table:table-row table:style-name="ro2">
          <table:table-cell table:style-name="ce7" office:value-type="float" office:value="662" calcext:value-type="float">
            <text:p>662</text:p>
          </table:table-cell>
          <table:table-cell office:value-type="float" office:value="609" calcext:value-type="float">
            <text:p>609</text:p>
          </table:table-cell>
          <table:table-cell office:value-type="float" office:value="11176" calcext:value-type="float">
            <text:p>11176</text:p>
          </table:table-cell>
          <table:table-cell office:value-type="float" office:value="4.913848" calcext:value-type="float">
            <text:p>4.913848</text:p>
          </table:table-cell>
          <table:table-cell table:formula="of:=([.D942]-[.D941])" office:value-type="float" office:value="0.0234730000000001" calcext:value-type="float">
            <text:p>0.023473</text:p>
          </table:table-cell>
          <table:table-cell/>
        </table:table-row>
        <table:table-row table:style-name="ro2">
          <table:table-cell table:style-name="ce7" office:value-type="float" office:value="663" calcext:value-type="float">
            <text:p>663</text:p>
          </table:table-cell>
          <table:table-cell office:value-type="float" office:value="610" calcext:value-type="float">
            <text:p>610</text:p>
          </table:table-cell>
          <table:table-cell office:value-type="float" office:value="11176" calcext:value-type="float">
            <text:p>11176</text:p>
          </table:table-cell>
          <table:table-cell office:value-type="float" office:value="4.934628" calcext:value-type="float">
            <text:p>4.934628</text:p>
          </table:table-cell>
          <table:table-cell table:formula="of:=([.D943]-[.D942])" office:value-type="float" office:value="0.0207800000000002" calcext:value-type="float">
            <text:p>0.020780</text:p>
          </table:table-cell>
          <table:table-cell/>
        </table:table-row>
        <table:table-row table:style-name="ro2">
          <table:table-cell table:style-name="ce7" office:value-type="float" office:value="664" calcext:value-type="float">
            <text:p>664</text:p>
          </table:table-cell>
          <table:table-cell office:value-type="float" office:value="611" calcext:value-type="float">
            <text:p>611</text:p>
          </table:table-cell>
          <table:table-cell office:value-type="float" office:value="11176" calcext:value-type="float">
            <text:p>11176</text:p>
          </table:table-cell>
          <table:table-cell office:value-type="float" office:value="4.95663" calcext:value-type="float">
            <text:p>4.95663</text:p>
          </table:table-cell>
          <table:table-cell table:formula="of:=([.D944]-[.D943])" office:value-type="float" office:value="0.0220019999999996" calcext:value-type="float">
            <text:p>0.022002</text:p>
          </table:table-cell>
          <table:table-cell/>
        </table:table-row>
        <table:table-row table:style-name="ro2">
          <table:table-cell table:style-name="ce7" office:value-type="float" office:value="665" calcext:value-type="float">
            <text:p>665</text:p>
          </table:table-cell>
          <table:table-cell office:value-type="float" office:value="612" calcext:value-type="float">
            <text:p>612</text:p>
          </table:table-cell>
          <table:table-cell office:value-type="float" office:value="11176" calcext:value-type="float">
            <text:p>11176</text:p>
          </table:table-cell>
          <table:table-cell office:value-type="float" office:value="4.979231" calcext:value-type="float">
            <text:p>4.979231</text:p>
          </table:table-cell>
          <table:table-cell table:number-columns-repeated="2"/>
        </table:table-row>
        <table:table-row table:style-name="ro2">
          <table:table-cell table:style-name="ce7" office:value-type="float" office:value="666" calcext:value-type="float">
            <text:p>666</text:p>
          </table:table-cell>
          <table:table-cell office:value-type="float" office:value="613" calcext:value-type="float">
            <text:p>613</text:p>
          </table:table-cell>
          <table:table-cell office:value-type="float" office:value="11176" calcext:value-type="float">
            <text:p>11176</text:p>
          </table:table-cell>
          <table:table-cell office:value-type="float" office:value="5.001774" calcext:value-type="float">
            <text:p>5.001774</text:p>
          </table:table-cell>
          <table:table-cell table:formula="of:=([.D946]-[.D945])" office:value-type="float" office:value="0.0225429999999998" calcext:value-type="float">
            <text:p>0.022543</text:p>
          </table:table-cell>
          <table:table-cell/>
        </table:table-row>
        <table:table-row table:style-name="ro2">
          <table:table-cell table:style-name="ce7" office:value-type="float" office:value="667" calcext:value-type="float">
            <text:p>667</text:p>
          </table:table-cell>
          <table:table-cell office:value-type="float" office:value="614" calcext:value-type="float">
            <text:p>614</text:p>
          </table:table-cell>
          <table:table-cell office:value-type="float" office:value="11176" calcext:value-type="float">
            <text:p>11176</text:p>
          </table:table-cell>
          <table:table-cell office:value-type="float" office:value="5.021863" calcext:value-type="float">
            <text:p>5.021863</text:p>
          </table:table-cell>
          <table:table-cell table:formula="of:=([.D947]-[.D946])" office:value-type="float" office:value="0.0200889999999996" calcext:value-type="float">
            <text:p>0.020089</text:p>
          </table:table-cell>
          <table:table-cell/>
        </table:table-row>
        <table:table-row table:style-name="ro2">
          <table:table-cell table:style-name="ce7" office:value-type="float" office:value="668" calcext:value-type="float">
            <text:p>668</text:p>
          </table:table-cell>
          <table:table-cell office:value-type="float" office:value="615" calcext:value-type="float">
            <text:p>615</text:p>
          </table:table-cell>
          <table:table-cell office:value-type="float" office:value="11176" calcext:value-type="float">
            <text:p>11176</text:p>
          </table:table-cell>
          <table:table-cell office:value-type="float" office:value="5.04408" calcext:value-type="float">
            <text:p>5.04408</text:p>
          </table:table-cell>
          <table:table-cell table:formula="of:=([.D948]-[.D947])" office:value-type="float" office:value="0.0222170000000004" calcext:value-type="float">
            <text:p>0.022217</text:p>
          </table:table-cell>
          <table:table-cell/>
        </table:table-row>
        <table:table-row table:style-name="ro2">
          <table:table-cell table:style-name="ce7" office:value-type="float" office:value="669" calcext:value-type="float">
            <text:p>669</text:p>
          </table:table-cell>
          <table:table-cell office:value-type="float" office:value="616" calcext:value-type="float">
            <text:p>616</text:p>
          </table:table-cell>
          <table:table-cell office:value-type="float" office:value="11176" calcext:value-type="float">
            <text:p>11176</text:p>
          </table:table-cell>
          <table:table-cell office:value-type="float" office:value="5.06605" calcext:value-type="float">
            <text:p>5.06605</text:p>
          </table:table-cell>
          <table:table-cell table:formula="of:=([.D949]-[.D948])" office:value-type="float" office:value="0.0219699999999996" calcext:value-type="float">
            <text:p>0.021970</text:p>
          </table:table-cell>
          <table:table-cell/>
        </table:table-row>
        <table:table-row table:style-name="ro2">
          <table:table-cell table:style-name="ce7" office:value-type="float" office:value="670" calcext:value-type="float">
            <text:p>670</text:p>
          </table:table-cell>
          <table:table-cell office:value-type="float" office:value="617" calcext:value-type="float">
            <text:p>617</text:p>
          </table:table-cell>
          <table:table-cell office:value-type="float" office:value="11176" calcext:value-type="float">
            <text:p>11176</text:p>
          </table:table-cell>
          <table:table-cell office:value-type="float" office:value="5.088886" calcext:value-type="float">
            <text:p>5.088886</text:p>
          </table:table-cell>
          <table:table-cell table:formula="of:=([.D950]-[.D949])" office:value-type="float" office:value="0.0228359999999999" calcext:value-type="float">
            <text:p>0.022836</text:p>
          </table:table-cell>
          <table:table-cell/>
        </table:table-row>
        <table:table-row table:style-name="ro2">
          <table:table-cell table:style-name="ce7" office:value-type="float" office:value="671" calcext:value-type="float">
            <text:p>671</text:p>
          </table:table-cell>
          <table:table-cell office:value-type="float" office:value="618" calcext:value-type="float">
            <text:p>618</text:p>
          </table:table-cell>
          <table:table-cell office:value-type="float" office:value="11176" calcext:value-type="float">
            <text:p>11176</text:p>
          </table:table-cell>
          <table:table-cell office:value-type="float" office:value="5.109776" calcext:value-type="float">
            <text:p>5.109776</text:p>
          </table:table-cell>
          <table:table-cell table:formula="of:=([.D951]-[.D950])" office:value-type="float" office:value="0.0208900000000005" calcext:value-type="float">
            <text:p>0.020890</text:p>
          </table:table-cell>
          <table:table-cell/>
        </table:table-row>
        <table:table-row table:style-name="ro2">
          <table:table-cell table:style-name="ce7" office:value-type="float" office:value="672" calcext:value-type="float">
            <text:p>672</text:p>
          </table:table-cell>
          <table:table-cell office:value-type="float" office:value="619" calcext:value-type="float">
            <text:p>619</text:p>
          </table:table-cell>
          <table:table-cell office:value-type="float" office:value="11176" calcext:value-type="float">
            <text:p>11176</text:p>
          </table:table-cell>
          <table:table-cell office:value-type="float" office:value="5.132694" calcext:value-type="float">
            <text:p>5.132694</text:p>
          </table:table-cell>
          <table:table-cell table:formula="of:=([.D952]-[.D951])" office:value-type="float" office:value="0.0229179999999998" calcext:value-type="float">
            <text:p>0.022918</text:p>
          </table:table-cell>
          <table:table-cell/>
        </table:table-row>
        <table:table-row table:style-name="ro2">
          <table:table-cell table:style-name="ce7" office:value-type="float" office:value="673" calcext:value-type="float">
            <text:p>673</text:p>
          </table:table-cell>
          <table:table-cell office:value-type="float" office:value="620" calcext:value-type="float">
            <text:p>620</text:p>
          </table:table-cell>
          <table:table-cell office:value-type="float" office:value="11176" calcext:value-type="float">
            <text:p>11176</text:p>
          </table:table-cell>
          <table:table-cell office:value-type="float" office:value="5.154871" calcext:value-type="float">
            <text:p>5.154871</text:p>
          </table:table-cell>
          <table:table-cell table:formula="of:=([.D953]-[.D952])" office:value-type="float" office:value="0.0221770000000001" calcext:value-type="float">
            <text:p>0.022177</text:p>
          </table:table-cell>
          <table:table-cell/>
        </table:table-row>
        <table:table-row table:style-name="ro2">
          <table:table-cell table:style-name="ce7" office:value-type="float" office:value="674" calcext:value-type="float">
            <text:p>674</text:p>
          </table:table-cell>
          <table:table-cell office:value-type="float" office:value="621" calcext:value-type="float">
            <text:p>621</text:p>
          </table:table-cell>
          <table:table-cell office:value-type="float" office:value="11176" calcext:value-type="float">
            <text:p>11176</text:p>
          </table:table-cell>
          <table:table-cell office:value-type="float" office:value="5.177067" calcext:value-type="float">
            <text:p>5.177067</text:p>
          </table:table-cell>
          <table:table-cell table:formula="of:=([.D954]-[.D953])" office:value-type="float" office:value="0.0221960000000001" calcext:value-type="float">
            <text:p>0.022196</text:p>
          </table:table-cell>
          <table:table-cell/>
        </table:table-row>
        <table:table-row table:style-name="ro2">
          <table:table-cell table:style-name="ce7" office:value-type="float" office:value="675" calcext:value-type="float">
            <text:p>675</text:p>
          </table:table-cell>
          <table:table-cell office:value-type="float" office:value="622" calcext:value-type="float">
            <text:p>622</text:p>
          </table:table-cell>
          <table:table-cell office:value-type="float" office:value="11176" calcext:value-type="float">
            <text:p>11176</text:p>
          </table:table-cell>
          <table:table-cell office:value-type="float" office:value="5.19748" calcext:value-type="float">
            <text:p>5.19748</text:p>
          </table:table-cell>
          <table:table-cell table:formula="of:=([.D955]-[.D954])" office:value-type="float" office:value="0.0204129999999996" calcext:value-type="float">
            <text:p>0.020413</text:p>
          </table:table-cell>
          <table:table-cell/>
        </table:table-row>
        <table:table-row table:style-name="ro2">
          <table:table-cell table:style-name="ce7" office:value-type="float" office:value="676" calcext:value-type="float">
            <text:p>676</text:p>
          </table:table-cell>
          <table:table-cell office:value-type="float" office:value="623" calcext:value-type="float">
            <text:p>623</text:p>
          </table:table-cell>
          <table:table-cell office:value-type="float" office:value="11176" calcext:value-type="float">
            <text:p>11176</text:p>
          </table:table-cell>
          <table:table-cell office:value-type="float" office:value="5.219015" calcext:value-type="float">
            <text:p>5.219015</text:p>
          </table:table-cell>
          <table:table-cell table:formula="of:=([.D956]-[.D955])" office:value-type="float" office:value="0.0215350000000001" calcext:value-type="float">
            <text:p>0.021535</text:p>
          </table:table-cell>
          <table:table-cell/>
        </table:table-row>
        <table:table-row table:style-name="ro2">
          <table:table-cell table:style-name="ce7" office:value-type="float" office:value="677" calcext:value-type="float">
            <text:p>677</text:p>
          </table:table-cell>
          <table:table-cell office:value-type="float" office:value="624" calcext:value-type="float">
            <text:p>624</text:p>
          </table:table-cell>
          <table:table-cell office:value-type="float" office:value="11176" calcext:value-type="float">
            <text:p>11176</text:p>
          </table:table-cell>
          <table:table-cell office:value-type="float" office:value="5.272712" calcext:value-type="float">
            <text:p>5.272712</text:p>
          </table:table-cell>
          <table:table-cell table:formula="of:=([.D957]-[.D956])" office:value-type="float" office:value="0.0536970000000006" calcext:value-type="float">
            <text:p>0.053697</text:p>
          </table:table-cell>
          <table:table-cell/>
        </table:table-row>
        <table:table-row table:style-name="ro2">
          <table:table-cell table:style-name="ce7" office:value-type="float" office:value="678" calcext:value-type="float">
            <text:p>678</text:p>
          </table:table-cell>
          <table:table-cell office:value-type="float" office:value="625" calcext:value-type="float">
            <text:p>625</text:p>
          </table:table-cell>
          <table:table-cell office:value-type="float" office:value="11176" calcext:value-type="float">
            <text:p>11176</text:p>
          </table:table-cell>
          <table:table-cell office:value-type="float" office:value="5.296325" calcext:value-type="float">
            <text:p>5.296325</text:p>
          </table:table-cell>
          <table:table-cell table:formula="of:=([.D958]-[.D957])" office:value-type="float" office:value="0.0236130000000001" calcext:value-type="float">
            <text:p>0.023613</text:p>
          </table:table-cell>
          <table:table-cell/>
        </table:table-row>
        <table:table-row table:style-name="ro2">
          <table:table-cell table:style-name="ce7" office:value-type="float" office:value="890" calcext:value-type="float">
            <text:p>890</text:p>
          </table:table-cell>
          <table:table-cell office:value-type="float" office:value="626" calcext:value-type="float">
            <text:p>626</text:p>
          </table:table-cell>
          <table:table-cell office:value-type="float" office:value="11176" calcext:value-type="float">
            <text:p>11176</text:p>
          </table:table-cell>
          <table:table-cell office:value-type="float" office:value="5.317198" calcext:value-type="float">
            <text:p>5.317198</text:p>
          </table:table-cell>
          <table:table-cell table:formula="of:=([.D959]-[.D958])" office:value-type="float" office:value="0.0208729999999999" calcext:value-type="float">
            <text:p>0.020873</text:p>
          </table:table-cell>
          <table:table-cell/>
        </table:table-row>
        <table:table-row table:style-name="ro2">
          <table:table-cell table:style-name="ce7" office:value-type="float" office:value="891" calcext:value-type="float">
            <text:p>891</text:p>
          </table:table-cell>
          <table:table-cell office:value-type="float" office:value="627" calcext:value-type="float">
            <text:p>627</text:p>
          </table:table-cell>
          <table:table-cell office:value-type="float" office:value="11176" calcext:value-type="float">
            <text:p>11176</text:p>
          </table:table-cell>
          <table:table-cell office:value-type="float" office:value="11.373072" calcext:value-type="float">
            <text:p>11.373072</text:p>
          </table:table-cell>
          <table:table-cell table:formula="of:=([.D960]-[.D959])" office:value-type="float" office:value="6.055874" calcext:value-type="float">
            <text:p>6.055874</text:p>
          </table:table-cell>
          <table:table-cell/>
        </table:table-row>
        <table:table-row table:style-name="ro2">
          <table:table-cell table:style-name="ce7" office:value-type="float" office:value="892" calcext:value-type="float">
            <text:p>892</text:p>
          </table:table-cell>
          <table:table-cell office:value-type="float" office:value="628" calcext:value-type="float">
            <text:p>628</text:p>
          </table:table-cell>
          <table:table-cell office:value-type="float" office:value="11176" calcext:value-type="float">
            <text:p>11176</text:p>
          </table:table-cell>
          <table:table-cell office:value-type="float" office:value="11.394461" calcext:value-type="float">
            <text:p>11.394461</text:p>
          </table:table-cell>
          <table:table-cell table:formula="of:=([.D961]-[.D960])" office:value-type="float" office:value="0.0213889999999992" calcext:value-type="float">
            <text:p>0.021389</text:p>
          </table:table-cell>
          <table:table-cell/>
        </table:table-row>
        <table:table-row table:style-name="ro2">
          <table:table-cell table:style-name="ce7" office:value-type="float" office:value="893" calcext:value-type="float">
            <text:p>893</text:p>
          </table:table-cell>
          <table:table-cell office:value-type="float" office:value="629" calcext:value-type="float">
            <text:p>629</text:p>
          </table:table-cell>
          <table:table-cell office:value-type="float" office:value="11176" calcext:value-type="float">
            <text:p>11176</text:p>
          </table:table-cell>
          <table:table-cell office:value-type="float" office:value="11.41528" calcext:value-type="float">
            <text:p>11.41528</text:p>
          </table:table-cell>
          <table:table-cell table:formula="of:=([.D962]-[.D961])" office:value-type="float" office:value="0.0208189999999995" calcext:value-type="float">
            <text:p>0.020819</text:p>
          </table:table-cell>
          <table:table-cell/>
        </table:table-row>
        <table:table-row table:style-name="ro2">
          <table:table-cell table:style-name="ce7" office:value-type="float" office:value="894" calcext:value-type="float">
            <text:p>894</text:p>
          </table:table-cell>
          <table:table-cell office:value-type="float" office:value="630" calcext:value-type="float">
            <text:p>630</text:p>
          </table:table-cell>
          <table:table-cell office:value-type="float" office:value="11176" calcext:value-type="float">
            <text:p>11176</text:p>
          </table:table-cell>
          <table:table-cell office:value-type="float" office:value="11.435332" calcext:value-type="float">
            <text:p>11.435332</text:p>
          </table:table-cell>
          <table:table-cell table:formula="of:=([.D963]-[.D962])" office:value-type="float" office:value="0.0200520000000015" calcext:value-type="float">
            <text:p>0.020052</text:p>
          </table:table-cell>
          <table:table-cell/>
        </table:table-row>
        <table:table-row table:style-name="ro2">
          <table:table-cell table:style-name="ce7" office:value-type="float" office:value="896" calcext:value-type="float">
            <text:p>896</text:p>
          </table:table-cell>
          <table:table-cell office:value-type="float" office:value="631" calcext:value-type="float">
            <text:p>631</text:p>
          </table:table-cell>
          <table:table-cell office:value-type="float" office:value="11176" calcext:value-type="float">
            <text:p>11176</text:p>
          </table:table-cell>
          <table:table-cell office:value-type="float" office:value="11.454602" calcext:value-type="float">
            <text:p>11.454602</text:p>
          </table:table-cell>
          <table:table-cell table:formula="of:=([.D964]-[.D963])" office:value-type="float" office:value="0.0192699999999988" calcext:value-type="float">
            <text:p>0.019270</text:p>
          </table:table-cell>
          <table:table-cell/>
        </table:table-row>
        <table:table-row table:style-name="ro2">
          <table:table-cell table:style-name="ce7" office:value-type="float" office:value="947" calcext:value-type="float">
            <text:p>947</text:p>
          </table:table-cell>
          <table:table-cell office:value-type="float" office:value="632" calcext:value-type="float">
            <text:p>632</text:p>
          </table:table-cell>
          <table:table-cell office:value-type="float" office:value="11176" calcext:value-type="float">
            <text:p>11176</text:p>
          </table:table-cell>
          <table:table-cell office:value-type="float" office:value="11.493762" calcext:value-type="float">
            <text:p>11.493762</text:p>
          </table:table-cell>
          <table:table-cell table:formula="of:=([.D965]-[.D964])" office:value-type="float" office:value="0.0391600000000007" calcext:value-type="float">
            <text:p>0.039160</text:p>
          </table:table-cell>
          <table:table-cell/>
        </table:table-row>
        <table:table-row table:style-name="ro2">
          <table:table-cell table:style-name="ce7" office:value-type="float" office:value="948" calcext:value-type="float">
            <text:p>948</text:p>
          </table:table-cell>
          <table:table-cell office:value-type="float" office:value="633" calcext:value-type="float">
            <text:p>633</text:p>
          </table:table-cell>
          <table:table-cell office:value-type="float" office:value="11176" calcext:value-type="float">
            <text:p>11176</text:p>
          </table:table-cell>
          <table:table-cell office:value-type="float" office:value="16.247702" calcext:value-type="float">
            <text:p>16.247702</text:p>
          </table:table-cell>
          <table:table-cell table:formula="of:=([.D966]-[.D965])" office:value-type="float" office:value="4.75394" calcext:value-type="float">
            <text:p>4.753940</text:p>
          </table:table-cell>
          <table:table-cell/>
        </table:table-row>
        <table:table-row table:style-name="ro2">
          <table:table-cell table:style-name="ce7" office:value-type="float" office:value="949" calcext:value-type="float">
            <text:p>949</text:p>
          </table:table-cell>
          <table:table-cell office:value-type="float" office:value="634" calcext:value-type="float">
            <text:p>634</text:p>
          </table:table-cell>
          <table:table-cell office:value-type="float" office:value="11176" calcext:value-type="float">
            <text:p>11176</text:p>
          </table:table-cell>
          <table:table-cell office:value-type="float" office:value="16.269038" calcext:value-type="float">
            <text:p>16.269038</text:p>
          </table:table-cell>
          <table:table-cell table:formula="of:=([.D967]-[.D966])" office:value-type="float" office:value="0.021335999999998" calcext:value-type="float">
            <text:p>0.021336</text:p>
          </table:table-cell>
          <table:table-cell/>
        </table:table-row>
        <table:table-row table:style-name="ro2">
          <table:table-cell table:style-name="ce7" office:value-type="float" office:value="950" calcext:value-type="float">
            <text:p>950</text:p>
          </table:table-cell>
          <table:table-cell office:value-type="float" office:value="635" calcext:value-type="float">
            <text:p>635</text:p>
          </table:table-cell>
          <table:table-cell office:value-type="float" office:value="11176" calcext:value-type="float">
            <text:p>11176</text:p>
          </table:table-cell>
          <table:table-cell office:value-type="float" office:value="16.289999" calcext:value-type="float">
            <text:p>16.289999</text:p>
          </table:table-cell>
          <table:table-cell table:formula="of:=([.D968]-[.D967])" office:value-type="float" office:value="0.0209610000000033" calcext:value-type="float">
            <text:p>0.020961</text:p>
          </table:table-cell>
          <table:table-cell/>
        </table:table-row>
        <table:table-row table:style-name="ro2">
          <table:table-cell table:style-name="ce7" office:value-type="float" office:value="951" calcext:value-type="float">
            <text:p>951</text:p>
          </table:table-cell>
          <table:table-cell office:value-type="float" office:value="636" calcext:value-type="float">
            <text:p>636</text:p>
          </table:table-cell>
          <table:table-cell office:value-type="float" office:value="11176" calcext:value-type="float">
            <text:p>11176</text:p>
          </table:table-cell>
          <table:table-cell office:value-type="float" office:value="16.30994" calcext:value-type="float">
            <text:p>16.30994</text:p>
          </table:table-cell>
          <table:table-cell table:formula="of:=([.D969]-[.D968])" office:value-type="float" office:value="0.0199409999999993" calcext:value-type="float">
            <text:p>0.019941</text:p>
          </table:table-cell>
          <table:table-cell/>
        </table:table-row>
        <table:table-row table:style-name="ro2">
          <table:table-cell table:style-name="ce7" office:value-type="float" office:value="952" calcext:value-type="float">
            <text:p>952</text:p>
          </table:table-cell>
          <table:table-cell office:value-type="float" office:value="637" calcext:value-type="float">
            <text:p>637</text:p>
          </table:table-cell>
          <table:table-cell office:value-type="float" office:value="11176" calcext:value-type="float">
            <text:p>11176</text:p>
          </table:table-cell>
          <table:table-cell office:value-type="float" office:value="16.331068" calcext:value-type="float">
            <text:p>16.331068</text:p>
          </table:table-cell>
          <table:table-cell table:formula="of:=([.D970]-[.D969])" office:value-type="float" office:value="0.0211279999999974" calcext:value-type="float">
            <text:p>0.021128</text:p>
          </table:table-cell>
          <table:table-cell/>
        </table:table-row>
        <table:table-row table:style-name="ro2">
          <table:table-cell table:style-name="ce7" office:value-type="float" office:value="953" calcext:value-type="float">
            <text:p>953</text:p>
          </table:table-cell>
          <table:table-cell office:value-type="float" office:value="638" calcext:value-type="float">
            <text:p>638</text:p>
          </table:table-cell>
          <table:table-cell office:value-type="float" office:value="11176" calcext:value-type="float">
            <text:p>11176</text:p>
          </table:table-cell>
          <table:table-cell office:value-type="float" office:value="16.352219" calcext:value-type="float">
            <text:p>16.352219</text:p>
          </table:table-cell>
          <table:table-cell table:formula="of:=([.D971]-[.D970])" office:value-type="float" office:value="0.0211510000000032" calcext:value-type="float">
            <text:p>0.021151</text:p>
          </table:table-cell>
          <table:table-cell/>
        </table:table-row>
        <table:table-row table:style-name="ro2">
          <table:table-cell table:style-name="ce7" office:value-type="float" office:value="954" calcext:value-type="float">
            <text:p>954</text:p>
          </table:table-cell>
          <table:table-cell office:value-type="float" office:value="639" calcext:value-type="float">
            <text:p>639</text:p>
          </table:table-cell>
          <table:table-cell office:value-type="float" office:value="11176" calcext:value-type="float">
            <text:p>11176</text:p>
          </table:table-cell>
          <table:table-cell office:value-type="float" office:value="16.373365" calcext:value-type="float">
            <text:p>16.373365</text:p>
          </table:table-cell>
          <table:table-cell table:formula="of:=([.D972]-[.D971])" office:value-type="float" office:value="0.0211459999999981" calcext:value-type="float">
            <text:p>0.021146</text:p>
          </table:table-cell>
          <table:table-cell/>
        </table:table-row>
        <table:table-row table:style-name="ro2">
          <table:table-cell table:style-name="ce7" office:value-type="float" office:value="955" calcext:value-type="float">
            <text:p>955</text:p>
          </table:table-cell>
          <table:table-cell office:value-type="float" office:value="640" calcext:value-type="float">
            <text:p>640</text:p>
          </table:table-cell>
          <table:table-cell office:value-type="float" office:value="11176" calcext:value-type="float">
            <text:p>11176</text:p>
          </table:table-cell>
          <table:table-cell office:value-type="float" office:value="16.391965" calcext:value-type="float">
            <text:p>16.391965</text:p>
          </table:table-cell>
          <table:table-cell table:formula="of:=([.D973]-[.D972])" office:value-type="float" office:value="0.0185999999999993" calcext:value-type="float">
            <text:p>0.018600</text:p>
          </table:table-cell>
          <table:table-cell/>
        </table:table-row>
        <table:table-row table:style-name="ro2">
          <table:table-cell table:style-name="ce7" office:value-type="float" office:value="956" calcext:value-type="float">
            <text:p>956</text:p>
          </table:table-cell>
          <table:table-cell office:value-type="float" office:value="641" calcext:value-type="float">
            <text:p>641</text:p>
          </table:table-cell>
          <table:table-cell office:value-type="float" office:value="11176" calcext:value-type="float">
            <text:p>11176</text:p>
          </table:table-cell>
          <table:table-cell office:value-type="float" office:value="16.413265" calcext:value-type="float">
            <text:p>16.413265</text:p>
          </table:table-cell>
          <table:table-cell table:formula="of:=([.D974]-[.D973])" office:value-type="float" office:value="0.0213000000000001" calcext:value-type="float">
            <text:p>0.021300</text:p>
          </table:table-cell>
          <table:table-cell/>
        </table:table-row>
        <table:table-row table:style-name="ro2">
          <table:table-cell table:style-name="ce7" office:value-type="float" office:value="957" calcext:value-type="float">
            <text:p>957</text:p>
          </table:table-cell>
          <table:table-cell office:value-type="float" office:value="642" calcext:value-type="float">
            <text:p>642</text:p>
          </table:table-cell>
          <table:table-cell office:value-type="float" office:value="11176" calcext:value-type="float">
            <text:p>11176</text:p>
          </table:table-cell>
          <table:table-cell office:value-type="float" office:value="16.435089" calcext:value-type="float">
            <text:p>16.435089</text:p>
          </table:table-cell>
          <table:table-cell table:formula="of:=([.D975]-[.D974])" office:value-type="float" office:value="0.0218240000000023" calcext:value-type="float">
            <text:p>0.021824</text:p>
          </table:table-cell>
          <table:table-cell/>
        </table:table-row>
        <table:table-row table:style-name="ro2">
          <table:table-cell table:style-name="ce7" office:value-type="float" office:value="958" calcext:value-type="float">
            <text:p>958</text:p>
          </table:table-cell>
          <table:table-cell office:value-type="float" office:value="643" calcext:value-type="float">
            <text:p>643</text:p>
          </table:table-cell>
          <table:table-cell office:value-type="float" office:value="11176" calcext:value-type="float">
            <text:p>11176</text:p>
          </table:table-cell>
          <table:table-cell office:value-type="float" office:value="16.45556" calcext:value-type="float">
            <text:p>16.45556</text:p>
          </table:table-cell>
          <table:table-cell table:formula="of:=([.D976]-[.D975])" office:value-type="float" office:value="0.020470999999997" calcext:value-type="float">
            <text:p>0.020471</text:p>
          </table:table-cell>
          <table:table-cell/>
        </table:table-row>
        <table:table-row table:style-name="ro2">
          <table:table-cell table:style-name="ce7" office:value-type="float" office:value="959" calcext:value-type="float">
            <text:p>959</text:p>
          </table:table-cell>
          <table:table-cell office:value-type="float" office:value="644" calcext:value-type="float">
            <text:p>644</text:p>
          </table:table-cell>
          <table:table-cell office:value-type="float" office:value="11176" calcext:value-type="float">
            <text:p>11176</text:p>
          </table:table-cell>
          <table:table-cell office:value-type="float" office:value="16.475714" calcext:value-type="float">
            <text:p>16.475714</text:p>
          </table:table-cell>
          <table:table-cell table:formula="of:=([.D977]-[.D976])" office:value-type="float" office:value="0.0201540000000016" calcext:value-type="float">
            <text:p>0.020154</text:p>
          </table:table-cell>
          <table:table-cell/>
        </table:table-row>
        <table:table-row table:style-name="ro2">
          <table:table-cell table:style-name="ce7" office:value-type="float" office:value="960" calcext:value-type="float">
            <text:p>960</text:p>
          </table:table-cell>
          <table:table-cell office:value-type="float" office:value="645" calcext:value-type="float">
            <text:p>645</text:p>
          </table:table-cell>
          <table:table-cell office:value-type="float" office:value="11176" calcext:value-type="float">
            <text:p>11176</text:p>
          </table:table-cell>
          <table:table-cell office:value-type="float" office:value="16.497273" calcext:value-type="float">
            <text:p>16.497273</text:p>
          </table:table-cell>
          <table:table-cell table:formula="of:=([.D978]-[.D977])" office:value-type="float" office:value="0.0215589999999999" calcext:value-type="float">
            <text:p>0.021559</text:p>
          </table:table-cell>
          <table:table-cell/>
        </table:table-row>
        <table:table-row table:style-name="ro2">
          <table:table-cell table:style-name="ce7" office:value-type="float" office:value="961" calcext:value-type="float">
            <text:p>961</text:p>
          </table:table-cell>
          <table:table-cell office:value-type="float" office:value="646" calcext:value-type="float">
            <text:p>646</text:p>
          </table:table-cell>
          <table:table-cell office:value-type="float" office:value="11176" calcext:value-type="float">
            <text:p>11176</text:p>
          </table:table-cell>
          <table:table-cell office:value-type="float" office:value="16.517706" calcext:value-type="float">
            <text:p>16.517706</text:p>
          </table:table-cell>
          <table:table-cell table:formula="of:=([.D979]-[.D978])" office:value-type="float" office:value="0.0204330000000006" calcext:value-type="float">
            <text:p>0.020433</text:p>
          </table:table-cell>
          <table:table-cell/>
        </table:table-row>
        <table:table-row table:style-name="ro2">
          <table:table-cell table:style-name="ce7" office:value-type="float" office:value="962" calcext:value-type="float">
            <text:p>962</text:p>
          </table:table-cell>
          <table:table-cell office:value-type="float" office:value="647" calcext:value-type="float">
            <text:p>647</text:p>
          </table:table-cell>
          <table:table-cell office:value-type="float" office:value="11176" calcext:value-type="float">
            <text:p>11176</text:p>
          </table:table-cell>
          <table:table-cell office:value-type="float" office:value="16.537953" calcext:value-type="float">
            <text:p>16.537953</text:p>
          </table:table-cell>
          <table:table-cell table:formula="of:=([.D980]-[.D979])" office:value-type="float" office:value="0.0202470000000012" calcext:value-type="float">
            <text:p>0.020247</text:p>
          </table:table-cell>
          <table:table-cell/>
        </table:table-row>
        <table:table-row table:style-name="ro2">
          <table:table-cell table:style-name="ce7" office:value-type="float" office:value="963" calcext:value-type="float">
            <text:p>963</text:p>
          </table:table-cell>
          <table:table-cell office:value-type="float" office:value="648" calcext:value-type="float">
            <text:p>648</text:p>
          </table:table-cell>
          <table:table-cell office:value-type="float" office:value="11176" calcext:value-type="float">
            <text:p>11176</text:p>
          </table:table-cell>
          <table:table-cell office:value-type="float" office:value="16.557564" calcext:value-type="float">
            <text:p>16.557564</text:p>
          </table:table-cell>
          <table:table-cell table:formula="of:=([.D981]-[.D980])" office:value-type="float" office:value="0.0196109999999976" calcext:value-type="float">
            <text:p>0.019611</text:p>
          </table:table-cell>
          <table:table-cell/>
        </table:table-row>
        <table:table-row table:style-name="ro2">
          <table:table-cell table:style-name="ce7" office:value-type="float" office:value="964" calcext:value-type="float">
            <text:p>964</text:p>
          </table:table-cell>
          <table:table-cell office:value-type="float" office:value="649" calcext:value-type="float">
            <text:p>649</text:p>
          </table:table-cell>
          <table:table-cell office:value-type="float" office:value="11176" calcext:value-type="float">
            <text:p>11176</text:p>
          </table:table-cell>
          <table:table-cell office:value-type="float" office:value="16.578091" calcext:value-type="float">
            <text:p>16.578091</text:p>
          </table:table-cell>
          <table:table-cell table:formula="of:=([.D982]-[.D981])" office:value-type="float" office:value="0.0205270000000013" calcext:value-type="float">
            <text:p>0.020527</text:p>
          </table:table-cell>
          <table:table-cell/>
        </table:table-row>
        <table:table-row table:style-name="ro2">
          <table:table-cell table:style-name="ce7" office:value-type="float" office:value="965" calcext:value-type="float">
            <text:p>965</text:p>
          </table:table-cell>
          <table:table-cell office:value-type="float" office:value="650" calcext:value-type="float">
            <text:p>650</text:p>
          </table:table-cell>
          <table:table-cell office:value-type="float" office:value="11176" calcext:value-type="float">
            <text:p>11176</text:p>
          </table:table-cell>
          <table:table-cell office:value-type="float" office:value="16.599396" calcext:value-type="float">
            <text:p>16.599396</text:p>
          </table:table-cell>
          <table:table-cell table:formula="of:=([.D983]-[.D982])" office:value-type="float" office:value="0.0213049999999981" calcext:value-type="float">
            <text:p>0.021305</text:p>
          </table:table-cell>
          <table:table-cell/>
        </table:table-row>
        <table:table-row table:style-name="ro2">
          <table:table-cell table:style-name="ce7" office:value-type="float" office:value="966" calcext:value-type="float">
            <text:p>966</text:p>
          </table:table-cell>
          <table:table-cell office:value-type="float" office:value="651" calcext:value-type="float">
            <text:p>651</text:p>
          </table:table-cell>
          <table:table-cell office:value-type="float" office:value="11176" calcext:value-type="float">
            <text:p>11176</text:p>
          </table:table-cell>
          <table:table-cell office:value-type="float" office:value="16.620463" calcext:value-type="float">
            <text:p>16.620463</text:p>
          </table:table-cell>
          <table:table-cell table:formula="of:=([.D984]-[.D983])" office:value-type="float" office:value="0.0210670000000022" calcext:value-type="float">
            <text:p>0.021067</text:p>
          </table:table-cell>
          <table:table-cell/>
        </table:table-row>
        <table:table-row table:style-name="ro2">
          <table:table-cell table:style-name="ce7" office:value-type="float" office:value="967" calcext:value-type="float">
            <text:p>967</text:p>
          </table:table-cell>
          <table:table-cell office:value-type="float" office:value="652" calcext:value-type="float">
            <text:p>652</text:p>
          </table:table-cell>
          <table:table-cell office:value-type="float" office:value="11176" calcext:value-type="float">
            <text:p>11176</text:p>
          </table:table-cell>
          <table:table-cell office:value-type="float" office:value="16.640211" calcext:value-type="float">
            <text:p>16.640211</text:p>
          </table:table-cell>
          <table:table-cell table:formula="of:=([.D985]-[.D984])" office:value-type="float" office:value="0.0197479999999999" calcext:value-type="float">
            <text:p>0.019748</text:p>
          </table:table-cell>
          <table:table-cell/>
        </table:table-row>
        <table:table-row table:style-name="ro2">
          <table:table-cell table:style-name="ce7" office:value-type="float" office:value="968" calcext:value-type="float">
            <text:p>968</text:p>
          </table:table-cell>
          <table:table-cell office:value-type="float" office:value="653" calcext:value-type="float">
            <text:p>653</text:p>
          </table:table-cell>
          <table:table-cell office:value-type="float" office:value="11176" calcext:value-type="float">
            <text:p>11176</text:p>
          </table:table-cell>
          <table:table-cell office:value-type="float" office:value="16.662233" calcext:value-type="float">
            <text:p>16.662233</text:p>
          </table:table-cell>
          <table:table-cell table:formula="of:=([.D986]-[.D985])" office:value-type="float" office:value="0.0220219999999998" calcext:value-type="float">
            <text:p>0.022022</text:p>
          </table:table-cell>
          <table:table-cell/>
        </table:table-row>
        <table:table-row table:style-name="ro2">
          <table:table-cell table:style-name="ce7" office:value-type="float" office:value="969" calcext:value-type="float">
            <text:p>969</text:p>
          </table:table-cell>
          <table:table-cell office:value-type="float" office:value="654" calcext:value-type="float">
            <text:p>654</text:p>
          </table:table-cell>
          <table:table-cell office:value-type="float" office:value="11176" calcext:value-type="float">
            <text:p>11176</text:p>
          </table:table-cell>
          <table:table-cell office:value-type="float" office:value="16.685519" calcext:value-type="float">
            <text:p>16.685519</text:p>
          </table:table-cell>
          <table:table-cell table:formula="of:=([.D987]-[.D986])" office:value-type="float" office:value="0.0232859999999988" calcext:value-type="float">
            <text:p>0.023286</text:p>
          </table:table-cell>
          <table:table-cell/>
        </table:table-row>
        <table:table-row table:style-name="ro2">
          <table:table-cell table:style-name="ce7" office:value-type="float" office:value="970" calcext:value-type="float">
            <text:p>970</text:p>
          </table:table-cell>
          <table:table-cell office:value-type="float" office:value="655" calcext:value-type="float">
            <text:p>655</text:p>
          </table:table-cell>
          <table:table-cell office:value-type="float" office:value="11176" calcext:value-type="float">
            <text:p>11176</text:p>
          </table:table-cell>
          <table:table-cell office:value-type="float" office:value="16.708139" calcext:value-type="float">
            <text:p>16.708139</text:p>
          </table:table-cell>
          <table:table-cell table:formula="of:=([.D988]-[.D987])" office:value-type="float" office:value="0.0226199999999999" calcext:value-type="float">
            <text:p>0.022620</text:p>
          </table:table-cell>
          <table:table-cell/>
        </table:table-row>
        <table:table-row table:style-name="ro2">
          <table:table-cell table:style-name="ce7" office:value-type="float" office:value="971" calcext:value-type="float">
            <text:p>971</text:p>
          </table:table-cell>
          <table:table-cell office:value-type="float" office:value="656" calcext:value-type="float">
            <text:p>656</text:p>
          </table:table-cell>
          <table:table-cell office:value-type="float" office:value="11176" calcext:value-type="float">
            <text:p>11176</text:p>
          </table:table-cell>
          <table:table-cell office:value-type="float" office:value="16.729463" calcext:value-type="float">
            <text:p>16.729463</text:p>
          </table:table-cell>
          <table:table-cell table:formula="of:=([.D989]-[.D988])" office:value-type="float" office:value="0.0213239999999999" calcext:value-type="float">
            <text:p>0.021324</text:p>
          </table:table-cell>
          <table:table-cell/>
        </table:table-row>
        <table:table-row table:style-name="ro2">
          <table:table-cell table:style-name="ce7" office:value-type="float" office:value="972" calcext:value-type="float">
            <text:p>972</text:p>
          </table:table-cell>
          <table:table-cell office:value-type="float" office:value="657" calcext:value-type="float">
            <text:p>657</text:p>
          </table:table-cell>
          <table:table-cell office:value-type="float" office:value="11176" calcext:value-type="float">
            <text:p>11176</text:p>
          </table:table-cell>
          <table:table-cell office:value-type="float" office:value="16.752168" calcext:value-type="float">
            <text:p>16.752168</text:p>
          </table:table-cell>
          <table:table-cell table:formula="of:=([.D990]-[.D989])" office:value-type="float" office:value="0.022705000000002" calcext:value-type="float">
            <text:p>0.022705</text:p>
          </table:table-cell>
          <table:table-cell/>
        </table:table-row>
        <table:table-row table:style-name="ro2">
          <table:table-cell table:style-name="ce7" office:value-type="float" office:value="973" calcext:value-type="float">
            <text:p>973</text:p>
          </table:table-cell>
          <table:table-cell office:value-type="float" office:value="658" calcext:value-type="float">
            <text:p>658</text:p>
          </table:table-cell>
          <table:table-cell office:value-type="float" office:value="11176" calcext:value-type="float">
            <text:p>11176</text:p>
          </table:table-cell>
          <table:table-cell office:value-type="float" office:value="16.774619" calcext:value-type="float">
            <text:p>16.774619</text:p>
          </table:table-cell>
          <table:table-cell table:formula="of:=([.D991]-[.D990])" office:value-type="float" office:value="0.0224510000000002" calcext:value-type="float">
            <text:p>0.022451</text:p>
          </table:table-cell>
          <table:table-cell/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office:value-type="float" office:value="659" calcext:value-type="float">
            <text:p>659</text:p>
          </table:table-cell>
          <table:table-cell office:value-type="float" office:value="11176" calcext:value-type="float">
            <text:p>11176</text:p>
          </table:table-cell>
          <table:table-cell office:value-type="float" office:value="16.796831" calcext:value-type="float">
            <text:p>16.796831</text:p>
          </table:table-cell>
          <table:table-cell table:formula="of:=([.D992]-[.D991])" office:value-type="float" office:value="0.0222119999999997" calcext:value-type="float">
            <text:p>0.022212</text:p>
          </table:table-cell>
          <table:table-cell/>
        </table:table-row>
        <table:table-row table:style-name="ro2">
          <table:table-cell table:style-name="ce7" office:value-type="float" office:value="975" calcext:value-type="float">
            <text:p>975</text:p>
          </table:table-cell>
          <table:table-cell office:value-type="float" office:value="660" calcext:value-type="float">
            <text:p>660</text:p>
          </table:table-cell>
          <table:table-cell office:value-type="float" office:value="11176" calcext:value-type="float">
            <text:p>11176</text:p>
          </table:table-cell>
          <table:table-cell office:value-type="float" office:value="16.817666" calcext:value-type="float">
            <text:p>16.817666</text:p>
          </table:table-cell>
          <table:table-cell table:formula="of:=([.D993]-[.D992])" office:value-type="float" office:value="0.0208349999999982" calcext:value-type="float">
            <text:p>0.020835</text:p>
          </table:table-cell>
          <table:table-cell/>
        </table:table-row>
        <table:table-row table:style-name="ro2">
          <table:table-cell table:style-name="ce7" office:value-type="float" office:value="976" calcext:value-type="float">
            <text:p>976</text:p>
          </table:table-cell>
          <table:table-cell office:value-type="float" office:value="661" calcext:value-type="float">
            <text:p>661</text:p>
          </table:table-cell>
          <table:table-cell office:value-type="float" office:value="11176" calcext:value-type="float">
            <text:p>11176</text:p>
          </table:table-cell>
          <table:table-cell office:value-type="float" office:value="16.839528" calcext:value-type="float">
            <text:p>16.839528</text:p>
          </table:table-cell>
          <table:table-cell table:formula="of:=([.D994]-[.D993])" office:value-type="float" office:value="0.0218620000000023" calcext:value-type="float">
            <text:p>0.021862</text:p>
          </table:table-cell>
          <table:table-cell/>
        </table:table-row>
        <table:table-row table:style-name="ro2">
          <table:table-cell table:style-name="ce7" office:value-type="float" office:value="977" calcext:value-type="float">
            <text:p>977</text:p>
          </table:table-cell>
          <table:table-cell office:value-type="float" office:value="662" calcext:value-type="float">
            <text:p>662</text:p>
          </table:table-cell>
          <table:table-cell office:value-type="float" office:value="11176" calcext:value-type="float">
            <text:p>11176</text:p>
          </table:table-cell>
          <table:table-cell office:value-type="float" office:value="16.860061" calcext:value-type="float">
            <text:p>16.860061</text:p>
          </table:table-cell>
          <table:table-cell table:formula="of:=([.D995]-[.D994])" office:value-type="float" office:value="0.0205330000000004" calcext:value-type="float">
            <text:p>0.020533</text:p>
          </table:table-cell>
          <table:table-cell/>
        </table:table-row>
        <table:table-row table:style-name="ro2">
          <table:table-cell table:style-name="ce7" office:value-type="float" office:value="978" calcext:value-type="float">
            <text:p>978</text:p>
          </table:table-cell>
          <table:table-cell office:value-type="float" office:value="663" calcext:value-type="float">
            <text:p>663</text:p>
          </table:table-cell>
          <table:table-cell office:value-type="float" office:value="11176" calcext:value-type="float">
            <text:p>11176</text:p>
          </table:table-cell>
          <table:table-cell office:value-type="float" office:value="16.878785" calcext:value-type="float">
            <text:p>16.878785</text:p>
          </table:table-cell>
          <table:table-cell table:formula="of:=([.D996]-[.D995])" office:value-type="float" office:value="0.0187239999999989" calcext:value-type="float">
            <text:p>0.018724</text:p>
          </table:table-cell>
          <table:table-cell/>
        </table:table-row>
        <table:table-row table:style-name="ro2">
          <table:table-cell table:style-name="ce7" office:value-type="float" office:value="979" calcext:value-type="float">
            <text:p>979</text:p>
          </table:table-cell>
          <table:table-cell office:value-type="float" office:value="664" calcext:value-type="float">
            <text:p>664</text:p>
          </table:table-cell>
          <table:table-cell office:value-type="float" office:value="11176" calcext:value-type="float">
            <text:p>11176</text:p>
          </table:table-cell>
          <table:table-cell office:value-type="float" office:value="16.897079" calcext:value-type="float">
            <text:p>16.897079</text:p>
          </table:table-cell>
          <table:table-cell table:formula="of:=([.D997]-[.D996])" office:value-type="float" office:value="0.0182940000000009" calcext:value-type="float">
            <text:p>0.018294</text:p>
          </table:table-cell>
          <table:table-cell/>
        </table:table-row>
        <table:table-row table:style-name="ro2">
          <table:table-cell table:style-name="ce7" office:value-type="float" office:value="980" calcext:value-type="float">
            <text:p>980</text:p>
          </table:table-cell>
          <table:table-cell office:value-type="float" office:value="665" calcext:value-type="float">
            <text:p>665</text:p>
          </table:table-cell>
          <table:table-cell office:value-type="float" office:value="11176" calcext:value-type="float">
            <text:p>11176</text:p>
          </table:table-cell>
          <table:table-cell office:value-type="float" office:value="16.915359" calcext:value-type="float">
            <text:p>16.915359</text:p>
          </table:table-cell>
          <table:table-cell table:formula="of:=([.D998]-[.D997])" office:value-type="float" office:value="0.0182799999999972" calcext:value-type="float">
            <text:p>0.018280</text:p>
          </table:table-cell>
          <table:table-cell/>
        </table:table-row>
        <table:table-row table:style-name="ro2">
          <table:table-cell table:style-name="ce7" office:value-type="float" office:value="981" calcext:value-type="float">
            <text:p>981</text:p>
          </table:table-cell>
          <table:table-cell office:value-type="float" office:value="666" calcext:value-type="float">
            <text:p>666</text:p>
          </table:table-cell>
          <table:table-cell office:value-type="float" office:value="11176" calcext:value-type="float">
            <text:p>11176</text:p>
          </table:table-cell>
          <table:table-cell office:value-type="float" office:value="16.933727" calcext:value-type="float">
            <text:p>16.933727</text:p>
          </table:table-cell>
          <table:table-cell table:formula="of:=([.D999]-[.D998])" office:value-type="float" office:value="0.0183680000000024" calcext:value-type="float">
            <text:p>0.018368</text:p>
          </table:table-cell>
          <table:table-cell/>
        </table:table-row>
        <table:table-row table:style-name="ro2">
          <table:table-cell table:style-name="ce7" office:value-type="float" office:value="982" calcext:value-type="float">
            <text:p>982</text:p>
          </table:table-cell>
          <table:table-cell office:value-type="float" office:value="667" calcext:value-type="float">
            <text:p>667</text:p>
          </table:table-cell>
          <table:table-cell office:value-type="float" office:value="11176" calcext:value-type="float">
            <text:p>11176</text:p>
          </table:table-cell>
          <table:table-cell office:value-type="float" office:value="16.953126" calcext:value-type="float">
            <text:p>16.953126</text:p>
          </table:table-cell>
          <table:table-cell table:formula="of:=([.D1000]-[.D999])" office:value-type="float" office:value="0.0193989999999999" calcext:value-type="float">
            <text:p>0.019399</text:p>
          </table:table-cell>
          <table:table-cell/>
        </table:table-row>
        <table:table-row table:style-name="ro2">
          <table:table-cell table:style-name="ce7" office:value-type="float" office:value="983" calcext:value-type="float">
            <text:p>983</text:p>
          </table:table-cell>
          <table:table-cell office:value-type="float" office:value="668" calcext:value-type="float">
            <text:p>668</text:p>
          </table:table-cell>
          <table:table-cell office:value-type="float" office:value="11176" calcext:value-type="float">
            <text:p>11176</text:p>
          </table:table-cell>
          <table:table-cell office:value-type="float" office:value="16.970822" calcext:value-type="float">
            <text:p>16.970822</text:p>
          </table:table-cell>
          <table:table-cell table:formula="of:=([.D1001]-[.D1000])" office:value-type="float" office:value="0.0176959999999973" calcext:value-type="float">
            <text:p>0.017696</text:p>
          </table:table-cell>
          <table:table-cell/>
        </table:table-row>
        <table:table-row table:style-name="ro2">
          <table:table-cell table:style-name="ce7" office:value-type="float" office:value="984" calcext:value-type="float">
            <text:p>984</text:p>
          </table:table-cell>
          <table:table-cell office:value-type="float" office:value="669" calcext:value-type="float">
            <text:p>669</text:p>
          </table:table-cell>
          <table:table-cell office:value-type="float" office:value="11176" calcext:value-type="float">
            <text:p>11176</text:p>
          </table:table-cell>
          <table:table-cell office:value-type="float" office:value="16.989104" calcext:value-type="float">
            <text:p>16.989104</text:p>
          </table:table-cell>
          <table:table-cell table:formula="of:=([.D1002]-[.D1001])" office:value-type="float" office:value="0.0182820000000028" calcext:value-type="float">
            <text:p>0.018282</text:p>
          </table:table-cell>
          <table:table-cell/>
        </table:table-row>
        <table:table-row table:style-name="ro2">
          <table:table-cell table:style-name="ce7" office:value-type="float" office:value="985" calcext:value-type="float">
            <text:p>985</text:p>
          </table:table-cell>
          <table:table-cell office:value-type="float" office:value="670" calcext:value-type="float">
            <text:p>670</text:p>
          </table:table-cell>
          <table:table-cell office:value-type="float" office:value="11176" calcext:value-type="float">
            <text:p>11176</text:p>
          </table:table-cell>
          <table:table-cell office:value-type="float" office:value="17.007568" calcext:value-type="float">
            <text:p>17.007568</text:p>
          </table:table-cell>
          <table:table-cell table:formula="of:=([.D1003]-[.D1002])" office:value-type="float" office:value="0.018463999999998" calcext:value-type="float">
            <text:p>0.018464</text:p>
          </table:table-cell>
          <table:table-cell/>
        </table:table-row>
        <table:table-row table:style-name="ro2">
          <table:table-cell table:style-name="ce7" office:value-type="float" office:value="986" calcext:value-type="float">
            <text:p>986</text:p>
          </table:table-cell>
          <table:table-cell office:value-type="float" office:value="671" calcext:value-type="float">
            <text:p>671</text:p>
          </table:table-cell>
          <table:table-cell office:value-type="float" office:value="11176" calcext:value-type="float">
            <text:p>11176</text:p>
          </table:table-cell>
          <table:table-cell office:value-type="float" office:value="17.026397" calcext:value-type="float">
            <text:p>17.026397</text:p>
          </table:table-cell>
          <table:table-cell table:formula="of:=([.D1004]-[.D1003])" office:value-type="float" office:value="0.0188290000000002" calcext:value-type="float">
            <text:p>0.018829</text:p>
          </table:table-cell>
          <table:table-cell/>
        </table:table-row>
        <table:table-row table:style-name="ro1" table:number-rows-repeated="1047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By Insert'.A5:'By Insert'.AMJ100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time-style style:name="N126">
      <number:minutes number:style="long"/>
      <number:text>:</number:text>
      <number:seconds number:style="long" number:decimal-places="6"/>
    </number:time-style>
    <number:time-style style:name="N127">
      <number:seconds number:style="long" number:decimal-places="6"/>
    </number:time-style>
    <number:time-style style:name="N128">
      <number:seconds number:style="long" number:decimal-places="7"/>
    </number:time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1:45:49.618813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26:03.876010573</meta:creation-date>
    <dc:date>2019-08-19T15:19:33.345397743</dc:date>
    <meta:editing-duration>PT2H10M51S</meta:editing-duration>
    <meta:editing-cycles>3</meta:editing-cycles>
    <meta:generator>LibreOffice/6.1.3.2$MacOSX_X86_64 LibreOffice_project/86daf60bf00efa86ad547e59e09d6bb77c699acb</meta:generator>
    <meta:document-statistic meta:table-count="1" meta:cell-count="4999" meta:object-count="0"/>
  </office:meta>
</office:document-meta>
</file>